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separation [m]</text:p>
          </table:table-cell>
          <table:table-cell office:value-type="string" calcext:value-type="string">
            <text:p>mean speed [m/s]</text:p>
          </table:table-cell>
          <table:table-cell office:value-type="string" calcext:value-type="string">
            <text:p>Speeds</text:p>
          </table:table-cell>
          <table:table-cell office:value-type="string" calcext:value-type="string">
            <text:p>Speeds8core</text:p>
          </table:table-cell>
          <table:table-cell/>
        </table:table-row>
        <table:table-row table:style-name="ro1">
          <table:table-cell office:value-type="float" office:value="0.000000000001" calcext:value-type="float">
            <text:p>1E-12</text:p>
          </table:table-cell>
          <table:table-cell office:value-type="float" office:value="0.000000000621885" calcext:value-type="float">
            <text:p>6.21885E-10</text:p>
          </table:table-cell>
          <table:table-cell office:value-type="float" office:value="246.345" calcext:value-type="float">
            <text:p>246.345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46.469078" calcext:value-type="float">
            <text:p>446.469078</text:p>
          </table:table-cell>
          <table:table-cell table:formula="of:=([.E2]-[.D2])/[.D2]" office:value-type="float" office:value="-0.126206656163459" calcext:value-type="float">
            <text:p>-0.126206656163459</text:p>
          </table:table-cell>
        </table:table-row>
        <table:table-row table:style-name="ro1">
          <table:table-cell office:value-type="float" office:value="0.000000000002" calcext:value-type="float">
            <text:p>2E-12</text:p>
          </table:table-cell>
          <table:table-cell office:value-type="float" office:value="0.0000000006102888" calcext:value-type="float">
            <text:p>6.102888E-10</text:p>
          </table:table-cell>
          <table:table-cell office:value-type="float" office:value="255.8313" calcext:value-type="float">
            <text:p>255.8313</text:p>
          </table:table-cell>
          <table:table-cell office:value-type="float" office:value="300.224" calcext:value-type="float">
            <text:p>300.224</text:p>
          </table:table-cell>
          <table:table-cell office:value-type="float" office:value="300.224269" calcext:value-type="float">
            <text:p>300.224269</text:p>
          </table:table-cell>
          <table:table-cell table:formula="of:=([.E3]-[.D3])/[.D3]" office:value-type="float" office:value="0.000000895997655094068" calcext:value-type="float">
            <text:p>8.95997655094068E-07</text:p>
          </table:table-cell>
        </table:table-row>
        <table:table-row table:style-name="ro1">
          <table:table-cell office:value-type="float" office:value="0.000000000003" calcext:value-type="float">
            <text:p>3E-12</text:p>
          </table:table-cell>
          <table:table-cell office:value-type="float" office:value="0.0000000005929147" calcext:value-type="float">
            <text:p>5.929147E-10</text:p>
          </table:table-cell>
          <table:table-cell office:value-type="float" office:value="263.757" calcext:value-type="float">
            <text:p>263.757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]-[.D4])/[.D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04" calcext:value-type="float">
            <text:p>4E-12</text:p>
          </table:table-cell>
          <table:table-cell office:value-type="float" office:value="0.0000000005334138" calcext:value-type="float">
            <text:p>5.334138E-10</text:p>
          </table:table-cell>
          <table:table-cell office:value-type="float" office:value="275.4709" calcext:value-type="float">
            <text:p>275.4709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21.700793" calcext:value-type="float">
            <text:p>421.700793</text:p>
          </table:table-cell>
          <table:table-cell table:formula="of:=([.E5]-[.D5])/[.D5]" office:value-type="float" office:value="-0.174681150003425" calcext:value-type="float">
            <text:p>-0.174681150003425</text:p>
          </table:table-cell>
        </table:table-row>
        <table:table-row table:style-name="ro1">
          <table:table-cell office:value-type="float" office:value="0.000000000005" calcext:value-type="float">
            <text:p>5E-12</text:p>
          </table:table-cell>
          <table:table-cell office:value-type="float" office:value="0.0000000005078604" calcext:value-type="float">
            <text:p>5.078604E-10</text:p>
          </table:table-cell>
          <table:table-cell office:value-type="float" office:value="284.7576" calcext:value-type="float">
            <text:p>284.7576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]-[.D6])/[.D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06" calcext:value-type="float">
            <text:p>6E-12</text:p>
          </table:table-cell>
          <table:table-cell office:value-type="float" office:value="0.0000000004955724" calcext:value-type="float">
            <text:p>4.955724E-10</text:p>
          </table:table-cell>
          <table:table-cell office:value-type="float" office:value="292.704" calcext:value-type="float">
            <text:p>292.704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04.157557" calcext:value-type="float">
            <text:p>504.157557</text:p>
          </table:table-cell>
          <table:table-cell table:formula="of:=([.E7]-[.D7])/[.D7]" office:value-type="float" office:value="-0.0133034083236293" calcext:value-type="float">
            <text:p>-0.013303408323629</text:p>
          </table:table-cell>
        </table:table-row>
        <table:table-row table:style-name="ro1">
          <table:table-cell office:value-type="float" office:value="0.000000000007" calcext:value-type="float">
            <text:p>7E-12</text:p>
          </table:table-cell>
          <table:table-cell office:value-type="float" office:value="0.0000000004759007" calcext:value-type="float">
            <text:p>4.759007E-10</text:p>
          </table:table-cell>
          <table:table-cell office:value-type="float" office:value="298.7477" calcext:value-type="float">
            <text:p>298.7477</text:p>
          </table:table-cell>
          <table:table-cell office:value-type="float" office:value="365.51" calcext:value-type="float">
            <text:p>365.51</text:p>
          </table:table-cell>
          <table:table-cell office:value-type="float" office:value="365.510471" calcext:value-type="float">
            <text:p>365.510471</text:p>
          </table:table-cell>
          <table:table-cell table:formula="of:=([.E8]-[.D8])/[.D8]" office:value-type="float" office:value="0.00000128861043474748" calcext:value-type="float">
            <text:p>1.28861043474748E-06</text:p>
          </table:table-cell>
        </table:table-row>
        <table:table-row table:style-name="ro1">
          <table:table-cell office:value-type="float" office:value="0.000000000008" calcext:value-type="float">
            <text:p>8E-12</text:p>
          </table:table-cell>
          <table:table-cell office:value-type="float" office:value="0.000000000470313" calcext:value-type="float">
            <text:p>4.70313E-10</text:p>
          </table:table-cell>
          <table:table-cell office:value-type="float" office:value="303.2898" calcext:value-type="float">
            <text:p>303.2898</text:p>
          </table:table-cell>
          <table:table-cell office:value-type="float" office:value="360.106" calcext:value-type="float">
            <text:p>360.106</text:p>
          </table:table-cell>
          <table:table-cell office:value-type="float" office:value="360.105745" calcext:value-type="float">
            <text:p>360.105745</text:p>
          </table:table-cell>
          <table:table-cell table:formula="of:=([.E9]-[.D9])/[.D9]" office:value-type="float" office:value="-0.000000708124829859721" calcext:value-type="float">
            <text:p>-7.08124829859721E-07</text:p>
          </table:table-cell>
        </table:table-row>
        <table:table-row table:style-name="ro1">
          <table:table-cell office:value-type="float" office:value="0.000000000009" calcext:value-type="float">
            <text:p>9E-12</text:p>
          </table:table-cell>
          <table:table-cell office:value-type="float" office:value="0.000000000469604" calcext:value-type="float">
            <text:p>4.69604E-10</text:p>
          </table:table-cell>
          <table:table-cell office:value-type="float" office:value="304.9725" calcext:value-type="float">
            <text:p>304.9725</text:p>
          </table:table-cell>
          <table:table-cell office:value-type="float" office:value="331.613" calcext:value-type="float">
            <text:p>331.613</text:p>
          </table:table-cell>
          <table:table-cell office:value-type="float" office:value="331.613464" calcext:value-type="float">
            <text:p>331.613464</text:p>
          </table:table-cell>
          <table:table-cell table:formula="of:=([.E10]-[.D10])/[.D10]" office:value-type="float" office:value="0.0000013992213816172" calcext:value-type="float">
            <text:p>1.3992213816172E-06</text:p>
          </table:table-cell>
        </table:table-row>
        <table:table-row table:style-name="ro1">
          <table:table-cell office:value-type="float" office:value="0.00000000001" calcext:value-type="float">
            <text:p>1E-11</text:p>
          </table:table-cell>
          <table:table-cell office:value-type="float" office:value="0.0000000004651935" calcext:value-type="float">
            <text:p>4.651935E-10</text:p>
          </table:table-cell>
          <table:table-cell office:value-type="float" office:value="307.5505" calcext:value-type="float">
            <text:p>307.5505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73.769444" calcext:value-type="float">
            <text:p>473.769444</text:p>
          </table:table-cell>
          <table:table-cell table:formula="of:=([.E11]-[.D11])/[.D11]" office:value-type="float" office:value="-0.0727765771936863" calcext:value-type="float">
            <text:p>-0.072776577193686</text:p>
          </table:table-cell>
        </table:table-row>
        <table:table-row table:style-name="ro1">
          <table:table-cell office:value-type="float" office:value="0.000000000011" calcext:value-type="float">
            <text:p>1.1E-11</text:p>
          </table:table-cell>
          <table:table-cell office:value-type="float" office:value="0.0000000004513675" calcext:value-type="float">
            <text:p>4.513675E-10</text:p>
          </table:table-cell>
          <table:table-cell office:value-type="float" office:value="308.447" calcext:value-type="float">
            <text:p>308.447</text:p>
          </table:table-cell>
          <table:table-cell office:value-type="float" office:value="269.88" calcext:value-type="float">
            <text:p>269.88</text:p>
          </table:table-cell>
          <table:table-cell office:value-type="float" office:value="269.88017" calcext:value-type="float">
            <text:p>269.88017</text:p>
          </table:table-cell>
          <table:table-cell table:formula="of:=([.E12]-[.D12])/[.D12]" office:value-type="float" office:value="0.000000629909589541791" calcext:value-type="float">
            <text:p>6.29909589541791E-07</text:p>
          </table:table-cell>
        </table:table-row>
        <table:table-row table:style-name="ro1">
          <table:table-cell office:value-type="float" office:value="0.000000000012" calcext:value-type="float">
            <text:p>1.2E-11</text:p>
          </table:table-cell>
          <table:table-cell office:value-type="float" office:value="0.0000000004517625" calcext:value-type="float">
            <text:p>4.517625E-10</text:p>
          </table:table-cell>
          <table:table-cell office:value-type="float" office:value="311.2193" calcext:value-type="float">
            <text:p>311.2193</text:p>
          </table:table-cell>
          <table:table-cell office:value-type="float" office:value="19.6402" calcext:value-type="float">
            <text:p>19.6402</text:p>
          </table:table-cell>
          <table:table-cell office:value-type="float" office:value="19.640172" calcext:value-type="float">
            <text:p>19.640172</text:p>
          </table:table-cell>
          <table:table-cell table:formula="of:=([.E13]-[.D13])/[.D13]" office:value-type="float" office:value="-0.00000142564739668441" calcext:value-type="float">
            <text:p>-1.42564739668441E-06</text:p>
          </table:table-cell>
        </table:table-row>
        <table:table-row table:style-name="ro1">
          <table:table-cell office:value-type="float" office:value="0.000000000013" calcext:value-type="float">
            <text:p>1.3E-11</text:p>
          </table:table-cell>
          <table:table-cell office:value-type="float" office:value="0.0000000004532439" calcext:value-type="float">
            <text:p>4.532439E-10</text:p>
          </table:table-cell>
          <table:table-cell office:value-type="float" office:value="312.1633" calcext:value-type="float">
            <text:p>312.1633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]-[.D14])/[.D1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14" calcext:value-type="float">
            <text:p>1.4E-11</text:p>
          </table:table-cell>
          <table:table-cell office:value-type="float" office:value="0.0000000004559687" calcext:value-type="float">
            <text:p>4.559687E-10</text:p>
          </table:table-cell>
          <table:table-cell office:value-type="float" office:value="313.5334" calcext:value-type="float">
            <text:p>313.5334</text:p>
          </table:table-cell>
          <table:table-cell office:value-type="float" office:value="433.501" calcext:value-type="float">
            <text:p>433.501</text:p>
          </table:table-cell>
          <table:table-cell office:value-type="float" office:value="433.50131" calcext:value-type="float">
            <text:p>433.50131</text:p>
          </table:table-cell>
          <table:table-cell table:formula="of:=([.E15]-[.D15])/[.D15]" office:value-type="float" office:value="0.000000715107923656769" calcext:value-type="float">
            <text:p>7.15107923656769E-07</text:p>
          </table:table-cell>
        </table:table-row>
        <table:table-row table:style-name="ro1">
          <table:table-cell office:value-type="float" office:value="0.000000000015" calcext:value-type="float">
            <text:p>1.5E-11</text:p>
          </table:table-cell>
          <table:table-cell office:value-type="float" office:value="0.0000000004535644" calcext:value-type="float">
            <text:p>4.535644E-10</text:p>
          </table:table-cell>
          <table:table-cell office:value-type="float" office:value="313.631" calcext:value-type="float">
            <text:p>313.631</text:p>
          </table:table-cell>
          <table:table-cell office:value-type="float" office:value="343.335" calcext:value-type="float">
            <text:p>343.335</text:p>
          </table:table-cell>
          <table:table-cell office:value-type="float" office:value="343.334954" calcext:value-type="float">
            <text:p>343.334954</text:p>
          </table:table-cell>
          <table:table-cell table:formula="of:=([.E16]-[.D16])/[.D16]" office:value-type="float" office:value="-0.00000013397993212911" calcext:value-type="float">
            <text:p>-1.3397993212911E-07</text:p>
          </table:table-cell>
        </table:table-row>
        <table:table-row table:style-name="ro1">
          <table:table-cell office:value-type="float" office:value="0.000000000016" calcext:value-type="float">
            <text:p>1.6E-11</text:p>
          </table:table-cell>
          <table:table-cell office:value-type="float" office:value="0.0000000004568077" calcext:value-type="float">
            <text:p>4.568077E-10</text:p>
          </table:table-cell>
          <table:table-cell office:value-type="float" office:value="313.9034" calcext:value-type="float">
            <text:p>313.9034</text:p>
          </table:table-cell>
          <table:table-cell office:value-type="float" office:value="433.919" calcext:value-type="float">
            <text:p>433.919</text:p>
          </table:table-cell>
          <table:table-cell office:value-type="float" office:value="433.91947" calcext:value-type="float">
            <text:p>433.91947</text:p>
          </table:table-cell>
          <table:table-cell table:formula="of:=([.E17]-[.D17])/[.D17]" office:value-type="float" office:value="0.00000108315146376876" calcext:value-type="float">
            <text:p>1.08315146376876E-06</text:p>
          </table:table-cell>
        </table:table-row>
        <table:table-row table:style-name="ro1">
          <table:table-cell office:value-type="float" office:value="0.000000000017" calcext:value-type="float">
            <text:p>1.7E-11</text:p>
          </table:table-cell>
          <table:table-cell office:value-type="float" office:value="0.0000000004605321" calcext:value-type="float">
            <text:p>4.605321E-10</text:p>
          </table:table-cell>
          <table:table-cell office:value-type="float" office:value="316.8399" calcext:value-type="float">
            <text:p>316.8399</text:p>
          </table:table-cell>
          <table:table-cell office:value-type="float" office:value="107.912" calcext:value-type="float">
            <text:p>107.912</text:p>
          </table:table-cell>
          <table:table-cell office:value-type="float" office:value="107.912479" calcext:value-type="float">
            <text:p>107.912479</text:p>
          </table:table-cell>
          <table:table-cell table:formula="of:=([.E18]-[.D18])/[.D18]" office:value-type="float" office:value="0.00000443880198679075" calcext:value-type="float">
            <text:p>4.43880198679075E-06</text:p>
          </table:table-cell>
        </table:table-row>
        <table:table-row table:style-name="ro1">
          <table:table-cell office:value-type="float" office:value="0.000000000018" calcext:value-type="float">
            <text:p>1.8E-11</text:p>
          </table:table-cell>
          <table:table-cell office:value-type="float" office:value="0.0000000004461031" calcext:value-type="float">
            <text:p>4.461031E-10</text:p>
          </table:table-cell>
          <table:table-cell office:value-type="float" office:value="317.8499" calcext:value-type="float">
            <text:p>317.8499</text:p>
          </table:table-cell>
          <table:table-cell office:value-type="float" office:value="194.447" calcext:value-type="float">
            <text:p>194.447</text:p>
          </table:table-cell>
          <table:table-cell office:value-type="float" office:value="214.364834" calcext:value-type="float">
            <text:p>214.364834</text:p>
          </table:table-cell>
          <table:table-cell table:formula="of:=([.E19]-[.D19])/[.D19]" office:value-type="float" office:value="0.102433228591853" calcext:value-type="float">
            <text:p>0.102433228591853</text:p>
          </table:table-cell>
        </table:table-row>
        <table:table-row table:style-name="ro1">
          <table:table-cell office:value-type="float" office:value="0.000000000019" calcext:value-type="float">
            <text:p>1.9E-11</text:p>
          </table:table-cell>
          <table:table-cell office:value-type="float" office:value="0.0000000004492565" calcext:value-type="float">
            <text:p>4.492565E-10</text:p>
          </table:table-cell>
          <table:table-cell office:value-type="float" office:value="319.124" calcext:value-type="float">
            <text:p>319.124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0]-[.D20])/[.D2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2" calcext:value-type="float">
            <text:p>2E-11</text:p>
          </table:table-cell>
          <table:table-cell office:value-type="float" office:value="0.0000000004447668" calcext:value-type="float">
            <text:p>4.447668E-10</text:p>
          </table:table-cell>
          <table:table-cell office:value-type="float" office:value="319.6817" calcext:value-type="float">
            <text:p>319.6817</text:p>
          </table:table-cell>
          <table:table-cell office:value-type="float" office:value="373.571" calcext:value-type="float">
            <text:p>373.571</text:p>
          </table:table-cell>
          <table:table-cell office:value-type="float" office:value="373.571301" calcext:value-type="float">
            <text:p>373.571301</text:p>
          </table:table-cell>
          <table:table-cell table:formula="of:=([.E21]-[.D21])/[.D21]" office:value-type="float" office:value="0.000000805737061974866" calcext:value-type="float">
            <text:p>8.05737061974866E-07</text:p>
          </table:table-cell>
        </table:table-row>
        <table:table-row table:style-name="ro1">
          <table:table-cell office:value-type="float" office:value="0.000000000021" calcext:value-type="float">
            <text:p>2.1E-11</text:p>
          </table:table-cell>
          <table:table-cell office:value-type="float" office:value="0.0000000004391913" calcext:value-type="float">
            <text:p>4.391913E-10</text:p>
          </table:table-cell>
          <table:table-cell office:value-type="float" office:value="321.8846" calcext:value-type="float">
            <text:p>321.8846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00.510097" calcext:value-type="float">
            <text:p>500.510097</text:p>
          </table:table-cell>
          <table:table-cell table:formula="of:=([.E22]-[.D22])/[.D22]" office:value-type="float" office:value="-0.0204419234570559" calcext:value-type="float">
            <text:p>-0.020441923457056</text:p>
          </table:table-cell>
        </table:table-row>
        <table:table-row table:style-name="ro1">
          <table:table-cell office:value-type="float" office:value="0.000000000022" calcext:value-type="float">
            <text:p>2.2E-11</text:p>
          </table:table-cell>
          <table:table-cell office:value-type="float" office:value="0.0000000004325614" calcext:value-type="float">
            <text:p>4.325614E-10</text:p>
          </table:table-cell>
          <table:table-cell office:value-type="float" office:value="324.1655" calcext:value-type="float">
            <text:p>324.1655</text:p>
          </table:table-cell>
          <table:table-cell office:value-type="float" office:value="116.131" calcext:value-type="float">
            <text:p>116.131</text:p>
          </table:table-cell>
          <table:table-cell office:value-type="float" office:value="116.130769" calcext:value-type="float">
            <text:p>116.130769</text:p>
          </table:table-cell>
          <table:table-cell table:formula="of:=([.E23]-[.D23])/[.D23]" office:value-type="float" office:value="-0.00000198913296190876" calcext:value-type="float">
            <text:p>-1.98913296190876E-06</text:p>
          </table:table-cell>
        </table:table-row>
        <table:table-row table:style-name="ro1">
          <table:table-cell office:value-type="float" office:value="0.000000000023" calcext:value-type="float">
            <text:p>2.3E-11</text:p>
          </table:table-cell>
          <table:table-cell office:value-type="float" office:value="0.000000000434374" calcext:value-type="float">
            <text:p>4.34374E-10</text:p>
          </table:table-cell>
          <table:table-cell office:value-type="float" office:value="324.8804" calcext:value-type="float">
            <text:p>324.8804</text:p>
          </table:table-cell>
          <table:table-cell office:value-type="float" office:value="396.735" calcext:value-type="float">
            <text:p>396.735</text:p>
          </table:table-cell>
          <table:table-cell office:value-type="float" office:value="396.735194" calcext:value-type="float">
            <text:p>396.735194</text:p>
          </table:table-cell>
          <table:table-cell table:formula="of:=([.E24]-[.D24])/[.D24]" office:value-type="float" office:value="0.000000488991392150792" calcext:value-type="float">
            <text:p>4.88991392150792E-07</text:p>
          </table:table-cell>
        </table:table-row>
        <table:table-row table:style-name="ro1">
          <table:table-cell office:value-type="float" office:value="0.000000000024" calcext:value-type="float">
            <text:p>2.4E-11</text:p>
          </table:table-cell>
          <table:table-cell office:value-type="float" office:value="0.0000000004362219" calcext:value-type="float">
            <text:p>4.362219E-10</text:p>
          </table:table-cell>
          <table:table-cell office:value-type="float" office:value="326.0769" calcext:value-type="float">
            <text:p>326.0769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322.880291" calcext:value-type="float">
            <text:p>322.880291</text:p>
          </table:table-cell>
          <table:table-cell table:formula="of:=([.E25]-[.D25])/[.D25]" office:value-type="float" office:value="-0.368084682604143" calcext:value-type="float">
            <text:p>-0.368084682604143</text:p>
          </table:table-cell>
        </table:table-row>
        <table:table-row table:style-name="ro1">
          <table:table-cell office:value-type="float" office:value="0.000000000025" calcext:value-type="float">
            <text:p>2.5E-11</text:p>
          </table:table-cell>
          <table:table-cell office:value-type="float" office:value="0.0000000004408613" calcext:value-type="float">
            <text:p>4.408613E-10</text:p>
          </table:table-cell>
          <table:table-cell office:value-type="float" office:value="324.3702" calcext:value-type="float">
            <text:p>324.3702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20.912091" calcext:value-type="float">
            <text:p>420.912091</text:p>
          </table:table-cell>
          <table:table-cell table:formula="of:=([.E26]-[.D26])/[.D26]" office:value-type="float" office:value="-0.176224734076386" calcext:value-type="float">
            <text:p>-0.176224734076386</text:p>
          </table:table-cell>
        </table:table-row>
        <table:table-row table:style-name="ro1">
          <table:table-cell office:value-type="float" office:value="0.000000000026" calcext:value-type="float">
            <text:p>2.6E-11</text:p>
          </table:table-cell>
          <table:table-cell office:value-type="float" office:value="0.0000000004278033" calcext:value-type="float">
            <text:p>4.278033E-10</text:p>
          </table:table-cell>
          <table:table-cell office:value-type="float" office:value="326.9995" calcext:value-type="float">
            <text:p>326.9995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99.177136" calcext:value-type="float">
            <text:p>499.177136</text:p>
          </table:table-cell>
          <table:table-cell table:formula="of:=([.E27]-[.D27])/[.D27]" office:value-type="float" office:value="-0.0230506874382283" calcext:value-type="float">
            <text:p>-0.023050687438228</text:p>
          </table:table-cell>
        </table:table-row>
        <table:table-row table:style-name="ro1">
          <table:table-cell office:value-type="float" office:value="0.000000000027" calcext:value-type="float">
            <text:p>2.7E-11</text:p>
          </table:table-cell>
          <table:table-cell office:value-type="float" office:value="0.0000000004290312" calcext:value-type="float">
            <text:p>4.290312E-10</text:p>
          </table:table-cell>
          <table:table-cell office:value-type="float" office:value="328.19" calcext:value-type="float">
            <text:p>328.19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8]-[.D28])/[.D2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28" calcext:value-type="float">
            <text:p>2.8E-11</text:p>
          </table:table-cell>
          <table:table-cell office:value-type="float" office:value="0.0000000004288874" calcext:value-type="float">
            <text:p>4.288874E-10</text:p>
          </table:table-cell>
          <table:table-cell office:value-type="float" office:value="328.7084" calcext:value-type="float">
            <text:p>328.7084</text:p>
          </table:table-cell>
          <table:table-cell office:value-type="float" office:value="62.7342" calcext:value-type="float">
            <text:p>62.7342</text:p>
          </table:table-cell>
          <table:table-cell office:value-type="float" office:value="62.734238" calcext:value-type="float">
            <text:p>62.734238</text:p>
          </table:table-cell>
          <table:table-cell table:formula="of:=([.E29]-[.D29])/[.D29]" office:value-type="float" office:value="0.000000605730207708551" calcext:value-type="float">
            <text:p>6.05730207708551E-07</text:p>
          </table:table-cell>
        </table:table-row>
        <table:table-row table:style-name="ro1">
          <table:table-cell office:value-type="float" office:value="0.000000000029" calcext:value-type="float">
            <text:p>2.9E-11</text:p>
          </table:table-cell>
          <table:table-cell office:value-type="float" office:value="0.0000000004332027" calcext:value-type="float">
            <text:p>4.332027E-10</text:p>
          </table:table-cell>
          <table:table-cell office:value-type="float" office:value="329.0214" calcext:value-type="float">
            <text:p>329.0214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05.601994" calcext:value-type="float">
            <text:p>405.601994</text:p>
          </table:table-cell>
          <table:table-cell table:formula="of:=([.E30]-[.D30])/[.D30]" office:value-type="float" office:value="-0.206188423638089" calcext:value-type="float">
            <text:p>-0.206188423638089</text:p>
          </table:table-cell>
        </table:table-row>
        <table:table-row table:style-name="ro1">
          <table:table-cell office:value-type="float" office:value="0.00000000003" calcext:value-type="float">
            <text:p>3E-11</text:p>
          </table:table-cell>
          <table:table-cell office:value-type="float" office:value="0.0000000004215588" calcext:value-type="float">
            <text:p>4.215588E-10</text:p>
          </table:table-cell>
          <table:table-cell office:value-type="float" office:value="331.1938" calcext:value-type="float">
            <text:p>331.1938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38.115144" calcext:value-type="float">
            <text:p>438.115144</text:p>
          </table:table-cell>
          <table:table-cell table:formula="of:=([.E31]-[.D31])/[.D31]" office:value-type="float" office:value="-0.142556303392667" calcext:value-type="float">
            <text:p>-0.142556303392667</text:p>
          </table:table-cell>
        </table:table-row>
        <table:table-row table:style-name="ro1">
          <table:table-cell office:value-type="float" office:value="0.000000000031" calcext:value-type="float">
            <text:p>3.1E-11</text:p>
          </table:table-cell>
          <table:table-cell office:value-type="float" office:value="0.0000000004206602" calcext:value-type="float">
            <text:p>4.206602E-10</text:p>
          </table:table-cell>
          <table:table-cell office:value-type="float" office:value="333.8476" calcext:value-type="float">
            <text:p>333.8476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2]-[.D32])/[.D3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32" calcext:value-type="float">
            <text:p>3.2E-11</text:p>
          </table:table-cell>
          <table:table-cell office:value-type="float" office:value="0.0000000004250901" calcext:value-type="float">
            <text:p>4.250901E-10</text:p>
          </table:table-cell>
          <table:table-cell office:value-type="float" office:value="333.6816" calcext:value-type="float">
            <text:p>333.6816</text:p>
          </table:table-cell>
          <table:table-cell office:value-type="float" office:value="304.9" calcext:value-type="float">
            <text:p>304.9</text:p>
          </table:table-cell>
          <table:table-cell office:value-type="float" office:value="304.900258" calcext:value-type="float">
            <text:p>304.900258</text:p>
          </table:table-cell>
          <table:table-cell table:formula="of:=([.E33]-[.D33])/[.D33]" office:value-type="float" office:value="0.000000846179075207392" calcext:value-type="float">
            <text:p>8.46179075207392E-07</text:p>
          </table:table-cell>
        </table:table-row>
        <table:table-row table:style-name="ro1">
          <table:table-cell office:value-type="float" office:value="0.000000000033" calcext:value-type="float">
            <text:p>3.3E-11</text:p>
          </table:table-cell>
          <table:table-cell office:value-type="float" office:value="0.0000000004183234" calcext:value-type="float">
            <text:p>4.183234E-10</text:p>
          </table:table-cell>
          <table:table-cell office:value-type="float" office:value="334.4289" calcext:value-type="float">
            <text:p>334.4289</text:p>
          </table:table-cell>
          <table:table-cell office:value-type="float" office:value="424.146" calcext:value-type="float">
            <text:p>424.146</text:p>
          </table:table-cell>
          <table:table-cell office:value-type="float" office:value="424.145585" calcext:value-type="float">
            <text:p>424.145585</text:p>
          </table:table-cell>
          <table:table-cell table:formula="of:=([.E34]-[.D34])/[.D34]" office:value-type="float" office:value="-0.000000978436670467836" calcext:value-type="float">
            <text:p>-9.78436670467836E-07</text:p>
          </table:table-cell>
        </table:table-row>
        <table:table-row table:style-name="ro1">
          <table:table-cell office:value-type="float" office:value="0.000000000034" calcext:value-type="float">
            <text:p>3.4E-11</text:p>
          </table:table-cell>
          <table:table-cell office:value-type="float" office:value="0.0000000004205237" calcext:value-type="float">
            <text:p>4.205237E-10</text:p>
          </table:table-cell>
          <table:table-cell office:value-type="float" office:value="334.1637" calcext:value-type="float">
            <text:p>334.1637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5]-[.D35])/[.D3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35" calcext:value-type="float">
            <text:p>3.5E-11</text:p>
          </table:table-cell>
          <table:table-cell office:value-type="float" office:value="0.000000000413196" calcext:value-type="float">
            <text:p>4.13196E-10</text:p>
          </table:table-cell>
          <table:table-cell office:value-type="float" office:value="334.8136" calcext:value-type="float">
            <text:p>334.8136</text:p>
          </table:table-cell>
          <table:table-cell office:value-type="float" office:value="38.4973" calcext:value-type="float">
            <text:p>38.4973</text:p>
          </table:table-cell>
          <table:table-cell office:value-type="float" office:value="38.49734" calcext:value-type="float">
            <text:p>38.49734</text:p>
          </table:table-cell>
          <table:table-cell table:formula="of:=([.E36]-[.D36])/[.D36]" office:value-type="float" office:value="0.00000103903390623461" calcext:value-type="float">
            <text:p>1.03903390623461E-06</text:p>
          </table:table-cell>
        </table:table-row>
        <table:table-row table:style-name="ro1">
          <table:table-cell office:value-type="float" office:value="0.000000000036" calcext:value-type="float">
            <text:p>3.6E-11</text:p>
          </table:table-cell>
          <table:table-cell office:value-type="float" office:value="0.0000000004112929" calcext:value-type="float">
            <text:p>4.112929E-10</text:p>
          </table:table-cell>
          <table:table-cell office:value-type="float" office:value="335.8531" calcext:value-type="float">
            <text:p>335.8531</text:p>
          </table:table-cell>
          <table:table-cell office:value-type="float" office:value="158.434" calcext:value-type="float">
            <text:p>158.434</text:p>
          </table:table-cell>
          <table:table-cell office:value-type="float" office:value="158.433569" calcext:value-type="float">
            <text:p>158.433569</text:p>
          </table:table-cell>
          <table:table-cell table:formula="of:=([.E37]-[.D37])/[.D37]" office:value-type="float" office:value="-0.00000272037567688662" calcext:value-type="float">
            <text:p>-2.72037567688662E-06</text:p>
          </table:table-cell>
        </table:table-row>
        <table:table-row table:style-name="ro1">
          <table:table-cell office:value-type="float" office:value="0.000000000037" calcext:value-type="float">
            <text:p>3.7E-11</text:p>
          </table:table-cell>
          <table:table-cell office:value-type="float" office:value="0.000000000427397" calcext:value-type="float">
            <text:p>4.27397E-10</text:p>
          </table:table-cell>
          <table:table-cell office:value-type="float" office:value="335.2478" calcext:value-type="float">
            <text:p>335.2478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8]-[.D38])/[.D3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38" calcext:value-type="float">
            <text:p>3.8E-11</text:p>
          </table:table-cell>
          <table:table-cell office:value-type="float" office:value="0.0000000004217449" calcext:value-type="float">
            <text:p>4.217449E-10</text:p>
          </table:table-cell>
          <table:table-cell office:value-type="float" office:value="336.7108" calcext:value-type="float">
            <text:p>336.7108</text:p>
          </table:table-cell>
          <table:table-cell office:value-type="float" office:value="56.6403" calcext:value-type="float">
            <text:p>56.6403</text:p>
          </table:table-cell>
          <table:table-cell office:value-type="float" office:value="56.640277" calcext:value-type="float">
            <text:p>56.640277</text:p>
          </table:table-cell>
          <table:table-cell table:formula="of:=([.E39]-[.D39])/[.D39]" office:value-type="float" office:value="-0.000000406071295630133" calcext:value-type="float">
            <text:p>-4.06071295630133E-07</text:p>
          </table:table-cell>
        </table:table-row>
        <table:table-row table:style-name="ro1">
          <table:table-cell office:value-type="float" office:value="0.000000000039" calcext:value-type="float">
            <text:p>3.9E-11</text:p>
          </table:table-cell>
          <table:table-cell office:value-type="float" office:value="0.0000000004112865" calcext:value-type="float">
            <text:p>4.112865E-10</text:p>
          </table:table-cell>
          <table:table-cell office:value-type="float" office:value="338.1108" calcext:value-type="float">
            <text:p>338.1108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71.57877" calcext:value-type="float">
            <text:p>471.57877</text:p>
          </table:table-cell>
          <table:table-cell table:formula="of:=([.E40]-[.D40])/[.D40]" office:value-type="float" office:value="-0.0770639880224285" calcext:value-type="float">
            <text:p>-0.077063988022429</text:p>
          </table:table-cell>
        </table:table-row>
        <table:table-row table:style-name="ro1">
          <table:table-cell office:value-type="float" office:value="0.00000000004" calcext:value-type="float">
            <text:p>4E-11</text:p>
          </table:table-cell>
          <table:table-cell office:value-type="float" office:value="0.0000000004093201" calcext:value-type="float">
            <text:p>4.093201E-10</text:p>
          </table:table-cell>
          <table:table-cell office:value-type="float" office:value="338.5663" calcext:value-type="float">
            <text:p>338.5663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1]-[.D41])/[.D4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41" calcext:value-type="float">
            <text:p>4.1E-11</text:p>
          </table:table-cell>
          <table:table-cell office:value-type="float" office:value="0.0000000004107994" calcext:value-type="float">
            <text:p>4.107994E-10</text:p>
          </table:table-cell>
          <table:table-cell office:value-type="float" office:value="339.0712" calcext:value-type="float">
            <text:p>339.0712</text:p>
          </table:table-cell>
          <table:table-cell office:value-type="float" office:value="91.2779" calcext:value-type="float">
            <text:p>91.2779</text:p>
          </table:table-cell>
          <table:table-cell office:value-type="float" office:value="91.277894" calcext:value-type="float">
            <text:p>91.277894</text:p>
          </table:table-cell>
          <table:table-cell table:formula="of:=([.E42]-[.D42])/[.D42]" office:value-type="float" office:value="-0.0000000657333264575797" calcext:value-type="float">
            <text:p>-6.57333264575797E-08</text:p>
          </table:table-cell>
        </table:table-row>
        <table:table-row table:style-name="ro1">
          <table:table-cell office:value-type="float" office:value="0.000000000042" calcext:value-type="float">
            <text:p>4.2E-11</text:p>
          </table:table-cell>
          <table:table-cell office:value-type="float" office:value="0.0000000004210753" calcext:value-type="float">
            <text:p>4.210753E-10</text:p>
          </table:table-cell>
          <table:table-cell office:value-type="float" office:value="337.9651" calcext:value-type="float">
            <text:p>337.9651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16.427202" calcext:value-type="float">
            <text:p>416.427202</text:p>
          </table:table-cell>
          <table:table-cell table:formula="of:=([.E43]-[.D43])/[.D43]" office:value-type="float" office:value="-0.185002197845211" calcext:value-type="float">
            <text:p>-0.185002197845211</text:p>
          </table:table-cell>
        </table:table-row>
        <table:table-row table:style-name="ro1">
          <table:table-cell office:value-type="float" office:value="0.000000000043" calcext:value-type="float">
            <text:p>4.3E-11</text:p>
          </table:table-cell>
          <table:table-cell office:value-type="float" office:value="0.0000000004141418" calcext:value-type="float">
            <text:p>4.141418E-10</text:p>
          </table:table-cell>
          <table:table-cell office:value-type="float" office:value="338.1109" calcext:value-type="float">
            <text:p>338.1109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315.670599" calcext:value-type="float">
            <text:p>315.670599</text:p>
          </table:table-cell>
          <table:table-cell table:formula="of:=([.E44]-[.D44])/[.D44]" office:value-type="float" office:value="-0.38219491148927" calcext:value-type="float">
            <text:p>-0.38219491148927</text:p>
          </table:table-cell>
        </table:table-row>
        <table:table-row table:style-name="ro1">
          <table:table-cell office:value-type="float" office:value="0.000000000044" calcext:value-type="float">
            <text:p>4.4E-11</text:p>
          </table:table-cell>
          <table:table-cell office:value-type="float" office:value="0.0000000004086548" calcext:value-type="float">
            <text:p>4.086548E-10</text:p>
          </table:table-cell>
          <table:table-cell office:value-type="float" office:value="340.4904" calcext:value-type="float">
            <text:p>340.4904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86.872654" calcext:value-type="float">
            <text:p>486.872654</text:p>
          </table:table-cell>
          <table:table-cell table:formula="of:=([.E45]-[.D45])/[.D45]" office:value-type="float" office:value="-0.0471320292393655" calcext:value-type="float">
            <text:p>-0.047132029239366</text:p>
          </table:table-cell>
        </table:table-row>
        <table:table-row table:style-name="ro1">
          <table:table-cell office:value-type="float" office:value="0.000000000045" calcext:value-type="float">
            <text:p>4.5E-11</text:p>
          </table:table-cell>
          <table:table-cell office:value-type="float" office:value="0.0000000004086732" calcext:value-type="float">
            <text:p>4.086732E-10</text:p>
          </table:table-cell>
          <table:table-cell office:value-type="float" office:value="340.4649" calcext:value-type="float">
            <text:p>340.4649</text:p>
          </table:table-cell>
          <table:table-cell office:value-type="float" office:value="46.8701" calcext:value-type="float">
            <text:p>46.8701</text:p>
          </table:table-cell>
          <table:table-cell office:value-type="float" office:value="46.870118" calcext:value-type="float">
            <text:p>46.870118</text:p>
          </table:table-cell>
          <table:table-cell table:formula="of:=([.E46]-[.D46])/[.D46]" office:value-type="float" office:value="0.000000384040144936472" calcext:value-type="float">
            <text:p>3.84040144936472E-07</text:p>
          </table:table-cell>
        </table:table-row>
        <table:table-row table:style-name="ro1">
          <table:table-cell office:value-type="float" office:value="0.000000000046" calcext:value-type="float">
            <text:p>4.6E-11</text:p>
          </table:table-cell>
          <table:table-cell office:value-type="float" office:value="0.0000000004072786" calcext:value-type="float">
            <text:p>4.072786E-10</text:p>
          </table:table-cell>
          <table:table-cell office:value-type="float" office:value="341.5108" calcext:value-type="float">
            <text:p>341.5108</text:p>
          </table:table-cell>
          <table:table-cell office:value-type="float" office:value="135.633" calcext:value-type="float">
            <text:p>135.633</text:p>
          </table:table-cell>
          <table:table-cell office:value-type="float" office:value="144.388888" calcext:value-type="float">
            <text:p>144.388888</text:p>
          </table:table-cell>
          <table:table-cell table:formula="of:=([.E47]-[.D47])/[.D47]" office:value-type="float" office:value="0.0645557349612557" calcext:value-type="float">
            <text:p>0.064555734961256</text:p>
          </table:table-cell>
        </table:table-row>
        <table:table-row table:style-name="ro1">
          <table:table-cell office:value-type="float" office:value="0.000000000047" calcext:value-type="float">
            <text:p>4.7E-11</text:p>
          </table:table-cell>
          <table:table-cell office:value-type="float" office:value="0.0000000004098919" calcext:value-type="float">
            <text:p>4.098919E-10</text:p>
          </table:table-cell>
          <table:table-cell office:value-type="float" office:value="342.727" calcext:value-type="float">
            <text:p>342.727</text:p>
          </table:table-cell>
          <table:table-cell office:value-type="float" office:value="1.78929" calcext:value-type="float">
            <text:p>1.78929</text:p>
          </table:table-cell>
          <table:table-cell office:value-type="float" office:value="1.789287" calcext:value-type="float">
            <text:p>1.789287</text:p>
          </table:table-cell>
          <table:table-cell table:formula="of:=([.E48]-[.D48])/[.D48]" office:value-type="float" office:value="-0.00000167664269078645" calcext:value-type="float">
            <text:p>-1.67664269078645E-06</text:p>
          </table:table-cell>
        </table:table-row>
        <table:table-row table:style-name="ro1">
          <table:table-cell office:value-type="float" office:value="0.000000000048" calcext:value-type="float">
            <text:p>4.8E-11</text:p>
          </table:table-cell>
          <table:table-cell office:value-type="float" office:value="0.0000000004043585" calcext:value-type="float">
            <text:p>4.043585E-10</text:p>
          </table:table-cell>
          <table:table-cell office:value-type="float" office:value="343.7074" calcext:value-type="float">
            <text:p>343.7074</text:p>
          </table:table-cell>
          <table:table-cell office:value-type="float" office:value="322.717" calcext:value-type="float">
            <text:p>322.717</text:p>
          </table:table-cell>
          <table:table-cell office:value-type="float" office:value="322.717029" calcext:value-type="float">
            <text:p>322.717029</text:p>
          </table:table-cell>
          <table:table-cell table:formula="of:=([.E49]-[.D49])/[.D49]" office:value-type="float" office:value="0.0000000898620154515222" calcext:value-type="float">
            <text:p>8.98620154515222E-08</text:p>
          </table:table-cell>
        </table:table-row>
        <table:table-row table:style-name="ro1">
          <table:table-cell office:value-type="float" office:value="0.000000000049" calcext:value-type="float">
            <text:p>4.9E-11</text:p>
          </table:table-cell>
          <table:table-cell office:value-type="float" office:value="0.0000000004026256" calcext:value-type="float">
            <text:p>4.026256E-10</text:p>
          </table:table-cell>
          <table:table-cell office:value-type="float" office:value="343.4919" calcext:value-type="float">
            <text:p>343.4919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74.334396" calcext:value-type="float">
            <text:p>474.334396</text:p>
          </table:table-cell>
          <table:table-cell table:formula="of:=([.E50]-[.D50])/[.D50]" office:value-type="float" office:value="-0.0716708986114236" calcext:value-type="float">
            <text:p>-0.071670898611424</text:p>
          </table:table-cell>
        </table:table-row>
        <table:table-row table:style-name="ro1">
          <table:table-cell office:value-type="float" office:value="0.00000000005" calcext:value-type="float">
            <text:p>5E-11</text:p>
          </table:table-cell>
          <table:table-cell office:value-type="float" office:value="0.0000000004037044" calcext:value-type="float">
            <text:p>4.037044E-10</text:p>
          </table:table-cell>
          <table:table-cell office:value-type="float" office:value="343.3224" calcext:value-type="float">
            <text:p>343.3224</text:p>
          </table:table-cell>
          <table:table-cell office:value-type="float" office:value="274.021" calcext:value-type="float">
            <text:p>274.021</text:p>
          </table:table-cell>
          <table:table-cell office:value-type="float" office:value="274.021025" calcext:value-type="float">
            <text:p>274.021025</text:p>
          </table:table-cell>
          <table:table-cell table:formula="of:=([.E51]-[.D51])/[.D51]" office:value-type="float" office:value="0.0000000912338835115721" calcext:value-type="float">
            <text:p>9.12338835115721E-08</text:p>
          </table:table-cell>
        </table:table-row>
        <table:table-row table:style-name="ro1">
          <table:table-cell office:value-type="float" office:value="0.000000000051" calcext:value-type="float">
            <text:p>5.1E-11</text:p>
          </table:table-cell>
          <table:table-cell office:value-type="float" office:value="0.0000000004112613" calcext:value-type="float">
            <text:p>4.112613E-10</text:p>
          </table:table-cell>
          <table:table-cell office:value-type="float" office:value="344.7278" calcext:value-type="float">
            <text:p>344.7278</text:p>
          </table:table-cell>
          <table:table-cell office:value-type="float" office:value="288.1" calcext:value-type="float">
            <text:p>288.1</text:p>
          </table:table-cell>
          <table:table-cell office:value-type="float" office:value="288.099774" calcext:value-type="float">
            <text:p>288.099774</text:p>
          </table:table-cell>
          <table:table-cell table:formula="of:=([.E52]-[.D52])/[.D52]" office:value-type="float" office:value="-0.000000784449843796734" calcext:value-type="float">
            <text:p>-7.84449843796734E-07</text:p>
          </table:table-cell>
        </table:table-row>
        <table:table-row table:style-name="ro1">
          <table:table-cell office:value-type="float" office:value="0.000000000052" calcext:value-type="float">
            <text:p>5.2E-11</text:p>
          </table:table-cell>
          <table:table-cell office:value-type="float" office:value="0.0000000003978531" calcext:value-type="float">
            <text:p>3.978531E-10</text:p>
          </table:table-cell>
          <table:table-cell office:value-type="float" office:value="343.9465" calcext:value-type="float">
            <text:p>343.9465</text:p>
          </table:table-cell>
          <table:table-cell office:value-type="float" office:value="310.314" calcext:value-type="float">
            <text:p>310.314</text:p>
          </table:table-cell>
          <table:table-cell office:value-type="float" office:value="310.314012" calcext:value-type="float">
            <text:p>310.314012</text:p>
          </table:table-cell>
          <table:table-cell table:formula="of:=([.E53]-[.D53])/[.D53]" office:value-type="float" office:value="0.0000000386705078394881" calcext:value-type="float">
            <text:p>3.86705078394881E-08</text:p>
          </table:table-cell>
        </table:table-row>
        <table:table-row table:style-name="ro1">
          <table:table-cell office:value-type="float" office:value="0.000000000053" calcext:value-type="float">
            <text:p>5.3E-11</text:p>
          </table:table-cell>
          <table:table-cell office:value-type="float" office:value="0.0000000004005561" calcext:value-type="float">
            <text:p>4.005561E-10</text:p>
          </table:table-cell>
          <table:table-cell office:value-type="float" office:value="345.4048" calcext:value-type="float">
            <text:p>345.4048</text:p>
          </table:table-cell>
          <table:table-cell table:number-columns-repeated="2" office:value-type="float" office:value="69.5291" calcext:value-type="float">
            <text:p>69.5291</text:p>
          </table:table-cell>
          <table:table-cell table:formula="of:=([.E54]-[.D54])/[.D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054" calcext:value-type="float">
            <text:p>5.4E-11</text:p>
          </table:table-cell>
          <table:table-cell office:value-type="float" office:value="0.0000000003966213" calcext:value-type="float">
            <text:p>3.966213E-10</text:p>
          </table:table-cell>
          <table:table-cell office:value-type="float" office:value="345.8319" calcext:value-type="float">
            <text:p>345.8319</text:p>
          </table:table-cell>
          <table:table-cell office:value-type="float" office:value="110.983" calcext:value-type="float">
            <text:p>110.983</text:p>
          </table:table-cell>
          <table:table-cell office:value-type="float" office:value="110.982771" calcext:value-type="float">
            <text:p>110.982771</text:p>
          </table:table-cell>
          <table:table-cell table:formula="of:=([.E55]-[.D55])/[.D55]" office:value-type="float" office:value="-0.00000206337907611504" calcext:value-type="float">
            <text:p>-2.06337907611504E-06</text:p>
          </table:table-cell>
        </table:table-row>
        <table:table-row table:style-name="ro1">
          <table:table-cell office:value-type="float" office:value="0.000000000055" calcext:value-type="float">
            <text:p>5.5E-11</text:p>
          </table:table-cell>
          <table:table-cell office:value-type="float" office:value="0.0000000003960749" calcext:value-type="float">
            <text:p>3.960749E-10</text:p>
          </table:table-cell>
          <table:table-cell office:value-type="float" office:value="347.095" calcext:value-type="float">
            <text:p>347.095</text:p>
          </table:table-cell>
          <table:table-cell office:value-type="float" office:value="380.794" calcext:value-type="float">
            <text:p>380.794</text:p>
          </table:table-cell>
          <table:table-cell office:value-type="float" office:value="380.793739" calcext:value-type="float">
            <text:p>380.793739</text:p>
          </table:table-cell>
          <table:table-cell table:formula="of:=([.E56]-[.D56])/[.D56]" office:value-type="float" office:value="-0.000000685409959102076" calcext:value-type="float">
            <text:p>-6.85409959102076E-07</text:p>
          </table:table-cell>
        </table:table-row>
        <table:table-row table:style-name="ro1">
          <table:table-cell office:value-type="float" office:value="0.000000000056" calcext:value-type="float">
            <text:p>5.6E-11</text:p>
          </table:table-cell>
          <table:table-cell office:value-type="float" office:value="0.0000000003954451" calcext:value-type="float">
            <text:p>3.954451E-10</text:p>
          </table:table-cell>
          <table:table-cell office:value-type="float" office:value="347.0624" calcext:value-type="float">
            <text:p>347.0624</text:p>
          </table:table-cell>
          <table:table-cell office:value-type="float" office:value="167.486" calcext:value-type="float">
            <text:p>167.486</text:p>
          </table:table-cell>
          <table:table-cell office:value-type="float" office:value="167.485845" calcext:value-type="float">
            <text:p>167.485845</text:p>
          </table:table-cell>
          <table:table-cell table:formula="of:=([.E57]-[.D57])/[.D57]" office:value-type="float" office:value="-0.000000925450485283217" calcext:value-type="float">
            <text:p>-9.25450485283217E-07</text:p>
          </table:table-cell>
        </table:table-row>
        <table:table-row table:style-name="ro1">
          <table:table-cell office:value-type="float" office:value="0.000000000057" calcext:value-type="float">
            <text:p>5.7E-11</text:p>
          </table:table-cell>
          <table:table-cell office:value-type="float" office:value="0.000000000394679" calcext:value-type="float">
            <text:p>3.94679E-10</text:p>
          </table:table-cell>
          <table:table-cell office:value-type="float" office:value="347.5481" calcext:value-type="float">
            <text:p>347.5481</text:p>
          </table:table-cell>
          <table:table-cell office:value-type="float" office:value="36.2725" calcext:value-type="float">
            <text:p>36.2725</text:p>
          </table:table-cell>
          <table:table-cell office:value-type="float" office:value="36.272505" calcext:value-type="float">
            <text:p>36.272505</text:p>
          </table:table-cell>
          <table:table-cell table:formula="of:=([.E58]-[.D58])/[.D58]" office:value-type="float" office:value="0.00000013784547526603" calcext:value-type="float">
            <text:p>1.3784547526603E-07</text:p>
          </table:table-cell>
        </table:table-row>
        <table:table-row table:style-name="ro1">
          <table:table-cell office:value-type="float" office:value="0.000000000058" calcext:value-type="float">
            <text:p>5.8E-11</text:p>
          </table:table-cell>
          <table:table-cell office:value-type="float" office:value="0.0000000004003349" calcext:value-type="float">
            <text:p>4.003349E-10</text:p>
          </table:table-cell>
          <table:table-cell office:value-type="float" office:value="347.9298" calcext:value-type="float">
            <text:p>347.9298</text:p>
          </table:table-cell>
          <table:table-cell office:value-type="float" office:value="448.002" calcext:value-type="float">
            <text:p>448.002</text:p>
          </table:table-cell>
          <table:table-cell office:value-type="float" office:value="510.954988" calcext:value-type="float">
            <text:p>510.954988</text:p>
          </table:table-cell>
          <table:table-cell table:formula="of:=([.E59]-[.D59])/[.D59]" office:value-type="float" office:value="0.140519435181093" calcext:value-type="float">
            <text:p>0.140519435181093</text:p>
          </table:table-cell>
        </table:table-row>
        <table:table-row table:style-name="ro1">
          <table:table-cell office:value-type="float" office:value="0.000000000059" calcext:value-type="float">
            <text:p>5.9E-11</text:p>
          </table:table-cell>
          <table:table-cell office:value-type="float" office:value="0.0000000003966074" calcext:value-type="float">
            <text:p>3.966074E-10</text:p>
          </table:table-cell>
          <table:table-cell office:value-type="float" office:value="348.2652" calcext:value-type="float">
            <text:p>348.2652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0]-[.D60])/[.D6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6" calcext:value-type="float">
            <text:p>6E-11</text:p>
          </table:table-cell>
          <table:table-cell office:value-type="float" office:value="0.0000000003914891" calcext:value-type="float">
            <text:p>3.914891E-10</text:p>
          </table:table-cell>
          <table:table-cell office:value-type="float" office:value="349.642" calcext:value-type="float">
            <text:p>349.642</text:p>
          </table:table-cell>
          <table:table-cell office:value-type="float" office:value="103.922" calcext:value-type="float">
            <text:p>103.922</text:p>
          </table:table-cell>
          <table:table-cell office:value-type="float" office:value="103.921796" calcext:value-type="float">
            <text:p>103.921796</text:p>
          </table:table-cell>
          <table:table-cell table:formula="of:=([.E61]-[.D61])/[.D61]" office:value-type="float" office:value="-0.00000196301071954485" calcext:value-type="float">
            <text:p>-1.96301071954485E-06</text:p>
          </table:table-cell>
        </table:table-row>
        <table:table-row table:style-name="ro1">
          <table:table-cell office:value-type="float" office:value="0.000000000061" calcext:value-type="float">
            <text:p>6.1E-11</text:p>
          </table:table-cell>
          <table:table-cell office:value-type="float" office:value="0.0000000003951692" calcext:value-type="float">
            <text:p>3.951692E-10</text:p>
          </table:table-cell>
          <table:table-cell office:value-type="float" office:value="350.0071" calcext:value-type="float">
            <text:p>350.0071</text:p>
          </table:table-cell>
          <table:table-cell office:value-type="float" office:value="163.007" calcext:value-type="float">
            <text:p>163.007</text:p>
          </table:table-cell>
          <table:table-cell office:value-type="float" office:value="163.006732" calcext:value-type="float">
            <text:p>163.006732</text:p>
          </table:table-cell>
          <table:table-cell table:formula="of:=([.E62]-[.D62])/[.D62]" office:value-type="float" office:value="-0.00000164410117360289" calcext:value-type="float">
            <text:p>-1.64410117360289E-06</text:p>
          </table:table-cell>
        </table:table-row>
        <table:table-row table:style-name="ro1">
          <table:table-cell office:value-type="float" office:value="0.000000000062" calcext:value-type="float">
            <text:p>6.2E-11</text:p>
          </table:table-cell>
          <table:table-cell office:value-type="float" office:value="0.0000000003895809" calcext:value-type="float">
            <text:p>3.895809E-10</text:p>
          </table:table-cell>
          <table:table-cell office:value-type="float" office:value="350.2722" calcext:value-type="float">
            <text:p>350.2722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58.781438" calcext:value-type="float">
            <text:p>458.781438</text:p>
          </table:table-cell>
          <table:table-cell table:formula="of:=([.E63]-[.D63])/[.D63]" office:value-type="float" office:value="-0.10210989617481" calcext:value-type="float">
            <text:p>-0.10210989617481</text:p>
          </table:table-cell>
        </table:table-row>
        <table:table-row table:style-name="ro1">
          <table:table-cell office:value-type="float" office:value="0.000000000063" calcext:value-type="float">
            <text:p>6.3E-11</text:p>
          </table:table-cell>
          <table:table-cell office:value-type="float" office:value="0.0000000003950311" calcext:value-type="float">
            <text:p>3.950311E-10</text:p>
          </table:table-cell>
          <table:table-cell office:value-type="float" office:value="350.0494" calcext:value-type="float">
            <text:p>350.0494</text:p>
          </table:table-cell>
          <table:table-cell office:value-type="float" office:value="57.3339" calcext:value-type="float">
            <text:p>57.3339</text:p>
          </table:table-cell>
          <table:table-cell office:value-type="float" office:value="57.333907" calcext:value-type="float">
            <text:p>57.333907</text:p>
          </table:table-cell>
          <table:table-cell table:formula="of:=([.E64]-[.D64])/[.D64]" office:value-type="float" office:value="0.000000122091816597911" calcext:value-type="float">
            <text:p>1.22091816597911E-07</text:p>
          </table:table-cell>
        </table:table-row>
        <table:table-row table:style-name="ro1">
          <table:table-cell office:value-type="float" office:value="0.000000000064" calcext:value-type="float">
            <text:p>6.4E-11</text:p>
          </table:table-cell>
          <table:table-cell office:value-type="float" office:value="0.0000000003886884" calcext:value-type="float">
            <text:p>3.886884E-10</text:p>
          </table:table-cell>
          <table:table-cell office:value-type="float" office:value="351.8145" calcext:value-type="float">
            <text:p>351.8145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5]-[.D65])/[.D6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65" calcext:value-type="float">
            <text:p>6.5E-11</text:p>
          </table:table-cell>
          <table:table-cell office:value-type="float" office:value="0.00000000038115" calcext:value-type="float">
            <text:p>3.8115E-10</text:p>
          </table:table-cell>
          <table:table-cell office:value-type="float" office:value="352.442" calcext:value-type="float">
            <text:p>352.442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46.535557" calcext:value-type="float">
            <text:p>446.535557</text:p>
          </table:table-cell>
          <table:table-cell table:formula="of:=([.E66]-[.D66])/[.D66]" office:value-type="float" office:value="-0.126076548815453" calcext:value-type="float">
            <text:p>-0.126076548815453</text:p>
          </table:table-cell>
        </table:table-row>
        <table:table-row table:style-name="ro1">
          <table:table-cell office:value-type="float" office:value="0.000000000066" calcext:value-type="float">
            <text:p>6.6E-11</text:p>
          </table:table-cell>
          <table:table-cell office:value-type="float" office:value="0.0000000003839727" calcext:value-type="float">
            <text:p>3.839727E-10</text:p>
          </table:table-cell>
          <table:table-cell office:value-type="float" office:value="351.5709" calcext:value-type="float">
            <text:p>351.5709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7]-[.D67])/[.D6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67" calcext:value-type="float">
            <text:p>6.7E-11</text:p>
          </table:table-cell>
          <table:table-cell office:value-type="float" office:value="0.0000000003841474" calcext:value-type="float">
            <text:p>3.841474E-10</text:p>
          </table:table-cell>
          <table:table-cell office:value-type="float" office:value="352.3179" calcext:value-type="float">
            <text:p>352.3179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8]-[.D68])/[.D6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68" calcext:value-type="float">
            <text:p>6.8E-11</text:p>
          </table:table-cell>
          <table:table-cell office:value-type="float" office:value="0.0000000003846877" calcext:value-type="float">
            <text:p>3.846877E-10</text:p>
          </table:table-cell>
          <table:table-cell office:value-type="float" office:value="352.8234" calcext:value-type="float">
            <text:p>352.8234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87.692996" calcext:value-type="float">
            <text:p>487.692996</text:p>
          </table:table-cell>
          <table:table-cell table:formula="of:=([.E69]-[.D69])/[.D69]" office:value-type="float" office:value="-0.0455265219050601" calcext:value-type="float">
            <text:p>-0.04552652190506</text:p>
          </table:table-cell>
        </table:table-row>
        <table:table-row table:style-name="ro1">
          <table:table-cell office:value-type="float" office:value="0.000000000069" calcext:value-type="float">
            <text:p>6.9E-11</text:p>
          </table:table-cell>
          <table:table-cell office:value-type="float" office:value="0.000000000377903" calcext:value-type="float">
            <text:p>3.77903E-10</text:p>
          </table:table-cell>
          <table:table-cell office:value-type="float" office:value="353.7836" calcext:value-type="float">
            <text:p>353.7836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0]-[.D70])/[.D7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7" calcext:value-type="float">
            <text:p>7E-11</text:p>
          </table:table-cell>
          <table:table-cell office:value-type="float" office:value="0.0000000003768196" calcext:value-type="float">
            <text:p>3.768196E-10</text:p>
          </table:table-cell>
          <table:table-cell office:value-type="float" office:value="353.7401" calcext:value-type="float">
            <text:p>353.7401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1]-[.D71])/[.D7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71" calcext:value-type="float">
            <text:p>7.1E-11</text:p>
          </table:table-cell>
          <table:table-cell office:value-type="float" office:value="0.0000000003792042" calcext:value-type="float">
            <text:p>3.792042E-10</text:p>
          </table:table-cell>
          <table:table-cell office:value-type="float" office:value="353.8706" calcext:value-type="float">
            <text:p>353.8706</text:p>
          </table:table-cell>
          <table:table-cell office:value-type="float" office:value="427.398" calcext:value-type="float">
            <text:p>427.398</text:p>
          </table:table-cell>
          <table:table-cell office:value-type="float" office:value="427.398368" calcext:value-type="float">
            <text:p>427.398368</text:p>
          </table:table-cell>
          <table:table-cell table:formula="of:=([.E72]-[.D72])/[.D72]" office:value-type="float" office:value="0.000000861024150745638" calcext:value-type="float">
            <text:p>8.61024150745638E-07</text:p>
          </table:table-cell>
        </table:table-row>
        <table:table-row table:style-name="ro1">
          <table:table-cell office:value-type="float" office:value="0.000000000072" calcext:value-type="float">
            <text:p>7.2E-11</text:p>
          </table:table-cell>
          <table:table-cell office:value-type="float" office:value="0.0000000003741893" calcext:value-type="float">
            <text:p>3.741893E-10</text:p>
          </table:table-cell>
          <table:table-cell office:value-type="float" office:value="354.9256" calcext:value-type="float">
            <text:p>354.9256</text:p>
          </table:table-cell>
          <table:table-cell office:value-type="float" office:value="328.981" calcext:value-type="float">
            <text:p>328.981</text:p>
          </table:table-cell>
          <table:table-cell office:value-type="float" office:value="328.981204" calcext:value-type="float">
            <text:p>328.981204</text:p>
          </table:table-cell>
          <table:table-cell table:formula="of:=([.E73]-[.D73])/[.D73]" office:value-type="float" office:value="0.000000620096601312964" calcext:value-type="float">
            <text:p>6.20096601312964E-07</text:p>
          </table:table-cell>
        </table:table-row>
        <table:table-row table:style-name="ro1">
          <table:table-cell office:value-type="float" office:value="0.000000000073" calcext:value-type="float">
            <text:p>7.3E-11</text:p>
          </table:table-cell>
          <table:table-cell office:value-type="float" office:value="0.000000000371662" calcext:value-type="float">
            <text:p>3.71662E-10</text:p>
          </table:table-cell>
          <table:table-cell office:value-type="float" office:value="354.86" calcext:value-type="float">
            <text:p>354.86</text:p>
          </table:table-cell>
          <table:table-cell office:value-type="float" office:value="306.221" calcext:value-type="float">
            <text:p>306.221</text:p>
          </table:table-cell>
          <table:table-cell office:value-type="float" office:value="306.221002" calcext:value-type="float">
            <text:p>306.221002</text:p>
          </table:table-cell>
          <table:table-cell table:formula="of:=([.E74]-[.D74])/[.D74]" office:value-type="float" office:value="0.00000000653123069596953" calcext:value-type="float">
            <text:p>6.53123069596953E-09</text:p>
          </table:table-cell>
        </table:table-row>
        <table:table-row table:style-name="ro1">
          <table:table-cell office:value-type="float" office:value="0.000000000074" calcext:value-type="float">
            <text:p>7.4E-11</text:p>
          </table:table-cell>
          <table:table-cell office:value-type="float" office:value="0.0000000003769875" calcext:value-type="float">
            <text:p>3.769875E-10</text:p>
          </table:table-cell>
          <table:table-cell office:value-type="float" office:value="354.5013" calcext:value-type="float">
            <text:p>354.5013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5]-[.D75])/[.D7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75" calcext:value-type="float">
            <text:p>7.5E-11</text:p>
          </table:table-cell>
          <table:table-cell office:value-type="float" office:value="0.0000000003705915" calcext:value-type="float">
            <text:p>3.705915E-10</text:p>
          </table:table-cell>
          <table:table-cell office:value-type="float" office:value="355.5493" calcext:value-type="float">
            <text:p>355.5493</text:p>
          </table:table-cell>
          <table:table-cell office:value-type="float" office:value="77.3619" calcext:value-type="float">
            <text:p>77.3619</text:p>
          </table:table-cell>
          <table:table-cell office:value-type="float" office:value="77.361881" calcext:value-type="float">
            <text:p>77.361881</text:p>
          </table:table-cell>
          <table:table-cell table:formula="of:=([.E76]-[.D76])/[.D76]" office:value-type="float" office:value="-0.000000245598931888604" calcext:value-type="float">
            <text:p>-2.45598931888604E-07</text:p>
          </table:table-cell>
        </table:table-row>
        <table:table-row table:style-name="ro1">
          <table:table-cell office:value-type="float" office:value="0.000000000076" calcext:value-type="float">
            <text:p>7.6E-11</text:p>
          </table:table-cell>
          <table:table-cell office:value-type="float" office:value="0.0000000003655364" calcext:value-type="float">
            <text:p>3.655364E-10</text:p>
          </table:table-cell>
          <table:table-cell office:value-type="float" office:value="356.1645" calcext:value-type="float">
            <text:p>356.1645</text:p>
          </table:table-cell>
          <table:table-cell office:value-type="float" office:value="330.935" calcext:value-type="float">
            <text:p>330.935</text:p>
          </table:table-cell>
          <table:table-cell office:value-type="float" office:value="330.934535" calcext:value-type="float">
            <text:p>330.934535</text:p>
          </table:table-cell>
          <table:table-cell table:formula="of:=([.E77]-[.D77])/[.D77]" office:value-type="float" office:value="-0.00000140510976481696" calcext:value-type="float">
            <text:p>-1.40510976481696E-06</text:p>
          </table:table-cell>
        </table:table-row>
        <table:table-row table:style-name="ro1">
          <table:table-cell office:value-type="float" office:value="0.000000000077" calcext:value-type="float">
            <text:p>7.7E-11</text:p>
          </table:table-cell>
          <table:table-cell office:value-type="float" office:value="0.0000000003641386" calcext:value-type="float">
            <text:p>3.641386E-10</text:p>
          </table:table-cell>
          <table:table-cell office:value-type="float" office:value="356.5696" calcext:value-type="float">
            <text:p>356.5696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8]-[.D78])/[.D7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78" calcext:value-type="float">
            <text:p>7.8E-11</text:p>
          </table:table-cell>
          <table:table-cell office:value-type="float" office:value="0.0000000003621072" calcext:value-type="float">
            <text:p>3.621072E-10</text:p>
          </table:table-cell>
          <table:table-cell office:value-type="float" office:value="356.8744" calcext:value-type="float">
            <text:p>356.8744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08.012217" calcext:value-type="float">
            <text:p>508.012217</text:p>
          </table:table-cell>
          <table:table-cell table:formula="of:=([.E79]-[.D79])/[.D79]" office:value-type="float" office:value="-0.00575937802741917" calcext:value-type="float">
            <text:p>-0.005759378027419</text:p>
          </table:table-cell>
        </table:table-row>
        <table:table-row table:style-name="ro1">
          <table:table-cell office:value-type="float" office:value="0.000000000079" calcext:value-type="float">
            <text:p>7.9E-11</text:p>
          </table:table-cell>
          <table:table-cell office:value-type="float" office:value="0.0000000003540722" calcext:value-type="float">
            <text:p>3.540722E-10</text:p>
          </table:table-cell>
          <table:table-cell office:value-type="float" office:value="356.9819" calcext:value-type="float">
            <text:p>356.9819</text:p>
          </table:table-cell>
          <table:table-cell office:value-type="float" office:value="359.434" calcext:value-type="float">
            <text:p>359.434</text:p>
          </table:table-cell>
          <table:table-cell office:value-type="float" office:value="359.433617" calcext:value-type="float">
            <text:p>359.433617</text:p>
          </table:table-cell>
          <table:table-cell table:formula="of:=([.E80]-[.D80])/[.D80]" office:value-type="float" office:value="-0.00000106556419258989" calcext:value-type="float">
            <text:p>-1.06556419258989E-06</text:p>
          </table:table-cell>
        </table:table-row>
        <table:table-row table:style-name="ro1">
          <table:table-cell office:value-type="float" office:value="0.00000000008" calcext:value-type="float">
            <text:p>8E-11</text:p>
          </table:table-cell>
          <table:table-cell office:value-type="float" office:value="0.0000000003626547" calcext:value-type="float">
            <text:p>3.626547E-10</text:p>
          </table:table-cell>
          <table:table-cell office:value-type="float" office:value="357.9311" calcext:value-type="float">
            <text:p>357.9311</text:p>
          </table:table-cell>
          <table:table-cell office:value-type="float" office:value="319.348" calcext:value-type="float">
            <text:p>319.348</text:p>
          </table:table-cell>
          <table:table-cell office:value-type="float" office:value="319.347553" calcext:value-type="float">
            <text:p>319.347553</text:p>
          </table:table-cell>
          <table:table-cell table:formula="of:=([.E81]-[.D81])/[.D81]" office:value-type="float" office:value="-0.00000139972694367368" calcext:value-type="float">
            <text:p>-1.39972694367368E-06</text:p>
          </table:table-cell>
        </table:table-row>
        <table:table-row table:style-name="ro1">
          <table:table-cell office:value-type="float" office:value="0.000000000081" calcext:value-type="float">
            <text:p>8.1E-11</text:p>
          </table:table-cell>
          <table:table-cell office:value-type="float" office:value="0.0000000003584171" calcext:value-type="float">
            <text:p>3.584171E-10</text:p>
          </table:table-cell>
          <table:table-cell office:value-type="float" office:value="357.0951" calcext:value-type="float">
            <text:p>357.0951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2]-[.D82])/[.D8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82" calcext:value-type="float">
            <text:p>8.2E-11</text:p>
          </table:table-cell>
          <table:table-cell office:value-type="float" office:value="0.0000000003615802" calcext:value-type="float">
            <text:p>3.615802E-10</text:p>
          </table:table-cell>
          <table:table-cell office:value-type="float" office:value="357.5617" calcext:value-type="float">
            <text:p>357.5617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88.085378" calcext:value-type="float">
            <text:p>488.085378</text:p>
          </table:table-cell>
          <table:table-cell table:formula="of:=([.E83]-[.D83])/[.D83]" office:value-type="float" office:value="-0.0447585834368976" calcext:value-type="float">
            <text:p>-0.044758583436898</text:p>
          </table:table-cell>
        </table:table-row>
        <table:table-row table:style-name="ro1">
          <table:table-cell office:value-type="float" office:value="0.000000000083" calcext:value-type="float">
            <text:p>8.3E-11</text:p>
          </table:table-cell>
          <table:table-cell office:value-type="float" office:value="0.0000000003521736" calcext:value-type="float">
            <text:p>3.521736E-10</text:p>
          </table:table-cell>
          <table:table-cell office:value-type="float" office:value="359.4253" calcext:value-type="float">
            <text:p>359.4253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4]-[.D84])/[.D8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84" calcext:value-type="float">
            <text:p>8.4E-11</text:p>
          </table:table-cell>
          <table:table-cell office:value-type="float" office:value="0.0000000003530787" calcext:value-type="float">
            <text:p>3.530787E-10</text:p>
          </table:table-cell>
          <table:table-cell office:value-type="float" office:value="358.8246" calcext:value-type="float">
            <text:p>358.8246</text:p>
          </table:table-cell>
          <table:table-cell office:value-type="float" office:value="95.5558" calcext:value-type="float">
            <text:p>95.5558</text:p>
          </table:table-cell>
          <table:table-cell office:value-type="float" office:value="95.555819" calcext:value-type="float">
            <text:p>95.555819</text:p>
          </table:table-cell>
          <table:table-cell table:formula="of:=([.E85]-[.D85])/[.D85]" office:value-type="float" office:value="0.00000019883670059444" calcext:value-type="float">
            <text:p>1.9883670059444E-07</text:p>
          </table:table-cell>
        </table:table-row>
        <table:table-row table:style-name="ro1">
          <table:table-cell office:value-type="float" office:value="0.000000000085" calcext:value-type="float">
            <text:p>8.5E-11</text:p>
          </table:table-cell>
          <table:table-cell office:value-type="float" office:value="0.000000000359055" calcext:value-type="float">
            <text:p>3.59055E-10</text:p>
          </table:table-cell>
          <table:table-cell office:value-type="float" office:value="359.4812" calcext:value-type="float">
            <text:p>359.4812</text:p>
          </table:table-cell>
          <table:table-cell office:value-type="float" office:value="501.131" calcext:value-type="float">
            <text:p>501.131</text:p>
          </table:table-cell>
          <table:table-cell office:value-type="float" office:value="405.643398" calcext:value-type="float">
            <text:p>405.643398</text:p>
          </table:table-cell>
          <table:table-cell table:formula="of:=([.E86]-[.D86])/[.D86]" office:value-type="float" office:value="-0.190544193035354" calcext:value-type="float">
            <text:p>-0.190544193035354</text:p>
          </table:table-cell>
        </table:table-row>
        <table:table-row table:style-name="ro1">
          <table:table-cell office:value-type="float" office:value="0.000000000086" calcext:value-type="float">
            <text:p>8.6E-11</text:p>
          </table:table-cell>
          <table:table-cell office:value-type="float" office:value="0.000000000362263" calcext:value-type="float">
            <text:p>3.62263E-10</text:p>
          </table:table-cell>
          <table:table-cell office:value-type="float" office:value="359.025" calcext:value-type="float">
            <text:p>359.025</text:p>
          </table:table-cell>
          <table:table-cell office:value-type="float" office:value="276.284" calcext:value-type="float">
            <text:p>276.284</text:p>
          </table:table-cell>
          <table:table-cell office:value-type="float" office:value="276.284205" calcext:value-type="float">
            <text:p>276.284205</text:p>
          </table:table-cell>
          <table:table-cell table:formula="of:=([.E87]-[.D87])/[.D87]" office:value-type="float" office:value="0.000000741990126080466" calcext:value-type="float">
            <text:p>7.41990126080466E-07</text:p>
          </table:table-cell>
        </table:table-row>
        <table:table-row table:style-name="ro1">
          <table:table-cell office:value-type="float" office:value="0.000000000087" calcext:value-type="float">
            <text:p>8.7E-11</text:p>
          </table:table-cell>
          <table:table-cell office:value-type="float" office:value="0.000000000355553" calcext:value-type="float">
            <text:p>3.55553E-10</text:p>
          </table:table-cell>
          <table:table-cell office:value-type="float" office:value="359.6681" calcext:value-type="float">
            <text:p>359.6681</text:p>
          </table:table-cell>
          <table:table-cell office:value-type="float" office:value="410.203" calcext:value-type="float">
            <text:p>410.203</text:p>
          </table:table-cell>
          <table:table-cell office:value-type="float" office:value="410.203124" calcext:value-type="float">
            <text:p>410.203124</text:p>
          </table:table-cell>
          <table:table-cell table:formula="of:=([.E88]-[.D88])/[.D88]" office:value-type="float" office:value="0.000000302289354363548" calcext:value-type="float">
            <text:p>3.02289354363548E-07</text:p>
          </table:table-cell>
        </table:table-row>
        <table:table-row table:style-name="ro1">
          <table:table-cell office:value-type="float" office:value="0.000000000088" calcext:value-type="float">
            <text:p>8.8E-11</text:p>
          </table:table-cell>
          <table:table-cell office:value-type="float" office:value="0.0000000003536206" calcext:value-type="float">
            <text:p>3.536206E-10</text:p>
          </table:table-cell>
          <table:table-cell office:value-type="float" office:value="361.0851" calcext:value-type="float">
            <text:p>361.0851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9]-[.D89])/[.D8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89" calcext:value-type="float">
            <text:p>8.9E-11</text:p>
          </table:table-cell>
          <table:table-cell office:value-type="float" office:value="0.0000000003524329" calcext:value-type="float">
            <text:p>3.524329E-10</text:p>
          </table:table-cell>
          <table:table-cell office:value-type="float" office:value="361.3558" calcext:value-type="float">
            <text:p>361.3558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0]-[.D90])/[.D9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9" calcext:value-type="float">
            <text:p>9E-11</text:p>
          </table:table-cell>
          <table:table-cell office:value-type="float" office:value="0.0000000003511155" calcext:value-type="float">
            <text:p>3.511155E-10</text:p>
          </table:table-cell>
          <table:table-cell office:value-type="float" office:value="362.3073" calcext:value-type="float">
            <text:p>362.3073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74.134349" calcext:value-type="float">
            <text:p>474.134349</text:p>
          </table:table-cell>
          <table:table-cell table:formula="of:=([.E91]-[.D91])/[.D91]" office:value-type="float" office:value="-0.0720624144983414" calcext:value-type="float">
            <text:p>-0.072062414498341</text:p>
          </table:table-cell>
        </table:table-row>
        <table:table-row table:style-name="ro1">
          <table:table-cell office:value-type="float" office:value="0.000000000091" calcext:value-type="float">
            <text:p>9.1E-11</text:p>
          </table:table-cell>
          <table:table-cell office:value-type="float" office:value="0.0000000003522229" calcext:value-type="float">
            <text:p>3.522229E-10</text:p>
          </table:table-cell>
          <table:table-cell office:value-type="float" office:value="361.6325" calcext:value-type="float">
            <text:p>361.6325</text:p>
          </table:table-cell>
          <table:table-cell office:value-type="float" office:value="16.4817" calcext:value-type="float">
            <text:p>16.4817</text:p>
          </table:table-cell>
          <table:table-cell office:value-type="float" office:value="16.481698" calcext:value-type="float">
            <text:p>16.481698</text:p>
          </table:table-cell>
          <table:table-cell table:formula="of:=([.E92]-[.D92])/[.D92]" office:value-type="float" office:value="-0.00000012134670564949" calcext:value-type="float">
            <text:p>-1.2134670564949E-07</text:p>
          </table:table-cell>
        </table:table-row>
        <table:table-row table:style-name="ro1">
          <table:table-cell office:value-type="float" office:value="0.000000000092" calcext:value-type="float">
            <text:p>9.2E-11</text:p>
          </table:table-cell>
          <table:table-cell office:value-type="float" office:value="0.0000000003548941" calcext:value-type="float">
            <text:p>3.548941E-10</text:p>
          </table:table-cell>
          <table:table-cell office:value-type="float" office:value="362.2131" calcext:value-type="float">
            <text:p>362.2131</text:p>
          </table:table-cell>
          <table:table-cell office:value-type="float" office:value="244.905" calcext:value-type="float">
            <text:p>244.905</text:p>
          </table:table-cell>
          <table:table-cell office:value-type="float" office:value="244.905001" calcext:value-type="float">
            <text:p>244.905001</text:p>
          </table:table-cell>
          <table:table-cell table:formula="of:=([.E93]-[.D93])/[.D93]" office:value-type="float" office:value="0.0000000040832159305659" calcext:value-type="float">
            <text:p>4.0832159305659E-09</text:p>
          </table:table-cell>
        </table:table-row>
        <table:table-row table:style-name="ro1">
          <table:table-cell office:value-type="float" office:value="0.000000000093" calcext:value-type="float">
            <text:p>9.3E-11</text:p>
          </table:table-cell>
          <table:table-cell office:value-type="float" office:value="0.000000000350869" calcext:value-type="float">
            <text:p>3.50869E-10</text:p>
          </table:table-cell>
          <table:table-cell office:value-type="float" office:value="362.3495" calcext:value-type="float">
            <text:p>362.3495</text:p>
          </table:table-cell>
          <table:table-cell office:value-type="float" office:value="226.061" calcext:value-type="float">
            <text:p>226.061</text:p>
          </table:table-cell>
          <table:table-cell office:value-type="float" office:value="226.061194" calcext:value-type="float">
            <text:p>226.061194</text:p>
          </table:table-cell>
          <table:table-cell table:formula="of:=([.E94]-[.D94])/[.D94]" office:value-type="float" office:value="0.000000858175448190383" calcext:value-type="float">
            <text:p>8.58175448190383E-07</text:p>
          </table:table-cell>
        </table:table-row>
        <table:table-row table:style-name="ro1">
          <table:table-cell office:value-type="float" office:value="0.000000000094" calcext:value-type="float">
            <text:p>9.4E-11</text:p>
          </table:table-cell>
          <table:table-cell office:value-type="float" office:value="0.0000000003509344" calcext:value-type="float">
            <text:p>3.509344E-10</text:p>
          </table:table-cell>
          <table:table-cell office:value-type="float" office:value="362.9639" calcext:value-type="float">
            <text:p>362.9639</text:p>
          </table:table-cell>
          <table:table-cell office:value-type="float" office:value="304.943" calcext:value-type="float">
            <text:p>304.943</text:p>
          </table:table-cell>
          <table:table-cell office:value-type="float" office:value="304.94271" calcext:value-type="float">
            <text:p>304.94271</text:p>
          </table:table-cell>
          <table:table-cell table:formula="of:=([.E95]-[.D95])/[.D95]" office:value-type="float" office:value="-0.000000950997399536257" calcext:value-type="float">
            <text:p>-9.50997399536257E-07</text:p>
          </table:table-cell>
        </table:table-row>
        <table:table-row table:style-name="ro1">
          <table:table-cell office:value-type="float" office:value="0.000000000095" calcext:value-type="float">
            <text:p>9.5E-11</text:p>
          </table:table-cell>
          <table:table-cell office:value-type="float" office:value="0.0000000003459038" calcext:value-type="float">
            <text:p>3.459038E-10</text:p>
          </table:table-cell>
          <table:table-cell office:value-type="float" office:value="363.4305" calcext:value-type="float">
            <text:p>363.4305</text:p>
          </table:table-cell>
          <table:table-cell office:value-type="float" office:value="307.82" calcext:value-type="float">
            <text:p>307.82</text:p>
          </table:table-cell>
          <table:table-cell office:value-type="float" office:value="307.820204" calcext:value-type="float">
            <text:p>307.820204</text:p>
          </table:table-cell>
          <table:table-cell table:formula="of:=([.E96]-[.D96])/[.D96]" office:value-type="float" office:value="0.000000662724969126568" calcext:value-type="float">
            <text:p>6.62724969126568E-07</text:p>
          </table:table-cell>
        </table:table-row>
        <table:table-row table:style-name="ro1">
          <table:table-cell office:value-type="float" office:value="0.000000000096" calcext:value-type="float">
            <text:p>9.6E-11</text:p>
          </table:table-cell>
          <table:table-cell office:value-type="float" office:value="0.0000000003542784" calcext:value-type="float">
            <text:p>3.542784E-10</text:p>
          </table:table-cell>
          <table:table-cell office:value-type="float" office:value="363.7339" calcext:value-type="float">
            <text:p>363.7339</text:p>
          </table:table-cell>
          <table:table-cell office:value-type="float" office:value="109.894" calcext:value-type="float">
            <text:p>109.894</text:p>
          </table:table-cell>
          <table:table-cell office:value-type="float" office:value="109.893918" calcext:value-type="float">
            <text:p>109.893918</text:p>
          </table:table-cell>
          <table:table-cell table:formula="of:=([.E97]-[.D97])/[.D97]" office:value-type="float" office:value="-0.000000746173585510881" calcext:value-type="float">
            <text:p>-7.46173585510881E-07</text:p>
          </table:table-cell>
        </table:table-row>
        <table:table-row table:style-name="ro1">
          <table:table-cell office:value-type="float" office:value="0.000000000097" calcext:value-type="float">
            <text:p>9.7E-11</text:p>
          </table:table-cell>
          <table:table-cell office:value-type="float" office:value="0.0000000003480181" calcext:value-type="float">
            <text:p>3.480181E-10</text:p>
          </table:table-cell>
          <table:table-cell office:value-type="float" office:value="364.5539" calcext:value-type="float">
            <text:p>364.5539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8]-[.D98])/[.D9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98" calcext:value-type="float">
            <text:p>9.8E-11</text:p>
          </table:table-cell>
          <table:table-cell office:value-type="float" office:value="0.0000000003455337" calcext:value-type="float">
            <text:p>3.455337E-10</text:p>
          </table:table-cell>
          <table:table-cell office:value-type="float" office:value="364.5781" calcext:value-type="float">
            <text:p>364.5781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9]-[.D99])/[.D9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office:value-type="float" office:value="0.000000000099" calcext:value-type="float">
            <text:p>9.9E-11</text:p>
          </table:table-cell>
          <table:table-cell office:value-type="float" office:value="0.0000000003473388" calcext:value-type="float">
            <text:p>3.473388E-10</text:p>
          </table:table-cell>
          <table:table-cell office:value-type="float" office:value="365.0163" calcext:value-type="float">
            <text:p>365.0163</text:p>
          </table:table-cell>
          <table:table-cell office:value-type="float" office:value="418.474" calcext:value-type="float">
            <text:p>418.474</text:p>
          </table:table-cell>
          <table:table-cell office:value-type="float" office:value="418.47447" calcext:value-type="float">
            <text:p>418.47447</text:p>
          </table:table-cell>
          <table:table-cell table:formula="of:=([.E100]-[.D100])/[.D100]" office:value-type="float" office:value="0.00000112312831862213" calcext:value-type="float">
            <text:p>1.12312831862213E-06</text:p>
          </table:table-cell>
        </table:table-row>
        <table:table-row table:style-name="ro1">
          <table:table-cell office:value-type="float" office:value="0.0000000001" calcext:value-type="float">
            <text:p>1E-10</text:p>
          </table:table-cell>
          <table:table-cell office:value-type="float" office:value="0.0000000003471717" calcext:value-type="float">
            <text:p>3.471717E-10</text:p>
          </table:table-cell>
          <table:table-cell office:value-type="float" office:value="364.9413" calcext:value-type="float">
            <text:p>364.9413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98.38035" calcext:value-type="float">
            <text:p>498.38035</text:p>
          </table:table-cell>
          <table:table-cell table:formula="of:=([.E101]-[.D101])/[.D101]" office:value-type="float" office:value="-0.0246100928653207" calcext:value-type="float">
            <text:p>-0.024610092865321</text:p>
          </table:table-cell>
        </table:table-row>
        <table:table-row table:style-name="ro1">
          <table:table-cell office:value-type="float" office:value="0.000000000101" calcext:value-type="float">
            <text:p>1.01E-10</text:p>
          </table:table-cell>
          <table:table-cell office:value-type="float" office:value="0.0000000003450667" calcext:value-type="float">
            <text:p>3.450667E-10</text:p>
          </table:table-cell>
          <table:table-cell office:value-type="float" office:value="365.5089" calcext:value-type="float">
            <text:p>365.5089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467.793552" calcext:value-type="float">
            <text:p>467.793552</text:p>
          </table:table-cell>
          <table:table-cell table:formula="of:=([.E102]-[.D102])/[.D102]" office:value-type="float" office:value="-0.0844721120255209" calcext:value-type="float">
            <text:p>-0.08447211202552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3]-[.D103])/[.D10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99.5014" calcext:value-type="float">
            <text:p>99.5014</text:p>
          </table:table-cell>
          <table:table-cell office:value-type="float" office:value="99.501367" calcext:value-type="float">
            <text:p>99.501367</text:p>
          </table:table-cell>
          <table:table-cell table:formula="of:=([.E104]-[.D104])/[.D104]" office:value-type="float" office:value="-0.0000003316536249937" calcext:value-type="float">
            <text:p>-3.316536249937E-07</text:p>
          </table:table-cell>
        </table:table-row>
        <table:table-row table:style-name="ro1">
          <table:table-cell table:number-columns-repeated="3"/>
          <table:table-cell office:value-type="float" office:value="490.957" calcext:value-type="float">
            <text:p>490.957</text:p>
          </table:table-cell>
          <table:table-cell office:value-type="float" office:value="371.948376" calcext:value-type="float">
            <text:p>371.948376</text:p>
          </table:table-cell>
          <table:table-cell table:formula="of:=([.E105]-[.D105])/[.D105]" office:value-type="float" office:value="-0.24240131824172" calcext:value-type="float">
            <text:p>-0.2424013182417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6.608751" calcext:value-type="float">
            <text:p>506.608751</text:p>
          </table:table-cell>
          <table:table-cell table:formula="of:=([.E106]-[.D106])/[.D106]" office:value-type="float" office:value="-0.00850612871975027" calcext:value-type="float">
            <text:p>-0.00850612871975</text:p>
          </table:table-cell>
        </table:table-row>
        <table:table-row table:style-name="ro1">
          <table:table-cell table:number-columns-repeated="3"/>
          <table:table-cell office:value-type="float" office:value="223.991" calcext:value-type="float">
            <text:p>223.991</text:p>
          </table:table-cell>
          <table:table-cell office:value-type="float" office:value="223.990763" calcext:value-type="float">
            <text:p>223.990763</text:p>
          </table:table-cell>
          <table:table-cell table:formula="of:=([.E107]-[.D107])/[.D107]" office:value-type="float" office:value="-0.00000105807822647745" calcext:value-type="float">
            <text:p>-1.05807822647745E-06</text:p>
          </table:table-cell>
        </table:table-row>
        <table:table-row table:style-name="ro1">
          <table:table-cell table:number-columns-repeated="3"/>
          <table:table-cell office:value-type="float" office:value="146.445" calcext:value-type="float">
            <text:p>146.445</text:p>
          </table:table-cell>
          <table:table-cell office:value-type="float" office:value="146.444556" calcext:value-type="float">
            <text:p>146.444556</text:p>
          </table:table-cell>
          <table:table-cell table:formula="of:=([.E108]-[.D108])/[.D108]" office:value-type="float" office:value="-0.00000303185496252828" calcext:value-type="float">
            <text:p>-3.0318549625282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2.730884" calcext:value-type="float">
            <text:p>412.730884</text:p>
          </table:table-cell>
          <table:table-cell table:formula="of:=([.E109]-[.D109])/[.D109]" office:value-type="float" office:value="-0.192236333923731" calcext:value-type="float">
            <text:p>-0.19223633392373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42.096004" calcext:value-type="float">
            <text:p>342.096004</text:p>
          </table:table-cell>
          <table:table-cell table:formula="of:=([.E110]-[.D110])/[.D110]" office:value-type="float" office:value="-0.330477235764402" calcext:value-type="float">
            <text:p>-0.330477235764402</text:p>
          </table:table-cell>
        </table:table-row>
        <table:table-row table:style-name="ro1">
          <table:table-cell table:number-columns-repeated="3"/>
          <table:table-cell office:value-type="float" office:value="480.395" calcext:value-type="float">
            <text:p>480.395</text:p>
          </table:table-cell>
          <table:table-cell office:value-type="float" office:value="479.883344" calcext:value-type="float">
            <text:p>479.883344</text:p>
          </table:table-cell>
          <table:table-cell table:formula="of:=([.E111]-[.D111])/[.D111]" office:value-type="float" office:value="-0.00106507353323819" calcext:value-type="float">
            <text:p>-0.001065073533238</text:p>
          </table:table-cell>
        </table:table-row>
        <table:table-row table:style-name="ro1">
          <table:table-cell table:number-columns-repeated="3"/>
          <table:table-cell office:value-type="float" office:value="59.9947" calcext:value-type="float">
            <text:p>59.9947</text:p>
          </table:table-cell>
          <table:table-cell office:value-type="float" office:value="59.994661" calcext:value-type="float">
            <text:p>59.994661</text:p>
          </table:table-cell>
          <table:table-cell table:formula="of:=([.E112]-[.D112])/[.D112]" office:value-type="float" office:value="-0.000000650057421755763" calcext:value-type="float">
            <text:p>-6.50057421755763E-07</text:p>
          </table:table-cell>
        </table:table-row>
        <table:table-row table:style-name="ro1">
          <table:table-cell table:number-columns-repeated="3"/>
          <table:table-cell office:value-type="float" office:value="35.2785" calcext:value-type="float">
            <text:p>35.2785</text:p>
          </table:table-cell>
          <table:table-cell office:value-type="float" office:value="35.278484" calcext:value-type="float">
            <text:p>35.278484</text:p>
          </table:table-cell>
          <table:table-cell table:formula="of:=([.E113]-[.D113])/[.D113]" office:value-type="float" office:value="-0.000000453534022201524" calcext:value-type="float">
            <text:p>-4.5353402220152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71.766465" calcext:value-type="float">
            <text:p>371.766465</text:p>
          </table:table-cell>
          <table:table-cell table:formula="of:=([.E114]-[.D114])/[.D114]" office:value-type="float" office:value="-0.272408597626014" calcext:value-type="float">
            <text:p>-0.272408597626014</text:p>
          </table:table-cell>
        </table:table-row>
        <table:table-row table:style-name="ro1">
          <table:table-cell table:number-columns-repeated="3"/>
          <table:table-cell office:value-type="float" office:value="333.064" calcext:value-type="float">
            <text:p>333.064</text:p>
          </table:table-cell>
          <table:table-cell office:value-type="float" office:value="333.064278" calcext:value-type="float">
            <text:p>333.064278</text:p>
          </table:table-cell>
          <table:table-cell table:formula="of:=([.E115]-[.D115])/[.D115]" office:value-type="float" office:value="0.000000834674416869546" calcext:value-type="float">
            <text:p>8.34674416869546E-07</text:p>
          </table:table-cell>
        </table:table-row>
        <table:table-row table:style-name="ro1">
          <table:table-cell table:number-columns-repeated="3"/>
          <table:table-cell office:value-type="float" office:value="311.964" calcext:value-type="float">
            <text:p>311.964</text:p>
          </table:table-cell>
          <table:table-cell office:value-type="float" office:value="311.963665" calcext:value-type="float">
            <text:p>311.963665</text:p>
          </table:table-cell>
          <table:table-cell table:formula="of:=([.E116]-[.D116])/[.D116]" office:value-type="float" office:value="-0.00000107384185356919" calcext:value-type="float">
            <text:p>-1.07384185356919E-06</text:p>
          </table:table-cell>
        </table:table-row>
        <table:table-row table:style-name="ro1">
          <table:table-cell table:number-columns-repeated="3"/>
          <table:table-cell office:value-type="float" office:value="25.0839" calcext:value-type="float">
            <text:p>25.0839</text:p>
          </table:table-cell>
          <table:table-cell office:value-type="float" office:value="25.083943" calcext:value-type="float">
            <text:p>25.083943</text:p>
          </table:table-cell>
          <table:table-cell table:formula="of:=([.E117]-[.D117])/[.D117]" office:value-type="float" office:value="0.00000171424698717383" calcext:value-type="float">
            <text:p>1.71424698717383E-06</text:p>
          </table:table-cell>
        </table:table-row>
        <table:table-row table:style-name="ro1">
          <table:table-cell table:number-columns-repeated="3"/>
          <table:table-cell office:value-type="float" office:value="156.47" calcext:value-type="float">
            <text:p>156.47</text:p>
          </table:table-cell>
          <table:table-cell office:value-type="float" office:value="156.469857" calcext:value-type="float">
            <text:p>156.469857</text:p>
          </table:table-cell>
          <table:table-cell table:formula="of:=([.E118]-[.D118])/[.D118]" office:value-type="float" office:value="-0.000000913913210253991" calcext:value-type="float">
            <text:p>-9.13913210253991E-07</text:p>
          </table:table-cell>
        </table:table-row>
        <table:table-row table:style-name="ro1">
          <table:table-cell table:number-columns-repeated="3"/>
          <table:table-cell office:value-type="float" office:value="492.434" calcext:value-type="float">
            <text:p>492.434</text:p>
          </table:table-cell>
          <table:table-cell office:value-type="float" office:value="416.057972" calcext:value-type="float">
            <text:p>416.057972</text:p>
          </table:table-cell>
          <table:table-cell table:formula="of:=([.E119]-[.D119])/[.D119]" office:value-type="float" office:value="-0.155099014284148" calcext:value-type="float">
            <text:p>-0.15509901428414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1.869877" calcext:value-type="float">
            <text:p>411.869877</text:p>
          </table:table-cell>
          <table:table-cell table:formula="of:=([.E120]-[.D120])/[.D120]" office:value-type="float" office:value="-0.193921427522972" calcext:value-type="float">
            <text:p>-0.19392142752297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99.441702" calcext:value-type="float">
            <text:p>299.441702</text:p>
          </table:table-cell>
          <table:table-cell table:formula="of:=([.E121]-[.D121])/[.D121]" office:value-type="float" office:value="-0.413956802458142" calcext:value-type="float">
            <text:p>-0.413956802458142</text:p>
          </table:table-cell>
        </table:table-row>
        <table:table-row table:style-name="ro1">
          <table:table-cell table:number-columns-repeated="3"/>
          <table:table-cell office:value-type="float" office:value="418.562" calcext:value-type="float">
            <text:p>418.562</text:p>
          </table:table-cell>
          <table:table-cell office:value-type="float" office:value="510.954988" calcext:value-type="float">
            <text:p>510.954988</text:p>
          </table:table-cell>
          <table:table-cell table:formula="of:=([.E122]-[.D122])/[.D122]" office:value-type="float" office:value="0.220739073303358" calcext:value-type="float">
            <text:p>0.220739073303358</text:p>
          </table:table-cell>
        </table:table-row>
        <table:table-row table:style-name="ro1">
          <table:table-cell table:number-columns-repeated="3"/>
          <table:table-cell office:value-type="float" office:value="316.792" calcext:value-type="float">
            <text:p>316.792</text:p>
          </table:table-cell>
          <table:table-cell office:value-type="float" office:value="316.792418" calcext:value-type="float">
            <text:p>316.792418</text:p>
          </table:table-cell>
          <table:table-cell table:formula="of:=([.E123]-[.D123])/[.D123]" office:value-type="float" office:value="0.00000131947776466791" calcext:value-type="float">
            <text:p>1.31947776466791E-06</text:p>
          </table:table-cell>
        </table:table-row>
        <table:table-row table:style-name="ro1">
          <table:table-cell table:number-columns-repeated="3"/>
          <table:table-cell office:value-type="float" office:value="261.314" calcext:value-type="float">
            <text:p>261.314</text:p>
          </table:table-cell>
          <table:table-cell office:value-type="float" office:value="261.314331" calcext:value-type="float">
            <text:p>261.314331</text:p>
          </table:table-cell>
          <table:table-cell table:formula="of:=([.E124]-[.D124])/[.D124]" office:value-type="float" office:value="0.00000126667534062512" calcext:value-type="float">
            <text:p>1.26667534062512E-06</text:p>
          </table:table-cell>
        </table:table-row>
        <table:table-row table:style-name="ro1">
          <table:table-cell table:number-columns-repeated="3"/>
          <table:table-cell office:value-type="float" office:value="334.75" calcext:value-type="float">
            <text:p>334.75</text:p>
          </table:table-cell>
          <table:table-cell office:value-type="float" office:value="510.954988" calcext:value-type="float">
            <text:p>510.954988</text:p>
          </table:table-cell>
          <table:table-cell table:formula="of:=([.E125]-[.D125])/[.D125]" office:value-type="float" office:value="0.526377858103062" calcext:value-type="float">
            <text:p>0.52637785810306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8.347968" calcext:value-type="float">
            <text:p>508.347968</text:p>
          </table:table-cell>
          <table:table-cell table:formula="of:=([.E126]-[.D126])/[.D126]" office:value-type="float" office:value="-0.00510227319431262" calcext:value-type="float">
            <text:p>-0.00510227319431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1.810151" calcext:value-type="float">
            <text:p>401.810151</text:p>
          </table:table-cell>
          <table:table-cell table:formula="of:=([.E127]-[.D127])/[.D127]" office:value-type="float" office:value="-0.213609513557945" calcext:value-type="float">
            <text:p>-0.21360951355794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4.24551" calcext:value-type="float">
            <text:p>494.24551</text:p>
          </table:table-cell>
          <table:table-cell table:formula="of:=([.E128]-[.D128])/[.D128]" office:value-type="float" office:value="-0.0327024689062637" calcext:value-type="float">
            <text:p>-0.03270246890626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8.871721" calcext:value-type="float">
            <text:p>508.871721</text:p>
          </table:table-cell>
          <table:table-cell table:formula="of:=([.E129]-[.D129])/[.D129]" office:value-type="float" office:value="-0.00407722597880441" calcext:value-type="float">
            <text:p>-0.00407722597880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2.812789" calcext:value-type="float">
            <text:p>452.812789</text:p>
          </table:table-cell>
          <table:table-cell table:formula="of:=([.E130]-[.D130])/[.D130]" office:value-type="float" office:value="-0.113791255590023" calcext:value-type="float">
            <text:p>-0.11379125559002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7.934636" calcext:value-type="float">
            <text:p>417.934636</text:p>
          </table:table-cell>
          <table:table-cell table:formula="of:=([.E131]-[.D131])/[.D131]" office:value-type="float" office:value="-0.182051969351508" calcext:value-type="float">
            <text:p>-0.182051969351508</text:p>
          </table:table-cell>
        </table:table-row>
        <table:table-row table:style-name="ro1">
          <table:table-cell table:number-columns-repeated="3"/>
          <table:table-cell office:value-type="float" office:value="122.429" calcext:value-type="float">
            <text:p>122.429</text:p>
          </table:table-cell>
          <table:table-cell office:value-type="float" office:value="122.429152" calcext:value-type="float">
            <text:p>122.429152</text:p>
          </table:table-cell>
          <table:table-cell table:formula="of:=([.E132]-[.D132])/[.D132]" office:value-type="float" office:value="0.00000124153591060884" calcext:value-type="float">
            <text:p>1.24153591060884E-06</text:p>
          </table:table-cell>
        </table:table-row>
        <table:table-row table:style-name="ro1">
          <table:table-cell table:number-columns-repeated="3"/>
          <table:table-cell office:value-type="float" office:value="83.047" calcext:value-type="float">
            <text:p>83.047</text:p>
          </table:table-cell>
          <table:table-cell office:value-type="float" office:value="83.04703" calcext:value-type="float">
            <text:p>83.04703</text:p>
          </table:table-cell>
          <table:table-cell table:formula="of:=([.E133]-[.D133])/[.D133]" office:value-type="float" office:value="0.000000361241224963243" calcext:value-type="float">
            <text:p>3.6124122496324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4]-[.D134])/[.D13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5]-[.D135])/[.D13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38.607" calcext:value-type="float">
            <text:p>138.607</text:p>
          </table:table-cell>
          <table:table-cell office:value-type="float" office:value="138.606824" calcext:value-type="float">
            <text:p>138.606824</text:p>
          </table:table-cell>
          <table:table-cell table:formula="of:=([.E136]-[.D136])/[.D136]" office:value-type="float" office:value="-0.00000126977713975766" calcext:value-type="float">
            <text:p>-1.26977713975766E-06</text:p>
          </table:table-cell>
        </table:table-row>
        <table:table-row table:style-name="ro1">
          <table:table-cell table:number-columns-repeated="3"/>
          <table:table-cell office:value-type="float" office:value="441.371" calcext:value-type="float">
            <text:p>441.371</text:p>
          </table:table-cell>
          <table:table-cell office:value-type="float" office:value="381.711025" calcext:value-type="float">
            <text:p>381.711025</text:p>
          </table:table-cell>
          <table:table-cell table:formula="of:=([.E137]-[.D137])/[.D137]" office:value-type="float" office:value="-0.135169675850928" calcext:value-type="float">
            <text:p>-0.135169675850928</text:p>
          </table:table-cell>
        </table:table-row>
        <table:table-row table:style-name="ro1">
          <table:table-cell table:number-columns-repeated="3"/>
          <table:table-cell office:value-type="float" office:value="161.992" calcext:value-type="float">
            <text:p>161.992</text:p>
          </table:table-cell>
          <table:table-cell office:value-type="float" office:value="161.991622" calcext:value-type="float">
            <text:p>161.991622</text:p>
          </table:table-cell>
          <table:table-cell table:formula="of:=([.E138]-[.D138])/[.D138]" office:value-type="float" office:value="-0.00000233344856525975" calcext:value-type="float">
            <text:p>-2.33344856525975E-06</text:p>
          </table:table-cell>
        </table:table-row>
        <table:table-row table:style-name="ro1">
          <table:table-cell table:number-columns-repeated="3"/>
          <table:table-cell office:value-type="float" office:value="329.939" calcext:value-type="float">
            <text:p>329.939</text:p>
          </table:table-cell>
          <table:table-cell office:value-type="float" office:value="329.938805" calcext:value-type="float">
            <text:p>329.938805</text:p>
          </table:table-cell>
          <table:table-cell table:formula="of:=([.E139]-[.D139])/[.D139]" office:value-type="float" office:value="-0.000000591018339812096" calcext:value-type="float">
            <text:p>-5.91018339812096E-07</text:p>
          </table:table-cell>
        </table:table-row>
        <table:table-row table:style-name="ro1">
          <table:table-cell table:number-columns-repeated="3"/>
          <table:table-cell office:value-type="float" office:value="264.442" calcext:value-type="float">
            <text:p>264.442</text:p>
          </table:table-cell>
          <table:table-cell office:value-type="float" office:value="264.442423" calcext:value-type="float">
            <text:p>264.442423</text:p>
          </table:table-cell>
          <table:table-cell table:formula="of:=([.E140]-[.D140])/[.D140]" office:value-type="float" office:value="0.00000159959461814709" calcext:value-type="float">
            <text:p>1.5995946181470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1]-[.D141])/[.D14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2]-[.D142])/[.D14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3]-[.D143])/[.D14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3.5913" calcext:value-type="float">
            <text:p>23.5913</text:p>
          </table:table-cell>
          <table:table-cell office:value-type="float" office:value="23.591303" calcext:value-type="float">
            <text:p>23.591303</text:p>
          </table:table-cell>
          <table:table-cell table:formula="of:=([.E144]-[.D144])/[.D144]" office:value-type="float" office:value="0.000000127165522863562" calcext:value-type="float">
            <text:p>1.2716552286356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1.304077" calcext:value-type="float">
            <text:p>481.304077</text:p>
          </table:table-cell>
          <table:table-cell table:formula="of:=([.E145]-[.D145])/[.D145]" office:value-type="float" office:value="-0.0580303999373721" calcext:value-type="float">
            <text:p>-0.058030399937372</text:p>
          </table:table-cell>
        </table:table-row>
        <table:table-row table:style-name="ro1">
          <table:table-cell table:number-columns-repeated="3"/>
          <table:table-cell office:value-type="float" office:value="288.839" calcext:value-type="float">
            <text:p>288.839</text:p>
          </table:table-cell>
          <table:table-cell office:value-type="float" office:value="288.839127" calcext:value-type="float">
            <text:p>288.839127</text:p>
          </table:table-cell>
          <table:table-cell table:formula="of:=([.E146]-[.D146])/[.D146]" office:value-type="float" office:value="0.000000439691315994088" calcext:value-type="float">
            <text:p>4.3969131599408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0.115625" calcext:value-type="float">
            <text:p>500.115625</text:p>
          </table:table-cell>
          <table:table-cell table:formula="of:=([.E147]-[.D147])/[.D147]" office:value-type="float" office:value="-0.0212139523049974" calcext:value-type="float">
            <text:p>-0.021213952304998</text:p>
          </table:table-cell>
        </table:table-row>
        <table:table-row table:style-name="ro1">
          <table:table-cell table:number-columns-repeated="3"/>
          <table:table-cell office:value-type="float" office:value="359.906" calcext:value-type="float">
            <text:p>359.906</text:p>
          </table:table-cell>
          <table:table-cell office:value-type="float" office:value="359.9063" calcext:value-type="float">
            <text:p>359.9063</text:p>
          </table:table-cell>
          <table:table-cell table:formula="of:=([.E148]-[.D148])/[.D148]" office:value-type="float" office:value="0.00000083355098270531" calcext:value-type="float">
            <text:p>8.335509827053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8.904144" calcext:value-type="float">
            <text:p>478.904144</text:p>
          </table:table-cell>
          <table:table-cell table:formula="of:=([.E149]-[.D149])/[.D149]" office:value-type="float" office:value="-0.062727355637972" calcext:value-type="float">
            <text:p>-0.062727355637972</text:p>
          </table:table-cell>
        </table:table-row>
        <table:table-row table:style-name="ro1">
          <table:table-cell table:number-columns-repeated="3"/>
          <table:table-cell office:value-type="float" office:value="71.9708" calcext:value-type="float">
            <text:p>71.9708</text:p>
          </table:table-cell>
          <table:table-cell office:value-type="float" office:value="71.970815" calcext:value-type="float">
            <text:p>71.970815</text:p>
          </table:table-cell>
          <table:table-cell table:formula="of:=([.E150]-[.D150])/[.D150]" office:value-type="float" office:value="0.00000020841785841982" calcext:value-type="float">
            <text:p>2.0841785841982E-07</text:p>
          </table:table-cell>
        </table:table-row>
        <table:table-row table:style-name="ro1">
          <table:table-cell table:number-columns-repeated="3"/>
          <table:table-cell office:value-type="float" office:value="333.354" calcext:value-type="float">
            <text:p>333.354</text:p>
          </table:table-cell>
          <table:table-cell office:value-type="float" office:value="333.353548" calcext:value-type="float">
            <text:p>333.353548</text:p>
          </table:table-cell>
          <table:table-cell table:formula="of:=([.E151]-[.D151])/[.D151]" office:value-type="float" office:value="-0.00000135591593319918" calcext:value-type="float">
            <text:p>-1.35591593319918E-06</text:p>
          </table:table-cell>
        </table:table-row>
        <table:table-row table:style-name="ro1">
          <table:table-cell table:number-columns-repeated="3"/>
          <table:table-cell office:value-type="float" office:value="135.16" calcext:value-type="float">
            <text:p>135.16</text:p>
          </table:table-cell>
          <table:table-cell office:value-type="float" office:value="135.160252" calcext:value-type="float">
            <text:p>135.160252</text:p>
          </table:table-cell>
          <table:table-cell table:formula="of:=([.E152]-[.D152])/[.D152]" office:value-type="float" office:value="0.00000186445694005224" calcext:value-type="float">
            <text:p>1.86445694005224E-06</text:p>
          </table:table-cell>
        </table:table-row>
        <table:table-row table:style-name="ro1">
          <table:table-cell table:number-columns-repeated="3"/>
          <table:table-cell office:value-type="float" office:value="253.457" calcext:value-type="float">
            <text:p>253.457</text:p>
          </table:table-cell>
          <table:table-cell office:value-type="float" office:value="253.457327" calcext:value-type="float">
            <text:p>253.457327</text:p>
          </table:table-cell>
          <table:table-cell table:formula="of:=([.E153]-[.D153])/[.D153]" office:value-type="float" office:value="0.00000129015967204944" calcext:value-type="float">
            <text:p>1.2901596720494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4]-[.D154])/[.D15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5]-[.D155])/[.D15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10.441" calcext:value-type="float">
            <text:p>310.441</text:p>
          </table:table-cell>
          <table:table-cell office:value-type="float" office:value="310.440869" calcext:value-type="float">
            <text:p>310.440869</text:p>
          </table:table-cell>
          <table:table-cell table:formula="of:=([.E156]-[.D156])/[.D156]" office:value-type="float" office:value="-0.000000421980343941277" calcext:value-type="float">
            <text:p>-4.21980343941277E-07</text:p>
          </table:table-cell>
        </table:table-row>
        <table:table-row table:style-name="ro1">
          <table:table-cell table:number-columns-repeated="3"/>
          <table:table-cell office:value-type="float" office:value="179.893" calcext:value-type="float">
            <text:p>179.893</text:p>
          </table:table-cell>
          <table:table-cell office:value-type="float" office:value="179.892924" calcext:value-type="float">
            <text:p>179.892924</text:p>
          </table:table-cell>
          <table:table-cell table:formula="of:=([.E157]-[.D157])/[.D157]" office:value-type="float" office:value="-0.000000422473359202806" calcext:value-type="float">
            <text:p>-4.2247335920280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1.693664" calcext:value-type="float">
            <text:p>461.693664</text:p>
          </table:table-cell>
          <table:table-cell table:formula="of:=([.E158]-[.D158])/[.D158]" office:value-type="float" office:value="-0.0964103218483036" calcext:value-type="float">
            <text:p>-0.096410321848304</text:p>
          </table:table-cell>
        </table:table-row>
        <table:table-row table:style-name="ro1">
          <table:table-cell table:number-columns-repeated="3"/>
          <table:table-cell office:value-type="float" office:value="457.643" calcext:value-type="float">
            <text:p>457.643</text:p>
          </table:table-cell>
          <table:table-cell office:value-type="float" office:value="367.626782" calcext:value-type="float">
            <text:p>367.626782</text:p>
          </table:table-cell>
          <table:table-cell table:formula="of:=([.E159]-[.D159])/[.D159]" office:value-type="float" office:value="-0.196695279945285" calcext:value-type="float">
            <text:p>-0.19669527994528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8.873204" calcext:value-type="float">
            <text:p>478.873204</text:p>
          </table:table-cell>
          <table:table-cell table:formula="of:=([.E160]-[.D160])/[.D160]" office:value-type="float" office:value="-0.0627879089156579" calcext:value-type="float">
            <text:p>-0.062787908915658</text:p>
          </table:table-cell>
        </table:table-row>
        <table:table-row table:style-name="ro1">
          <table:table-cell table:number-columns-repeated="3"/>
          <table:table-cell office:value-type="float" office:value="112.208" calcext:value-type="float">
            <text:p>112.208</text:p>
          </table:table-cell>
          <table:table-cell office:value-type="float" office:value="112.207741" calcext:value-type="float">
            <text:p>112.207741</text:p>
          </table:table-cell>
          <table:table-cell table:formula="of:=([.E161]-[.D161])/[.D161]" office:value-type="float" office:value="-0.00000230821331812159" calcext:value-type="float">
            <text:p>-2.3082133181215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2]-[.D162])/[.D16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92.2887" calcext:value-type="float">
            <text:p>92.2887</text:p>
          </table:table-cell>
          <table:table-cell office:value-type="float" office:value="92.288716" calcext:value-type="float">
            <text:p>92.288716</text:p>
          </table:table-cell>
          <table:table-cell table:formula="of:=([.E163]-[.D163])/[.D163]" office:value-type="float" office:value="0.000000173369003876158" calcext:value-type="float">
            <text:p>1.7336900387615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4]-[.D164])/[.D16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9.133819" calcext:value-type="float">
            <text:p>439.133819</text:p>
          </table:table-cell>
          <table:table-cell table:formula="of:=([.E165]-[.D165])/[.D165]" office:value-type="float" office:value="-0.140562634674286" calcext:value-type="float">
            <text:p>-0.14056263467428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6]-[.D166])/[.D16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77.3553" calcext:value-type="float">
            <text:p>77.3553</text:p>
          </table:table-cell>
          <table:table-cell office:value-type="float" office:value="77.355253" calcext:value-type="float">
            <text:p>77.355253</text:p>
          </table:table-cell>
          <table:table-cell table:formula="of:=([.E167]-[.D167])/[.D167]" office:value-type="float" office:value="-0.000000607586034764564" calcext:value-type="float">
            <text:p>-6.07586034764564E-07</text:p>
          </table:table-cell>
        </table:table-row>
        <table:table-row table:style-name="ro1">
          <table:table-cell table:number-columns-repeated="3"/>
          <table:table-cell office:value-type="float" office:value="307.655" calcext:value-type="float">
            <text:p>307.655</text:p>
          </table:table-cell>
          <table:table-cell office:value-type="float" office:value="307.655281" calcext:value-type="float">
            <text:p>307.655281</text:p>
          </table:table-cell>
          <table:table-cell table:formula="of:=([.E168]-[.D168])/[.D168]" office:value-type="float" office:value="0.000000913360745086242" calcext:value-type="float">
            <text:p>9.1336074508624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9]-[.D169])/[.D16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70]-[.D170])/[.D17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44.115" calcext:value-type="float">
            <text:p>344.115</text:p>
          </table:table-cell>
          <table:table-cell office:value-type="float" office:value="344.114613" calcext:value-type="float">
            <text:p>344.114613</text:p>
          </table:table-cell>
          <table:table-cell table:formula="of:=([.E171]-[.D171])/[.D171]" office:value-type="float" office:value="-0.00000112462403553829" calcext:value-type="float">
            <text:p>-1.12462403553829E-06</text:p>
          </table:table-cell>
        </table:table-row>
        <table:table-row table:style-name="ro1">
          <table:table-cell table:number-columns-repeated="3"/>
          <table:table-cell office:value-type="float" office:value="179.623" calcext:value-type="float">
            <text:p>179.623</text:p>
          </table:table-cell>
          <table:table-cell office:value-type="float" office:value="179.623338" calcext:value-type="float">
            <text:p>179.623338</text:p>
          </table:table-cell>
          <table:table-cell table:formula="of:=([.E172]-[.D172])/[.D172]" office:value-type="float" office:value="0.00000188171893354016" calcext:value-type="float">
            <text:p>1.8817189335401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15.450173" calcext:value-type="float">
            <text:p>315.450173</text:p>
          </table:table-cell>
          <table:table-cell table:formula="of:=([.E173]-[.D173])/[.D173]" office:value-type="float" office:value="-0.382626311514713" calcext:value-type="float">
            <text:p>-0.38262631151471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6.541142" calcext:value-type="float">
            <text:p>456.541142</text:p>
          </table:table-cell>
          <table:table-cell table:formula="of:=([.E174]-[.D174])/[.D174]" office:value-type="float" office:value="-0.106494423187952" calcext:value-type="float">
            <text:p>-0.106494423187952</text:p>
          </table:table-cell>
        </table:table-row>
        <table:table-row table:style-name="ro1">
          <table:table-cell table:number-columns-repeated="3"/>
          <table:table-cell office:value-type="float" office:value="266.171" calcext:value-type="float">
            <text:p>266.171</text:p>
          </table:table-cell>
          <table:table-cell office:value-type="float" office:value="266.170947" calcext:value-type="float">
            <text:p>266.170947</text:p>
          </table:table-cell>
          <table:table-cell table:formula="of:=([.E175]-[.D175])/[.D175]" office:value-type="float" office:value="-0.00000019912011443724" calcext:value-type="float">
            <text:p>-1.9912011443724E-07</text:p>
          </table:table-cell>
        </table:table-row>
        <table:table-row table:style-name="ro1">
          <table:table-cell table:number-columns-repeated="3"/>
          <table:table-cell office:value-type="float" office:value="26.5367" calcext:value-type="float">
            <text:p>26.5367</text:p>
          </table:table-cell>
          <table:table-cell office:value-type="float" office:value="26.536666" calcext:value-type="float">
            <text:p>26.536666</text:p>
          </table:table-cell>
          <table:table-cell table:formula="of:=([.E176]-[.D176])/[.D176]" office:value-type="float" office:value="-0.0000012812444651906" calcext:value-type="float">
            <text:p>-1.2812444651906E-06</text:p>
          </table:table-cell>
        </table:table-row>
        <table:table-row table:style-name="ro1">
          <table:table-cell table:number-columns-repeated="3"/>
          <table:table-cell office:value-type="float" office:value="109.927" calcext:value-type="float">
            <text:p>109.927</text:p>
          </table:table-cell>
          <table:table-cell office:value-type="float" office:value="109.926679" calcext:value-type="float">
            <text:p>109.926679</text:p>
          </table:table-cell>
          <table:table-cell table:formula="of:=([.E177]-[.D177])/[.D177]" office:value-type="float" office:value="-0.00000292011971593678" calcext:value-type="float">
            <text:p>-2.92011971593678E-06</text:p>
          </table:table-cell>
        </table:table-row>
        <table:table-row table:style-name="ro1">
          <table:table-cell table:number-columns-repeated="3"/>
          <table:table-cell office:value-type="float" office:value="229.968" calcext:value-type="float">
            <text:p>229.968</text:p>
          </table:table-cell>
          <table:table-cell office:value-type="float" office:value="229.968257" calcext:value-type="float">
            <text:p>229.968257</text:p>
          </table:table-cell>
          <table:table-cell table:formula="of:=([.E178]-[.D178])/[.D178]" office:value-type="float" office:value="0.00000111754678913952" calcext:value-type="float">
            <text:p>1.11754678913952E-06</text:p>
          </table:table-cell>
        </table:table-row>
        <table:table-row table:style-name="ro1">
          <table:table-cell table:number-columns-repeated="3"/>
          <table:table-cell office:value-type="float" office:value="336.28" calcext:value-type="float">
            <text:p>336.28</text:p>
          </table:table-cell>
          <table:table-cell office:value-type="float" office:value="336.280083" calcext:value-type="float">
            <text:p>336.280083</text:p>
          </table:table-cell>
          <table:table-cell table:formula="of:=([.E179]-[.D179])/[.D179]" office:value-type="float" office:value="0.000000246818127803672" calcext:value-type="float">
            <text:p>2.4681812780367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6.535197" calcext:value-type="float">
            <text:p>456.535197</text:p>
          </table:table-cell>
          <table:table-cell table:formula="of:=([.E180]-[.D180])/[.D180]" office:value-type="float" office:value="-0.106506058263448" calcext:value-type="float">
            <text:p>-0.106506058263448</text:p>
          </table:table-cell>
        </table:table-row>
        <table:table-row table:style-name="ro1">
          <table:table-cell table:number-columns-repeated="3"/>
          <table:table-cell office:value-type="float" office:value="501.321" calcext:value-type="float">
            <text:p>501.321</text:p>
          </table:table-cell>
          <table:table-cell office:value-type="float" office:value="510.954988" calcext:value-type="float">
            <text:p>510.954988</text:p>
          </table:table-cell>
          <table:table-cell table:formula="of:=([.E181]-[.D181])/[.D181]" office:value-type="float" office:value="0.0192172041466445" calcext:value-type="float">
            <text:p>0.019217204146645</text:p>
          </table:table-cell>
        </table:table-row>
        <table:table-row table:style-name="ro1">
          <table:table-cell table:number-columns-repeated="3"/>
          <table:table-cell office:value-type="float" office:value="487.774" calcext:value-type="float">
            <text:p>487.774</text:p>
          </table:table-cell>
          <table:table-cell office:value-type="float" office:value="502.1342" calcext:value-type="float">
            <text:p>502.1342</text:p>
          </table:table-cell>
          <table:table-cell table:formula="of:=([.E182]-[.D182])/[.D182]" office:value-type="float" office:value="0.029440273569317" calcext:value-type="float">
            <text:p>0.029440273569317</text:p>
          </table:table-cell>
        </table:table-row>
        <table:table-row table:style-name="ro1">
          <table:table-cell table:number-columns-repeated="3"/>
          <table:table-cell office:value-type="float" office:value="18.2479" calcext:value-type="float">
            <text:p>18.2479</text:p>
          </table:table-cell>
          <table:table-cell office:value-type="float" office:value="18.247938" calcext:value-type="float">
            <text:p>18.247938</text:p>
          </table:table-cell>
          <table:table-cell table:formula="of:=([.E183]-[.D183])/[.D183]" office:value-type="float" office:value="0.0000020824314030646" calcext:value-type="float">
            <text:p>2.0824314030646E-06</text:p>
          </table:table-cell>
        </table:table-row>
        <table:table-row table:style-name="ro1">
          <table:table-cell table:number-columns-repeated="3"/>
          <table:table-cell office:value-type="float" office:value="337.628" calcext:value-type="float">
            <text:p>337.628</text:p>
          </table:table-cell>
          <table:table-cell office:value-type="float" office:value="337.627566" calcext:value-type="float">
            <text:p>337.627566</text:p>
          </table:table-cell>
          <table:table-cell table:formula="of:=([.E184]-[.D184])/[.D184]" office:value-type="float" office:value="-0.0000012854384114596" calcext:value-type="float">
            <text:p>-1.2854384114596E-06</text:p>
          </table:table-cell>
        </table:table-row>
        <table:table-row table:style-name="ro1">
          <table:table-cell table:number-columns-repeated="3"/>
          <table:table-cell office:value-type="float" office:value="303.646" calcext:value-type="float">
            <text:p>303.646</text:p>
          </table:table-cell>
          <table:table-cell office:value-type="float" office:value="303.64564" calcext:value-type="float">
            <text:p>303.64564</text:p>
          </table:table-cell>
          <table:table-cell table:formula="of:=([.E185]-[.D185])/[.D185]" office:value-type="float" office:value="-0.00000118559111597249" calcext:value-type="float">
            <text:p>-1.1855911159724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86]-[.D186])/[.D18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04.148" calcext:value-type="float">
            <text:p>504.148</text:p>
          </table:table-cell>
          <table:table-cell office:value-type="float" office:value="488.889125" calcext:value-type="float">
            <text:p>488.889125</text:p>
          </table:table-cell>
          <table:table-cell table:formula="of:=([.E187]-[.D187])/[.D187]" office:value-type="float" office:value="-0.0302666578068346" calcext:value-type="float">
            <text:p>-0.030266657806835</text:p>
          </table:table-cell>
        </table:table-row>
        <table:table-row table:style-name="ro1">
          <table:table-cell table:number-columns-repeated="3"/>
          <table:table-cell office:value-type="float" office:value="411.848" calcext:value-type="float">
            <text:p>411.848</text:p>
          </table:table-cell>
          <table:table-cell office:value-type="float" office:value="415.575508" calcext:value-type="float">
            <text:p>415.575508</text:p>
          </table:table-cell>
          <table:table-cell table:formula="of:=([.E188]-[.D188])/[.D188]" office:value-type="float" office:value="0.00905068860356248" calcext:value-type="float">
            <text:p>0.00905068860356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4.911454" calcext:value-type="float">
            <text:p>494.911454</text:p>
          </table:table-cell>
          <table:table-cell table:formula="of:=([.E189]-[.D189])/[.D189]" office:value-type="float" office:value="-0.0313991369102954" calcext:value-type="float">
            <text:p>-0.03139913691029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90]-[.D190])/[.D19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93.8466" calcext:value-type="float">
            <text:p>93.8466</text:p>
          </table:table-cell>
          <table:table-cell office:value-type="float" office:value="93.846584" calcext:value-type="float">
            <text:p>93.846584</text:p>
          </table:table-cell>
          <table:table-cell table:formula="of:=([.E191]-[.D191])/[.D191]" office:value-type="float" office:value="-0.000000170490992620144" calcext:value-type="float">
            <text:p>-1.7049099262014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8.201545" calcext:value-type="float">
            <text:p>418.201545</text:p>
          </table:table-cell>
          <table:table-cell table:formula="of:=([.E192]-[.D192])/[.D192]" office:value-type="float" office:value="-0.181529596539813" calcext:value-type="float">
            <text:p>-0.18152959653981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93]-[.D193])/[.D19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37.66" calcext:value-type="float">
            <text:p>337.66</text:p>
          </table:table-cell>
          <table:table-cell office:value-type="float" office:value="337.66007" calcext:value-type="float">
            <text:p>337.66007</text:p>
          </table:table-cell>
          <table:table-cell table:formula="of:=([.E194]-[.D194])/[.D194]" office:value-type="float" office:value="0.000000207309127506359" calcext:value-type="float">
            <text:p>2.0730912750635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2.701531" calcext:value-type="float">
            <text:p>492.701531</text:p>
          </table:table-cell>
          <table:table-cell table:formula="of:=([.E195]-[.D195])/[.D195]" office:value-type="float" office:value="-0.0357242203325146" calcext:value-type="float">
            <text:p>-0.035724220332515</text:p>
          </table:table-cell>
        </table:table-row>
        <table:table-row table:style-name="ro1">
          <table:table-cell table:number-columns-repeated="3"/>
          <table:table-cell office:value-type="float" office:value="208.832" calcext:value-type="float">
            <text:p>208.832</text:p>
          </table:table-cell>
          <table:table-cell office:value-type="float" office:value="208.831717" calcext:value-type="float">
            <text:p>208.831717</text:p>
          </table:table-cell>
          <table:table-cell table:formula="of:=([.E196]-[.D196])/[.D196]" office:value-type="float" office:value="-0.0000013551562978664" calcext:value-type="float">
            <text:p>-1.355156297866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97]-[.D197])/[.D19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98]-[.D198])/[.D19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5.709058" calcext:value-type="float">
            <text:p>505.709058</text:p>
          </table:table-cell>
          <table:table-cell table:formula="of:=([.E199]-[.D199])/[.D199]" office:value-type="float" office:value="-0.0102669354444128" calcext:value-type="float">
            <text:p>-0.01026693544441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00]-[.D200])/[.D20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93.268" calcext:value-type="float">
            <text:p>293.268</text:p>
          </table:table-cell>
          <table:table-cell office:value-type="float" office:value="293.268284" calcext:value-type="float">
            <text:p>293.268284</text:p>
          </table:table-cell>
          <table:table-cell table:formula="of:=([.E201]-[.D201])/[.D201]" office:value-type="float" office:value="0.000000968397506792195" calcext:value-type="float">
            <text:p>9.68397506792195E-07</text:p>
          </table:table-cell>
        </table:table-row>
        <table:table-row table:style-name="ro1">
          <table:table-cell table:number-columns-repeated="3"/>
          <table:table-cell office:value-type="float" office:value="439.445" calcext:value-type="float">
            <text:p>439.445</text:p>
          </table:table-cell>
          <table:table-cell office:value-type="float" office:value="439.444941" calcext:value-type="float">
            <text:p>439.444941</text:p>
          </table:table-cell>
          <table:table-cell table:formula="of:=([.E202]-[.D202])/[.D202]" office:value-type="float" office:value="-0.000000134260260149893" calcext:value-type="float">
            <text:p>-1.3426026014989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8.185872" calcext:value-type="float">
            <text:p>478.185872</text:p>
          </table:table-cell>
          <table:table-cell table:formula="of:=([.E203]-[.D203])/[.D203]" office:value-type="float" office:value="-0.0641330997837382" calcext:value-type="float">
            <text:p>-0.064133099783738</text:p>
          </table:table-cell>
        </table:table-row>
        <table:table-row table:style-name="ro1">
          <table:table-cell table:number-columns-repeated="3"/>
          <table:table-cell office:value-type="float" office:value="161.877" calcext:value-type="float">
            <text:p>161.877</text:p>
          </table:table-cell>
          <table:table-cell office:value-type="float" office:value="161.877422" calcext:value-type="float">
            <text:p>161.877422</text:p>
          </table:table-cell>
          <table:table-cell table:formula="of:=([.E204]-[.D204])/[.D204]" office:value-type="float" office:value="0.00000260691759784377" calcext:value-type="float">
            <text:p>2.6069175978437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0.306244" calcext:value-type="float">
            <text:p>450.306244</text:p>
          </table:table-cell>
          <table:table-cell table:formula="of:=([.E205]-[.D205])/[.D205]" office:value-type="float" office:value="-0.118696863715983" calcext:value-type="float">
            <text:p>-0.118696863715983</text:p>
          </table:table-cell>
        </table:table-row>
        <table:table-row table:style-name="ro1">
          <table:table-cell table:number-columns-repeated="3"/>
          <table:table-cell office:value-type="float" office:value="3.94004" calcext:value-type="float">
            <text:p>3.94004</text:p>
          </table:table-cell>
          <table:table-cell office:value-type="float" office:value="3.940042" calcext:value-type="float">
            <text:p>3.940042</text:p>
          </table:table-cell>
          <table:table-cell table:formula="of:=([.E206]-[.D206])/[.D206]" office:value-type="float" office:value="0.00000050760905976474" calcext:value-type="float">
            <text:p>5.0760905976474E-07</text:p>
          </table:table-cell>
        </table:table-row>
        <table:table-row table:style-name="ro1">
          <table:table-cell table:number-columns-repeated="3"/>
          <table:table-cell office:value-type="float" office:value="478.556" calcext:value-type="float">
            <text:p>478.556</text:p>
          </table:table-cell>
          <table:table-cell office:value-type="float" office:value="472.641516" calcext:value-type="float">
            <text:p>472.641516</text:p>
          </table:table-cell>
          <table:table-cell table:formula="of:=([.E207]-[.D207])/[.D207]" office:value-type="float" office:value="-0.0123590217236853" calcext:value-type="float">
            <text:p>-0.012359021723685</text:p>
          </table:table-cell>
        </table:table-row>
        <table:table-row table:style-name="ro1">
          <table:table-cell table:number-columns-repeated="3"/>
          <table:table-cell office:value-type="float" office:value="486.721" calcext:value-type="float">
            <text:p>486.721</text:p>
          </table:table-cell>
          <table:table-cell office:value-type="float" office:value="510.954988" calcext:value-type="float">
            <text:p>510.954988</text:p>
          </table:table-cell>
          <table:table-cell table:formula="of:=([.E208]-[.D208])/[.D208]" office:value-type="float" office:value="0.0497903069725777" calcext:value-type="float">
            <text:p>0.049790306972578</text:p>
          </table:table-cell>
        </table:table-row>
        <table:table-row table:style-name="ro1">
          <table:table-cell table:number-columns-repeated="3"/>
          <table:table-cell office:value-type="float" office:value="315.206" calcext:value-type="float">
            <text:p>315.206</text:p>
          </table:table-cell>
          <table:table-cell office:value-type="float" office:value="315.206145" calcext:value-type="float">
            <text:p>315.206145</text:p>
          </table:table-cell>
          <table:table-cell table:formula="of:=([.E209]-[.D209])/[.D209]" office:value-type="float" office:value="0.000000460016623969628" calcext:value-type="float">
            <text:p>4.6001662396962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8.042923" calcext:value-type="float">
            <text:p>418.042923</text:p>
          </table:table-cell>
          <table:table-cell table:formula="of:=([.E210]-[.D210])/[.D210]" office:value-type="float" office:value="-0.181840038750966" calcext:value-type="float">
            <text:p>-0.18184003875096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11]-[.D211])/[.D21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70.465" calcext:value-type="float">
            <text:p>370.465</text:p>
          </table:table-cell>
          <table:table-cell office:value-type="float" office:value="370.465498" calcext:value-type="float">
            <text:p>370.465498</text:p>
          </table:table-cell>
          <table:table-cell table:formula="of:=([.E212]-[.D212])/[.D212]" office:value-type="float" office:value="0.00000134425654258856" calcext:value-type="float">
            <text:p>1.34425654258856E-06</text:p>
          </table:table-cell>
        </table:table-row>
        <table:table-row table:style-name="ro1">
          <table:table-cell table:number-columns-repeated="3"/>
          <table:table-cell office:value-type="float" office:value="77.4633" calcext:value-type="float">
            <text:p>77.4633</text:p>
          </table:table-cell>
          <table:table-cell office:value-type="float" office:value="77.463326" calcext:value-type="float">
            <text:p>77.463326</text:p>
          </table:table-cell>
          <table:table-cell table:formula="of:=([.E213]-[.D213])/[.D213]" office:value-type="float" office:value="0.000000335642813967385" calcext:value-type="float">
            <text:p>3.35642813967385E-07</text:p>
          </table:table-cell>
        </table:table-row>
        <table:table-row table:style-name="ro1">
          <table:table-cell table:number-columns-repeated="3"/>
          <table:table-cell office:value-type="float" office:value="239.435" calcext:value-type="float">
            <text:p>239.435</text:p>
          </table:table-cell>
          <table:table-cell office:value-type="float" office:value="239.434561" calcext:value-type="float">
            <text:p>239.434561</text:p>
          </table:table-cell>
          <table:table-cell table:formula="of:=([.E214]-[.D214])/[.D214]" office:value-type="float" office:value="-0.0000018334829912088" calcext:value-type="float">
            <text:p>-1.833482991208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15]-[.D215])/[.D21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46.093" calcext:value-type="float">
            <text:p>446.093</text:p>
          </table:table-cell>
          <table:table-cell office:value-type="float" office:value="446.093475" calcext:value-type="float">
            <text:p>446.093475</text:p>
          </table:table-cell>
          <table:table-cell table:formula="of:=([.E216]-[.D216])/[.D216]" office:value-type="float" office:value="0.00000106480038914408" calcext:value-type="float">
            <text:p>1.06480038914408E-06</text:p>
          </table:table-cell>
        </table:table-row>
        <table:table-row table:style-name="ro1">
          <table:table-cell table:number-columns-repeated="3"/>
          <table:table-cell office:value-type="float" office:value="30.2294" calcext:value-type="float">
            <text:p>30.2294</text:p>
          </table:table-cell>
          <table:table-cell office:value-type="float" office:value="30.229438" calcext:value-type="float">
            <text:p>30.229438</text:p>
          </table:table-cell>
          <table:table-cell table:formula="of:=([.E217]-[.D217])/[.D217]" office:value-type="float" office:value="0.00000125705439075809" calcext:value-type="float">
            <text:p>1.25705439075809E-06</text:p>
          </table:table-cell>
        </table:table-row>
        <table:table-row table:style-name="ro1">
          <table:table-cell table:number-columns-repeated="3"/>
          <table:table-cell office:value-type="float" office:value="305.2" calcext:value-type="float">
            <text:p>305.2</text:p>
          </table:table-cell>
          <table:table-cell office:value-type="float" office:value="305.200108" calcext:value-type="float">
            <text:p>305.200108</text:p>
          </table:table-cell>
          <table:table-cell table:formula="of:=([.E218]-[.D218])/[.D218]" office:value-type="float" office:value="0.000000353866317206892" calcext:value-type="float">
            <text:p>3.5386631720689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19]-[.D219])/[.D21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74.781" calcext:value-type="float">
            <text:p>174.781</text:p>
          </table:table-cell>
          <table:table-cell office:value-type="float" office:value="174.781229" calcext:value-type="float">
            <text:p>174.781229</text:p>
          </table:table-cell>
          <table:table-cell table:formula="of:=([.E220]-[.D220])/[.D220]" office:value-type="float" office:value="0.00000131021106407599" calcext:value-type="float">
            <text:p>1.31021106407599E-06</text:p>
          </table:table-cell>
        </table:table-row>
        <table:table-row table:style-name="ro1">
          <table:table-cell table:number-columns-repeated="3"/>
          <table:table-cell office:value-type="float" office:value="72.6865" calcext:value-type="float">
            <text:p>72.6865</text:p>
          </table:table-cell>
          <table:table-cell office:value-type="float" office:value="72.68655" calcext:value-type="float">
            <text:p>72.68655</text:p>
          </table:table-cell>
          <table:table-cell table:formula="of:=([.E221]-[.D221])/[.D221]" office:value-type="float" office:value="0.000000687885645913063" calcext:value-type="float">
            <text:p>6.8788564591306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87.61428" calcext:value-type="float">
            <text:p>387.61428</text:p>
          </table:table-cell>
          <table:table-cell table:formula="of:=([.E222]-[.D222])/[.D222]" office:value-type="float" office:value="-0.241392529674825" calcext:value-type="float">
            <text:p>-0.241392529674825</text:p>
          </table:table-cell>
        </table:table-row>
        <table:table-row table:style-name="ro1">
          <table:table-cell table:number-columns-repeated="3"/>
          <table:table-cell office:value-type="float" office:value="162.048" calcext:value-type="float">
            <text:p>162.048</text:p>
          </table:table-cell>
          <table:table-cell office:value-type="float" office:value="162.048174" calcext:value-type="float">
            <text:p>162.048174</text:p>
          </table:table-cell>
          <table:table-cell table:formula="of:=([.E223]-[.D223])/[.D223]" office:value-type="float" office:value="0.0000010737559240905" calcext:value-type="float">
            <text:p>1.073755924090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24]-[.D224])/[.D22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73.68" calcext:value-type="float">
            <text:p>273.68</text:p>
          </table:table-cell>
          <table:table-cell office:value-type="float" office:value="273.679982" calcext:value-type="float">
            <text:p>273.679982</text:p>
          </table:table-cell>
          <table:table-cell table:formula="of:=([.E225]-[.D225])/[.D225]" office:value-type="float" office:value="-0.0000000657702426607636" calcext:value-type="float">
            <text:p>-6.57702426607636E-08</text:p>
          </table:table-cell>
        </table:table-row>
        <table:table-row table:style-name="ro1">
          <table:table-cell table:number-columns-repeated="3"/>
          <table:table-cell office:value-type="float" office:value="33.7311" calcext:value-type="float">
            <text:p>33.7311</text:p>
          </table:table-cell>
          <table:table-cell office:value-type="float" office:value="33.731127" calcext:value-type="float">
            <text:p>33.731127</text:p>
          </table:table-cell>
          <table:table-cell table:formula="of:=([.E226]-[.D226])/[.D226]" office:value-type="float" office:value="0.000000800448251106126" calcext:value-type="float">
            <text:p>8.0044825110612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27]-[.D227])/[.D22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8.435364" calcext:value-type="float">
            <text:p>468.435364</text:p>
          </table:table-cell>
          <table:table-cell table:formula="of:=([.E228]-[.D228])/[.D228]" office:value-type="float" office:value="-0.0832160092376041" calcext:value-type="float">
            <text:p>-0.083216009237604</text:p>
          </table:table-cell>
        </table:table-row>
        <table:table-row table:style-name="ro1">
          <table:table-cell table:number-columns-repeated="3"/>
          <table:table-cell office:value-type="float" office:value="103.14" calcext:value-type="float">
            <text:p>103.14</text:p>
          </table:table-cell>
          <table:table-cell office:value-type="float" office:value="103.139933" calcext:value-type="float">
            <text:p>103.139933</text:p>
          </table:table-cell>
          <table:table-cell table:formula="of:=([.E229]-[.D229])/[.D229]" office:value-type="float" office:value="-0.000000649602482076513" calcext:value-type="float">
            <text:p>-6.4960248207651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7.262013" calcext:value-type="float">
            <text:p>487.262013</text:p>
          </table:table-cell>
          <table:table-cell table:formula="of:=([.E230]-[.D230])/[.D230]" office:value-type="float" office:value="-0.0463700071434861" calcext:value-type="float">
            <text:p>-0.04637000714348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5.080139" calcext:value-type="float">
            <text:p>475.080139</text:p>
          </table:table-cell>
          <table:table-cell table:formula="of:=([.E231]-[.D231])/[.D231]" office:value-type="float" office:value="-0.070211390435557" calcext:value-type="float">
            <text:p>-0.07021139043555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8.544702" calcext:value-type="float">
            <text:p>488.544702</text:p>
          </table:table-cell>
          <table:table-cell table:formula="of:=([.E232]-[.D232])/[.D232]" office:value-type="float" office:value="-0.043859631474396" calcext:value-type="float">
            <text:p>-0.043859631474396</text:p>
          </table:table-cell>
        </table:table-row>
        <table:table-row table:style-name="ro1">
          <table:table-cell table:number-columns-repeated="3"/>
          <table:table-cell office:value-type="float" office:value="323.836" calcext:value-type="float">
            <text:p>323.836</text:p>
          </table:table-cell>
          <table:table-cell office:value-type="float" office:value="323.836162" calcext:value-type="float">
            <text:p>323.836162</text:p>
          </table:table-cell>
          <table:table-cell table:formula="of:=([.E233]-[.D233])/[.D233]" office:value-type="float" office:value="0.000000500253214555804" calcext:value-type="float">
            <text:p>5.0025321455580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53.240013" calcext:value-type="float">
            <text:p>253.240013</text:p>
          </table:table-cell>
          <table:table-cell table:formula="of:=([.E234]-[.D234])/[.D234]" office:value-type="float" office:value="-0.504379029464434" calcext:value-type="float">
            <text:p>-0.50437902946443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35]-[.D235])/[.D23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27.453" calcext:value-type="float">
            <text:p>127.453</text:p>
          </table:table-cell>
          <table:table-cell office:value-type="float" office:value="127.453201" calcext:value-type="float">
            <text:p>127.453201</text:p>
          </table:table-cell>
          <table:table-cell table:formula="of:=([.E236]-[.D236])/[.D236]" office:value-type="float" office:value="0.00000157705193290165" calcext:value-type="float">
            <text:p>1.57705193290165E-06</text:p>
          </table:table-cell>
        </table:table-row>
        <table:table-row table:style-name="ro1">
          <table:table-cell table:number-columns-repeated="3"/>
          <table:table-cell office:value-type="float" office:value="501.332" calcext:value-type="float">
            <text:p>501.332</text:p>
          </table:table-cell>
          <table:table-cell office:value-type="float" office:value="510.954988" calcext:value-type="float">
            <text:p>510.954988</text:p>
          </table:table-cell>
          <table:table-cell table:formula="of:=([.E237]-[.D237])/[.D237]" office:value-type="float" office:value="0.019194840943726" calcext:value-type="float">
            <text:p>0.01919484094372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38]-[.D238])/[.D23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91.962" calcext:value-type="float">
            <text:p>391.962</text:p>
          </table:table-cell>
          <table:table-cell office:value-type="float" office:value="391.962434" calcext:value-type="float">
            <text:p>391.962434</text:p>
          </table:table-cell>
          <table:table-cell table:formula="of:=([.E239]-[.D239])/[.D239]" office:value-type="float" office:value="0.00000110725019258061" calcext:value-type="float">
            <text:p>1.1072501925806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40]-[.D240])/[.D24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06.561" calcext:value-type="float">
            <text:p>106.561</text:p>
          </table:table-cell>
          <table:table-cell office:value-type="float" office:value="106.5611" calcext:value-type="float">
            <text:p>106.5611</text:p>
          </table:table-cell>
          <table:table-cell table:formula="of:=([.E241]-[.D241])/[.D241]" office:value-type="float" office:value="0.000000938429631751849" calcext:value-type="float">
            <text:p>9.3842963175184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42]-[.D242])/[.D24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60.523" calcext:value-type="float">
            <text:p>160.523</text:p>
          </table:table-cell>
          <table:table-cell office:value-type="float" office:value="160.523348" calcext:value-type="float">
            <text:p>160.523348</text:p>
          </table:table-cell>
          <table:table-cell table:formula="of:=([.E243]-[.D243])/[.D243]" office:value-type="float" office:value="0.00000216791363232968" calcext:value-type="float">
            <text:p>2.1679136323296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94.488334" calcext:value-type="float">
            <text:p>394.488334</text:p>
          </table:table-cell>
          <table:table-cell table:formula="of:=([.E244]-[.D244])/[.D244]" office:value-type="float" office:value="-0.227939184468299" calcext:value-type="float">
            <text:p>-0.227939184468299</text:p>
          </table:table-cell>
        </table:table-row>
        <table:table-row table:style-name="ro1">
          <table:table-cell table:number-columns-repeated="3"/>
          <table:table-cell office:value-type="float" office:value="141.959" calcext:value-type="float">
            <text:p>141.959</text:p>
          </table:table-cell>
          <table:table-cell office:value-type="float" office:value="141.958504" calcext:value-type="float">
            <text:p>141.958504</text:p>
          </table:table-cell>
          <table:table-cell table:formula="of:=([.E245]-[.D245])/[.D245]" office:value-type="float" office:value="-0.00000349396656779969" calcext:value-type="float">
            <text:p>-3.4939665677996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7.669423" calcext:value-type="float">
            <text:p>497.669423</text:p>
          </table:table-cell>
          <table:table-cell table:formula="of:=([.E246]-[.D246])/[.D246]" office:value-type="float" office:value="-0.0260014619682751" calcext:value-type="float">
            <text:p>-0.026001461968275</text:p>
          </table:table-cell>
        </table:table-row>
        <table:table-row table:style-name="ro1">
          <table:table-cell table:number-columns-repeated="3"/>
          <table:table-cell office:value-type="float" office:value="27.107" calcext:value-type="float">
            <text:p>27.107</text:p>
          </table:table-cell>
          <table:table-cell office:value-type="float" office:value="27.107021" calcext:value-type="float">
            <text:p>27.107021</text:p>
          </table:table-cell>
          <table:table-cell table:formula="of:=([.E247]-[.D247])/[.D247]" office:value-type="float" office:value="0.000000774707640102955" calcext:value-type="float">
            <text:p>7.74707640102955E-07</text:p>
          </table:table-cell>
        </table:table-row>
        <table:table-row table:style-name="ro1">
          <table:table-cell table:number-columns-repeated="3"/>
          <table:table-cell office:value-type="float" office:value="240.097" calcext:value-type="float">
            <text:p>240.097</text:p>
          </table:table-cell>
          <table:table-cell office:value-type="float" office:value="240.096681" calcext:value-type="float">
            <text:p>240.096681</text:p>
          </table:table-cell>
          <table:table-cell table:formula="of:=([.E248]-[.D248])/[.D248]" office:value-type="float" office:value="-0.00000132862967891657" calcext:value-type="float">
            <text:p>-1.32862967891657E-06</text:p>
          </table:table-cell>
        </table:table-row>
        <table:table-row table:style-name="ro1">
          <table:table-cell table:number-columns-repeated="3"/>
          <table:table-cell office:value-type="float" office:value="429.29" calcext:value-type="float">
            <text:p>429.29</text:p>
          </table:table-cell>
          <table:table-cell office:value-type="float" office:value="427.00822" calcext:value-type="float">
            <text:p>427.00822</text:p>
          </table:table-cell>
          <table:table-cell table:formula="of:=([.E249]-[.D249])/[.D249]" office:value-type="float" office:value="-0.00531524144517698" calcext:value-type="float">
            <text:p>-0.005315241445177</text:p>
          </table:table-cell>
        </table:table-row>
        <table:table-row table:style-name="ro1">
          <table:table-cell table:number-columns-repeated="3"/>
          <table:table-cell office:value-type="float" office:value="270.098" calcext:value-type="float">
            <text:p>270.098</text:p>
          </table:table-cell>
          <table:table-cell office:value-type="float" office:value="270.098257" calcext:value-type="float">
            <text:p>270.098257</text:p>
          </table:table-cell>
          <table:table-cell table:formula="of:=([.E250]-[.D250])/[.D250]" office:value-type="float" office:value="0.000000951506490149557" calcext:value-type="float">
            <text:p>9.51506490149557E-07</text:p>
          </table:table-cell>
        </table:table-row>
        <table:table-row table:style-name="ro1">
          <table:table-cell table:number-columns-repeated="3"/>
          <table:table-cell office:value-type="float" office:value="59.7921" calcext:value-type="float">
            <text:p>59.7921</text:p>
          </table:table-cell>
          <table:table-cell office:value-type="float" office:value="59.792068" calcext:value-type="float">
            <text:p>59.792068</text:p>
          </table:table-cell>
          <table:table-cell table:formula="of:=([.E251]-[.D251])/[.D251]" office:value-type="float" office:value="-0.000000535187758873956" calcext:value-type="float">
            <text:p>-5.35187758873956E-07</text:p>
          </table:table-cell>
        </table:table-row>
        <table:table-row table:style-name="ro1">
          <table:table-cell table:number-columns-repeated="3"/>
          <table:table-cell office:value-type="float" office:value="132.276" calcext:value-type="float">
            <text:p>132.276</text:p>
          </table:table-cell>
          <table:table-cell office:value-type="float" office:value="132.276274" calcext:value-type="float">
            <text:p>132.276274</text:p>
          </table:table-cell>
          <table:table-cell table:formula="of:=([.E252]-[.D252])/[.D252]" office:value-type="float" office:value="0.00000207142641136969" calcext:value-type="float">
            <text:p>2.07142641136969E-06</text:p>
          </table:table-cell>
        </table:table-row>
        <table:table-row table:style-name="ro1">
          <table:table-cell table:number-columns-repeated="3"/>
          <table:table-cell office:value-type="float" office:value="367.349" calcext:value-type="float">
            <text:p>367.349</text:p>
          </table:table-cell>
          <table:table-cell office:value-type="float" office:value="367.348863" calcext:value-type="float">
            <text:p>367.348863</text:p>
          </table:table-cell>
          <table:table-cell table:formula="of:=([.E253]-[.D253])/[.D253]" office:value-type="float" office:value="-0.000000372942351810319" calcext:value-type="float">
            <text:p>-3.72942351810319E-07</text:p>
          </table:table-cell>
        </table:table-row>
        <table:table-row table:style-name="ro1">
          <table:table-cell table:number-columns-repeated="3"/>
          <table:table-cell office:value-type="float" office:value="443.293" calcext:value-type="float">
            <text:p>443.293</text:p>
          </table:table-cell>
          <table:table-cell office:value-type="float" office:value="458.412921" calcext:value-type="float">
            <text:p>458.412921</text:p>
          </table:table-cell>
          <table:table-cell table:formula="of:=([.E254]-[.D254])/[.D254]" office:value-type="float" office:value="0.0341081880381598" calcext:value-type="float">
            <text:p>0.03410818803816</text:p>
          </table:table-cell>
        </table:table-row>
        <table:table-row table:style-name="ro1">
          <table:table-cell table:number-columns-repeated="3"/>
          <table:table-cell office:value-type="float" office:value="304.59" calcext:value-type="float">
            <text:p>304.59</text:p>
          </table:table-cell>
          <table:table-cell office:value-type="float" office:value="304.589725" calcext:value-type="float">
            <text:p>304.589725</text:p>
          </table:table-cell>
          <table:table-cell table:formula="of:=([.E255]-[.D255])/[.D255]" office:value-type="float" office:value="-0.00000090285301548906" calcext:value-type="float">
            <text:p>-9.028530154890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56]-[.D256])/[.D25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07.533" calcext:value-type="float">
            <text:p>107.533</text:p>
          </table:table-cell>
          <table:table-cell office:value-type="float" office:value="107.533069" calcext:value-type="float">
            <text:p>107.533069</text:p>
          </table:table-cell>
          <table:table-cell table:formula="of:=([.E257]-[.D257])/[.D257]" office:value-type="float" office:value="0.000000641663489313253" calcext:value-type="float">
            <text:p>6.4166348931325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79.228363" calcext:value-type="float">
            <text:p>379.228363</text:p>
          </table:table-cell>
          <table:table-cell table:formula="of:=([.E258]-[.D258])/[.D258]" office:value-type="float" office:value="-0.257804771457369" calcext:value-type="float">
            <text:p>-0.25780477145736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07.455286" calcext:value-type="float">
            <text:p>307.455286</text:p>
          </table:table-cell>
          <table:table-cell table:formula="of:=([.E259]-[.D259])/[.D259]" office:value-type="float" office:value="-0.398273260854674" calcext:value-type="float">
            <text:p>-0.398273260854674</text:p>
          </table:table-cell>
        </table:table-row>
        <table:table-row table:style-name="ro1">
          <table:table-cell table:number-columns-repeated="3"/>
          <table:table-cell office:value-type="float" office:value="158.962" calcext:value-type="float">
            <text:p>158.962</text:p>
          </table:table-cell>
          <table:table-cell office:value-type="float" office:value="158.962008" calcext:value-type="float">
            <text:p>158.962008</text:p>
          </table:table-cell>
          <table:table-cell table:formula="of:=([.E260]-[.D260])/[.D260]" office:value-type="float" office:value="0.0000000503264931758763" calcext:value-type="float">
            <text:p>5.03264931758763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8.932612" calcext:value-type="float">
            <text:p>448.932612</text:p>
          </table:table-cell>
          <table:table-cell table:formula="of:=([.E261]-[.D261])/[.D261]" office:value-type="float" office:value="-0.121385225704808" calcext:value-type="float">
            <text:p>-0.121385225704808</text:p>
          </table:table-cell>
        </table:table-row>
        <table:table-row table:style-name="ro1">
          <table:table-cell table:number-columns-repeated="3"/>
          <table:table-cell office:value-type="float" office:value="308.693" calcext:value-type="float">
            <text:p>308.693</text:p>
          </table:table-cell>
          <table:table-cell office:value-type="float" office:value="308.692801" calcext:value-type="float">
            <text:p>308.692801</text:p>
          </table:table-cell>
          <table:table-cell table:formula="of:=([.E262]-[.D262])/[.D262]" office:value-type="float" office:value="-0.000000644653425925318" calcext:value-type="float">
            <text:p>-6.4465342592531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9.472387" calcext:value-type="float">
            <text:p>419.472387</text:p>
          </table:table-cell>
          <table:table-cell table:formula="of:=([.E263]-[.D263])/[.D263]" office:value-type="float" office:value="-0.179042406865575" calcext:value-type="float">
            <text:p>-0.179042406865575</text:p>
          </table:table-cell>
        </table:table-row>
        <table:table-row table:style-name="ro1">
          <table:table-cell table:number-columns-repeated="3"/>
          <table:table-cell office:value-type="float" office:value="425.042" calcext:value-type="float">
            <text:p>425.042</text:p>
          </table:table-cell>
          <table:table-cell office:value-type="float" office:value="425.041841" calcext:value-type="float">
            <text:p>425.041841</text:p>
          </table:table-cell>
          <table:table-cell table:formula="of:=([.E264]-[.D264])/[.D264]" office:value-type="float" office:value="-0.000000374080679077521" calcext:value-type="float">
            <text:p>-3.74080679077521E-07</text:p>
          </table:table-cell>
        </table:table-row>
        <table:table-row table:style-name="ro1">
          <table:table-cell table:number-columns-repeated="3"/>
          <table:table-cell office:value-type="float" office:value="241.871" calcext:value-type="float">
            <text:p>241.871</text:p>
          </table:table-cell>
          <table:table-cell office:value-type="float" office:value="241.871184" calcext:value-type="float">
            <text:p>241.871184</text:p>
          </table:table-cell>
          <table:table-cell table:formula="of:=([.E265]-[.D265])/[.D265]" office:value-type="float" office:value="0.000000760736094819933" calcext:value-type="float">
            <text:p>7.60736094819933E-07</text:p>
          </table:table-cell>
        </table:table-row>
        <table:table-row table:style-name="ro1">
          <table:table-cell table:number-columns-repeated="3"/>
          <table:table-cell office:value-type="float" office:value="160.991" calcext:value-type="float">
            <text:p>160.991</text:p>
          </table:table-cell>
          <table:table-cell office:value-type="float" office:value="160.991109" calcext:value-type="float">
            <text:p>160.991109</text:p>
          </table:table-cell>
          <table:table-cell table:formula="of:=([.E266]-[.D266])/[.D266]" office:value-type="float" office:value="0.000000677056481297693" calcext:value-type="float">
            <text:p>6.7705648129769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3.432599" calcext:value-type="float">
            <text:p>463.432599</text:p>
          </table:table-cell>
          <table:table-cell table:formula="of:=([.E267]-[.D267])/[.D267]" office:value-type="float" office:value="-0.0930070182305682" calcext:value-type="float">
            <text:p>-0.093007018230568</text:p>
          </table:table-cell>
        </table:table-row>
        <table:table-row table:style-name="ro1">
          <table:table-cell table:number-columns-repeated="3"/>
          <table:table-cell office:value-type="float" office:value="352.95" calcext:value-type="float">
            <text:p>352.95</text:p>
          </table:table-cell>
          <table:table-cell office:value-type="float" office:value="352.950448" calcext:value-type="float">
            <text:p>352.950448</text:p>
          </table:table-cell>
          <table:table-cell table:formula="of:=([.E268]-[.D268])/[.D268]" office:value-type="float" office:value="0.00000126930160080968" calcext:value-type="float">
            <text:p>1.26930160080968E-06</text:p>
          </table:table-cell>
        </table:table-row>
        <table:table-row table:style-name="ro1">
          <table:table-cell table:number-columns-repeated="3"/>
          <table:table-cell office:value-type="float" office:value="469.492" calcext:value-type="float">
            <text:p>469.492</text:p>
          </table:table-cell>
          <table:table-cell office:value-type="float" office:value="504.706641" calcext:value-type="float">
            <text:p>504.706641</text:p>
          </table:table-cell>
          <table:table-cell table:formula="of:=([.E269]-[.D269])/[.D269]" office:value-type="float" office:value="0.0750058382251454" calcext:value-type="float">
            <text:p>0.075005838225145</text:p>
          </table:table-cell>
        </table:table-row>
        <table:table-row table:style-name="ro1">
          <table:table-cell table:number-columns-repeated="3"/>
          <table:table-cell office:value-type="float" office:value="403.161" calcext:value-type="float">
            <text:p>403.161</text:p>
          </table:table-cell>
          <table:table-cell office:value-type="float" office:value="403.160937" calcext:value-type="float">
            <text:p>403.160937</text:p>
          </table:table-cell>
          <table:table-cell table:formula="of:=([.E270]-[.D270])/[.D270]" office:value-type="float" office:value="-0.000000156265114957723" calcext:value-type="float">
            <text:p>-1.5626511495772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1.035733" calcext:value-type="float">
            <text:p>491.035733</text:p>
          </table:table-cell>
          <table:table-cell table:formula="of:=([.E271]-[.D271])/[.D271]" office:value-type="float" office:value="-0.0389843861005372" calcext:value-type="float">
            <text:p>-0.038984386100537</text:p>
          </table:table-cell>
        </table:table-row>
        <table:table-row table:style-name="ro1">
          <table:table-cell table:number-columns-repeated="3"/>
          <table:table-cell office:value-type="float" office:value="80.0673" calcext:value-type="float">
            <text:p>80.0673</text:p>
          </table:table-cell>
          <table:table-cell office:value-type="float" office:value="80.067345" calcext:value-type="float">
            <text:p>80.067345</text:p>
          </table:table-cell>
          <table:table-cell table:formula="of:=([.E272]-[.D272])/[.D272]" office:value-type="float" office:value="0.000000562027194623433" calcext:value-type="float">
            <text:p>5.6202719462343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32.550359" calcext:value-type="float">
            <text:p>232.550359</text:p>
          </table:table-cell>
          <table:table-cell table:formula="of:=([.E273]-[.D273])/[.D273]" office:value-type="float" office:value="-0.54487115499408" calcext:value-type="float">
            <text:p>-0.544871154994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4.384861" calcext:value-type="float">
            <text:p>434.384861</text:p>
          </table:table-cell>
          <table:table-cell table:formula="of:=([.E274]-[.D274])/[.D274]" office:value-type="float" office:value="-0.149856913035394" calcext:value-type="float">
            <text:p>-0.14985691303539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75]-[.D275])/[.D27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04.657" calcext:value-type="float">
            <text:p>504.657</text:p>
          </table:table-cell>
          <table:table-cell office:value-type="float" office:value="510.954988" calcext:value-type="float">
            <text:p>510.954988</text:p>
          </table:table-cell>
          <table:table-cell table:formula="of:=([.E276]-[.D276])/[.D276]" office:value-type="float" office:value="0.0124797397043933" calcext:value-type="float">
            <text:p>0.012479739704393</text:p>
          </table:table-cell>
        </table:table-row>
        <table:table-row table:style-name="ro1">
          <table:table-cell table:number-columns-repeated="3"/>
          <table:table-cell office:value-type="float" office:value="364.582" calcext:value-type="float">
            <text:p>364.582</text:p>
          </table:table-cell>
          <table:table-cell office:value-type="float" office:value="364.58248" calcext:value-type="float">
            <text:p>364.58248</text:p>
          </table:table-cell>
          <table:table-cell table:formula="of:=([.E277]-[.D277])/[.D277]" office:value-type="float" office:value="0.00000131657624342899" calcext:value-type="float">
            <text:p>1.3165762434289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0.648859" calcext:value-type="float">
            <text:p>500.648859</text:p>
          </table:table-cell>
          <table:table-cell table:formula="of:=([.E278]-[.D278])/[.D278]" office:value-type="float" office:value="-0.0201703496394007" calcext:value-type="float">
            <text:p>-0.02017034963940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1.368131" calcext:value-type="float">
            <text:p>461.368131</text:p>
          </table:table-cell>
          <table:table-cell table:formula="of:=([.E279]-[.D279])/[.D279]" office:value-type="float" office:value="-0.0970474288342417" calcext:value-type="float">
            <text:p>-0.09704742883424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80]-[.D280])/[.D28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1.703331" calcext:value-type="float">
            <text:p>491.703331</text:p>
          </table:table-cell>
          <table:table-cell table:formula="of:=([.E281]-[.D281])/[.D281]" office:value-type="float" office:value="-0.0376778170288969" calcext:value-type="float">
            <text:p>-0.037677817028897</text:p>
          </table:table-cell>
        </table:table-row>
        <table:table-row table:style-name="ro1">
          <table:table-cell table:number-columns-repeated="3"/>
          <table:table-cell office:value-type="float" office:value="458.393" calcext:value-type="float">
            <text:p>458.393</text:p>
          </table:table-cell>
          <table:table-cell office:value-type="float" office:value="357.65357" calcext:value-type="float">
            <text:p>357.65357</text:p>
          </table:table-cell>
          <table:table-cell table:formula="of:=([.E282]-[.D282])/[.D282]" office:value-type="float" office:value="-0.219766510396101" calcext:value-type="float">
            <text:p>-0.219766510396101</text:p>
          </table:table-cell>
        </table:table-row>
        <table:table-row table:style-name="ro1">
          <table:table-cell table:number-columns-repeated="3"/>
          <table:table-cell office:value-type="float" office:value="299.01" calcext:value-type="float">
            <text:p>299.01</text:p>
          </table:table-cell>
          <table:table-cell office:value-type="float" office:value="299.009647" calcext:value-type="float">
            <text:p>299.009647</text:p>
          </table:table-cell>
          <table:table-cell table:formula="of:=([.E283]-[.D283])/[.D283]" office:value-type="float" office:value="-0.00000118056252305359" calcext:value-type="float">
            <text:p>-1.1805625230535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5.784767" calcext:value-type="float">
            <text:p>415.784767</text:p>
          </table:table-cell>
          <table:table-cell table:formula="of:=([.E284]-[.D284])/[.D284]" office:value-type="float" office:value="-0.186259519918584" calcext:value-type="float">
            <text:p>-0.186259519918584</text:p>
          </table:table-cell>
        </table:table-row>
        <table:table-row table:style-name="ro1">
          <table:table-cell table:number-columns-repeated="3"/>
          <table:table-cell office:value-type="float" office:value="101.789" calcext:value-type="float">
            <text:p>101.789</text:p>
          </table:table-cell>
          <table:table-cell office:value-type="float" office:value="101.789024" calcext:value-type="float">
            <text:p>101.789024</text:p>
          </table:table-cell>
          <table:table-cell table:formula="of:=([.E285]-[.D285])/[.D285]" office:value-type="float" office:value="0.00000023578186244338" calcext:value-type="float">
            <text:p>2.357818624433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29.103539" calcext:value-type="float">
            <text:p>329.103539</text:p>
          </table:table-cell>
          <table:table-cell table:formula="of:=([.E286]-[.D286])/[.D286]" office:value-type="float" office:value="-0.355905042518421" calcext:value-type="float">
            <text:p>-0.355905042518421</text:p>
          </table:table-cell>
        </table:table-row>
        <table:table-row table:style-name="ro1">
          <table:table-cell table:number-columns-repeated="3"/>
          <table:table-cell office:value-type="float" office:value="401.939" calcext:value-type="float">
            <text:p>401.939</text:p>
          </table:table-cell>
          <table:table-cell office:value-type="float" office:value="401.938872" calcext:value-type="float">
            <text:p>401.938872</text:p>
          </table:table-cell>
          <table:table-cell table:formula="of:=([.E287]-[.D287])/[.D287]" office:value-type="float" office:value="-0.000000318456283211859" calcext:value-type="float">
            <text:p>-3.18456283211859E-07</text:p>
          </table:table-cell>
        </table:table-row>
        <table:table-row table:style-name="ro1">
          <table:table-cell table:number-columns-repeated="3"/>
          <table:table-cell office:value-type="float" office:value="18.966" calcext:value-type="float">
            <text:p>18.966</text:p>
          </table:table-cell>
          <table:table-cell office:value-type="float" office:value="18.965979" calcext:value-type="float">
            <text:p>18.965979</text:p>
          </table:table-cell>
          <table:table-cell table:formula="of:=([.E288]-[.D288])/[.D288]" office:value-type="float" office:value="-0.00000110724454288046" calcext:value-type="float">
            <text:p>-1.1072445428804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289]-[.D289])/[.D28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72.1" calcext:value-type="float">
            <text:p>72.1</text:p>
          </table:table-cell>
          <table:table-cell office:value-type="float" office:value="72.099997" calcext:value-type="float">
            <text:p>72.099997</text:p>
          </table:table-cell>
          <table:table-cell table:formula="of:=([.E290]-[.D290])/[.D290]" office:value-type="float" office:value="-0.0000000416088764552806" calcext:value-type="float">
            <text:p>-4.160887645528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5.504115" calcext:value-type="float">
            <text:p>505.504115</text:p>
          </table:table-cell>
          <table:table-cell table:formula="of:=([.E291]-[.D291])/[.D291]" office:value-type="float" office:value="-0.0106680333884588" calcext:value-type="float">
            <text:p>-0.010668033388459</text:p>
          </table:table-cell>
        </table:table-row>
        <table:table-row table:style-name="ro1">
          <table:table-cell table:number-columns-repeated="3"/>
          <table:table-cell office:value-type="float" office:value="169.866" calcext:value-type="float">
            <text:p>169.866</text:p>
          </table:table-cell>
          <table:table-cell office:value-type="float" office:value="169.865931" calcext:value-type="float">
            <text:p>169.865931</text:p>
          </table:table-cell>
          <table:table-cell table:formula="of:=([.E292]-[.D292])/[.D292]" office:value-type="float" office:value="-0.00000040620253626237" calcext:value-type="float">
            <text:p>-4.0620253626237E-07</text:p>
          </table:table-cell>
        </table:table-row>
        <table:table-row table:style-name="ro1">
          <table:table-cell table:number-columns-repeated="3"/>
          <table:table-cell office:value-type="float" office:value="450.981" calcext:value-type="float">
            <text:p>450.981</text:p>
          </table:table-cell>
          <table:table-cell office:value-type="float" office:value="450.98088" calcext:value-type="float">
            <text:p>450.98088</text:p>
          </table:table-cell>
          <table:table-cell table:formula="of:=([.E293]-[.D293])/[.D293]" office:value-type="float" office:value="-0.000000266086597841697" calcext:value-type="float">
            <text:p>-2.6608659784169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2.604155" calcext:value-type="float">
            <text:p>492.604155</text:p>
          </table:table-cell>
          <table:table-cell table:formula="of:=([.E294]-[.D294])/[.D294]" office:value-type="float" office:value="-0.0359147968020667" calcext:value-type="float">
            <text:p>-0.035914796802067</text:p>
          </table:table-cell>
        </table:table-row>
        <table:table-row table:style-name="ro1">
          <table:table-cell table:number-columns-repeated="3"/>
          <table:table-cell office:value-type="float" office:value="509.233" calcext:value-type="float">
            <text:p>509.233</text:p>
          </table:table-cell>
          <table:table-cell office:value-type="float" office:value="492.414696" calcext:value-type="float">
            <text:p>492.414696</text:p>
          </table:table-cell>
          <table:table-cell table:formula="of:=([.E295]-[.D295])/[.D295]" office:value-type="float" office:value="-0.0330267362877111" calcext:value-type="float">
            <text:p>-0.03302673628771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00.922445" calcext:value-type="float">
            <text:p>200.922445</text:p>
          </table:table-cell>
          <table:table-cell table:formula="of:=([.E296]-[.D296])/[.D296]" office:value-type="float" office:value="-0.606770762591618" calcext:value-type="float">
            <text:p>-0.60677076259161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6.19826" calcext:value-type="float">
            <text:p>486.19826</text:p>
          </table:table-cell>
          <table:table-cell table:formula="of:=([.E297]-[.D297])/[.D297]" office:value-type="float" office:value="-0.048451898895206" calcext:value-type="float">
            <text:p>-0.048451898895206</text:p>
          </table:table-cell>
        </table:table-row>
        <table:table-row table:style-name="ro1">
          <table:table-cell table:number-columns-repeated="3"/>
          <table:table-cell office:value-type="float" office:value="460.883" calcext:value-type="float">
            <text:p>460.883</text:p>
          </table:table-cell>
          <table:table-cell office:value-type="float" office:value="455.25115" calcext:value-type="float">
            <text:p>455.25115</text:p>
          </table:table-cell>
          <table:table-cell table:formula="of:=([.E298]-[.D298])/[.D298]" office:value-type="float" office:value="-0.0122196956711356" calcext:value-type="float">
            <text:p>-0.012219695671136</text:p>
          </table:table-cell>
        </table:table-row>
        <table:table-row table:style-name="ro1">
          <table:table-cell table:number-columns-repeated="3"/>
          <table:table-cell office:value-type="float" office:value="427.216" calcext:value-type="float">
            <text:p>427.216</text:p>
          </table:table-cell>
          <table:table-cell office:value-type="float" office:value="450.495661" calcext:value-type="float">
            <text:p>450.495661</text:p>
          </table:table-cell>
          <table:table-cell table:formula="of:=([.E299]-[.D299])/[.D299]" office:value-type="float" office:value="0.0544915476012134" calcext:value-type="float">
            <text:p>0.05449154760121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3.41773" calcext:value-type="float">
            <text:p>483.41773</text:p>
          </table:table-cell>
          <table:table-cell table:formula="of:=([.E300]-[.D300])/[.D300]" office:value-type="float" office:value="-0.0538937284105253" calcext:value-type="float">
            <text:p>-0.053893728410525</text:p>
          </table:table-cell>
        </table:table-row>
        <table:table-row table:style-name="ro1">
          <table:table-cell table:number-columns-repeated="3"/>
          <table:table-cell office:value-type="float" office:value="142.682" calcext:value-type="float">
            <text:p>142.682</text:p>
          </table:table-cell>
          <table:table-cell office:value-type="float" office:value="142.68236" calcext:value-type="float">
            <text:p>142.68236</text:p>
          </table:table-cell>
          <table:table-cell table:formula="of:=([.E301]-[.D301])/[.D301]" office:value-type="float" office:value="0.00000252309331240508" calcext:value-type="float">
            <text:p>2.52309331240508E-06</text:p>
          </table:table-cell>
        </table:table-row>
        <table:table-row table:style-name="ro1">
          <table:table-cell table:number-columns-repeated="3"/>
          <table:table-cell office:value-type="float" office:value="289.588" calcext:value-type="float">
            <text:p>289.588</text:p>
          </table:table-cell>
          <table:table-cell office:value-type="float" office:value="289.587756" calcext:value-type="float">
            <text:p>289.587756</text:p>
          </table:table-cell>
          <table:table-cell table:formula="of:=([.E302]-[.D302])/[.D302]" office:value-type="float" office:value="-0.000000842576349880647" calcext:value-type="float">
            <text:p>-8.42576349880647E-07</text:p>
          </table:table-cell>
        </table:table-row>
        <table:table-row table:style-name="ro1">
          <table:table-cell table:number-columns-repeated="3"/>
          <table:table-cell office:value-type="float" office:value="266.818" calcext:value-type="float">
            <text:p>266.818</text:p>
          </table:table-cell>
          <table:table-cell office:value-type="float" office:value="266.81818" calcext:value-type="float">
            <text:p>266.81818</text:p>
          </table:table-cell>
          <table:table-cell table:formula="of:=([.E303]-[.D303])/[.D303]" office:value-type="float" office:value="0.000000674617154765762" calcext:value-type="float">
            <text:p>6.74617154765762E-07</text:p>
          </table:table-cell>
        </table:table-row>
        <table:table-row table:style-name="ro1">
          <table:table-cell table:number-columns-repeated="3"/>
          <table:table-cell office:value-type="float" office:value="426.916" calcext:value-type="float">
            <text:p>426.916</text:p>
          </table:table-cell>
          <table:table-cell office:value-type="float" office:value="426.915793" calcext:value-type="float">
            <text:p>426.915793</text:p>
          </table:table-cell>
          <table:table-cell table:formula="of:=([.E304]-[.D304])/[.D304]" office:value-type="float" office:value="-0.000000484872902371816" calcext:value-type="float">
            <text:p>-4.84872902371816E-07</text:p>
          </table:table-cell>
        </table:table-row>
        <table:table-row table:style-name="ro1">
          <table:table-cell table:number-columns-repeated="3"/>
          <table:table-cell office:value-type="float" office:value="128.969" calcext:value-type="float">
            <text:p>128.969</text:p>
          </table:table-cell>
          <table:table-cell office:value-type="float" office:value="128.969286" calcext:value-type="float">
            <text:p>128.969286</text:p>
          </table:table-cell>
          <table:table-cell table:formula="of:=([.E305]-[.D305])/[.D305]" office:value-type="float" office:value="0.00000221758717224204" calcext:value-type="float">
            <text:p>2.21758717224204E-06</text:p>
          </table:table-cell>
        </table:table-row>
        <table:table-row table:style-name="ro1">
          <table:table-cell table:number-columns-repeated="3"/>
          <table:table-cell office:value-type="float" office:value="344.288" calcext:value-type="float">
            <text:p>344.288</text:p>
          </table:table-cell>
          <table:table-cell office:value-type="float" office:value="344.28793" calcext:value-type="float">
            <text:p>344.28793</text:p>
          </table:table-cell>
          <table:table-cell table:formula="of:=([.E306]-[.D306])/[.D306]" office:value-type="float" office:value="-0.000000203318152226616" calcext:value-type="float">
            <text:p>-2.0331815222661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61.434875" calcext:value-type="float">
            <text:p>361.434875</text:p>
          </table:table-cell>
          <table:table-cell table:formula="of:=([.E307]-[.D307])/[.D307]" office:value-type="float" office:value="-0.292628753999863" calcext:value-type="float">
            <text:p>-0.292628753999863</text:p>
          </table:table-cell>
        </table:table-row>
        <table:table-row table:style-name="ro1">
          <table:table-cell table:number-columns-repeated="3"/>
          <table:table-cell office:value-type="float" office:value="345.622" calcext:value-type="float">
            <text:p>345.622</text:p>
          </table:table-cell>
          <table:table-cell office:value-type="float" office:value="345.621915" calcext:value-type="float">
            <text:p>345.621915</text:p>
          </table:table-cell>
          <table:table-cell table:formula="of:=([.E308]-[.D308])/[.D308]" office:value-type="float" office:value="-0.000000245933418627198" calcext:value-type="float">
            <text:p>-2.45933418627198E-07</text:p>
          </table:table-cell>
        </table:table-row>
        <table:table-row table:style-name="ro1">
          <table:table-cell table:number-columns-repeated="3"/>
          <table:table-cell office:value-type="float" office:value="424.846" calcext:value-type="float">
            <text:p>424.846</text:p>
          </table:table-cell>
          <table:table-cell office:value-type="float" office:value="424.846078" calcext:value-type="float">
            <text:p>424.846078</text:p>
          </table:table-cell>
          <table:table-cell table:formula="of:=([.E309]-[.D309])/[.D309]" office:value-type="float" office:value="0.000000183595938230792" calcext:value-type="float">
            <text:p>1.83595938230792E-07</text:p>
          </table:table-cell>
        </table:table-row>
        <table:table-row table:style-name="ro1">
          <table:table-cell table:number-columns-repeated="3"/>
          <table:table-cell office:value-type="float" office:value="501.901" calcext:value-type="float">
            <text:p>501.901</text:p>
          </table:table-cell>
          <table:table-cell office:value-type="float" office:value="445.578557" calcext:value-type="float">
            <text:p>445.578557</text:p>
          </table:table-cell>
          <table:table-cell table:formula="of:=([.E310]-[.D310])/[.D310]" office:value-type="float" office:value="-0.112218232280868" calcext:value-type="float">
            <text:p>-0.11221823228086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3.851458" calcext:value-type="float">
            <text:p>473.851458</text:p>
          </table:table-cell>
          <table:table-cell table:formula="of:=([.E311]-[.D311])/[.D311]" office:value-type="float" office:value="-0.07261606599407" calcext:value-type="float">
            <text:p>-0.072616065994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5.688887" calcext:value-type="float">
            <text:p>475.688887</text:p>
          </table:table-cell>
          <table:table-cell table:formula="of:=([.E312]-[.D312])/[.D312]" office:value-type="float" office:value="-0.0690199978471685" calcext:value-type="float">
            <text:p>-0.06901999784716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13]-[.D313])/[.D31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8.9685" calcext:value-type="float">
            <text:p>38.9685</text:p>
          </table:table-cell>
          <table:table-cell office:value-type="float" office:value="38.968525" calcext:value-type="float">
            <text:p>38.968525</text:p>
          </table:table-cell>
          <table:table-cell table:formula="of:=([.E314]-[.D314])/[.D314]" office:value-type="float" office:value="0.000000641543811048152" calcext:value-type="float">
            <text:p>6.41543811048152E-07</text:p>
          </table:table-cell>
        </table:table-row>
        <table:table-row table:style-name="ro1">
          <table:table-cell table:number-columns-repeated="3"/>
          <table:table-cell office:value-type="float" office:value="77.6445" calcext:value-type="float">
            <text:p>77.6445</text:p>
          </table:table-cell>
          <table:table-cell office:value-type="float" office:value="77.644491" calcext:value-type="float">
            <text:p>77.644491</text:p>
          </table:table-cell>
          <table:table-cell table:formula="of:=([.E315]-[.D315])/[.D315]" office:value-type="float" office:value="-0.00000011591291065675" calcext:value-type="float">
            <text:p>-1.1591291065675E-07</text:p>
          </table:table-cell>
        </table:table-row>
        <table:table-row table:style-name="ro1">
          <table:table-cell table:number-columns-repeated="3"/>
          <table:table-cell office:value-type="float" office:value="304.668" calcext:value-type="float">
            <text:p>304.668</text:p>
          </table:table-cell>
          <table:table-cell office:value-type="float" office:value="304.668277" calcext:value-type="float">
            <text:p>304.668277</text:p>
          </table:table-cell>
          <table:table-cell table:formula="of:=([.E316]-[.D316])/[.D316]" office:value-type="float" office:value="0.000000909186393000785" calcext:value-type="float">
            <text:p>9.0918639300078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17]-[.D317])/[.D31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3.542521" calcext:value-type="float">
            <text:p>493.542521</text:p>
          </table:table-cell>
          <table:table-cell table:formula="of:=([.E318]-[.D318])/[.D318]" office:value-type="float" office:value="-0.0340783023945356" calcext:value-type="float">
            <text:p>-0.034078302394536</text:p>
          </table:table-cell>
        </table:table-row>
        <table:table-row table:style-name="ro1">
          <table:table-cell table:number-columns-repeated="3"/>
          <table:table-cell office:value-type="float" office:value="468.658" calcext:value-type="float">
            <text:p>468.658</text:p>
          </table:table-cell>
          <table:table-cell office:value-type="float" office:value="510.954988" calcext:value-type="float">
            <text:p>510.954988</text:p>
          </table:table-cell>
          <table:table-cell table:formula="of:=([.E319]-[.D319])/[.D319]" office:value-type="float" office:value="0.090251287719403" calcext:value-type="float">
            <text:p>0.09025128771940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20]-[.D320])/[.D32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5.6908" calcext:value-type="float">
            <text:p>25.6908</text:p>
          </table:table-cell>
          <table:table-cell office:value-type="float" office:value="25.690786" calcext:value-type="float">
            <text:p>25.690786</text:p>
          </table:table-cell>
          <table:table-cell table:formula="of:=([.E321]-[.D321])/[.D321]" office:value-type="float" office:value="-0.00000054494215828937" calcext:value-type="float">
            <text:p>-5.4494215828937E-07</text:p>
          </table:table-cell>
        </table:table-row>
        <table:table-row table:style-name="ro1">
          <table:table-cell table:number-columns-repeated="3"/>
          <table:table-cell office:value-type="float" office:value="303.713" calcext:value-type="float">
            <text:p>303.713</text:p>
          </table:table-cell>
          <table:table-cell office:value-type="float" office:value="303.713267" calcext:value-type="float">
            <text:p>303.713267</text:p>
          </table:table-cell>
          <table:table-cell table:formula="of:=([.E322]-[.D322])/[.D322]" office:value-type="float" office:value="0.00000087911943167124" calcext:value-type="float">
            <text:p>8.791194316712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6.93384" calcext:value-type="float">
            <text:p>496.93384</text:p>
          </table:table-cell>
          <table:table-cell table:formula="of:=([.E323]-[.D323])/[.D323]" office:value-type="float" office:value="-0.027441085809905" calcext:value-type="float">
            <text:p>-0.02744108580990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6.087466" calcext:value-type="float">
            <text:p>476.087466</text:p>
          </table:table-cell>
          <table:table-cell table:formula="of:=([.E324]-[.D324])/[.D324]" office:value-type="float" office:value="-0.0682399311093932" calcext:value-type="float">
            <text:p>-0.068239931109393</text:p>
          </table:table-cell>
        </table:table-row>
        <table:table-row table:style-name="ro1">
          <table:table-cell table:number-columns-repeated="3"/>
          <table:table-cell office:value-type="float" office:value="329.629" calcext:value-type="float">
            <text:p>329.629</text:p>
          </table:table-cell>
          <table:table-cell office:value-type="float" office:value="326.256812" calcext:value-type="float">
            <text:p>326.256812</text:p>
          </table:table-cell>
          <table:table-cell table:formula="of:=([.E325]-[.D325])/[.D325]" office:value-type="float" office:value="-0.0102302527993593" calcext:value-type="float">
            <text:p>-0.010230252799359</text:p>
          </table:table-cell>
        </table:table-row>
        <table:table-row table:style-name="ro1">
          <table:table-cell table:number-columns-repeated="3"/>
          <table:table-cell office:value-type="float" office:value="253.887" calcext:value-type="float">
            <text:p>253.887</text:p>
          </table:table-cell>
          <table:table-cell office:value-type="float" office:value="253.887385" calcext:value-type="float">
            <text:p>253.887385</text:p>
          </table:table-cell>
          <table:table-cell table:formula="of:=([.E326]-[.D326])/[.D326]" office:value-type="float" office:value="0.00000151642266045251" calcext:value-type="float">
            <text:p>1.5164226604525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39.845111" calcext:value-type="float">
            <text:p>339.845111</text:p>
          </table:table-cell>
          <table:table-cell table:formula="of:=([.E327]-[.D327])/[.D327]" office:value-type="float" office:value="-0.334882502373007" calcext:value-type="float">
            <text:p>-0.3348825023730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9.952686" calcext:value-type="float">
            <text:p>499.952686</text:p>
          </table:table-cell>
          <table:table-cell table:formula="of:=([.E328]-[.D328])/[.D328]" office:value-type="float" office:value="-0.0215328434010823" calcext:value-type="float">
            <text:p>-0.021532843401082</text:p>
          </table:table-cell>
        </table:table-row>
        <table:table-row table:style-name="ro1">
          <table:table-cell table:number-columns-repeated="3"/>
          <table:table-cell office:value-type="float" office:value="126.638" calcext:value-type="float">
            <text:p>126.638</text:p>
          </table:table-cell>
          <table:table-cell office:value-type="float" office:value="126.638021" calcext:value-type="float">
            <text:p>126.638021</text:p>
          </table:table-cell>
          <table:table-cell table:formula="of:=([.E329]-[.D329])/[.D329]" office:value-type="float" office:value="0.000000165827002871276" calcext:value-type="float">
            <text:p>1.65827002871276E-07</text:p>
          </table:table-cell>
        </table:table-row>
        <table:table-row table:style-name="ro1">
          <table:table-cell table:number-columns-repeated="3"/>
          <table:table-cell office:value-type="float" office:value="63.0081" calcext:value-type="float">
            <text:p>63.0081</text:p>
          </table:table-cell>
          <table:table-cell office:value-type="float" office:value="63.008063" calcext:value-type="float">
            <text:p>63.008063</text:p>
          </table:table-cell>
          <table:table-cell table:formula="of:=([.E330]-[.D330])/[.D330]" office:value-type="float" office:value="-0.00000058722608678812" calcext:value-type="float">
            <text:p>-5.8722608678812E-07</text:p>
          </table:table-cell>
        </table:table-row>
        <table:table-row table:style-name="ro1">
          <table:table-cell table:number-columns-repeated="3"/>
          <table:table-cell office:value-type="float" office:value="264.353" calcext:value-type="float">
            <text:p>264.353</text:p>
          </table:table-cell>
          <table:table-cell office:value-type="float" office:value="264.352688" calcext:value-type="float">
            <text:p>264.352688</text:p>
          </table:table-cell>
          <table:table-cell table:formula="of:=([.E331]-[.D331])/[.D331]" office:value-type="float" office:value="-0.00000118024005783208" calcext:value-type="float">
            <text:p>-1.18024005783208E-06</text:p>
          </table:table-cell>
        </table:table-row>
        <table:table-row table:style-name="ro1">
          <table:table-cell table:number-columns-repeated="3"/>
          <table:table-cell office:value-type="float" office:value="225.058" calcext:value-type="float">
            <text:p>225.058</text:p>
          </table:table-cell>
          <table:table-cell office:value-type="float" office:value="225.058295" calcext:value-type="float">
            <text:p>225.058295</text:p>
          </table:table-cell>
          <table:table-cell table:formula="of:=([.E332]-[.D332])/[.D332]" office:value-type="float" office:value="0.0000013107732228766" calcext:value-type="float">
            <text:p>1.310773222876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33]-[.D333])/[.D33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96.3668" calcext:value-type="float">
            <text:p>96.3668</text:p>
          </table:table-cell>
          <table:table-cell office:value-type="float" office:value="96.366778" calcext:value-type="float">
            <text:p>96.366778</text:p>
          </table:table-cell>
          <table:table-cell table:formula="of:=([.E334]-[.D334])/[.D334]" office:value-type="float" office:value="-0.000000228294391857971" calcext:value-type="float">
            <text:p>-2.28294391857971E-07</text:p>
          </table:table-cell>
        </table:table-row>
        <table:table-row table:style-name="ro1">
          <table:table-cell table:number-columns-repeated="3"/>
          <table:table-cell office:value-type="float" office:value="23.5329" calcext:value-type="float">
            <text:p>23.5329</text:p>
          </table:table-cell>
          <table:table-cell office:value-type="float" office:value="23.532891" calcext:value-type="float">
            <text:p>23.532891</text:p>
          </table:table-cell>
          <table:table-cell table:formula="of:=([.E335]-[.D335])/[.D335]" office:value-type="float" office:value="-0.000000382443302871562" calcext:value-type="float">
            <text:p>-3.8244330287156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8.292601" calcext:value-type="float">
            <text:p>478.292601</text:p>
          </table:table-cell>
          <table:table-cell table:formula="of:=([.E336]-[.D336])/[.D336]" office:value-type="float" office:value="-0.0639242183753951" calcext:value-type="float">
            <text:p>-0.063924218375395</text:p>
          </table:table-cell>
        </table:table-row>
        <table:table-row table:style-name="ro1">
          <table:table-cell table:number-columns-repeated="3"/>
          <table:table-cell office:value-type="float" office:value="152.038" calcext:value-type="float">
            <text:p>152.038</text:p>
          </table:table-cell>
          <table:table-cell office:value-type="float" office:value="152.037704" calcext:value-type="float">
            <text:p>152.037704</text:p>
          </table:table-cell>
          <table:table-cell table:formula="of:=([.E337]-[.D337])/[.D337]" office:value-type="float" office:value="-0.0000019468817007594" calcext:value-type="float">
            <text:p>-1.946881700759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5.109994" calcext:value-type="float">
            <text:p>425.109994</text:p>
          </table:table-cell>
          <table:table-cell table:formula="of:=([.E338]-[.D338])/[.D338]" office:value-type="float" office:value="-0.16800893620769" calcext:value-type="float">
            <text:p>-0.1680089362076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9.825442" calcext:value-type="float">
            <text:p>429.825442</text:p>
          </table:table-cell>
          <table:table-cell table:formula="of:=([.E339]-[.D339])/[.D339]" office:value-type="float" office:value="-0.158780240921412" calcext:value-type="float">
            <text:p>-0.158780240921412</text:p>
          </table:table-cell>
        </table:table-row>
        <table:table-row table:style-name="ro1">
          <table:table-cell table:number-columns-repeated="3"/>
          <table:table-cell office:value-type="float" office:value="76.3049" calcext:value-type="float">
            <text:p>76.3049</text:p>
          </table:table-cell>
          <table:table-cell office:value-type="float" office:value="76.304937" calcext:value-type="float">
            <text:p>76.304937</text:p>
          </table:table-cell>
          <table:table-cell table:formula="of:=([.E340]-[.D340])/[.D340]" office:value-type="float" office:value="0.000000484896775853833" calcext:value-type="float">
            <text:p>4.84896775853833E-07</text:p>
          </table:table-cell>
        </table:table-row>
        <table:table-row table:style-name="ro1">
          <table:table-cell table:number-columns-repeated="3"/>
          <table:table-cell office:value-type="float" office:value="16.092" calcext:value-type="float">
            <text:p>16.092</text:p>
          </table:table-cell>
          <table:table-cell office:value-type="float" office:value="16.091961" calcext:value-type="float">
            <text:p>16.091961</text:p>
          </table:table-cell>
          <table:table-cell table:formula="of:=([.E341]-[.D341])/[.D341]" office:value-type="float" office:value="-0.00000242356450394343" calcext:value-type="float">
            <text:p>-2.42356450394343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3.667962" calcext:value-type="float">
            <text:p>503.667962</text:p>
          </table:table-cell>
          <table:table-cell table:formula="of:=([.E342]-[.D342])/[.D342]" office:value-type="float" office:value="-0.0142616042508636" calcext:value-type="float">
            <text:p>-0.014261604250864</text:p>
          </table:table-cell>
        </table:table-row>
        <table:table-row table:style-name="ro1">
          <table:table-cell table:number-columns-repeated="3"/>
          <table:table-cell office:value-type="float" office:value="314.721" calcext:value-type="float">
            <text:p>314.721</text:p>
          </table:table-cell>
          <table:table-cell office:value-type="float" office:value="314.720641" calcext:value-type="float">
            <text:p>314.720641</text:p>
          </table:table-cell>
          <table:table-cell table:formula="of:=([.E343]-[.D343])/[.D343]" office:value-type="float" office:value="-0.0000011406928676609" calcext:value-type="float">
            <text:p>-1.140692867660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44]-[.D344])/[.D34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45]-[.D345])/[.D34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7.459118" calcext:value-type="float">
            <text:p>467.459118</text:p>
          </table:table-cell>
          <table:table-cell table:formula="of:=([.E346]-[.D346])/[.D346]" office:value-type="float" office:value="-0.0851266393322308" calcext:value-type="float">
            <text:p>-0.08512663933223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47]-[.D347])/[.D34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75.112" calcext:value-type="float">
            <text:p>375.112</text:p>
          </table:table-cell>
          <table:table-cell office:value-type="float" office:value="492.474379" calcext:value-type="float">
            <text:p>492.474379</text:p>
          </table:table-cell>
          <table:table-cell table:formula="of:=([.E348]-[.D348])/[.D348]" office:value-type="float" office:value="0.312872899294077" calcext:value-type="float">
            <text:p>0.312872899294077</text:p>
          </table:table-cell>
        </table:table-row>
        <table:table-row table:style-name="ro1">
          <table:table-cell table:number-columns-repeated="3"/>
          <table:table-cell office:value-type="float" office:value="357.323" calcext:value-type="float">
            <text:p>357.323</text:p>
          </table:table-cell>
          <table:table-cell office:value-type="float" office:value="357.322742" calcext:value-type="float">
            <text:p>357.322742</text:p>
          </table:table-cell>
          <table:table-cell table:formula="of:=([.E349]-[.D349])/[.D349]" office:value-type="float" office:value="-0.000000722035805066817" calcext:value-type="float">
            <text:p>-7.22035805066817E-07</text:p>
          </table:table-cell>
        </table:table-row>
        <table:table-row table:style-name="ro1">
          <table:table-cell table:number-columns-repeated="3"/>
          <table:table-cell office:value-type="float" office:value="492.805" calcext:value-type="float">
            <text:p>492.805</text:p>
          </table:table-cell>
          <table:table-cell office:value-type="float" office:value="510.954988" calcext:value-type="float">
            <text:p>510.954988</text:p>
          </table:table-cell>
          <table:table-cell table:formula="of:=([.E350]-[.D350])/[.D350]" office:value-type="float" office:value="0.0368299591116162" calcext:value-type="float">
            <text:p>0.03682995911161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51]-[.D351])/[.D35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52]-[.D352])/[.D35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31.628" calcext:value-type="float">
            <text:p>431.628</text:p>
          </table:table-cell>
          <table:table-cell office:value-type="float" office:value="510.954988" calcext:value-type="float">
            <text:p>510.954988</text:p>
          </table:table-cell>
          <table:table-cell table:formula="of:=([.E353]-[.D353])/[.D353]" office:value-type="float" office:value="0.18378554681346" calcext:value-type="float">
            <text:p>0.18378554681346</text:p>
          </table:table-cell>
        </table:table-row>
        <table:table-row table:style-name="ro1">
          <table:table-cell table:number-columns-repeated="3"/>
          <table:table-cell office:value-type="float" office:value="89.5692" calcext:value-type="float">
            <text:p>89.5692</text:p>
          </table:table-cell>
          <table:table-cell office:value-type="float" office:value="89.569165" calcext:value-type="float">
            <text:p>89.569165</text:p>
          </table:table-cell>
          <table:table-cell table:formula="of:=([.E354]-[.D354])/[.D354]" office:value-type="float" office:value="-0.000000390759323482834" calcext:value-type="float">
            <text:p>-3.9075932348283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2.376061" calcext:value-type="float">
            <text:p>422.376061</text:p>
          </table:table-cell>
          <table:table-cell table:formula="of:=([.E355]-[.D355])/[.D355]" office:value-type="float" office:value="-0.173359569825131" calcext:value-type="float">
            <text:p>-0.173359569825131</text:p>
          </table:table-cell>
        </table:table-row>
        <table:table-row table:style-name="ro1">
          <table:table-cell table:number-columns-repeated="3"/>
          <table:table-cell office:value-type="float" office:value="365.576" calcext:value-type="float">
            <text:p>365.576</text:p>
          </table:table-cell>
          <table:table-cell office:value-type="float" office:value="365.576208" calcext:value-type="float">
            <text:p>365.576208</text:p>
          </table:table-cell>
          <table:table-cell table:formula="of:=([.E356]-[.D356])/[.D356]" office:value-type="float" office:value="0.000000568965139906452" calcext:value-type="float">
            <text:p>5.6896513990645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57]-[.D357])/[.D35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0.493901" calcext:value-type="float">
            <text:p>470.493901</text:p>
          </table:table-cell>
          <table:table-cell table:formula="of:=([.E358]-[.D358])/[.D358]" office:value-type="float" office:value="-0.0791872063097533" calcext:value-type="float">
            <text:p>-0.07918720630975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33.527627" calcext:value-type="float">
            <text:p>333.527627</text:p>
          </table:table-cell>
          <table:table-cell table:formula="of:=([.E359]-[.D359])/[.D359]" office:value-type="float" office:value="-0.347246573573015" calcext:value-type="float">
            <text:p>-0.347246573573015</text:p>
          </table:table-cell>
        </table:table-row>
        <table:table-row table:style-name="ro1">
          <table:table-cell table:number-columns-repeated="3"/>
          <table:table-cell office:value-type="float" office:value="408.334" calcext:value-type="float">
            <text:p>408.334</text:p>
          </table:table-cell>
          <table:table-cell office:value-type="float" office:value="408.333709" calcext:value-type="float">
            <text:p>408.333709</text:p>
          </table:table-cell>
          <table:table-cell table:formula="of:=([.E360]-[.D360])/[.D360]" office:value-type="float" office:value="-0.00000071265189772162" calcext:value-type="float">
            <text:p>-7.1265189772162E-07</text:p>
          </table:table-cell>
        </table:table-row>
        <table:table-row table:style-name="ro1">
          <table:table-cell table:number-columns-repeated="3"/>
          <table:table-cell office:value-type="float" office:value="264.959" calcext:value-type="float">
            <text:p>264.959</text:p>
          </table:table-cell>
          <table:table-cell office:value-type="float" office:value="264.959005" calcext:value-type="float">
            <text:p>264.959005</text:p>
          </table:table-cell>
          <table:table-cell table:formula="of:=([.E361]-[.D361])/[.D361]" office:value-type="float" office:value="0.0000000188708441206987" calcext:value-type="float">
            <text:p>1.88708441206987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62]-[.D362])/[.D36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7.710215" calcext:value-type="float">
            <text:p>507.710215</text:p>
          </table:table-cell>
          <table:table-cell table:formula="of:=([.E363]-[.D363])/[.D363]" office:value-type="float" office:value="-0.00635043203413212" calcext:value-type="float">
            <text:p>-0.00635043203413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8.131877" calcext:value-type="float">
            <text:p>438.131877</text:p>
          </table:table-cell>
          <table:table-cell table:formula="of:=([.E364]-[.D364])/[.D364]" office:value-type="float" office:value="-0.142523554911881" calcext:value-type="float">
            <text:p>-0.142523554911881</text:p>
          </table:table-cell>
        </table:table-row>
        <table:table-row table:style-name="ro1">
          <table:table-cell table:number-columns-repeated="3"/>
          <table:table-cell office:value-type="float" office:value="328.27" calcext:value-type="float">
            <text:p>328.27</text:p>
          </table:table-cell>
          <table:table-cell office:value-type="float" office:value="328.269753" calcext:value-type="float">
            <text:p>328.269753</text:p>
          </table:table-cell>
          <table:table-cell table:formula="of:=([.E365]-[.D365])/[.D365]" office:value-type="float" office:value="-0.000000752429402630952" calcext:value-type="float">
            <text:p>-7.52429402630952E-07</text:p>
          </table:table-cell>
        </table:table-row>
        <table:table-row table:style-name="ro1">
          <table:table-cell table:number-columns-repeated="3"/>
          <table:table-cell office:value-type="float" office:value="406.763" calcext:value-type="float">
            <text:p>406.763</text:p>
          </table:table-cell>
          <table:table-cell office:value-type="float" office:value="406.7635" calcext:value-type="float">
            <text:p>406.7635</text:p>
          </table:table-cell>
          <table:table-cell table:formula="of:=([.E366]-[.D366])/[.D366]" office:value-type="float" office:value="0.00000122921701345752" calcext:value-type="float">
            <text:p>1.2292170134575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27.869675" calcext:value-type="float">
            <text:p>327.869675</text:p>
          </table:table-cell>
          <table:table-cell table:formula="of:=([.E367]-[.D367])/[.D367]" office:value-type="float" office:value="-0.358319861827362" calcext:value-type="float">
            <text:p>-0.35831986182736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68]-[.D368])/[.D36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67.271" calcext:value-type="float">
            <text:p>367.271</text:p>
          </table:table-cell>
          <table:table-cell office:value-type="float" office:value="367.271324" calcext:value-type="float">
            <text:p>367.271324</text:p>
          </table:table-cell>
          <table:table-cell table:formula="of:=([.E369]-[.D369])/[.D369]" office:value-type="float" office:value="0.000000882182366638767" calcext:value-type="float">
            <text:p>8.8218236663876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70]-[.D370])/[.D37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1.8663" calcext:value-type="float">
            <text:p>31.8663</text:p>
          </table:table-cell>
          <table:table-cell office:value-type="float" office:value="31.866329" calcext:value-type="float">
            <text:p>31.866329</text:p>
          </table:table-cell>
          <table:table-cell table:formula="of:=([.E371]-[.D371])/[.D371]" office:value-type="float" office:value="0.00000091005231236099" calcext:value-type="float">
            <text:p>9.1005231236099E-07</text:p>
          </table:table-cell>
        </table:table-row>
        <table:table-row table:style-name="ro1">
          <table:table-cell table:number-columns-repeated="3"/>
          <table:table-cell office:value-type="float" office:value="332.113" calcext:value-type="float">
            <text:p>332.113</text:p>
          </table:table-cell>
          <table:table-cell office:value-type="float" office:value="332.112588" calcext:value-type="float">
            <text:p>332.112588</text:p>
          </table:table-cell>
          <table:table-cell table:formula="of:=([.E372]-[.D372])/[.D372]" office:value-type="float" office:value="-0.00000124054162283013" calcext:value-type="float">
            <text:p>-1.24054162283013E-06</text:p>
          </table:table-cell>
        </table:table-row>
        <table:table-row table:style-name="ro1">
          <table:table-cell table:number-columns-repeated="3"/>
          <table:table-cell office:value-type="float" office:value="311.312" calcext:value-type="float">
            <text:p>311.312</text:p>
          </table:table-cell>
          <table:table-cell office:value-type="float" office:value="311.31245" calcext:value-type="float">
            <text:p>311.31245</text:p>
          </table:table-cell>
          <table:table-cell table:formula="of:=([.E373]-[.D373])/[.D373]" office:value-type="float" office:value="0.00000144549519453387" calcext:value-type="float">
            <text:p>1.44549519453387E-06</text:p>
          </table:table-cell>
        </table:table-row>
        <table:table-row table:style-name="ro1">
          <table:table-cell table:number-columns-repeated="3"/>
          <table:table-cell office:value-type="float" office:value="366.409" calcext:value-type="float">
            <text:p>366.409</text:p>
          </table:table-cell>
          <table:table-cell office:value-type="float" office:value="366.409131" calcext:value-type="float">
            <text:p>366.409131</text:p>
          </table:table-cell>
          <table:table-cell table:formula="of:=([.E374]-[.D374])/[.D374]" office:value-type="float" office:value="0.000000357523969144637" calcext:value-type="float">
            <text:p>3.5752396914463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9.855037" calcext:value-type="float">
            <text:p>479.855037</text:p>
          </table:table-cell>
          <table:table-cell table:formula="of:=([.E375]-[.D375])/[.D375]" office:value-type="float" office:value="-0.0608663443943204" calcext:value-type="float">
            <text:p>-0.06086634439432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6.629365" calcext:value-type="float">
            <text:p>506.629365</text:p>
          </table:table-cell>
          <table:table-cell table:formula="of:=([.E376]-[.D376])/[.D376]" office:value-type="float" office:value="-0.00846578465814011" calcext:value-type="float">
            <text:p>-0.00846578465814</text:p>
          </table:table-cell>
        </table:table-row>
        <table:table-row table:style-name="ro1">
          <table:table-cell table:number-columns-repeated="3"/>
          <table:table-cell office:value-type="float" office:value="446.743" calcext:value-type="float">
            <text:p>446.743</text:p>
          </table:table-cell>
          <table:table-cell office:value-type="float" office:value="316.677403" calcext:value-type="float">
            <text:p>316.677403</text:p>
          </table:table-cell>
          <table:table-cell table:formula="of:=([.E377]-[.D377])/[.D377]" office:value-type="float" office:value="-0.291141880230916" calcext:value-type="float">
            <text:p>-0.291141880230916</text:p>
          </table:table-cell>
        </table:table-row>
        <table:table-row table:style-name="ro1">
          <table:table-cell table:number-columns-repeated="3"/>
          <table:table-cell office:value-type="float" office:value="172.981" calcext:value-type="float">
            <text:p>172.981</text:p>
          </table:table-cell>
          <table:table-cell office:value-type="float" office:value="172.981332" calcext:value-type="float">
            <text:p>172.981332</text:p>
          </table:table-cell>
          <table:table-cell table:formula="of:=([.E378]-[.D378])/[.D378]" office:value-type="float" office:value="0.0000019192859332206" calcext:value-type="float">
            <text:p>1.919285933220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79]-[.D379])/[.D37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26.026" calcext:value-type="float">
            <text:p>126.026</text:p>
          </table:table-cell>
          <table:table-cell office:value-type="float" office:value="126.02637" calcext:value-type="float">
            <text:p>126.02637</text:p>
          </table:table-cell>
          <table:table-cell table:formula="of:=([.E380]-[.D380])/[.D380]" office:value-type="float" office:value="0.0000029359021154663" calcext:value-type="float">
            <text:p>2.9359021154663E-06</text:p>
          </table:table-cell>
        </table:table-row>
        <table:table-row table:style-name="ro1">
          <table:table-cell table:number-columns-repeated="3"/>
          <table:table-cell office:value-type="float" office:value="390.203" calcext:value-type="float">
            <text:p>390.203</text:p>
          </table:table-cell>
          <table:table-cell office:value-type="float" office:value="390.203408" calcext:value-type="float">
            <text:p>390.203408</text:p>
          </table:table-cell>
          <table:table-cell table:formula="of:=([.E381]-[.D381])/[.D381]" office:value-type="float" office:value="0.00000104560959308341" calcext:value-type="float">
            <text:p>1.0456095930834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5.84584" calcext:value-type="float">
            <text:p>495.84584</text:p>
          </table:table-cell>
          <table:table-cell table:formula="of:=([.E382]-[.D382])/[.D382]" office:value-type="float" office:value="-0.0295704318384202" calcext:value-type="float">
            <text:p>-0.02957043183842</text:p>
          </table:table-cell>
        </table:table-row>
        <table:table-row table:style-name="ro1">
          <table:table-cell table:number-columns-repeated="3"/>
          <table:table-cell office:value-type="float" office:value="65.9999" calcext:value-type="float">
            <text:p>65.9999</text:p>
          </table:table-cell>
          <table:table-cell office:value-type="float" office:value="65.99988" calcext:value-type="float">
            <text:p>65.99988</text:p>
          </table:table-cell>
          <table:table-cell table:formula="of:=([.E383]-[.D383])/[.D383]" office:value-type="float" office:value="-0.000000303030762048691" calcext:value-type="float">
            <text:p>-3.03030762048691E-07</text:p>
          </table:table-cell>
        </table:table-row>
        <table:table-row table:style-name="ro1">
          <table:table-cell table:number-columns-repeated="3"/>
          <table:table-cell office:value-type="float" office:value="22.398" calcext:value-type="float">
            <text:p>22.398</text:p>
          </table:table-cell>
          <table:table-cell office:value-type="float" office:value="22.397966" calcext:value-type="float">
            <text:p>22.397966</text:p>
          </table:table-cell>
          <table:table-cell table:formula="of:=([.E384]-[.D384])/[.D384]" office:value-type="float" office:value="-0.00000151799267789193" calcext:value-type="float">
            <text:p>-1.51799267789193E-06</text:p>
          </table:table-cell>
        </table:table-row>
        <table:table-row table:style-name="ro1">
          <table:table-cell table:number-columns-repeated="3"/>
          <table:table-cell office:value-type="float" office:value="381.668" calcext:value-type="float">
            <text:p>381.668</text:p>
          </table:table-cell>
          <table:table-cell office:value-type="float" office:value="381.668129" calcext:value-type="float">
            <text:p>381.668129</text:p>
          </table:table-cell>
          <table:table-cell table:formula="of:=([.E385]-[.D385])/[.D385]" office:value-type="float" office:value="0.000000337990085664417" calcext:value-type="float">
            <text:p>3.37990085664417E-07</text:p>
          </table:table-cell>
        </table:table-row>
        <table:table-row table:style-name="ro1">
          <table:table-cell table:number-columns-repeated="3"/>
          <table:table-cell office:value-type="float" office:value="279.624" calcext:value-type="float">
            <text:p>279.624</text:p>
          </table:table-cell>
          <table:table-cell office:value-type="float" office:value="279.624435" calcext:value-type="float">
            <text:p>279.624435</text:p>
          </table:table-cell>
          <table:table-cell table:formula="of:=([.E386]-[.D386])/[.D386]" office:value-type="float" office:value="0.00000155566045826451" calcext:value-type="float">
            <text:p>1.55566045826451E-06</text:p>
          </table:table-cell>
        </table:table-row>
        <table:table-row table:style-name="ro1">
          <table:table-cell table:number-columns-repeated="3"/>
          <table:table-cell office:value-type="float" office:value="338.358" calcext:value-type="float">
            <text:p>338.358</text:p>
          </table:table-cell>
          <table:table-cell office:value-type="float" office:value="338.357597" calcext:value-type="float">
            <text:p>338.357597</text:p>
          </table:table-cell>
          <table:table-cell table:formula="of:=([.E387]-[.D387])/[.D387]" office:value-type="float" office:value="-0.00000119104617004978" calcext:value-type="float">
            <text:p>-1.1910461700497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0.406284" calcext:value-type="float">
            <text:p>400.406284</text:p>
          </table:table-cell>
          <table:table-cell table:formula="of:=([.E388]-[.D388])/[.D388]" office:value-type="float" office:value="-0.2163570490552" calcext:value-type="float">
            <text:p>-0.216357049055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6.06966" calcext:value-type="float">
            <text:p>456.06966</text:p>
          </table:table-cell>
          <table:table-cell table:formula="of:=([.E389]-[.D389])/[.D389]" office:value-type="float" office:value="-0.107417169809474" calcext:value-type="float">
            <text:p>-0.10741716980947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4.100852" calcext:value-type="float">
            <text:p>454.100852</text:p>
          </table:table-cell>
          <table:table-cell table:formula="of:=([.E390]-[.D390])/[.D390]" office:value-type="float" office:value="-0.111270362360678" calcext:value-type="float">
            <text:p>-0.111270362360678</text:p>
          </table:table-cell>
        </table:table-row>
        <table:table-row table:style-name="ro1">
          <table:table-cell table:number-columns-repeated="3"/>
          <table:table-cell office:value-type="float" office:value="418.84" calcext:value-type="float">
            <text:p>418.84</text:p>
          </table:table-cell>
          <table:table-cell office:value-type="float" office:value="510.954988" calcext:value-type="float">
            <text:p>510.954988</text:p>
          </table:table-cell>
          <table:table-cell table:formula="of:=([.E391]-[.D391])/[.D391]" office:value-type="float" office:value="0.219928822462038" calcext:value-type="float">
            <text:p>0.21992882246203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92]-[.D392])/[.D39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09.595" calcext:value-type="float">
            <text:p>209.595</text:p>
          </table:table-cell>
          <table:table-cell office:value-type="float" office:value="209.595335" calcext:value-type="float">
            <text:p>209.595335</text:p>
          </table:table-cell>
          <table:table-cell table:formula="of:=([.E393]-[.D393])/[.D393]" office:value-type="float" office:value="0.00000159832057065702" calcext:value-type="float">
            <text:p>1.59832057065702E-06</text:p>
          </table:table-cell>
        </table:table-row>
        <table:table-row table:style-name="ro1">
          <table:table-cell table:number-columns-repeated="3"/>
          <table:table-cell office:value-type="float" office:value="390.297" calcext:value-type="float">
            <text:p>390.297</text:p>
          </table:table-cell>
          <table:table-cell office:value-type="float" office:value="390.297375" calcext:value-type="float">
            <text:p>390.297375</text:p>
          </table:table-cell>
          <table:table-cell table:formula="of:=([.E394]-[.D394])/[.D394]" office:value-type="float" office:value="0.000000960806770133285" calcext:value-type="float">
            <text:p>9.60806770133285E-07</text:p>
          </table:table-cell>
        </table:table-row>
        <table:table-row table:style-name="ro1">
          <table:table-cell table:number-columns-repeated="3"/>
          <table:table-cell office:value-type="float" office:value="408.833" calcext:value-type="float">
            <text:p>408.833</text:p>
          </table:table-cell>
          <table:table-cell office:value-type="float" office:value="408.833366" calcext:value-type="float">
            <text:p>408.833366</text:p>
          </table:table-cell>
          <table:table-cell table:formula="of:=([.E395]-[.D395])/[.D395]" office:value-type="float" office:value="0.000000895231060079381" calcext:value-type="float">
            <text:p>8.95231060079381E-07</text:p>
          </table:table-cell>
        </table:table-row>
        <table:table-row table:style-name="ro1">
          <table:table-cell table:number-columns-repeated="3"/>
          <table:table-cell office:value-type="float" office:value="26.8236" calcext:value-type="float">
            <text:p>26.8236</text:p>
          </table:table-cell>
          <table:table-cell office:value-type="float" office:value="26.82364" calcext:value-type="float">
            <text:p>26.82364</text:p>
          </table:table-cell>
          <table:table-cell table:formula="of:=([.E396]-[.D396])/[.D396]" office:value-type="float" office:value="0.00000149122414597736" calcext:value-type="float">
            <text:p>1.49122414597736E-06</text:p>
          </table:table-cell>
        </table:table-row>
        <table:table-row table:style-name="ro1">
          <table:table-cell table:number-columns-repeated="3"/>
          <table:table-cell office:value-type="float" office:value="87.7481" calcext:value-type="float">
            <text:p>87.7481</text:p>
          </table:table-cell>
          <table:table-cell office:value-type="float" office:value="87.748062" calcext:value-type="float">
            <text:p>87.748062</text:p>
          </table:table-cell>
          <table:table-cell table:formula="of:=([.E397]-[.D397])/[.D397]" office:value-type="float" office:value="-0.000000433057809677068" calcext:value-type="float">
            <text:p>-4.33057809677068E-07</text:p>
          </table:table-cell>
        </table:table-row>
        <table:table-row table:style-name="ro1">
          <table:table-cell table:number-columns-repeated="3"/>
          <table:table-cell office:value-type="float" office:value="79.3037" calcext:value-type="float">
            <text:p>79.3037</text:p>
          </table:table-cell>
          <table:table-cell office:value-type="float" office:value="79.30366" calcext:value-type="float">
            <text:p>79.30366</text:p>
          </table:table-cell>
          <table:table-cell table:formula="of:=([.E398]-[.D398])/[.D398]" office:value-type="float" office:value="-0.000000504390085364195" calcext:value-type="float">
            <text:p>-5.0439008536419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399]-[.D399])/[.D39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98.045" calcext:value-type="float">
            <text:p>198.045</text:p>
          </table:table-cell>
          <table:table-cell office:value-type="float" office:value="198.045425" calcext:value-type="float">
            <text:p>198.045425</text:p>
          </table:table-cell>
          <table:table-cell table:formula="of:=([.E400]-[.D400])/[.D400]" office:value-type="float" office:value="0.00000214597692447173" calcext:value-type="float">
            <text:p>2.14597692447173E-06</text:p>
          </table:table-cell>
        </table:table-row>
        <table:table-row table:style-name="ro1">
          <table:table-cell table:number-columns-repeated="3"/>
          <table:table-cell office:value-type="float" office:value="100.423" calcext:value-type="float">
            <text:p>100.423</text:p>
          </table:table-cell>
          <table:table-cell office:value-type="float" office:value="100.423499" calcext:value-type="float">
            <text:p>100.423499</text:p>
          </table:table-cell>
          <table:table-cell table:formula="of:=([.E401]-[.D401])/[.D401]" office:value-type="float" office:value="0.0000049689812095328" calcext:value-type="float">
            <text:p>4.9689812095328E-06</text:p>
          </table:table-cell>
        </table:table-row>
        <table:table-row table:style-name="ro1">
          <table:table-cell table:number-columns-repeated="3"/>
          <table:table-cell office:value-type="float" office:value="384.044" calcext:value-type="float">
            <text:p>384.044</text:p>
          </table:table-cell>
          <table:table-cell office:value-type="float" office:value="384.044065" calcext:value-type="float">
            <text:p>384.044065</text:p>
          </table:table-cell>
          <table:table-cell table:formula="of:=([.E402]-[.D402])/[.D402]" office:value-type="float" office:value="0.000000169251439955893" calcext:value-type="float">
            <text:p>1.6925143995589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03]-[.D403])/[.D40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04]-[.D404])/[.D40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05]-[.D405])/[.D40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76.346" calcext:value-type="float">
            <text:p>276.346</text:p>
          </table:table-cell>
          <table:table-cell office:value-type="float" office:value="276.345876" calcext:value-type="float">
            <text:p>276.345876</text:p>
          </table:table-cell>
          <table:table-cell table:formula="of:=([.E406]-[.D406])/[.D406]" office:value-type="float" office:value="-0.000000448712845592086" calcext:value-type="float">
            <text:p>-4.4871284559208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0.170581" calcext:value-type="float">
            <text:p>470.170581</text:p>
          </table:table-cell>
          <table:table-cell table:formula="of:=([.E407]-[.D407])/[.D407]" office:value-type="float" office:value="-0.0798199821902124" calcext:value-type="float">
            <text:p>-0.079819982190212</text:p>
          </table:table-cell>
        </table:table-row>
        <table:table-row table:style-name="ro1">
          <table:table-cell table:number-columns-repeated="3"/>
          <table:table-cell office:value-type="float" office:value="401.938" calcext:value-type="float">
            <text:p>401.938</text:p>
          </table:table-cell>
          <table:table-cell office:value-type="float" office:value="401.938457" calcext:value-type="float">
            <text:p>401.938457</text:p>
          </table:table-cell>
          <table:table-cell table:formula="of:=([.E408]-[.D408])/[.D408]" office:value-type="float" office:value="0.00000113699127736093" calcext:value-type="float">
            <text:p>1.13699127736093E-06</text:p>
          </table:table-cell>
        </table:table-row>
        <table:table-row table:style-name="ro1">
          <table:table-cell table:number-columns-repeated="3"/>
          <table:table-cell office:value-type="float" office:value="148.978" calcext:value-type="float">
            <text:p>148.978</text:p>
          </table:table-cell>
          <table:table-cell office:value-type="float" office:value="148.977778" calcext:value-type="float">
            <text:p>148.977778</text:p>
          </table:table-cell>
          <table:table-cell table:formula="of:=([.E409]-[.D409])/[.D409]" office:value-type="float" office:value="-0.00000149015290853642" calcext:value-type="float">
            <text:p>-1.4901529085364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1.669959" calcext:value-type="float">
            <text:p>481.669959</text:p>
          </table:table-cell>
          <table:table-cell table:formula="of:=([.E410]-[.D410])/[.D410]" office:value-type="float" office:value="-0.0573143251362644" calcext:value-type="float">
            <text:p>-0.05731432513626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8.425218" calcext:value-type="float">
            <text:p>408.425218</text:p>
          </table:table-cell>
          <table:table-cell table:formula="of:=([.E411]-[.D411])/[.D411]" office:value-type="float" office:value="-0.200663036862346" calcext:value-type="float">
            <text:p>-0.200663036862346</text:p>
          </table:table-cell>
        </table:table-row>
        <table:table-row table:style-name="ro1">
          <table:table-cell table:number-columns-repeated="3"/>
          <table:table-cell office:value-type="float" office:value="381.853" calcext:value-type="float">
            <text:p>381.853</text:p>
          </table:table-cell>
          <table:table-cell office:value-type="float" office:value="381.852747" calcext:value-type="float">
            <text:p>381.852747</text:p>
          </table:table-cell>
          <table:table-cell table:formula="of:=([.E412]-[.D412])/[.D412]" office:value-type="float" office:value="-0.000000662558628546886" calcext:value-type="float">
            <text:p>-6.62558628546886E-07</text:p>
          </table:table-cell>
        </table:table-row>
        <table:table-row table:style-name="ro1">
          <table:table-cell table:number-columns-repeated="3"/>
          <table:table-cell office:value-type="float" office:value="393.139" calcext:value-type="float">
            <text:p>393.139</text:p>
          </table:table-cell>
          <table:table-cell office:value-type="float" office:value="393.139116" calcext:value-type="float">
            <text:p>393.139116</text:p>
          </table:table-cell>
          <table:table-cell table:formula="of:=([.E413]-[.D413])/[.D413]" office:value-type="float" office:value="0.000000295061034370401" calcext:value-type="float">
            <text:p>2.95061034370401E-07</text:p>
          </table:table-cell>
        </table:table-row>
        <table:table-row table:style-name="ro1">
          <table:table-cell table:number-columns-repeated="3"/>
          <table:table-cell office:value-type="float" office:value="495.157" calcext:value-type="float">
            <text:p>495.157</text:p>
          </table:table-cell>
          <table:table-cell office:value-type="float" office:value="420.876621" calcext:value-type="float">
            <text:p>420.876621</text:p>
          </table:table-cell>
          <table:table-cell table:formula="of:=([.E414]-[.D414])/[.D414]" office:value-type="float" office:value="-0.150013791585295" calcext:value-type="float">
            <text:p>-0.15001379158529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15]-[.D415])/[.D41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4.972134" calcext:value-type="float">
            <text:p>484.972134</text:p>
          </table:table-cell>
          <table:table-cell table:formula="of:=([.E416]-[.D416])/[.D416]" office:value-type="float" office:value="-0.0508515740133671" calcext:value-type="float">
            <text:p>-0.050851574013367</text:p>
          </table:table-cell>
        </table:table-row>
        <table:table-row table:style-name="ro1">
          <table:table-cell table:number-columns-repeated="3"/>
          <table:table-cell office:value-type="float" office:value="381.308" calcext:value-type="float">
            <text:p>381.308</text:p>
          </table:table-cell>
          <table:table-cell office:value-type="float" office:value="381.308046" calcext:value-type="float">
            <text:p>381.308046</text:p>
          </table:table-cell>
          <table:table-cell table:formula="of:=([.E417]-[.D417])/[.D417]" office:value-type="float" office:value="0.000000120637384994671" calcext:value-type="float">
            <text:p>1.20637384994671E-07</text:p>
          </table:table-cell>
        </table:table-row>
        <table:table-row table:style-name="ro1">
          <table:table-cell table:number-columns-repeated="3"/>
          <table:table-cell office:value-type="float" office:value="510.36" calcext:value-type="float">
            <text:p>510.36</text:p>
          </table:table-cell>
          <table:table-cell office:value-type="float" office:value="487.762584" calcext:value-type="float">
            <text:p>487.762584</text:p>
          </table:table-cell>
          <table:table-cell table:formula="of:=([.E418]-[.D418])/[.D418]" office:value-type="float" office:value="-0.044277404185281" calcext:value-type="float">
            <text:p>-0.04427740418528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2.183277" calcext:value-type="float">
            <text:p>422.183277</text:p>
          </table:table-cell>
          <table:table-cell table:formula="of:=([.E419]-[.D419])/[.D419]" office:value-type="float" office:value="-0.173736871153037" calcext:value-type="float">
            <text:p>-0.173736871153037</text:p>
          </table:table-cell>
        </table:table-row>
        <table:table-row table:style-name="ro1">
          <table:table-cell table:number-columns-repeated="3"/>
          <table:table-cell office:value-type="float" office:value="56.6369" calcext:value-type="float">
            <text:p>56.6369</text:p>
          </table:table-cell>
          <table:table-cell office:value-type="float" office:value="56.636867" calcext:value-type="float">
            <text:p>56.636867</text:p>
          </table:table-cell>
          <table:table-cell table:formula="of:=([.E420]-[.D420])/[.D420]" office:value-type="float" office:value="-0.000000582659008435185" calcext:value-type="float">
            <text:p>-5.82659008435185E-07</text:p>
          </table:table-cell>
        </table:table-row>
        <table:table-row table:style-name="ro1">
          <table:table-cell table:number-columns-repeated="3"/>
          <table:table-cell office:value-type="float" office:value="345.257" calcext:value-type="float">
            <text:p>345.257</text:p>
          </table:table-cell>
          <table:table-cell office:value-type="float" office:value="345.25664" calcext:value-type="float">
            <text:p>345.25664</text:p>
          </table:table-cell>
          <table:table-cell table:formula="of:=([.E421]-[.D421])/[.D421]" office:value-type="float" office:value="-0.00000104270152379411" calcext:value-type="float">
            <text:p>-1.0427015237941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1.008702" calcext:value-type="float">
            <text:p>491.008702</text:p>
          </table:table-cell>
          <table:table-cell table:formula="of:=([.E422]-[.D422])/[.D422]" office:value-type="float" office:value="-0.0390372889980526" calcext:value-type="float">
            <text:p>-0.03903728899805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2.249461" calcext:value-type="float">
            <text:p>482.249461</text:p>
          </table:table-cell>
          <table:table-cell table:formula="of:=([.E423]-[.D423])/[.D423]" office:value-type="float" office:value="-0.0561801704651094" calcext:value-type="float">
            <text:p>-0.05618017046511</text:p>
          </table:table-cell>
        </table:table-row>
        <table:table-row table:style-name="ro1">
          <table:table-cell table:number-columns-repeated="3"/>
          <table:table-cell office:value-type="float" office:value="37.7005" calcext:value-type="float">
            <text:p>37.7005</text:p>
          </table:table-cell>
          <table:table-cell office:value-type="float" office:value="37.700542" calcext:value-type="float">
            <text:p>37.700542</text:p>
          </table:table-cell>
          <table:table-cell table:formula="of:=([.E424]-[.D424])/[.D424]" office:value-type="float" office:value="0.00000111404358033823" calcext:value-type="float">
            <text:p>1.11404358033823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6.099744" calcext:value-type="float">
            <text:p>506.099744</text:p>
          </table:table-cell>
          <table:table-cell table:formula="of:=([.E425]-[.D425])/[.D425]" office:value-type="float" office:value="-0.00950231625094186" calcext:value-type="float">
            <text:p>-0.009502316250942</text:p>
          </table:table-cell>
        </table:table-row>
        <table:table-row table:style-name="ro1">
          <table:table-cell table:number-columns-repeated="3"/>
          <table:table-cell office:value-type="float" office:value="132.372" calcext:value-type="float">
            <text:p>132.372</text:p>
          </table:table-cell>
          <table:table-cell office:value-type="float" office:value="132.372301" calcext:value-type="float">
            <text:p>132.372301</text:p>
          </table:table-cell>
          <table:table-cell table:formula="of:=([.E426]-[.D426])/[.D426]" office:value-type="float" office:value="0.00000227389478121515" calcext:value-type="float">
            <text:p>2.2738947812151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27]-[.D427])/[.D42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47.451" calcext:value-type="float">
            <text:p>147.451</text:p>
          </table:table-cell>
          <table:table-cell office:value-type="float" office:value="147.450608" calcext:value-type="float">
            <text:p>147.450608</text:p>
          </table:table-cell>
          <table:table-cell table:formula="of:=([.E428]-[.D428])/[.D428]" office:value-type="float" office:value="-0.00000265851028480685" calcext:value-type="float">
            <text:p>-2.65851028480685E-06</text:p>
          </table:table-cell>
        </table:table-row>
        <table:table-row table:style-name="ro1">
          <table:table-cell table:number-columns-repeated="3"/>
          <table:table-cell office:value-type="float" office:value="188.944" calcext:value-type="float">
            <text:p>188.944</text:p>
          </table:table-cell>
          <table:table-cell office:value-type="float" office:value="188.943927" calcext:value-type="float">
            <text:p>188.943927</text:p>
          </table:table-cell>
          <table:table-cell table:formula="of:=([.E429]-[.D429])/[.D429]" office:value-type="float" office:value="-0.000000386357862574218" calcext:value-type="float">
            <text:p>-3.8635786257421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99.85332" calcext:value-type="float">
            <text:p>299.85332</text:p>
          </table:table-cell>
          <table:table-cell table:formula="of:=([.E430]-[.D430])/[.D430]" office:value-type="float" office:value="-0.413151216839056" calcext:value-type="float">
            <text:p>-0.413151216839056</text:p>
          </table:table-cell>
        </table:table-row>
        <table:table-row table:style-name="ro1">
          <table:table-cell table:number-columns-repeated="3"/>
          <table:table-cell office:value-type="float" office:value="165.115" calcext:value-type="float">
            <text:p>165.115</text:p>
          </table:table-cell>
          <table:table-cell office:value-type="float" office:value="165.115093" calcext:value-type="float">
            <text:p>165.115093</text:p>
          </table:table-cell>
          <table:table-cell table:formula="of:=([.E431]-[.D431])/[.D431]" office:value-type="float" office:value="0.000000563243799730922" calcext:value-type="float">
            <text:p>5.63243799730922E-07</text:p>
          </table:table-cell>
        </table:table-row>
        <table:table-row table:style-name="ro1">
          <table:table-cell table:number-columns-repeated="3"/>
          <table:table-cell office:value-type="float" office:value="73.7036" calcext:value-type="float">
            <text:p>73.7036</text:p>
          </table:table-cell>
          <table:table-cell office:value-type="float" office:value="73.70361" calcext:value-type="float">
            <text:p>73.70361</text:p>
          </table:table-cell>
          <table:table-cell table:formula="of:=([.E432]-[.D432])/[.D432]" office:value-type="float" office:value="0.000000135678582907404" calcext:value-type="float">
            <text:p>1.3567858290740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5.497242" calcext:value-type="float">
            <text:p>495.497242</text:p>
          </table:table-cell>
          <table:table-cell table:formula="of:=([.E433]-[.D433])/[.D433]" office:value-type="float" office:value="-0.030252679785891" calcext:value-type="float">
            <text:p>-0.030252679785891</text:p>
          </table:table-cell>
        </table:table-row>
        <table:table-row table:style-name="ro1">
          <table:table-cell table:number-columns-repeated="3"/>
          <table:table-cell office:value-type="float" office:value="153.766" calcext:value-type="float">
            <text:p>153.766</text:p>
          </table:table-cell>
          <table:table-cell office:value-type="float" office:value="153.766112" calcext:value-type="float">
            <text:p>153.766112</text:p>
          </table:table-cell>
          <table:table-cell table:formula="of:=([.E434]-[.D434])/[.D434]" office:value-type="float" office:value="0.000000728379485721449" calcext:value-type="float">
            <text:p>7.2837948572144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5.278023" calcext:value-type="float">
            <text:p>435.278023</text:p>
          </table:table-cell>
          <table:table-cell table:formula="of:=([.E435]-[.D435])/[.D435]" office:value-type="float" office:value="-0.148108888258261" calcext:value-type="float">
            <text:p>-0.148108888258261</text:p>
          </table:table-cell>
        </table:table-row>
        <table:table-row table:style-name="ro1">
          <table:table-cell table:number-columns-repeated="3"/>
          <table:table-cell office:value-type="float" office:value="449.66" calcext:value-type="float">
            <text:p>449.66</text:p>
          </table:table-cell>
          <table:table-cell office:value-type="float" office:value="510.954988" calcext:value-type="float">
            <text:p>510.954988</text:p>
          </table:table-cell>
          <table:table-cell table:formula="of:=([.E436]-[.D436])/[.D436]" office:value-type="float" office:value="0.136314077302851" calcext:value-type="float">
            <text:p>0.13631407730285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41.415" calcext:value-type="float">
            <text:p>241.415</text:p>
          </table:table-cell>
          <table:table-cell table:formula="of:=([.E437]-[.D437])/[.D43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80.822" calcext:value-type="float">
            <text:p>180.822</text:p>
          </table:table-cell>
          <table:table-cell office:value-type="float" office:value="180.821873" calcext:value-type="float">
            <text:p>180.821873</text:p>
          </table:table-cell>
          <table:table-cell table:formula="of:=([.E438]-[.D438])/[.D438]" office:value-type="float" office:value="-0.000000702348165555047" calcext:value-type="float">
            <text:p>-7.02348165555047E-07</text:p>
          </table:table-cell>
        </table:table-row>
        <table:table-row table:style-name="ro1">
          <table:table-cell table:number-columns-repeated="3"/>
          <table:table-cell office:value-type="float" office:value="259.93" calcext:value-type="float">
            <text:p>259.93</text:p>
          </table:table-cell>
          <table:table-cell office:value-type="float" office:value="259.930167" calcext:value-type="float">
            <text:p>259.930167</text:p>
          </table:table-cell>
          <table:table-cell table:formula="of:=([.E439]-[.D439])/[.D439]" office:value-type="float" office:value="0.000000642480667780824" calcext:value-type="float">
            <text:p>6.42480667780824E-07</text:p>
          </table:table-cell>
        </table:table-row>
        <table:table-row table:style-name="ro1">
          <table:table-cell table:number-columns-repeated="3"/>
          <table:table-cell office:value-type="float" office:value="283.635" calcext:value-type="float">
            <text:p>283.635</text:p>
          </table:table-cell>
          <table:table-cell office:value-type="float" office:value="283.63452" calcext:value-type="float">
            <text:p>283.63452</text:p>
          </table:table-cell>
          <table:table-cell table:formula="of:=([.E440]-[.D440])/[.D440]" office:value-type="float" office:value="-0.00000169231582837742" calcext:value-type="float">
            <text:p>-1.6923158283774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3.855643" calcext:value-type="float">
            <text:p>473.855643</text:p>
          </table:table-cell>
          <table:table-cell table:formula="of:=([.E441]-[.D441])/[.D441]" office:value-type="float" office:value="-0.0726078754489143" calcext:value-type="float">
            <text:p>-0.07260787544891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83.365842" calcext:value-type="float">
            <text:p>383.365842</text:p>
          </table:table-cell>
          <table:table-cell table:formula="of:=([.E442]-[.D442])/[.D442]" office:value-type="float" office:value="-0.249707230578035" calcext:value-type="float">
            <text:p>-0.249707230578035</text:p>
          </table:table-cell>
        </table:table-row>
        <table:table-row table:style-name="ro1">
          <table:table-cell table:number-columns-repeated="3"/>
          <table:table-cell office:value-type="float" office:value="57.0272" calcext:value-type="float">
            <text:p>57.0272</text:p>
          </table:table-cell>
          <table:table-cell office:value-type="float" office:value="57.027238" calcext:value-type="float">
            <text:p>57.027238</text:p>
          </table:table-cell>
          <table:table-cell table:formula="of:=([.E443]-[.D443])/[.D443]" office:value-type="float" office:value="0.000000666348689685445" calcext:value-type="float">
            <text:p>6.6634868968544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44]-[.D444])/[.D44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78.1219" calcext:value-type="float">
            <text:p>78.1219</text:p>
          </table:table-cell>
          <table:table-cell office:value-type="float" office:value="78.121942" calcext:value-type="float">
            <text:p>78.121942</text:p>
          </table:table-cell>
          <table:table-cell table:formula="of:=([.E445]-[.D445])/[.D445]" office:value-type="float" office:value="0.000000537621332912372" calcext:value-type="float">
            <text:p>5.37621332912372E-07</text:p>
          </table:table-cell>
        </table:table-row>
        <table:table-row table:style-name="ro1">
          <table:table-cell table:number-columns-repeated="3"/>
          <table:table-cell office:value-type="float" office:value="190.828" calcext:value-type="float">
            <text:p>190.828</text:p>
          </table:table-cell>
          <table:table-cell office:value-type="float" office:value="190.827849" calcext:value-type="float">
            <text:p>190.827849</text:p>
          </table:table-cell>
          <table:table-cell table:formula="of:=([.E446]-[.D446])/[.D446]" office:value-type="float" office:value="-0.00000079128849024601" calcext:value-type="float">
            <text:p>-7.912884902460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70.509614" calcext:value-type="float">
            <text:p>370.509614</text:p>
          </table:table-cell>
          <table:table-cell table:formula="of:=([.E447]-[.D447])/[.D447]" office:value-type="float" office:value="-0.274868405241166" calcext:value-type="float">
            <text:p>-0.27486840524116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01.222973" calcext:value-type="float">
            <text:p>301.222973</text:p>
          </table:table-cell>
          <table:table-cell table:formula="of:=([.E448]-[.D448])/[.D448]" office:value-type="float" office:value="-0.410470642228768" calcext:value-type="float">
            <text:p>-0.410470642228768</text:p>
          </table:table-cell>
        </table:table-row>
        <table:table-row table:style-name="ro1">
          <table:table-cell table:number-columns-repeated="3"/>
          <table:table-cell office:value-type="float" office:value="406.026" calcext:value-type="float">
            <text:p>406.026</text:p>
          </table:table-cell>
          <table:table-cell office:value-type="float" office:value="406.026441" calcext:value-type="float">
            <text:p>406.026441</text:p>
          </table:table-cell>
          <table:table-cell table:formula="of:=([.E449]-[.D449])/[.D449]" office:value-type="float" office:value="0.00000108613734087622" calcext:value-type="float">
            <text:p>1.0861373408762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6.780674" calcext:value-type="float">
            <text:p>496.780674</text:p>
          </table:table-cell>
          <table:table-cell table:formula="of:=([.E450]-[.D450])/[.D450]" office:value-type="float" office:value="-0.0277408499770039" calcext:value-type="float">
            <text:p>-0.027740849977004</text:p>
          </table:table-cell>
        </table:table-row>
        <table:table-row table:style-name="ro1">
          <table:table-cell table:number-columns-repeated="3"/>
          <table:table-cell office:value-type="float" office:value="43.8909" calcext:value-type="float">
            <text:p>43.8909</text:p>
          </table:table-cell>
          <table:table-cell office:value-type="float" office:value="43.890919" calcext:value-type="float">
            <text:p>43.890919</text:p>
          </table:table-cell>
          <table:table-cell table:formula="of:=([.E451]-[.D451])/[.D451]" office:value-type="float" office:value="0.000000432891555986826" calcext:value-type="float">
            <text:p>4.3289155598682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52]-[.D452])/[.D45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82.397" calcext:value-type="float">
            <text:p>182.397</text:p>
          </table:table-cell>
          <table:table-cell office:value-type="float" office:value="182.396724" calcext:value-type="float">
            <text:p>182.396724</text:p>
          </table:table-cell>
          <table:table-cell table:formula="of:=([.E453]-[.D453])/[.D453]" office:value-type="float" office:value="-0.0000015131827825309" calcext:value-type="float">
            <text:p>-1.513182782530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667098" calcext:value-type="float">
            <text:p>510.667098</text:p>
          </table:table-cell>
          <table:table-cell table:formula="of:=([.E454]-[.D454])/[.D454]" office:value-type="float" office:value="-0.000563458621600677" calcext:value-type="float">
            <text:p>-0.000563458621601</text:p>
          </table:table-cell>
        </table:table-row>
        <table:table-row table:style-name="ro1">
          <table:table-cell table:number-columns-repeated="3"/>
          <table:table-cell office:value-type="float" office:value="339.643" calcext:value-type="float">
            <text:p>339.643</text:p>
          </table:table-cell>
          <table:table-cell office:value-type="float" office:value="339.643435" calcext:value-type="float">
            <text:p>339.643435</text:p>
          </table:table-cell>
          <table:table-cell table:formula="of:=([.E455]-[.D455])/[.D455]" office:value-type="float" office:value="0.00000128075655920658" calcext:value-type="float">
            <text:p>1.28075655920658E-06</text:p>
          </table:table-cell>
        </table:table-row>
        <table:table-row table:style-name="ro1">
          <table:table-cell table:number-columns-repeated="3"/>
          <table:table-cell office:value-type="float" office:value="85.6925" calcext:value-type="float">
            <text:p>85.6925</text:p>
          </table:table-cell>
          <table:table-cell office:value-type="float" office:value="85.692477" calcext:value-type="float">
            <text:p>85.692477</text:p>
          </table:table-cell>
          <table:table-cell table:formula="of:=([.E456]-[.D456])/[.D456]" office:value-type="float" office:value="-0.000000268401552046842" calcext:value-type="float">
            <text:p>-2.6840155204684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6.93557" calcext:value-type="float">
            <text:p>426.93557</text:p>
          </table:table-cell>
          <table:table-cell table:formula="of:=([.E457]-[.D457])/[.D457]" office:value-type="float" office:value="-0.164436065798358" calcext:value-type="float">
            <text:p>-0.164436065798358</text:p>
          </table:table-cell>
        </table:table-row>
        <table:table-row table:style-name="ro1">
          <table:table-cell table:number-columns-repeated="3"/>
          <table:table-cell office:value-type="float" office:value="372.242" calcext:value-type="float">
            <text:p>372.242</text:p>
          </table:table-cell>
          <table:table-cell office:value-type="float" office:value="372.241592" calcext:value-type="float">
            <text:p>372.241592</text:p>
          </table:table-cell>
          <table:table-cell table:formula="of:=([.E458]-[.D458])/[.D458]" office:value-type="float" office:value="-0.00000109606116449267" calcext:value-type="float">
            <text:p>-1.0960611644926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6.550316" calcext:value-type="float">
            <text:p>496.550316</text:p>
          </table:table-cell>
          <table:table-cell table:formula="of:=([.E459]-[.D459])/[.D459]" office:value-type="float" office:value="-0.0281916881134346" calcext:value-type="float">
            <text:p>-0.028191688113435</text:p>
          </table:table-cell>
        </table:table-row>
        <table:table-row table:style-name="ro1">
          <table:table-cell table:number-columns-repeated="3"/>
          <table:table-cell office:value-type="float" office:value="455.627" calcext:value-type="float">
            <text:p>455.627</text:p>
          </table:table-cell>
          <table:table-cell office:value-type="float" office:value="417.767392" calcext:value-type="float">
            <text:p>417.767392</text:p>
          </table:table-cell>
          <table:table-cell table:formula="of:=([.E460]-[.D460])/[.D460]" office:value-type="float" office:value="-0.0830934251043069" calcext:value-type="float">
            <text:p>-0.083093425104307</text:p>
          </table:table-cell>
        </table:table-row>
        <table:table-row table:style-name="ro1">
          <table:table-cell table:number-columns-repeated="3"/>
          <table:table-cell office:value-type="float" office:value="153.748" calcext:value-type="float">
            <text:p>153.748</text:p>
          </table:table-cell>
          <table:table-cell office:value-type="float" office:value="153.748249" calcext:value-type="float">
            <text:p>153.748249</text:p>
          </table:table-cell>
          <table:table-cell table:formula="of:=([.E461]-[.D461])/[.D461]" office:value-type="float" office:value="0.00000161953326219927" calcext:value-type="float">
            <text:p>1.61953326219927E-06</text:p>
          </table:table-cell>
        </table:table-row>
        <table:table-row table:style-name="ro1">
          <table:table-cell table:number-columns-repeated="3"/>
          <table:table-cell office:value-type="float" office:value="410.305" calcext:value-type="float">
            <text:p>410.305</text:p>
          </table:table-cell>
          <table:table-cell office:value-type="float" office:value="410.305059" calcext:value-type="float">
            <text:p>410.305059</text:p>
          </table:table-cell>
          <table:table-cell table:formula="of:=([.E462]-[.D462])/[.D462]" office:value-type="float" office:value="0.000000143795469276683" calcext:value-type="float">
            <text:p>1.4379546927668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0.93964" calcext:value-type="float">
            <text:p>500.93964</text:p>
          </table:table-cell>
          <table:table-cell table:formula="of:=([.E463]-[.D463])/[.D463]" office:value-type="float" office:value="-0.0196012564707264" calcext:value-type="float">
            <text:p>-0.019601256470726</text:p>
          </table:table-cell>
        </table:table-row>
        <table:table-row table:style-name="ro1">
          <table:table-cell table:number-columns-repeated="3"/>
          <table:table-cell office:value-type="float" office:value="24.3195" calcext:value-type="float">
            <text:p>24.3195</text:p>
          </table:table-cell>
          <table:table-cell office:value-type="float" office:value="24.319476" calcext:value-type="float">
            <text:p>24.319476</text:p>
          </table:table-cell>
          <table:table-cell table:formula="of:=([.E464]-[.D464])/[.D464]" office:value-type="float" office:value="-0.000000986862394366741" calcext:value-type="float">
            <text:p>-9.86862394366741E-07</text:p>
          </table:table-cell>
        </table:table-row>
        <table:table-row table:style-name="ro1">
          <table:table-cell table:number-columns-repeated="3"/>
          <table:table-cell office:value-type="float" office:value="421.067" calcext:value-type="float">
            <text:p>421.067</text:p>
          </table:table-cell>
          <table:table-cell office:value-type="float" office:value="473.648168" calcext:value-type="float">
            <text:p>473.648168</text:p>
          </table:table-cell>
          <table:table-cell table:formula="of:=([.E465]-[.D465])/[.D465]" office:value-type="float" office:value="0.12487601260607" calcext:value-type="float">
            <text:p>0.12487601260607</text:p>
          </table:table-cell>
        </table:table-row>
        <table:table-row table:style-name="ro1">
          <table:table-cell table:number-columns-repeated="3"/>
          <table:table-cell office:value-type="float" office:value="297.416" calcext:value-type="float">
            <text:p>297.416</text:p>
          </table:table-cell>
          <table:table-cell office:value-type="float" office:value="297.416045" calcext:value-type="float">
            <text:p>297.416045</text:p>
          </table:table-cell>
          <table:table-cell table:formula="of:=([.E466]-[.D466])/[.D466]" office:value-type="float" office:value="0.000000151303225112545" calcext:value-type="float">
            <text:p>1.51303225112545E-07</text:p>
          </table:table-cell>
        </table:table-row>
        <table:table-row table:style-name="ro1">
          <table:table-cell table:number-columns-repeated="3"/>
          <table:table-cell office:value-type="float" office:value="306.757" calcext:value-type="float">
            <text:p>306.757</text:p>
          </table:table-cell>
          <table:table-cell office:value-type="float" office:value="306.757423" calcext:value-type="float">
            <text:p>306.757423</text:p>
          </table:table-cell>
          <table:table-cell table:formula="of:=([.E467]-[.D467])/[.D467]" office:value-type="float" office:value="0.00000137894163788293" calcext:value-type="float">
            <text:p>1.37894163788293E-06</text:p>
          </table:table-cell>
        </table:table-row>
        <table:table-row table:style-name="ro1">
          <table:table-cell table:number-columns-repeated="3"/>
          <table:table-cell office:value-type="float" office:value="261.294" calcext:value-type="float">
            <text:p>261.294</text:p>
          </table:table-cell>
          <table:table-cell office:value-type="float" office:value="261.294145" calcext:value-type="float">
            <text:p>261.294145</text:p>
          </table:table-cell>
          <table:table-cell table:formula="of:=([.E468]-[.D468])/[.D468]" office:value-type="float" office:value="0.000000554930461594274" calcext:value-type="float">
            <text:p>5.54930461594274E-07</text:p>
          </table:table-cell>
        </table:table-row>
        <table:table-row table:style-name="ro1">
          <table:table-cell table:number-columns-repeated="3"/>
          <table:table-cell office:value-type="float" office:value="192.5" calcext:value-type="float">
            <text:p>192.5</text:p>
          </table:table-cell>
          <table:table-cell office:value-type="float" office:value="192.500398" calcext:value-type="float">
            <text:p>192.500398</text:p>
          </table:table-cell>
          <table:table-cell table:formula="of:=([.E469]-[.D469])/[.D469]" office:value-type="float" office:value="0.00000206753246748003" calcext:value-type="float">
            <text:p>2.06753246748003E-06</text:p>
          </table:table-cell>
        </table:table-row>
        <table:table-row table:style-name="ro1">
          <table:table-cell table:number-columns-repeated="3"/>
          <table:table-cell office:value-type="float" office:value="424.194" calcext:value-type="float">
            <text:p>424.194</text:p>
          </table:table-cell>
          <table:table-cell office:value-type="float" office:value="424.193724" calcext:value-type="float">
            <text:p>424.193724</text:p>
          </table:table-cell>
          <table:table-cell table:formula="of:=([.E470]-[.D470])/[.D470]" office:value-type="float" office:value="-0.00000065064569522938" calcext:value-type="float">
            <text:p>-6.506456952293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9.662929" calcext:value-type="float">
            <text:p>499.662929</text:p>
          </table:table-cell>
          <table:table-cell table:formula="of:=([.E471]-[.D471])/[.D471]" office:value-type="float" office:value="-0.0220999324793768" calcext:value-type="float">
            <text:p>-0.02209993247937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72]-[.D472])/[.D47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49.66" calcext:value-type="float">
            <text:p>449.66</text:p>
          </table:table-cell>
          <table:table-cell office:value-type="float" office:value="274.618776" calcext:value-type="float">
            <text:p>274.618776</text:p>
          </table:table-cell>
          <table:table-cell table:formula="of:=([.E473]-[.D473])/[.D473]" office:value-type="float" office:value="-0.389274616376818" calcext:value-type="float">
            <text:p>-0.389274616376818</text:p>
          </table:table-cell>
        </table:table-row>
        <table:table-row table:style-name="ro1">
          <table:table-cell table:number-columns-repeated="3"/>
          <table:table-cell office:value-type="float" office:value="208.656" calcext:value-type="float">
            <text:p>208.656</text:p>
          </table:table-cell>
          <table:table-cell office:value-type="float" office:value="208.65638" calcext:value-type="float">
            <text:p>208.65638</text:p>
          </table:table-cell>
          <table:table-cell table:formula="of:=([.E474]-[.D474])/[.D474]" office:value-type="float" office:value="0.00000182117935744446" calcext:value-type="float">
            <text:p>1.82117935744446E-06</text:p>
          </table:table-cell>
        </table:table-row>
        <table:table-row table:style-name="ro1">
          <table:table-cell table:number-columns-repeated="3"/>
          <table:table-cell office:value-type="float" office:value="398.16" calcext:value-type="float">
            <text:p>398.16</text:p>
          </table:table-cell>
          <table:table-cell office:value-type="float" office:value="398.159867" calcext:value-type="float">
            <text:p>398.159867</text:p>
          </table:table-cell>
          <table:table-cell table:formula="of:=([.E475]-[.D475])/[.D475]" office:value-type="float" office:value="-0.000000334036568227014" calcext:value-type="float">
            <text:p>-3.3403656822701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76]-[.D476])/[.D47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20.9" calcext:value-type="float">
            <text:p>320.9</text:p>
          </table:table-cell>
          <table:table-cell office:value-type="float" office:value="320.899937" calcext:value-type="float">
            <text:p>320.899937</text:p>
          </table:table-cell>
          <table:table-cell table:formula="of:=([.E477]-[.D477])/[.D477]" office:value-type="float" office:value="-0.000000196322841865463" calcext:value-type="float">
            <text:p>-1.96322841865463E-07</text:p>
          </table:table-cell>
        </table:table-row>
        <table:table-row table:style-name="ro1">
          <table:table-cell table:number-columns-repeated="3"/>
          <table:table-cell office:value-type="float" office:value="51.2885" calcext:value-type="float">
            <text:p>51.2885</text:p>
          </table:table-cell>
          <table:table-cell office:value-type="float" office:value="51.288544" calcext:value-type="float">
            <text:p>51.288544</text:p>
          </table:table-cell>
          <table:table-cell table:formula="of:=([.E478]-[.D478])/[.D478]" office:value-type="float" office:value="0.000000857892120116547" calcext:value-type="float">
            <text:p>8.5789212011654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2.296295" calcext:value-type="float">
            <text:p>432.296295</text:p>
          </table:table-cell>
          <table:table-cell table:formula="of:=([.E479]-[.D479])/[.D479]" office:value-type="float" office:value="-0.153944486305056" calcext:value-type="float">
            <text:p>-0.15394448630505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80]-[.D480])/[.D48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36.356378" calcext:value-type="float">
            <text:p>336.356378</text:p>
          </table:table-cell>
          <table:table-cell table:formula="of:=([.E481]-[.D481])/[.D481]" office:value-type="float" office:value="-0.341710369797732" calcext:value-type="float">
            <text:p>-0.341710369797732</text:p>
          </table:table-cell>
        </table:table-row>
        <table:table-row table:style-name="ro1">
          <table:table-cell table:number-columns-repeated="3"/>
          <table:table-cell office:value-type="float" office:value="448.712" calcext:value-type="float">
            <text:p>448.712</text:p>
          </table:table-cell>
          <table:table-cell office:value-type="float" office:value="448.712062" calcext:value-type="float">
            <text:p>448.712062</text:p>
          </table:table-cell>
          <table:table-cell table:formula="of:=([.E482]-[.D482])/[.D482]" office:value-type="float" office:value="0.00000013817326038527" calcext:value-type="float">
            <text:p>1.3817326038527E-07</text:p>
          </table:table-cell>
        </table:table-row>
        <table:table-row table:style-name="ro1">
          <table:table-cell table:number-columns-repeated="3"/>
          <table:table-cell office:value-type="float" office:value="21.7073" calcext:value-type="float">
            <text:p>21.7073</text:p>
          </table:table-cell>
          <table:table-cell office:value-type="float" office:value="21.707307" calcext:value-type="float">
            <text:p>21.707307</text:p>
          </table:table-cell>
          <table:table-cell table:formula="of:=([.E483]-[.D483])/[.D483]" office:value-type="float" office:value="0.00000032247216374631" calcext:value-type="float">
            <text:p>3.2247216374631E-07</text:p>
          </table:table-cell>
        </table:table-row>
        <table:table-row table:style-name="ro1">
          <table:table-cell table:number-columns-repeated="3"/>
          <table:table-cell office:value-type="float" office:value="486.28" calcext:value-type="float">
            <text:p>486.28</text:p>
          </table:table-cell>
          <table:table-cell office:value-type="float" office:value="420.025454" calcext:value-type="float">
            <text:p>420.025454</text:p>
          </table:table-cell>
          <table:table-cell table:formula="of:=([.E484]-[.D484])/[.D484]" office:value-type="float" office:value="-0.136247729703052" calcext:value-type="float">
            <text:p>-0.136247729703052</text:p>
          </table:table-cell>
        </table:table-row>
        <table:table-row table:style-name="ro1">
          <table:table-cell table:number-columns-repeated="3"/>
          <table:table-cell office:value-type="float" office:value="282.203" calcext:value-type="float">
            <text:p>282.203</text:p>
          </table:table-cell>
          <table:table-cell office:value-type="float" office:value="282.202888" calcext:value-type="float">
            <text:p>282.202888</text:p>
          </table:table-cell>
          <table:table-cell table:formula="of:=([.E485]-[.D485])/[.D485]" office:value-type="float" office:value="-0.000000396877425121081" calcext:value-type="float">
            <text:p>-3.9687742512108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86]-[.D486])/[.D48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87]-[.D487])/[.D48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33.561" calcext:value-type="float">
            <text:p>333.561</text:p>
          </table:table-cell>
          <table:table-cell office:value-type="float" office:value="333.561261" calcext:value-type="float">
            <text:p>333.561261</text:p>
          </table:table-cell>
          <table:table-cell table:formula="of:=([.E488]-[.D488])/[.D488]" office:value-type="float" office:value="0.000000782465576081015" calcext:value-type="float">
            <text:p>7.8246557608101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22.265505" calcext:value-type="float">
            <text:p>322.265505</text:p>
          </table:table-cell>
          <table:table-cell table:formula="of:=([.E489]-[.D489])/[.D489]" office:value-type="float" office:value="-0.369287892280142" calcext:value-type="float">
            <text:p>-0.36928789228014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90]-[.D490])/[.D49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35.001" calcext:value-type="float">
            <text:p>335.001</text:p>
          </table:table-cell>
          <table:table-cell office:value-type="float" office:value="335.000686" calcext:value-type="float">
            <text:p>335.000686</text:p>
          </table:table-cell>
          <table:table-cell table:formula="of:=([.E491]-[.D491])/[.D491]" office:value-type="float" office:value="-0.000000937310634902684" calcext:value-type="float">
            <text:p>-9.3731063490268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8.798664" calcext:value-type="float">
            <text:p>508.798664</text:p>
          </table:table-cell>
          <table:table-cell table:formula="of:=([.E492]-[.D492])/[.D492]" office:value-type="float" office:value="-0.00422020725895629" calcext:value-type="float">
            <text:p>-0.004220207258956</text:p>
          </table:table-cell>
        </table:table-row>
        <table:table-row table:style-name="ro1">
          <table:table-cell table:number-columns-repeated="3"/>
          <table:table-cell office:value-type="float" office:value="189.429" calcext:value-type="float">
            <text:p>189.429</text:p>
          </table:table-cell>
          <table:table-cell office:value-type="float" office:value="189.429286" calcext:value-type="float">
            <text:p>189.429286</text:p>
          </table:table-cell>
          <table:table-cell table:formula="of:=([.E493]-[.D493])/[.D493]" office:value-type="float" office:value="0.00000150980050566947" calcext:value-type="float">
            <text:p>1.50980050566947E-0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383847" calcext:value-type="float">
            <text:p>0.383847</text:p>
          </table:table-cell>
          <table:table-cell table:formula="of:=([.E494]-[.D494])/[.D49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36.011" calcext:value-type="float">
            <text:p>336.011</text:p>
          </table:table-cell>
          <table:table-cell office:value-type="float" office:value="336.010714" calcext:value-type="float">
            <text:p>336.010714</text:p>
          </table:table-cell>
          <table:table-cell table:formula="of:=([.E495]-[.D495])/[.D495]" office:value-type="float" office:value="-0.00000085116261079811" calcext:value-type="float">
            <text:p>-8.5116261079811E-07</text:p>
          </table:table-cell>
        </table:table-row>
        <table:table-row table:style-name="ro1">
          <table:table-cell table:number-columns-repeated="3"/>
          <table:table-cell office:value-type="float" office:value="246.752" calcext:value-type="float">
            <text:p>246.752</text:p>
          </table:table-cell>
          <table:table-cell office:value-type="float" office:value="246.75155" calcext:value-type="float">
            <text:p>246.75155</text:p>
          </table:table-cell>
          <table:table-cell table:formula="of:=([.E496]-[.D496])/[.D496]" office:value-type="float" office:value="-0.00000182369342498025" calcext:value-type="float">
            <text:p>-1.8236934249802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497]-[.D497])/[.D49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68.768" calcext:value-type="float">
            <text:p>268.768</text:p>
          </table:table-cell>
          <table:table-cell office:value-type="float" office:value="268.767947" calcext:value-type="float">
            <text:p>268.767947</text:p>
          </table:table-cell>
          <table:table-cell table:formula="of:=([.E498]-[.D498])/[.D498]" office:value-type="float" office:value="-0.000000197196094698308" calcext:value-type="float">
            <text:p>-1.9719609469830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5.297459" calcext:value-type="float">
            <text:p>475.297459</text:p>
          </table:table-cell>
          <table:table-cell table:formula="of:=([.E499]-[.D499])/[.D499]" office:value-type="float" office:value="-0.0697860692233171" calcext:value-type="float">
            <text:p>-0.06978606922331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54.394169" calcext:value-type="float">
            <text:p>354.394169</text:p>
          </table:table-cell>
          <table:table-cell table:formula="of:=([.E500]-[.D500])/[.D500]" office:value-type="float" office:value="-0.306408257087219" calcext:value-type="float">
            <text:p>-0.306408257087219</text:p>
          </table:table-cell>
        </table:table-row>
        <table:table-row table:style-name="ro1">
          <table:table-cell table:number-columns-repeated="3"/>
          <table:table-cell office:value-type="float" office:value="307.248" calcext:value-type="float">
            <text:p>307.248</text:p>
          </table:table-cell>
          <table:table-cell office:value-type="float" office:value="307.247758" calcext:value-type="float">
            <text:p>307.247758</text:p>
          </table:table-cell>
          <table:table-cell table:formula="of:=([.E501]-[.D501])/[.D501]" office:value-type="float" office:value="-0.000000787637348377488" calcext:value-type="float">
            <text:p>-7.87637348377488E-07</text:p>
          </table:table-cell>
        </table:table-row>
        <table:table-row table:style-name="ro1">
          <table:table-cell table:number-columns-repeated="3"/>
          <table:table-cell office:value-type="float" office:value="201.715" calcext:value-type="float">
            <text:p>201.715</text:p>
          </table:table-cell>
          <table:table-cell office:value-type="float" office:value="201.715272" calcext:value-type="float">
            <text:p>201.715272</text:p>
          </table:table-cell>
          <table:table-cell table:formula="of:=([.E502]-[.D502])/[.D502]" office:value-type="float" office:value="0.00000134843715140365" calcext:value-type="float">
            <text:p>1.3484371514036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6.055012" calcext:value-type="float">
            <text:p>476.055012</text:p>
          </table:table-cell>
          <table:table-cell table:formula="of:=([.E503]-[.D503])/[.D503]" office:value-type="float" office:value="-0.0683034474660195" calcext:value-type="float">
            <text:p>-0.0683034474660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04]-[.D504])/[.D50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5.1272" calcext:value-type="float">
            <text:p>25.1272</text:p>
          </table:table-cell>
          <table:table-cell office:value-type="float" office:value="25.127197" calcext:value-type="float">
            <text:p>25.127197</text:p>
          </table:table-cell>
          <table:table-cell table:formula="of:=([.E505]-[.D505])/[.D505]" office:value-type="float" office:value="-0.000000119392530784614" calcext:value-type="float">
            <text:p>-1.19392530784614E-07</text:p>
          </table:table-cell>
        </table:table-row>
        <table:table-row table:style-name="ro1">
          <table:table-cell table:number-columns-repeated="3"/>
          <table:table-cell office:value-type="float" office:value="203.98" calcext:value-type="float">
            <text:p>203.98</text:p>
          </table:table-cell>
          <table:table-cell office:value-type="float" office:value="203.979561" calcext:value-type="float">
            <text:p>203.979561</text:p>
          </table:table-cell>
          <table:table-cell table:formula="of:=([.E506]-[.D506])/[.D506]" office:value-type="float" office:value="-0.00000215217178154759" calcext:value-type="float">
            <text:p>-2.1521717815475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07]-[.D507])/[.D50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21.965" calcext:value-type="float">
            <text:p>321.965</text:p>
          </table:table-cell>
          <table:table-cell office:value-type="float" office:value="321.964779" calcext:value-type="float">
            <text:p>321.964779</text:p>
          </table:table-cell>
          <table:table-cell table:formula="of:=([.E508]-[.D508])/[.D508]" office:value-type="float" office:value="-0.000000686410013366731" calcext:value-type="float">
            <text:p>-6.8641001336673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09]-[.D509])/[.D50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09.983" calcext:value-type="float">
            <text:p>309.983</text:p>
          </table:table-cell>
          <table:table-cell office:value-type="float" office:value="309.982672" calcext:value-type="float">
            <text:p>309.982672</text:p>
          </table:table-cell>
          <table:table-cell table:formula="of:=([.E510]-[.D510])/[.D510]" office:value-type="float" office:value="-0.00000105812254228306" calcext:value-type="float">
            <text:p>-1.0581225422830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9.408024" calcext:value-type="float">
            <text:p>429.408024</text:p>
          </table:table-cell>
          <table:table-cell table:formula="of:=([.E511]-[.D511])/[.D511]" office:value-type="float" office:value="-0.159597177833664" calcext:value-type="float">
            <text:p>-0.159597177833664</text:p>
          </table:table-cell>
        </table:table-row>
        <table:table-row table:style-name="ro1">
          <table:table-cell table:number-columns-repeated="3"/>
          <table:table-cell office:value-type="float" office:value="64.3119" calcext:value-type="float">
            <text:p>64.3119</text:p>
          </table:table-cell>
          <table:table-cell office:value-type="float" office:value="64.311943" calcext:value-type="float">
            <text:p>64.311943</text:p>
          </table:table-cell>
          <table:table-cell table:formula="of:=([.E512]-[.D512])/[.D512]" office:value-type="float" office:value="0.000000668616539164949" calcext:value-type="float">
            <text:p>6.6861653916494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13]-[.D513])/[.D51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0.335864" calcext:value-type="float">
            <text:p>500.335864</text:p>
          </table:table-cell>
          <table:table-cell table:formula="of:=([.E514]-[.D514])/[.D514]" office:value-type="float" office:value="-0.0207829182609035" calcext:value-type="float">
            <text:p>-0.020782918260904</text:p>
          </table:table-cell>
        </table:table-row>
        <table:table-row table:style-name="ro1">
          <table:table-cell table:number-columns-repeated="3"/>
          <table:table-cell office:value-type="float" office:value="375.648" calcext:value-type="float">
            <text:p>375.648</text:p>
          </table:table-cell>
          <table:table-cell office:value-type="float" office:value="375.647524" calcext:value-type="float">
            <text:p>375.647524</text:p>
          </table:table-cell>
          <table:table-cell table:formula="of:=([.E515]-[.D515])/[.D515]" office:value-type="float" office:value="-0.00000126714370913401" calcext:value-type="float">
            <text:p>-1.26714370913401E-06</text:p>
          </table:table-cell>
        </table:table-row>
        <table:table-row table:style-name="ro1">
          <table:table-cell table:number-columns-repeated="3"/>
          <table:table-cell office:value-type="float" office:value="311.907" calcext:value-type="float">
            <text:p>311.907</text:p>
          </table:table-cell>
          <table:table-cell office:value-type="float" office:value="311.907374" calcext:value-type="float">
            <text:p>311.907374</text:p>
          </table:table-cell>
          <table:table-cell table:formula="of:=([.E516]-[.D516])/[.D516]" office:value-type="float" office:value="0.0000011990753654842" calcext:value-type="float">
            <text:p>1.199075365484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4.149289" calcext:value-type="float">
            <text:p>454.149289</text:p>
          </table:table-cell>
          <table:table-cell table:formula="of:=([.E517]-[.D517])/[.D517]" office:value-type="float" office:value="-0.111175565362899" calcext:value-type="float">
            <text:p>-0.111175565362899</text:p>
          </table:table-cell>
        </table:table-row>
        <table:table-row table:style-name="ro1">
          <table:table-cell table:number-columns-repeated="3"/>
          <table:table-cell office:value-type="float" office:value="293.144" calcext:value-type="float">
            <text:p>293.144</text:p>
          </table:table-cell>
          <table:table-cell office:value-type="float" office:value="293.143753" calcext:value-type="float">
            <text:p>293.143753</text:p>
          </table:table-cell>
          <table:table-cell table:formula="of:=([.E518]-[.D518])/[.D518]" office:value-type="float" office:value="-0.000000842589307649696" calcext:value-type="float">
            <text:p>-8.42589307649696E-07</text:p>
          </table:table-cell>
        </table:table-row>
        <table:table-row table:style-name="ro1">
          <table:table-cell table:number-columns-repeated="3"/>
          <table:table-cell office:value-type="float" office:value="320.4" calcext:value-type="float">
            <text:p>320.4</text:p>
          </table:table-cell>
          <table:table-cell office:value-type="float" office:value="320.400116" calcext:value-type="float">
            <text:p>320.400116</text:p>
          </table:table-cell>
          <table:table-cell table:formula="of:=([.E519]-[.D519])/[.D519]" office:value-type="float" office:value="0.000000362047440849528" calcext:value-type="float">
            <text:p>3.6204744084952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20]-[.D520])/[.D52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07.186" calcext:value-type="float">
            <text:p>107.186</text:p>
          </table:table-cell>
          <table:table-cell office:value-type="float" office:value="107.186426" calcext:value-type="float">
            <text:p>107.186426</text:p>
          </table:table-cell>
          <table:table-cell table:formula="of:=([.E521]-[.D521])/[.D521]" office:value-type="float" office:value="0.00000397439964165346" calcext:value-type="float">
            <text:p>3.9743996416534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4.737428" calcext:value-type="float">
            <text:p>464.737428</text:p>
          </table:table-cell>
          <table:table-cell table:formula="of:=([.E522]-[.D522])/[.D522]" office:value-type="float" office:value="-0.0904533119354933" calcext:value-type="float">
            <text:p>-0.090453311935493</text:p>
          </table:table-cell>
        </table:table-row>
        <table:table-row table:style-name="ro1">
          <table:table-cell table:number-columns-repeated="3"/>
          <table:table-cell office:value-type="float" office:value="1.92914" calcext:value-type="float">
            <text:p>1.92914</text:p>
          </table:table-cell>
          <table:table-cell office:value-type="float" office:value="1.929143" calcext:value-type="float">
            <text:p>1.929143</text:p>
          </table:table-cell>
          <table:table-cell table:formula="of:=([.E523]-[.D523])/[.D523]" office:value-type="float" office:value="0.00000155509708976705" calcext:value-type="float">
            <text:p>1.55509708976705E-06</text:p>
          </table:table-cell>
        </table:table-row>
        <table:table-row table:style-name="ro1">
          <table:table-cell table:number-columns-repeated="3"/>
          <table:table-cell office:value-type="float" office:value="292.615" calcext:value-type="float">
            <text:p>292.615</text:p>
          </table:table-cell>
          <table:table-cell office:value-type="float" office:value="292.615238" calcext:value-type="float">
            <text:p>292.615238</text:p>
          </table:table-cell>
          <table:table-cell table:formula="of:=([.E524]-[.D524])/[.D524]" office:value-type="float" office:value="0.000000813355432795797" calcext:value-type="float">
            <text:p>8.1335543279579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25]-[.D525])/[.D52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.0242" calcext:value-type="float">
            <text:p>51.0242</text:p>
          </table:table-cell>
          <table:table-cell office:value-type="float" office:value="51.024153" calcext:value-type="float">
            <text:p>51.024153</text:p>
          </table:table-cell>
          <table:table-cell table:formula="of:=([.E526]-[.D526])/[.D526]" office:value-type="float" office:value="-0.000000921131541545554" calcext:value-type="float">
            <text:p>-9.21131541545554E-07</text:p>
          </table:table-cell>
        </table:table-row>
        <table:table-row table:style-name="ro1">
          <table:table-cell table:number-columns-repeated="3"/>
          <table:table-cell office:value-type="float" office:value="382.904" calcext:value-type="float">
            <text:p>382.904</text:p>
          </table:table-cell>
          <table:table-cell office:value-type="float" office:value="382.903877" calcext:value-type="float">
            <text:p>382.903877</text:p>
          </table:table-cell>
          <table:table-cell table:formula="of:=([.E527]-[.D527])/[.D527]" office:value-type="float" office:value="-0.000000321229342011763" calcext:value-type="float">
            <text:p>-3.21229342011763E-07</text:p>
          </table:table-cell>
        </table:table-row>
        <table:table-row table:style-name="ro1">
          <table:table-cell table:number-columns-repeated="3"/>
          <table:table-cell office:value-type="float" office:value="329.199" calcext:value-type="float">
            <text:p>329.199</text:p>
          </table:table-cell>
          <table:table-cell office:value-type="float" office:value="329.199448" calcext:value-type="float">
            <text:p>329.199448</text:p>
          </table:table-cell>
          <table:table-cell table:formula="of:=([.E528]-[.D528])/[.D528]" office:value-type="float" office:value="0.00000136087898203147" calcext:value-type="float">
            <text:p>1.3608789820314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29]-[.D529])/[.D52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30]-[.D530])/[.D53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5.4042" calcext:value-type="float">
            <text:p>35.4042</text:p>
          </table:table-cell>
          <table:table-cell office:value-type="float" office:value="35.404173" calcext:value-type="float">
            <text:p>35.404173</text:p>
          </table:table-cell>
          <table:table-cell table:formula="of:=([.E531]-[.D531])/[.D531]" office:value-type="float" office:value="-0.000000762621383985116" calcext:value-type="float">
            <text:p>-7.6262138398511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3.758216" calcext:value-type="float">
            <text:p>483.758216</text:p>
          </table:table-cell>
          <table:table-cell table:formula="of:=([.E532]-[.D532])/[.D532]" office:value-type="float" office:value="-0.0532273566165318" calcext:value-type="float">
            <text:p>-0.05322735661653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1.741077" calcext:value-type="float">
            <text:p>451.741077</text:p>
          </table:table-cell>
          <table:table-cell table:formula="of:=([.E533]-[.D533])/[.D533]" office:value-type="float" office:value="-0.115888724055934" calcext:value-type="float">
            <text:p>-0.115888724055934</text:p>
          </table:table-cell>
        </table:table-row>
        <table:table-row table:style-name="ro1">
          <table:table-cell table:number-columns-repeated="3"/>
          <table:table-cell office:value-type="float" office:value="445.359" calcext:value-type="float">
            <text:p>445.359</text:p>
          </table:table-cell>
          <table:table-cell office:value-type="float" office:value="445.359049" calcext:value-type="float">
            <text:p>445.359049</text:p>
          </table:table-cell>
          <table:table-cell table:formula="of:=([.E534]-[.D534])/[.D534]" office:value-type="float" office:value="0.000000110023599044405" calcext:value-type="float">
            <text:p>1.10023599044405E-07</text:p>
          </table:table-cell>
        </table:table-row>
        <table:table-row table:style-name="ro1">
          <table:table-cell table:number-columns-repeated="3"/>
          <table:table-cell office:value-type="float" office:value="437.563" calcext:value-type="float">
            <text:p>437.563</text:p>
          </table:table-cell>
          <table:table-cell office:value-type="float" office:value="244.712115" calcext:value-type="float">
            <text:p>244.712115</text:p>
          </table:table-cell>
          <table:table-cell table:formula="of:=([.E535]-[.D535])/[.D535]" office:value-type="float" office:value="-0.440738556505006" calcext:value-type="float">
            <text:p>-0.440738556505006</text:p>
          </table:table-cell>
        </table:table-row>
        <table:table-row table:style-name="ro1">
          <table:table-cell table:number-columns-repeated="3"/>
          <table:table-cell office:value-type="float" office:value="375.346" calcext:value-type="float">
            <text:p>375.346</text:p>
          </table:table-cell>
          <table:table-cell office:value-type="float" office:value="375.346493" calcext:value-type="float">
            <text:p>375.346493</text:p>
          </table:table-cell>
          <table:table-cell table:formula="of:=([.E536]-[.D536])/[.D536]" office:value-type="float" office:value="0.0000013134547857333" calcext:value-type="float">
            <text:p>1.3134547857333E-06</text:p>
          </table:table-cell>
        </table:table-row>
        <table:table-row table:style-name="ro1">
          <table:table-cell table:number-columns-repeated="3"/>
          <table:table-cell office:value-type="float" office:value="383.193" calcext:value-type="float">
            <text:p>383.193</text:p>
          </table:table-cell>
          <table:table-cell office:value-type="float" office:value="383.193372" calcext:value-type="float">
            <text:p>383.193372</text:p>
          </table:table-cell>
          <table:table-cell table:formula="of:=([.E537]-[.D537])/[.D537]" office:value-type="float" office:value="0.000000970790176300529" calcext:value-type="float">
            <text:p>9.70790176300529E-07</text:p>
          </table:table-cell>
        </table:table-row>
        <table:table-row table:style-name="ro1">
          <table:table-cell table:number-columns-repeated="3"/>
          <table:table-cell office:value-type="float" office:value="113.24" calcext:value-type="float">
            <text:p>113.24</text:p>
          </table:table-cell>
          <table:table-cell office:value-type="float" office:value="113.240327" calcext:value-type="float">
            <text:p>113.240327</text:p>
          </table:table-cell>
          <table:table-cell table:formula="of:=([.E538]-[.D538])/[.D538]" office:value-type="float" office:value="0.00000288767220062375" calcext:value-type="float">
            <text:p>2.88767220062375E-06</text:p>
          </table:table-cell>
        </table:table-row>
        <table:table-row table:style-name="ro1">
          <table:table-cell table:number-columns-repeated="3"/>
          <table:table-cell office:value-type="float" office:value="261.608" calcext:value-type="float">
            <text:p>261.608</text:p>
          </table:table-cell>
          <table:table-cell office:value-type="float" office:value="261.608085" calcext:value-type="float">
            <text:p>261.608085</text:p>
          </table:table-cell>
          <table:table-cell table:formula="of:=([.E539]-[.D539])/[.D539]" office:value-type="float" office:value="0.000000324913611253361" calcext:value-type="float">
            <text:p>3.24913611253361E-07</text:p>
          </table:table-cell>
        </table:table-row>
        <table:table-row table:style-name="ro1">
          <table:table-cell table:number-columns-repeated="3"/>
          <table:table-cell office:value-type="float" office:value="497.805" calcext:value-type="float">
            <text:p>497.805</text:p>
          </table:table-cell>
          <table:table-cell office:value-type="float" office:value="510.954988" calcext:value-type="float">
            <text:p>510.954988</text:p>
          </table:table-cell>
          <table:table-cell table:formula="of:=([.E540]-[.D540])/[.D540]" office:value-type="float" office:value="0.0264159419853155" calcext:value-type="float">
            <text:p>0.026415941985316</text:p>
          </table:table-cell>
        </table:table-row>
        <table:table-row table:style-name="ro1">
          <table:table-cell table:number-columns-repeated="3"/>
          <table:table-cell office:value-type="float" office:value="31.7618" calcext:value-type="float">
            <text:p>31.7618</text:p>
          </table:table-cell>
          <table:table-cell office:value-type="float" office:value="31.761827" calcext:value-type="float">
            <text:p>31.761827</text:p>
          </table:table-cell>
          <table:table-cell table:formula="of:=([.E541]-[.D541])/[.D541]" office:value-type="float" office:value="0.000000850077766352446" calcext:value-type="float">
            <text:p>8.50077766352446E-07</text:p>
          </table:table-cell>
        </table:table-row>
        <table:table-row table:style-name="ro1">
          <table:table-cell table:number-columns-repeated="3"/>
          <table:table-cell office:value-type="float" office:value="84.4698" calcext:value-type="float">
            <text:p>84.4698</text:p>
          </table:table-cell>
          <table:table-cell office:value-type="float" office:value="84.469828" calcext:value-type="float">
            <text:p>84.469828</text:p>
          </table:table-cell>
          <table:table-cell table:formula="of:=([.E542]-[.D542])/[.D542]" office:value-type="float" office:value="0.000000331479416316377" calcext:value-type="float">
            <text:p>3.3147941631637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43]-[.D543])/[.D54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44]-[.D544])/[.D54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45]-[.D545])/[.D54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5.157589" calcext:value-type="float">
            <text:p>425.157589</text:p>
          </table:table-cell>
          <table:table-cell table:formula="of:=([.E546]-[.D546])/[.D546]" office:value-type="float" office:value="-0.16791578710454" calcext:value-type="float">
            <text:p>-0.16791578710454</text:p>
          </table:table-cell>
        </table:table-row>
        <table:table-row table:style-name="ro1">
          <table:table-cell table:number-columns-repeated="3"/>
          <table:table-cell office:value-type="float" office:value="325.003" calcext:value-type="float">
            <text:p>325.003</text:p>
          </table:table-cell>
          <table:table-cell office:value-type="float" office:value="325.002684" calcext:value-type="float">
            <text:p>325.002684</text:p>
          </table:table-cell>
          <table:table-cell table:formula="of:=([.E547]-[.D547])/[.D547]" office:value-type="float" office:value="-0.000000972298717236409" calcext:value-type="float">
            <text:p>-9.7229871723640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48]-[.D548])/[.D54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9.7605" calcext:value-type="float">
            <text:p>19.7605</text:p>
          </table:table-cell>
          <table:table-cell office:value-type="float" office:value="19.760521" calcext:value-type="float">
            <text:p>19.760521</text:p>
          </table:table-cell>
          <table:table-cell table:formula="of:=([.E549]-[.D549])/[.D549]" office:value-type="float" office:value="0.00000106272614560719" calcext:value-type="float">
            <text:p>1.0627261456071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8.473074" calcext:value-type="float">
            <text:p>498.473074</text:p>
          </table:table-cell>
          <table:table-cell table:formula="of:=([.E550]-[.D550])/[.D550]" office:value-type="float" office:value="-0.0244286209157362" calcext:value-type="float">
            <text:p>-0.024428620915736</text:p>
          </table:table-cell>
        </table:table-row>
        <table:table-row table:style-name="ro1">
          <table:table-cell table:number-columns-repeated="3"/>
          <table:table-cell office:value-type="float" office:value="360.649" calcext:value-type="float">
            <text:p>360.649</text:p>
          </table:table-cell>
          <table:table-cell office:value-type="float" office:value="510.954988" calcext:value-type="float">
            <text:p>510.954988</text:p>
          </table:table-cell>
          <table:table-cell table:formula="of:=([.E551]-[.D551])/[.D551]" office:value-type="float" office:value="0.416765298115342" calcext:value-type="float">
            <text:p>0.416765298115342</text:p>
          </table:table-cell>
        </table:table-row>
        <table:table-row table:style-name="ro1">
          <table:table-cell table:number-columns-repeated="3"/>
          <table:table-cell office:value-type="float" office:value="287.938" calcext:value-type="float">
            <text:p>287.938</text:p>
          </table:table-cell>
          <table:table-cell office:value-type="float" office:value="287.937666" calcext:value-type="float">
            <text:p>287.937666</text:p>
          </table:table-cell>
          <table:table-cell table:formula="of:=([.E552]-[.D552])/[.D552]" office:value-type="float" office:value="-0.00000115997193843599" calcext:value-type="float">
            <text:p>-1.15997193843599E-06</text:p>
          </table:table-cell>
        </table:table-row>
        <table:table-row table:style-name="ro1">
          <table:table-cell table:number-columns-repeated="3"/>
          <table:table-cell office:value-type="float" office:value="136.067" calcext:value-type="float">
            <text:p>136.067</text:p>
          </table:table-cell>
          <table:table-cell office:value-type="float" office:value="136.06656" calcext:value-type="float">
            <text:p>136.06656</text:p>
          </table:table-cell>
          <table:table-cell table:formula="of:=([.E553]-[.D553])/[.D553]" office:value-type="float" office:value="-0.00000323370104432047" calcext:value-type="float">
            <text:p>-3.2337010443204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54]-[.D554])/[.D55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48.79" calcext:value-type="float">
            <text:p>348.79</text:p>
          </table:table-cell>
          <table:table-cell office:value-type="float" office:value="348.789676" calcext:value-type="float">
            <text:p>348.789676</text:p>
          </table:table-cell>
          <table:table-cell table:formula="of:=([.E555]-[.D555])/[.D555]" office:value-type="float" office:value="-0.000000928925714712664" calcext:value-type="float">
            <text:p>-9.28925714712664E-07</text:p>
          </table:table-cell>
        </table:table-row>
        <table:table-row table:style-name="ro1">
          <table:table-cell table:number-columns-repeated="3"/>
          <table:table-cell office:value-type="float" office:value="70.8115" calcext:value-type="float">
            <text:p>70.8115</text:p>
          </table:table-cell>
          <table:table-cell office:value-type="float" office:value="70.811512" calcext:value-type="float">
            <text:p>70.811512</text:p>
          </table:table-cell>
          <table:table-cell table:formula="of:=([.E556]-[.D556])/[.D556]" office:value-type="float" office:value="0.000000169463999465124" calcext:value-type="float">
            <text:p>1.69463999465124E-07</text:p>
          </table:table-cell>
        </table:table-row>
        <table:table-row table:style-name="ro1">
          <table:table-cell table:number-columns-repeated="3"/>
          <table:table-cell office:value-type="float" office:value="453.422" calcext:value-type="float">
            <text:p>453.422</text:p>
          </table:table-cell>
          <table:table-cell office:value-type="float" office:value="505.676104" calcext:value-type="float">
            <text:p>505.676104</text:p>
          </table:table-cell>
          <table:table-cell table:formula="of:=([.E557]-[.D557])/[.D557]" office:value-type="float" office:value="0.115243865538064" calcext:value-type="float">
            <text:p>0.115243865538064</text:p>
          </table:table-cell>
        </table:table-row>
        <table:table-row table:style-name="ro1">
          <table:table-cell table:number-columns-repeated="3"/>
          <table:table-cell office:value-type="float" office:value="413.662" calcext:value-type="float">
            <text:p>413.662</text:p>
          </table:table-cell>
          <table:table-cell office:value-type="float" office:value="413.662331" calcext:value-type="float">
            <text:p>413.662331</text:p>
          </table:table-cell>
          <table:table-cell table:formula="of:=([.E558]-[.D558])/[.D558]" office:value-type="float" office:value="0.00000080017018729532" calcext:value-type="float">
            <text:p>8.0017018729532E-07</text:p>
          </table:table-cell>
        </table:table-row>
        <table:table-row table:style-name="ro1">
          <table:table-cell table:number-columns-repeated="3"/>
          <table:table-cell office:value-type="float" office:value="268.704" calcext:value-type="float">
            <text:p>268.704</text:p>
          </table:table-cell>
          <table:table-cell office:value-type="float" office:value="268.703646" calcext:value-type="float">
            <text:p>268.703646</text:p>
          </table:table-cell>
          <table:table-cell table:formula="of:=([.E559]-[.D559])/[.D559]" office:value-type="float" office:value="-0.00000131743479820074" calcext:value-type="float">
            <text:p>-1.31743479820074E-06</text:p>
          </table:table-cell>
        </table:table-row>
        <table:table-row table:style-name="ro1">
          <table:table-cell table:number-columns-repeated="3"/>
          <table:table-cell office:value-type="float" office:value="61.0066" calcext:value-type="float">
            <text:p>61.0066</text:p>
          </table:table-cell>
          <table:table-cell office:value-type="float" office:value="61.006615" calcext:value-type="float">
            <text:p>61.006615</text:p>
          </table:table-cell>
          <table:table-cell table:formula="of:=([.E560]-[.D560])/[.D560]" office:value-type="float" office:value="0.000000245875036433038" calcext:value-type="float">
            <text:p>2.4587503643303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61]-[.D561])/[.D56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62]-[.D562])/[.D56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63]-[.D563])/[.D56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58.754" calcext:value-type="float">
            <text:p>358.754</text:p>
          </table:table-cell>
          <table:table-cell office:value-type="float" office:value="358.75403" calcext:value-type="float">
            <text:p>358.75403</text:p>
          </table:table-cell>
          <table:table-cell table:formula="of:=([.E564]-[.D564])/[.D564]" office:value-type="float" office:value="0.0000000836227609478938" calcext:value-type="float">
            <text:p>8.36227609478938E-08</text:p>
          </table:table-cell>
        </table:table-row>
        <table:table-row table:style-name="ro1">
          <table:table-cell table:number-columns-repeated="3"/>
          <table:table-cell office:value-type="float" office:value="321.666" calcext:value-type="float">
            <text:p>321.666</text:p>
          </table:table-cell>
          <table:table-cell office:value-type="float" office:value="321.665743" calcext:value-type="float">
            <text:p>321.665743</text:p>
          </table:table-cell>
          <table:table-cell table:formula="of:=([.E565]-[.D565])/[.D565]" office:value-type="float" office:value="-0.000000798965386383438" calcext:value-type="float">
            <text:p>-7.98965386383438E-07</text:p>
          </table:table-cell>
        </table:table-row>
        <table:table-row table:style-name="ro1">
          <table:table-cell table:number-columns-repeated="3"/>
          <table:table-cell office:value-type="float" office:value="240.429" calcext:value-type="float">
            <text:p>240.429</text:p>
          </table:table-cell>
          <table:table-cell office:value-type="float" office:value="240.429421" calcext:value-type="float">
            <text:p>240.429421</text:p>
          </table:table-cell>
          <table:table-cell table:formula="of:=([.E566]-[.D566])/[.D566]" office:value-type="float" office:value="0.00000175103668853874" calcext:value-type="float">
            <text:p>1.7510366885387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67]-[.D567])/[.D56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00.298" calcext:value-type="float">
            <text:p>500.298</text:p>
          </table:table-cell>
          <table:table-cell office:value-type="float" office:value="417.198222" calcext:value-type="float">
            <text:p>417.198222</text:p>
          </table:table-cell>
          <table:table-cell table:formula="of:=([.E568]-[.D568])/[.D568]" office:value-type="float" office:value="-0.166100560066201" calcext:value-type="float">
            <text:p>-0.166100560066201</text:p>
          </table:table-cell>
        </table:table-row>
        <table:table-row table:style-name="ro1">
          <table:table-cell table:number-columns-repeated="3"/>
          <table:table-cell office:value-type="float" office:value="232.08" calcext:value-type="float">
            <text:p>232.08</text:p>
          </table:table-cell>
          <table:table-cell office:value-type="float" office:value="232.079538" calcext:value-type="float">
            <text:p>232.079538</text:p>
          </table:table-cell>
          <table:table-cell table:formula="of:=([.E569]-[.D569])/[.D569]" office:value-type="float" office:value="-0.00000199069286452453" calcext:value-type="float">
            <text:p>-1.99069286452453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70]-[.D570])/[.D57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72.0781" calcext:value-type="float">
            <text:p>72.0781</text:p>
          </table:table-cell>
          <table:table-cell office:value-type="float" office:value="72.078054" calcext:value-type="float">
            <text:p>72.078054</text:p>
          </table:table-cell>
          <table:table-cell table:formula="of:=([.E571]-[.D571])/[.D571]" office:value-type="float" office:value="-0.000000638196622993099" calcext:value-type="float">
            <text:p>-6.38196622993099E-07</text:p>
          </table:table-cell>
        </table:table-row>
        <table:table-row table:style-name="ro1">
          <table:table-cell table:number-columns-repeated="3"/>
          <table:table-cell office:value-type="float" office:value="378.658" calcext:value-type="float">
            <text:p>378.658</text:p>
          </table:table-cell>
          <table:table-cell office:value-type="float" office:value="378.657594" calcext:value-type="float">
            <text:p>378.657594</text:p>
          </table:table-cell>
          <table:table-cell table:formula="of:=([.E572]-[.D572])/[.D572]" office:value-type="float" office:value="-0.00000107220763855017" calcext:value-type="float">
            <text:p>-1.0722076385501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73]-[.D573])/[.D57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61.553" calcext:value-type="float">
            <text:p>161.553</text:p>
          </table:table-cell>
          <table:table-cell office:value-type="float" office:value="161.553359" calcext:value-type="float">
            <text:p>161.553359</text:p>
          </table:table-cell>
          <table:table-cell table:formula="of:=([.E574]-[.D574])/[.D574]" office:value-type="float" office:value="0.00000222218095611413" calcext:value-type="float">
            <text:p>2.22218095611413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75]-[.D575])/[.D57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4.347464" calcext:value-type="float">
            <text:p>484.347464</text:p>
          </table:table-cell>
          <table:table-cell table:formula="of:=([.E576]-[.D576])/[.D576]" office:value-type="float" office:value="-0.0520741278586177" calcext:value-type="float">
            <text:p>-0.052074127858618</text:p>
          </table:table-cell>
        </table:table-row>
        <table:table-row table:style-name="ro1">
          <table:table-cell table:number-columns-repeated="3"/>
          <table:table-cell office:value-type="float" office:value="338.204" calcext:value-type="float">
            <text:p>338.204</text:p>
          </table:table-cell>
          <table:table-cell office:value-type="float" office:value="338.203514" calcext:value-type="float">
            <text:p>338.203514</text:p>
          </table:table-cell>
          <table:table-cell table:formula="of:=([.E577]-[.D577])/[.D577]" office:value-type="float" office:value="-0.00000143700251925915" calcext:value-type="float">
            <text:p>-1.4370025192591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9.742638" calcext:value-type="float">
            <text:p>479.742638</text:p>
          </table:table-cell>
          <table:table-cell table:formula="of:=([.E578]-[.D578])/[.D578]" office:value-type="float" office:value="-0.0610863226702938" calcext:value-type="float">
            <text:p>-0.06108632267029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6.485613" calcext:value-type="float">
            <text:p>456.485613</text:p>
          </table:table-cell>
          <table:table-cell table:formula="of:=([.E579]-[.D579])/[.D579]" office:value-type="float" office:value="-0.106603100077306" calcext:value-type="float">
            <text:p>-0.106603100077306</text:p>
          </table:table-cell>
        </table:table-row>
        <table:table-row table:style-name="ro1">
          <table:table-cell table:number-columns-repeated="3"/>
          <table:table-cell office:value-type="float" office:value="352.726" calcext:value-type="float">
            <text:p>352.726</text:p>
          </table:table-cell>
          <table:table-cell office:value-type="float" office:value="352.726031" calcext:value-type="float">
            <text:p>352.726031</text:p>
          </table:table-cell>
          <table:table-cell table:formula="of:=([.E580]-[.D580])/[.D580]" office:value-type="float" office:value="0.0000000878869149951405" calcext:value-type="float">
            <text:p>8.78869149951405E-08</text:p>
          </table:table-cell>
        </table:table-row>
        <table:table-row table:style-name="ro1">
          <table:table-cell table:number-columns-repeated="3"/>
          <table:table-cell office:value-type="float" office:value="220.229" calcext:value-type="float">
            <text:p>220.229</text:p>
          </table:table-cell>
          <table:table-cell office:value-type="float" office:value="220.229176" calcext:value-type="float">
            <text:p>220.229176</text:p>
          </table:table-cell>
          <table:table-cell table:formula="of:=([.E581]-[.D581])/[.D581]" office:value-type="float" office:value="0.000000799168138537469" calcext:value-type="float">
            <text:p>7.9916813853746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82]-[.D582])/[.D58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73.907" calcext:value-type="float">
            <text:p>173.907</text:p>
          </table:table-cell>
          <table:table-cell office:value-type="float" office:value="173.90731" calcext:value-type="float">
            <text:p>173.90731</text:p>
          </table:table-cell>
          <table:table-cell table:formula="of:=([.E583]-[.D583])/[.D583]" office:value-type="float" office:value="0.00000178256194393964" calcext:value-type="float">
            <text:p>1.7825619439396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84]-[.D584])/[.D58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17.073" calcext:value-type="float">
            <text:p>417.073</text:p>
          </table:table-cell>
          <table:table-cell office:value-type="float" office:value="417.072611" calcext:value-type="float">
            <text:p>417.072611</text:p>
          </table:table-cell>
          <table:table-cell table:formula="of:=([.E585]-[.D585])/[.D585]" office:value-type="float" office:value="-0.000000932690440244772" calcext:value-type="float">
            <text:p>-9.32690440244772E-07</text:p>
          </table:table-cell>
        </table:table-row>
        <table:table-row table:style-name="ro1">
          <table:table-cell table:number-columns-repeated="3"/>
          <table:table-cell office:value-type="float" office:value="202.893" calcext:value-type="float">
            <text:p>202.893</text:p>
          </table:table-cell>
          <table:table-cell office:value-type="float" office:value="202.893012" calcext:value-type="float">
            <text:p>202.893012</text:p>
          </table:table-cell>
          <table:table-cell table:formula="of:=([.E586]-[.D586])/[.D586]" office:value-type="float" office:value="0.0000000591444751574703" calcext:value-type="float">
            <text:p>5.91444751574703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87]-[.D587])/[.D58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88]-[.D588])/[.D58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7.6172" calcext:value-type="float">
            <text:p>507.6172</text:p>
          </table:table-cell>
          <table:table-cell table:formula="of:=([.E589]-[.D589])/[.D589]" office:value-type="float" office:value="-0.00653247350549453" calcext:value-type="float">
            <text:p>-0.006532473505495</text:p>
          </table:table-cell>
        </table:table-row>
        <table:table-row table:style-name="ro1">
          <table:table-cell table:number-columns-repeated="3"/>
          <table:table-cell office:value-type="float" office:value="333.467" calcext:value-type="float">
            <text:p>333.467</text:p>
          </table:table-cell>
          <table:table-cell office:value-type="float" office:value="333.157995" calcext:value-type="float">
            <text:p>333.157995</text:p>
          </table:table-cell>
          <table:table-cell table:formula="of:=([.E590]-[.D590])/[.D590]" office:value-type="float" office:value="-0.000926643415990057" calcext:value-type="float">
            <text:p>-0.0009266434159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8.440254" calcext:value-type="float">
            <text:p>488.440254</text:p>
          </table:table-cell>
          <table:table-cell table:formula="of:=([.E591]-[.D591])/[.D591]" office:value-type="float" office:value="-0.0440640486931335" calcext:value-type="float">
            <text:p>-0.044064048693134</text:p>
          </table:table-cell>
        </table:table-row>
        <table:table-row table:style-name="ro1">
          <table:table-cell table:number-columns-repeated="3"/>
          <table:table-cell office:value-type="float" office:value="61.1085" calcext:value-type="float">
            <text:p>61.1085</text:p>
          </table:table-cell>
          <table:table-cell office:value-type="float" office:value="61.10848" calcext:value-type="float">
            <text:p>61.10848</text:p>
          </table:table-cell>
          <table:table-cell table:formula="of:=([.E592]-[.D592])/[.D592]" office:value-type="float" office:value="-0.000000327286711328912" calcext:value-type="float">
            <text:p>-3.27286711328912E-07</text:p>
          </table:table-cell>
        </table:table-row>
        <table:table-row table:style-name="ro1">
          <table:table-cell table:number-columns-repeated="3"/>
          <table:table-cell office:value-type="float" office:value="9.38716" calcext:value-type="float">
            <text:p>9.38716</text:p>
          </table:table-cell>
          <table:table-cell office:value-type="float" office:value="9.387165" calcext:value-type="float">
            <text:p>9.387165</text:p>
          </table:table-cell>
          <table:table-cell table:formula="of:=([.E593]-[.D593])/[.D593]" office:value-type="float" office:value="0.000000532642460532335" calcext:value-type="float">
            <text:p>5.3264246053233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9.708499" calcext:value-type="float">
            <text:p>439.708499</text:p>
          </table:table-cell>
          <table:table-cell table:formula="of:=([.E594]-[.D594])/[.D594]" office:value-type="float" office:value="-0.139437917233416" calcext:value-type="float">
            <text:p>-0.13943791723341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9.06581" calcext:value-type="float">
            <text:p>479.06581</text:p>
          </table:table-cell>
          <table:table-cell table:formula="of:=([.E595]-[.D595])/[.D595]" office:value-type="float" office:value="-0.0624109559550254" calcext:value-type="float">
            <text:p>-0.06241095595502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596]-[.D596])/[.D59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63.446" calcext:value-type="float">
            <text:p>263.446</text:p>
          </table:table-cell>
          <table:table-cell office:value-type="float" office:value="263.446005" calcext:value-type="float">
            <text:p>263.446005</text:p>
          </table:table-cell>
          <table:table-cell table:formula="of:=([.E597]-[.D597])/[.D597]" office:value-type="float" office:value="0.000000018979221500331" calcext:value-type="float">
            <text:p>1.8979221500331E-08</text:p>
          </table:table-cell>
        </table:table-row>
        <table:table-row table:style-name="ro1">
          <table:table-cell table:number-columns-repeated="3"/>
          <table:table-cell office:value-type="float" office:value="54.4114" calcext:value-type="float">
            <text:p>54.4114</text:p>
          </table:table-cell>
          <table:table-cell office:value-type="float" office:value="54.411356" calcext:value-type="float">
            <text:p>54.411356</text:p>
          </table:table-cell>
          <table:table-cell table:formula="of:=([.E598]-[.D598])/[.D598]" office:value-type="float" office:value="-0.0000008086540688642" calcext:value-type="float">
            <text:p>-8.086540688642E-07</text:p>
          </table:table-cell>
        </table:table-row>
        <table:table-row table:style-name="ro1">
          <table:table-cell table:number-columns-repeated="3"/>
          <table:table-cell office:value-type="float" office:value="214.36" calcext:value-type="float">
            <text:p>214.36</text:p>
          </table:table-cell>
          <table:table-cell office:value-type="float" office:value="214.360198" calcext:value-type="float">
            <text:p>214.360198</text:p>
          </table:table-cell>
          <table:table-cell table:formula="of:=([.E599]-[.D599])/[.D599]" office:value-type="float" office:value="0.000000923679790927725" calcext:value-type="float">
            <text:p>9.2367979092772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5.001779" calcext:value-type="float">
            <text:p>475.001779</text:p>
          </table:table-cell>
          <table:table-cell table:formula="of:=([.E600]-[.D600])/[.D600]" office:value-type="float" office:value="-0.0703647503204783" calcext:value-type="float">
            <text:p>-0.07036475032047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7.114958" calcext:value-type="float">
            <text:p>447.114958</text:p>
          </table:table-cell>
          <table:table-cell table:formula="of:=([.E601]-[.D601])/[.D601]" office:value-type="float" office:value="-0.124942591813369" calcext:value-type="float">
            <text:p>-0.124942591813369</text:p>
          </table:table-cell>
        </table:table-row>
        <table:table-row table:style-name="ro1">
          <table:table-cell table:number-columns-repeated="3"/>
          <table:table-cell office:value-type="float" office:value="38.5144" calcext:value-type="float">
            <text:p>38.5144</text:p>
          </table:table-cell>
          <table:table-cell office:value-type="float" office:value="38.514436" calcext:value-type="float">
            <text:p>38.514436</text:p>
          </table:table-cell>
          <table:table-cell table:formula="of:=([.E602]-[.D602])/[.D602]" office:value-type="float" office:value="0.000000934715327292631" calcext:value-type="float">
            <text:p>9.34715327292631E-07</text:p>
          </table:table-cell>
        </table:table-row>
        <table:table-row table:style-name="ro1">
          <table:table-cell table:number-columns-repeated="3"/>
          <table:table-cell office:value-type="float" office:value="336.283" calcext:value-type="float">
            <text:p>336.283</text:p>
          </table:table-cell>
          <table:table-cell office:value-type="float" office:value="336.283254" calcext:value-type="float">
            <text:p>336.283254</text:p>
          </table:table-cell>
          <table:table-cell table:formula="of:=([.E603]-[.D603])/[.D603]" office:value-type="float" office:value="0.000000755316206837661" calcext:value-type="float">
            <text:p>7.55316206837661E-07</text:p>
          </table:table-cell>
        </table:table-row>
        <table:table-row table:style-name="ro1">
          <table:table-cell table:number-columns-repeated="3"/>
          <table:table-cell office:value-type="float" office:value="267.103" calcext:value-type="float">
            <text:p>267.103</text:p>
          </table:table-cell>
          <table:table-cell office:value-type="float" office:value="267.103011" calcext:value-type="float">
            <text:p>267.103011</text:p>
          </table:table-cell>
          <table:table-cell table:formula="of:=([.E604]-[.D604])/[.D604]" office:value-type="float" office:value="0.000000041182614842318" calcext:value-type="float">
            <text:p>4.1182614842318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05]-[.D605])/[.D60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3.8066" calcext:value-type="float">
            <text:p>53.8066</text:p>
          </table:table-cell>
          <table:table-cell office:value-type="float" office:value="53.806586" calcext:value-type="float">
            <text:p>53.806586</text:p>
          </table:table-cell>
          <table:table-cell table:formula="of:=([.E606]-[.D606])/[.D606]" office:value-type="float" office:value="-0.000000260191128972664" calcext:value-type="float">
            <text:p>-2.60191128972664E-07</text:p>
          </table:table-cell>
        </table:table-row>
        <table:table-row table:style-name="ro1">
          <table:table-cell table:number-columns-repeated="3"/>
          <table:table-cell office:value-type="float" office:value="347.815" calcext:value-type="float">
            <text:p>347.815</text:p>
          </table:table-cell>
          <table:table-cell office:value-type="float" office:value="347.815033" calcext:value-type="float">
            <text:p>347.815033</text:p>
          </table:table-cell>
          <table:table-cell table:formula="of:=([.E607]-[.D607])/[.D607]" office:value-type="float" office:value="0.0000000948780243243387" calcext:value-type="float">
            <text:p>9.48780243243387E-08</text:p>
          </table:table-cell>
        </table:table-row>
        <table:table-row table:style-name="ro1">
          <table:table-cell table:number-columns-repeated="3"/>
          <table:table-cell office:value-type="float" office:value="257.91" calcext:value-type="float">
            <text:p>257.91</text:p>
          </table:table-cell>
          <table:table-cell office:value-type="float" office:value="257.90955" calcext:value-type="float">
            <text:p>257.90955</text:p>
          </table:table-cell>
          <table:table-cell table:formula="of:=([.E608]-[.D608])/[.D608]" office:value-type="float" office:value="-0.00000174479469582695" calcext:value-type="float">
            <text:p>-1.7447946958269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7.567134" calcext:value-type="float">
            <text:p>417.567134</text:p>
          </table:table-cell>
          <table:table-cell table:formula="of:=([.E609]-[.D609])/[.D609]" office:value-type="float" office:value="-0.182771214686225" calcext:value-type="float">
            <text:p>-0.182771214686225</text:p>
          </table:table-cell>
        </table:table-row>
        <table:table-row table:style-name="ro1">
          <table:table-cell table:number-columns-repeated="3"/>
          <table:table-cell office:value-type="float" office:value="132.338" calcext:value-type="float">
            <text:p>132.338</text:p>
          </table:table-cell>
          <table:table-cell office:value-type="float" office:value="132.33823" calcext:value-type="float">
            <text:p>132.33823</text:p>
          </table:table-cell>
          <table:table-cell table:formula="of:=([.E610]-[.D610])/[.D610]" office:value-type="float" office:value="0.00000173797397585094" calcext:value-type="float">
            <text:p>1.73797397585094E-06</text:p>
          </table:table-cell>
        </table:table-row>
        <table:table-row table:style-name="ro1">
          <table:table-cell table:number-columns-repeated="3"/>
          <table:table-cell office:value-type="float" office:value="262.449" calcext:value-type="float">
            <text:p>262.449</text:p>
          </table:table-cell>
          <table:table-cell office:value-type="float" office:value="262.449156" calcext:value-type="float">
            <text:p>262.449156</text:p>
          </table:table-cell>
          <table:table-cell table:formula="of:=([.E611]-[.D611])/[.D611]" office:value-type="float" office:value="0.00000059440119796243" calcext:value-type="float">
            <text:p>5.9440119796243E-07</text:p>
          </table:table-cell>
        </table:table-row>
        <table:table-row table:style-name="ro1">
          <table:table-cell table:number-columns-repeated="3"/>
          <table:table-cell office:value-type="float" office:value="142.437" calcext:value-type="float">
            <text:p>142.437</text:p>
          </table:table-cell>
          <table:table-cell office:value-type="float" office:value="142.436939" calcext:value-type="float">
            <text:p>142.436939</text:p>
          </table:table-cell>
          <table:table-cell table:formula="of:=([.E612]-[.D612])/[.D612]" office:value-type="float" office:value="-0.000000428259511338487" calcext:value-type="float">
            <text:p>-4.2825951133848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3.794336" calcext:value-type="float">
            <text:p>453.794336</text:p>
          </table:table-cell>
          <table:table-cell table:formula="of:=([.E613]-[.D613])/[.D613]" office:value-type="float" office:value="-0.111870250804865" calcext:value-type="float">
            <text:p>-0.11187025080486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6.150436" calcext:value-type="float">
            <text:p>476.150436</text:p>
          </table:table-cell>
          <table:table-cell table:formula="of:=([.E614]-[.D614])/[.D614]" office:value-type="float" office:value="-0.0681166912937538" calcext:value-type="float">
            <text:p>-0.06811669129375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1.453329" calcext:value-type="float">
            <text:p>481.453329</text:p>
          </table:table-cell>
          <table:table-cell table:formula="of:=([.E615]-[.D615])/[.D615]" office:value-type="float" office:value="-0.0577382959360413" calcext:value-type="float">
            <text:p>-0.05773829593604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16]-[.D616])/[.D61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95.744" calcext:value-type="float">
            <text:p>195.744</text:p>
          </table:table-cell>
          <table:table-cell office:value-type="float" office:value="195.744069" calcext:value-type="float">
            <text:p>195.744069</text:p>
          </table:table-cell>
          <table:table-cell table:formula="of:=([.E617]-[.D617])/[.D617]" office:value-type="float" office:value="0.000000352501226072431" calcext:value-type="float">
            <text:p>3.52501226072431E-07</text:p>
          </table:table-cell>
        </table:table-row>
        <table:table-row table:style-name="ro1">
          <table:table-cell table:number-columns-repeated="3"/>
          <table:table-cell office:value-type="float" office:value="6.41522" calcext:value-type="float">
            <text:p>6.41522</text:p>
          </table:table-cell>
          <table:table-cell office:value-type="float" office:value="6.415217" calcext:value-type="float">
            <text:p>6.415217</text:p>
          </table:table-cell>
          <table:table-cell table:formula="of:=([.E618]-[.D618])/[.D618]" office:value-type="float" office:value="-0.000000467637898549256" calcext:value-type="float">
            <text:p>-4.6763789854925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19]-[.D619])/[.D61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97.006" calcext:value-type="float">
            <text:p>297.006</text:p>
          </table:table-cell>
          <table:table-cell office:value-type="float" office:value="297.005556" calcext:value-type="float">
            <text:p>297.005556</text:p>
          </table:table-cell>
          <table:table-cell table:formula="of:=([.E620]-[.D620])/[.D620]" office:value-type="float" office:value="-0.00000149491929442177" calcext:value-type="float">
            <text:p>-1.49491929442177E-06</text:p>
          </table:table-cell>
        </table:table-row>
        <table:table-row table:style-name="ro1">
          <table:table-cell table:number-columns-repeated="3"/>
          <table:table-cell office:value-type="float" office:value="195.283" calcext:value-type="float">
            <text:p>195.283</text:p>
          </table:table-cell>
          <table:table-cell office:value-type="float" office:value="195.282922" calcext:value-type="float">
            <text:p>195.282922</text:p>
          </table:table-cell>
          <table:table-cell table:formula="of:=([.E621]-[.D621])/[.D621]" office:value-type="float" office:value="-0.000000399420328311216" calcext:value-type="float">
            <text:p>-3.99420328311216E-07</text:p>
          </table:table-cell>
        </table:table-row>
        <table:table-row table:style-name="ro1">
          <table:table-cell table:number-columns-repeated="3"/>
          <table:table-cell office:value-type="float" office:value="262.686" calcext:value-type="float">
            <text:p>262.686</text:p>
          </table:table-cell>
          <table:table-cell office:value-type="float" office:value="262.686255" calcext:value-type="float">
            <text:p>262.686255</text:p>
          </table:table-cell>
          <table:table-cell table:formula="of:=([.E622]-[.D622])/[.D622]" office:value-type="float" office:value="0.000000970740732426958" calcext:value-type="float">
            <text:p>9.70740732426958E-07</text:p>
          </table:table-cell>
        </table:table-row>
        <table:table-row table:style-name="ro1">
          <table:table-cell table:number-columns-repeated="3"/>
          <table:table-cell office:value-type="float" office:value="318.423" calcext:value-type="float">
            <text:p>318.423</text:p>
          </table:table-cell>
          <table:table-cell office:value-type="float" office:value="318.423184" calcext:value-type="float">
            <text:p>318.423184</text:p>
          </table:table-cell>
          <table:table-cell table:formula="of:=([.E623]-[.D623])/[.D623]" office:value-type="float" office:value="0.000000577847705693973" calcext:value-type="float">
            <text:p>5.77847705693973E-07</text:p>
          </table:table-cell>
        </table:table-row>
        <table:table-row table:style-name="ro1">
          <table:table-cell table:number-columns-repeated="3"/>
          <table:table-cell office:value-type="float" office:value="25.8831" calcext:value-type="float">
            <text:p>25.8831</text:p>
          </table:table-cell>
          <table:table-cell office:value-type="float" office:value="25.883068" calcext:value-type="float">
            <text:p>25.883068</text:p>
          </table:table-cell>
          <table:table-cell table:formula="of:=([.E624]-[.D624])/[.D624]" office:value-type="float" office:value="-0.00000123632795134151" calcext:value-type="float">
            <text:p>-1.2363279513415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1.898346" calcext:value-type="float">
            <text:p>431.898346</text:p>
          </table:table-cell>
          <table:table-cell table:formula="of:=([.E625]-[.D625])/[.D625]" office:value-type="float" office:value="-0.154723320057539" calcext:value-type="float">
            <text:p>-0.154723320057539</text:p>
          </table:table-cell>
        </table:table-row>
        <table:table-row table:style-name="ro1">
          <table:table-cell table:number-columns-repeated="3"/>
          <table:table-cell office:value-type="float" office:value="351.838" calcext:value-type="float">
            <text:p>351.838</text:p>
          </table:table-cell>
          <table:table-cell office:value-type="float" office:value="351.838398" calcext:value-type="float">
            <text:p>351.838398</text:p>
          </table:table-cell>
          <table:table-cell table:formula="of:=([.E626]-[.D626])/[.D626]" office:value-type="float" office:value="0.00000113120242828087" calcext:value-type="float">
            <text:p>1.1312024282808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27]-[.D627])/[.D62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27.914" calcext:value-type="float">
            <text:p>127.914</text:p>
          </table:table-cell>
          <table:table-cell office:value-type="float" office:value="127.914254" calcext:value-type="float">
            <text:p>127.914254</text:p>
          </table:table-cell>
          <table:table-cell table:formula="of:=([.E628]-[.D628])/[.D628]" office:value-type="float" office:value="0.00000198570914831997" calcext:value-type="float">
            <text:p>1.98570914831997E-06</text:p>
          </table:table-cell>
        </table:table-row>
        <table:table-row table:style-name="ro1">
          <table:table-cell table:number-columns-repeated="3"/>
          <table:table-cell office:value-type="float" office:value="141.696" calcext:value-type="float">
            <text:p>141.696</text:p>
          </table:table-cell>
          <table:table-cell office:value-type="float" office:value="141.696108" calcext:value-type="float">
            <text:p>141.696108</text:p>
          </table:table-cell>
          <table:table-cell table:formula="of:=([.E629]-[.D629])/[.D629]" office:value-type="float" office:value="0.000000762195122032685" calcext:value-type="float">
            <text:p>7.6219512203268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3.59524" calcext:value-type="float">
            <text:p>443.59524</text:p>
          </table:table-cell>
          <table:table-cell table:formula="of:=([.E630]-[.D630])/[.D630]" office:value-type="float" office:value="-0.131831100586157" calcext:value-type="float">
            <text:p>-0.131831100586157</text:p>
          </table:table-cell>
        </table:table-row>
        <table:table-row table:style-name="ro1">
          <table:table-cell table:number-columns-repeated="3"/>
          <table:table-cell office:value-type="float" office:value="26.2442" calcext:value-type="float">
            <text:p>26.2442</text:p>
          </table:table-cell>
          <table:table-cell office:value-type="float" office:value="26.244232" calcext:value-type="float">
            <text:p>26.244232</text:p>
          </table:table-cell>
          <table:table-cell table:formula="of:=([.E631]-[.D631])/[.D631]" office:value-type="float" office:value="0.00000121931703008361" calcext:value-type="float">
            <text:p>1.21931703008361E-06</text:p>
          </table:table-cell>
        </table:table-row>
        <table:table-row table:style-name="ro1">
          <table:table-cell table:number-columns-repeated="3"/>
          <table:table-cell office:value-type="float" office:value="128.663" calcext:value-type="float">
            <text:p>128.663</text:p>
          </table:table-cell>
          <table:table-cell office:value-type="float" office:value="128.66332" calcext:value-type="float">
            <text:p>128.66332</text:p>
          </table:table-cell>
          <table:table-cell table:formula="of:=([.E632]-[.D632])/[.D632]" office:value-type="float" office:value="0.00000248711750843588" calcext:value-type="float">
            <text:p>2.4871175084358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8.115371" calcext:value-type="float">
            <text:p>498.115371</text:p>
          </table:table-cell>
          <table:table-cell table:formula="of:=([.E633]-[.D633])/[.D633]" office:value-type="float" office:value="-0.0251286884363594" calcext:value-type="float">
            <text:p>-0.025128688436359</text:p>
          </table:table-cell>
        </table:table-row>
        <table:table-row table:style-name="ro1">
          <table:table-cell table:number-columns-repeated="3"/>
          <table:table-cell office:value-type="float" office:value="115.928" calcext:value-type="float">
            <text:p>115.928</text:p>
          </table:table-cell>
          <table:table-cell office:value-type="float" office:value="115.927684" calcext:value-type="float">
            <text:p>115.927684</text:p>
          </table:table-cell>
          <table:table-cell table:formula="of:=([.E634]-[.D634])/[.D634]" office:value-type="float" office:value="-0.00000272582982539149" calcext:value-type="float">
            <text:p>-2.7258298253914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6.589617" calcext:value-type="float">
            <text:p>486.589617</text:p>
          </table:table-cell>
          <table:table-cell table:formula="of:=([.E635]-[.D635])/[.D635]" office:value-type="float" office:value="-0.0476859664745428" calcext:value-type="float">
            <text:p>-0.04768596647454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3.076214" calcext:value-type="float">
            <text:p>433.076214</text:p>
          </table:table-cell>
          <table:table-cell table:formula="of:=([.E636]-[.D636])/[.D636]" office:value-type="float" office:value="-0.152418091612764" calcext:value-type="float">
            <text:p>-0.15241809161276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3.808552" calcext:value-type="float">
            <text:p>453.808552</text:p>
          </table:table-cell>
          <table:table-cell table:formula="of:=([.E637]-[.D637])/[.D637]" office:value-type="float" office:value="-0.11184242839389" calcext:value-type="float">
            <text:p>-0.1118424283938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1.761181" calcext:value-type="float">
            <text:p>471.761181</text:p>
          </table:table-cell>
          <table:table-cell table:formula="of:=([.E638]-[.D638])/[.D638]" office:value-type="float" office:value="-0.0767069878952158" calcext:value-type="float">
            <text:p>-0.07670698789521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39]-[.D639])/[.D63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47.004" calcext:value-type="float">
            <text:p>347.004</text:p>
          </table:table-cell>
          <table:table-cell office:value-type="float" office:value="347.004047" calcext:value-type="float">
            <text:p>347.004047</text:p>
          </table:table-cell>
          <table:table-cell table:formula="of:=([.E640]-[.D640])/[.D640]" office:value-type="float" office:value="0.000000135445124537536" calcext:value-type="float">
            <text:p>1.3544512453753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1.092569" calcext:value-type="float">
            <text:p>481.092569</text:p>
          </table:table-cell>
          <table:table-cell table:formula="of:=([.E641]-[.D641])/[.D641]" office:value-type="float" office:value="-0.0584443463710111" calcext:value-type="float">
            <text:p>-0.05844434637101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78.381178" calcext:value-type="float">
            <text:p>378.381178</text:p>
          </table:table-cell>
          <table:table-cell table:formula="of:=([.E642]-[.D642])/[.D642]" office:value-type="float" office:value="-0.259462813750722" calcext:value-type="float">
            <text:p>-0.259462813750722</text:p>
          </table:table-cell>
        </table:table-row>
        <table:table-row table:style-name="ro1">
          <table:table-cell table:number-columns-repeated="3"/>
          <table:table-cell office:value-type="float" office:value="248.409" calcext:value-type="float">
            <text:p>248.409</text:p>
          </table:table-cell>
          <table:table-cell office:value-type="float" office:value="248.408998" calcext:value-type="float">
            <text:p>248.408998</text:p>
          </table:table-cell>
          <table:table-cell table:formula="of:=([.E643]-[.D643])/[.D643]" office:value-type="float" office:value="-0.0000000080512380588082" calcext:value-type="float">
            <text:p>-8.0512380588082E-09</text:p>
          </table:table-cell>
        </table:table-row>
        <table:table-row table:style-name="ro1">
          <table:table-cell table:number-columns-repeated="3"/>
          <table:table-cell office:value-type="float" office:value="83.6334" calcext:value-type="float">
            <text:p>83.6334</text:p>
          </table:table-cell>
          <table:table-cell office:value-type="float" office:value="83.633416" calcext:value-type="float">
            <text:p>83.633416</text:p>
          </table:table-cell>
          <table:table-cell table:formula="of:=([.E644]-[.D644])/[.D644]" office:value-type="float" office:value="0.00000019131112692102" calcext:value-type="float">
            <text:p>1.913111269210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9.392094" calcext:value-type="float">
            <text:p>419.392094</text:p>
          </table:table-cell>
          <table:table-cell table:formula="of:=([.E645]-[.D645])/[.D645]" office:value-type="float" office:value="-0.179199549862512" calcext:value-type="float">
            <text:p>-0.17919954986251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46]-[.D646])/[.D64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0.127913" calcext:value-type="float">
            <text:p>460.127913</text:p>
          </table:table-cell>
          <table:table-cell table:formula="of:=([.E647]-[.D647])/[.D647]" office:value-type="float" office:value="-0.099474683680559" calcext:value-type="float">
            <text:p>-0.099474683680559</text:p>
          </table:table-cell>
        </table:table-row>
        <table:table-row table:style-name="ro1">
          <table:table-cell table:number-columns-repeated="3"/>
          <table:table-cell office:value-type="float" office:value="262.41" calcext:value-type="float">
            <text:p>262.41</text:p>
          </table:table-cell>
          <table:table-cell office:value-type="float" office:value="262.409612" calcext:value-type="float">
            <text:p>262.409612</text:p>
          </table:table-cell>
          <table:table-cell table:formula="of:=([.E648]-[.D648])/[.D648]" office:value-type="float" office:value="-0.0000014786021875827" calcext:value-type="float">
            <text:p>-1.4786021875827E-06</text:p>
          </table:table-cell>
        </table:table-row>
        <table:table-row table:style-name="ro1">
          <table:table-cell table:number-columns-repeated="3"/>
          <table:table-cell office:value-type="float" office:value="302.388" calcext:value-type="float">
            <text:p>302.388</text:p>
          </table:table-cell>
          <table:table-cell office:value-type="float" office:value="302.387767" calcext:value-type="float">
            <text:p>302.387767</text:p>
          </table:table-cell>
          <table:table-cell table:formula="of:=([.E649]-[.D649])/[.D649]" office:value-type="float" office:value="-0.000000770533222152221" calcext:value-type="float">
            <text:p>-7.7053322215222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1.342769" calcext:value-type="float">
            <text:p>441.342769</text:p>
          </table:table-cell>
          <table:table-cell table:formula="of:=([.E650]-[.D650])/[.D650]" office:value-type="float" office:value="-0.136239455529352" calcext:value-type="float">
            <text:p>-0.13623945552935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0.459371" calcext:value-type="float">
            <text:p>470.459371</text:p>
          </table:table-cell>
          <table:table-cell table:formula="of:=([.E651]-[.D651])/[.D651]" office:value-type="float" office:value="-0.0792547856464855" calcext:value-type="float">
            <text:p>-0.07925478564648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7.852822" calcext:value-type="float">
            <text:p>437.852822</text:p>
          </table:table-cell>
          <table:table-cell table:formula="of:=([.E652]-[.D652])/[.D652]" office:value-type="float" office:value="-0.143069698897163" calcext:value-type="float">
            <text:p>-0.14306969889716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6.8745" calcext:value-type="float">
            <text:p>36.8745</text:p>
          </table:table-cell>
          <table:table-cell table:formula="of:=([.E653]-[.D653])/[.D65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84.313" calcext:value-type="float">
            <text:p>484.313</text:p>
          </table:table-cell>
          <table:table-cell office:value-type="float" office:value="508.528706" calcext:value-type="float">
            <text:p>508.528706</text:p>
          </table:table-cell>
          <table:table-cell table:formula="of:=([.E654]-[.D654])/[.D654]" office:value-type="float" office:value="0.0500001156277036" calcext:value-type="float">
            <text:p>0.050000115627704</text:p>
          </table:table-cell>
        </table:table-row>
        <table:table-row table:style-name="ro1">
          <table:table-cell table:number-columns-repeated="3"/>
          <table:table-cell office:value-type="float" office:value="373.578" calcext:value-type="float">
            <text:p>373.578</text:p>
          </table:table-cell>
          <table:table-cell office:value-type="float" office:value="373.578442" calcext:value-type="float">
            <text:p>373.578442</text:p>
          </table:table-cell>
          <table:table-cell table:formula="of:=([.E655]-[.D655])/[.D655]" office:value-type="float" office:value="0.00000118315318359466" calcext:value-type="float">
            <text:p>1.1831531835946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56]-[.D656])/[.D65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3.45396" calcext:value-type="float">
            <text:p>413.45396</text:p>
          </table:table-cell>
          <table:table-cell table:formula="of:=([.E657]-[.D657])/[.D657]" office:value-type="float" office:value="-0.190821187775832" calcext:value-type="float">
            <text:p>-0.190821187775832</text:p>
          </table:table-cell>
        </table:table-row>
        <table:table-row table:style-name="ro1">
          <table:table-cell table:number-columns-repeated="3"/>
          <table:table-cell office:value-type="float" office:value="487.006" calcext:value-type="float">
            <text:p>487.006</text:p>
          </table:table-cell>
          <table:table-cell office:value-type="float" office:value="335.762905" calcext:value-type="float">
            <text:p>335.762905</text:p>
          </table:table-cell>
          <table:table-cell table:formula="of:=([.E658]-[.D658])/[.D658]" office:value-type="float" office:value="-0.310556943856955" calcext:value-type="float">
            <text:p>-0.31055694385695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2.303974" calcext:value-type="float">
            <text:p>422.303974</text:p>
          </table:table-cell>
          <table:table-cell table:formula="of:=([.E659]-[.D659])/[.D659]" office:value-type="float" office:value="-0.173500652699357" calcext:value-type="float">
            <text:p>-0.173500652699357</text:p>
          </table:table-cell>
        </table:table-row>
        <table:table-row table:style-name="ro1">
          <table:table-cell table:number-columns-repeated="3"/>
          <table:table-cell office:value-type="float" office:value="342.391" calcext:value-type="float">
            <text:p>342.391</text:p>
          </table:table-cell>
          <table:table-cell office:value-type="float" office:value="342.391033" calcext:value-type="float">
            <text:p>342.391033</text:p>
          </table:table-cell>
          <table:table-cell table:formula="of:=([.E660]-[.D660])/[.D660]" office:value-type="float" office:value="0.0000000963810379756665" calcext:value-type="float">
            <text:p>9.63810379756665E-08</text:p>
          </table:table-cell>
        </table:table-row>
        <table:table-row table:style-name="ro1">
          <table:table-cell table:number-columns-repeated="3"/>
          <table:table-cell office:value-type="float" office:value="393.859" calcext:value-type="float">
            <text:p>393.859</text:p>
          </table:table-cell>
          <table:table-cell office:value-type="float" office:value="393.859438" calcext:value-type="float">
            <text:p>393.859438</text:p>
          </table:table-cell>
          <table:table-cell table:formula="of:=([.E661]-[.D661])/[.D661]" office:value-type="float" office:value="0.00000111207310238188" calcext:value-type="float">
            <text:p>1.11207310238188E-06</text:p>
          </table:table-cell>
        </table:table-row>
        <table:table-row table:style-name="ro1">
          <table:table-cell table:number-columns-repeated="3"/>
          <table:table-cell office:value-type="float" office:value="404.967" calcext:value-type="float">
            <text:p>404.967</text:p>
          </table:table-cell>
          <table:table-cell office:value-type="float" office:value="404.966554" calcext:value-type="float">
            <text:p>404.966554</text:p>
          </table:table-cell>
          <table:table-cell table:formula="of:=([.E662]-[.D662])/[.D662]" office:value-type="float" office:value="-0.00000110132430546397" calcext:value-type="float">
            <text:p>-1.10132430546397E-06</text:p>
          </table:table-cell>
        </table:table-row>
        <table:table-row table:style-name="ro1">
          <table:table-cell table:number-columns-repeated="3"/>
          <table:table-cell office:value-type="float" office:value="66.5522" calcext:value-type="float">
            <text:p>66.5522</text:p>
          </table:table-cell>
          <table:table-cell office:value-type="float" office:value="66.552172" calcext:value-type="float">
            <text:p>66.552172</text:p>
          </table:table-cell>
          <table:table-cell table:formula="of:=([.E663]-[.D663])/[.D663]" office:value-type="float" office:value="-0.000000420722380332447" calcext:value-type="float">
            <text:p>-4.20722380332447E-07</text:p>
          </table:table-cell>
        </table:table-row>
        <table:table-row table:style-name="ro1">
          <table:table-cell table:number-columns-repeated="3"/>
          <table:table-cell office:value-type="float" office:value="295.062" calcext:value-type="float">
            <text:p>295.062</text:p>
          </table:table-cell>
          <table:table-cell office:value-type="float" office:value="295.061522" calcext:value-type="float">
            <text:p>295.061522</text:p>
          </table:table-cell>
          <table:table-cell table:formula="of:=([.E664]-[.D664])/[.D664]" office:value-type="float" office:value="-0.00000161999850874351" calcext:value-type="float">
            <text:p>-1.6199985087435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65]-[.D665])/[.D66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85.861303" calcext:value-type="float">
            <text:p>385.861303</text:p>
          </table:table-cell>
          <table:table-cell table:formula="of:=([.E666]-[.D666])/[.D666]" office:value-type="float" office:value="-0.24482331516474" calcext:value-type="float">
            <text:p>-0.24482331516474</text:p>
          </table:table-cell>
        </table:table-row>
        <table:table-row table:style-name="ro1">
          <table:table-cell table:number-columns-repeated="3"/>
          <table:table-cell office:value-type="float" office:value="360.935" calcext:value-type="float">
            <text:p>360.935</text:p>
          </table:table-cell>
          <table:table-cell office:value-type="float" office:value="360.935458" calcext:value-type="float">
            <text:p>360.935458</text:p>
          </table:table-cell>
          <table:table-cell table:formula="of:=([.E667]-[.D667])/[.D667]" office:value-type="float" office:value="0.00000126892653796537" calcext:value-type="float">
            <text:p>1.26892653796537E-06</text:p>
          </table:table-cell>
        </table:table-row>
        <table:table-row table:style-name="ro1">
          <table:table-cell table:number-columns-repeated="3"/>
          <table:table-cell office:value-type="float" office:value="124.375" calcext:value-type="float">
            <text:p>124.375</text:p>
          </table:table-cell>
          <table:table-cell office:value-type="float" office:value="124.375073" calcext:value-type="float">
            <text:p>124.375073</text:p>
          </table:table-cell>
          <table:table-cell table:formula="of:=([.E668]-[.D668])/[.D668]" office:value-type="float" office:value="0.000000586934673370322" calcext:value-type="float">
            <text:p>5.86934673370322E-07</text:p>
          </table:table-cell>
        </table:table-row>
        <table:table-row table:style-name="ro1">
          <table:table-cell table:number-columns-repeated="3"/>
          <table:table-cell office:value-type="float" office:value="109.651" calcext:value-type="float">
            <text:p>109.651</text:p>
          </table:table-cell>
          <table:table-cell office:value-type="float" office:value="109.651394" calcext:value-type="float">
            <text:p>109.651394</text:p>
          </table:table-cell>
          <table:table-cell table:formula="of:=([.E669]-[.D669])/[.D669]" office:value-type="float" office:value="0.0000035932184840996" calcext:value-type="float">
            <text:p>3.593218484099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3.116737" calcext:value-type="float">
            <text:p>463.116737</text:p>
          </table:table-cell>
          <table:table-cell table:formula="of:=([.E670]-[.D670])/[.D670]" office:value-type="float" office:value="-0.0936251979137106" calcext:value-type="float">
            <text:p>-0.093625197913711</text:p>
          </table:table-cell>
        </table:table-row>
        <table:table-row table:style-name="ro1">
          <table:table-cell table:number-columns-repeated="3"/>
          <table:table-cell office:value-type="float" office:value="340.334" calcext:value-type="float">
            <text:p>340.334</text:p>
          </table:table-cell>
          <table:table-cell office:value-type="float" office:value="340.333714" calcext:value-type="float">
            <text:p>340.333714</text:p>
          </table:table-cell>
          <table:table-cell table:formula="of:=([.E671]-[.D671])/[.D671]" office:value-type="float" office:value="-0.000000840350949411119" calcext:value-type="float">
            <text:p>-8.40350949411119E-07</text:p>
          </table:table-cell>
        </table:table-row>
        <table:table-row table:style-name="ro1">
          <table:table-cell table:number-columns-repeated="3"/>
          <table:table-cell office:value-type="float" office:value="438.282" calcext:value-type="float">
            <text:p>438.282</text:p>
          </table:table-cell>
          <table:table-cell office:value-type="float" office:value="510.954988" calcext:value-type="float">
            <text:p>510.954988</text:p>
          </table:table-cell>
          <table:table-cell table:formula="of:=([.E672]-[.D672])/[.D672]" office:value-type="float" office:value="0.165813307413948" calcext:value-type="float">
            <text:p>0.16581330741394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73]-[.D673])/[.D67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74]-[.D674])/[.D67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75]-[.D675])/[.D67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04.428" calcext:value-type="float">
            <text:p>304.428</text:p>
          </table:table-cell>
          <table:table-cell office:value-type="float" office:value="304.428413" calcext:value-type="float">
            <text:p>304.428413</text:p>
          </table:table-cell>
          <table:table-cell table:formula="of:=([.E676]-[.D676])/[.D676]" office:value-type="float" office:value="0.00000135664262150806" calcext:value-type="float">
            <text:p>1.35664262150806E-06</text:p>
          </table:table-cell>
        </table:table-row>
        <table:table-row table:style-name="ro1">
          <table:table-cell table:number-columns-repeated="3"/>
          <table:table-cell office:value-type="float" office:value="1.66611" calcext:value-type="float">
            <text:p>1.66611</text:p>
          </table:table-cell>
          <table:table-cell office:value-type="float" office:value="1.666112" calcext:value-type="float">
            <text:p>1.666112</text:p>
          </table:table-cell>
          <table:table-cell table:formula="of:=([.E677]-[.D677])/[.D677]" office:value-type="float" office:value="0.00000120040093381317" calcext:value-type="float">
            <text:p>1.2004009338131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1.601982" calcext:value-type="float">
            <text:p>491.601982</text:p>
          </table:table-cell>
          <table:table-cell table:formula="of:=([.E678]-[.D678])/[.D678]" office:value-type="float" office:value="-0.0378761691342681" calcext:value-type="float">
            <text:p>-0.037876169134268</text:p>
          </table:table-cell>
        </table:table-row>
        <table:table-row table:style-name="ro1">
          <table:table-cell table:number-columns-repeated="3"/>
          <table:table-cell office:value-type="float" office:value="201.724" calcext:value-type="float">
            <text:p>201.724</text:p>
          </table:table-cell>
          <table:table-cell office:value-type="float" office:value="201.723539" calcext:value-type="float">
            <text:p>201.723539</text:p>
          </table:table-cell>
          <table:table-cell table:formula="of:=([.E679]-[.D679])/[.D679]" office:value-type="float" office:value="-0.00000228530070790475" calcext:value-type="float">
            <text:p>-2.2853007079047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7.619882" calcext:value-type="float">
            <text:p>497.619882</text:p>
          </table:table-cell>
          <table:table-cell table:formula="of:=([.E680]-[.D680])/[.D680]" office:value-type="float" office:value="-0.0260984196259944" calcext:value-type="float">
            <text:p>-0.026098419625994</text:p>
          </table:table-cell>
        </table:table-row>
        <table:table-row table:style-name="ro1">
          <table:table-cell table:number-columns-repeated="3"/>
          <table:table-cell office:value-type="float" office:value="98.5805" calcext:value-type="float">
            <text:p>98.5805</text:p>
          </table:table-cell>
          <table:table-cell office:value-type="float" office:value="98.580451" calcext:value-type="float">
            <text:p>98.580451</text:p>
          </table:table-cell>
          <table:table-cell table:formula="of:=([.E681]-[.D681])/[.D681]" office:value-type="float" office:value="-0.000000497055705785471" calcext:value-type="float">
            <text:p>-4.9705570578547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7.944765" calcext:value-type="float">
            <text:p>417.944765</text:p>
          </table:table-cell>
          <table:table-cell table:formula="of:=([.E682]-[.D682])/[.D682]" office:value-type="float" office:value="-0.182032145687976" calcext:value-type="float">
            <text:p>-0.18203214568797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83]-[.D683])/[.D68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84.003" calcext:value-type="float">
            <text:p>184.003</text:p>
          </table:table-cell>
          <table:table-cell office:value-type="float" office:value="184.003224" calcext:value-type="float">
            <text:p>184.003224</text:p>
          </table:table-cell>
          <table:table-cell table:formula="of:=([.E684]-[.D684])/[.D684]" office:value-type="float" office:value="0.00000121737145591587" calcext:value-type="float">
            <text:p>1.2173714559158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85]-[.D685])/[.D68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4.979511" calcext:value-type="float">
            <text:p>444.979511</text:p>
          </table:table-cell>
          <table:table-cell table:formula="of:=([.E686]-[.D686])/[.D686]" office:value-type="float" office:value="-0.12912191680285" calcext:value-type="float">
            <text:p>-0.1291219168028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87]-[.D687])/[.D68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2.539197" calcext:value-type="float">
            <text:p>492.539197</text:p>
          </table:table-cell>
          <table:table-cell table:formula="of:=([.E688]-[.D688])/[.D688]" office:value-type="float" office:value="-0.0360419273712949" calcext:value-type="float">
            <text:p>-0.036041927371295</text:p>
          </table:table-cell>
        </table:table-row>
        <table:table-row table:style-name="ro1">
          <table:table-cell table:number-columns-repeated="3"/>
          <table:table-cell office:value-type="float" office:value="215.452" calcext:value-type="float">
            <text:p>215.452</text:p>
          </table:table-cell>
          <table:table-cell office:value-type="float" office:value="215.451585" calcext:value-type="float">
            <text:p>215.451585</text:p>
          </table:table-cell>
          <table:table-cell table:formula="of:=([.E689]-[.D689])/[.D689]" office:value-type="float" office:value="-0.00000192618309416403" calcext:value-type="float">
            <text:p>-1.92618309416403E-06</text:p>
          </table:table-cell>
        </table:table-row>
        <table:table-row table:style-name="ro1">
          <table:table-cell table:number-columns-repeated="3"/>
          <table:table-cell office:value-type="float" office:value="34.0552" calcext:value-type="float">
            <text:p>34.0552</text:p>
          </table:table-cell>
          <table:table-cell office:value-type="float" office:value="34.055222" calcext:value-type="float">
            <text:p>34.055222</text:p>
          </table:table-cell>
          <table:table-cell table:formula="of:=([.E690]-[.D690])/[.D690]" office:value-type="float" office:value="0.000000646010007320432" calcext:value-type="float">
            <text:p>6.46010007320432E-07</text:p>
          </table:table-cell>
        </table:table-row>
        <table:table-row table:style-name="ro1">
          <table:table-cell table:number-columns-repeated="3"/>
          <table:table-cell office:value-type="float" office:value="301.455" calcext:value-type="float">
            <text:p>301.455</text:p>
          </table:table-cell>
          <table:table-cell office:value-type="float" office:value="301.454536" calcext:value-type="float">
            <text:p>301.454536</text:p>
          </table:table-cell>
          <table:table-cell table:formula="of:=([.E691]-[.D691])/[.D691]" office:value-type="float" office:value="-0.0000015392015390867" calcext:value-type="float">
            <text:p>-1.539201539086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92]-[.D692])/[.D69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54.923819" calcext:value-type="float">
            <text:p>354.923819</text:p>
          </table:table-cell>
          <table:table-cell table:formula="of:=([.E693]-[.D693])/[.D693]" office:value-type="float" office:value="-0.305371668737952" calcext:value-type="float">
            <text:p>-0.30537166873795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694]-[.D694])/[.D69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76.527" calcext:value-type="float">
            <text:p>476.527</text:p>
          </table:table-cell>
          <table:table-cell office:value-type="float" office:value="510.954988" calcext:value-type="float">
            <text:p>510.954988</text:p>
          </table:table-cell>
          <table:table-cell table:formula="of:=([.E695]-[.D695])/[.D695]" office:value-type="float" office:value="0.0722477173381572" calcext:value-type="float">
            <text:p>0.072247717338157</text:p>
          </table:table-cell>
        </table:table-row>
        <table:table-row table:style-name="ro1">
          <table:table-cell table:number-columns-repeated="3"/>
          <table:table-cell office:value-type="float" office:value="246.071" calcext:value-type="float">
            <text:p>246.071</text:p>
          </table:table-cell>
          <table:table-cell office:value-type="float" office:value="246.070663" calcext:value-type="float">
            <text:p>246.070663</text:p>
          </table:table-cell>
          <table:table-cell table:formula="of:=([.E696]-[.D696])/[.D696]" office:value-type="float" office:value="-0.00000136952343023683" calcext:value-type="float">
            <text:p>-1.36952343023683E-06</text:p>
          </table:table-cell>
        </table:table-row>
        <table:table-row table:style-name="ro1">
          <table:table-cell table:number-columns-repeated="3"/>
          <table:table-cell office:value-type="float" office:value="306.607" calcext:value-type="float">
            <text:p>306.607</text:p>
          </table:table-cell>
          <table:table-cell office:value-type="float" office:value="306.607461" calcext:value-type="float">
            <text:p>306.607461</text:p>
          </table:table-cell>
          <table:table-cell table:formula="of:=([.E697]-[.D697])/[.D697]" office:value-type="float" office:value="0.00000150355340867285" calcext:value-type="float">
            <text:p>1.50355340867285E-06</text:p>
          </table:table-cell>
        </table:table-row>
        <table:table-row table:style-name="ro1">
          <table:table-cell table:number-columns-repeated="3"/>
          <table:table-cell office:value-type="float" office:value="256.211" calcext:value-type="float">
            <text:p>256.211</text:p>
          </table:table-cell>
          <table:table-cell office:value-type="float" office:value="256.211086" calcext:value-type="float">
            <text:p>256.211086</text:p>
          </table:table-cell>
          <table:table-cell table:formula="of:=([.E698]-[.D698])/[.D698]" office:value-type="float" office:value="0.000000335660842080334" calcext:value-type="float">
            <text:p>3.35660842080334E-07</text:p>
          </table:table-cell>
        </table:table-row>
        <table:table-row table:style-name="ro1">
          <table:table-cell table:number-columns-repeated="3"/>
          <table:table-cell office:value-type="float" office:value="393.589" calcext:value-type="float">
            <text:p>393.589</text:p>
          </table:table-cell>
          <table:table-cell office:value-type="float" office:value="502.888079" calcext:value-type="float">
            <text:p>502.888079</text:p>
          </table:table-cell>
          <table:table-cell table:formula="of:=([.E699]-[.D699])/[.D699]" office:value-type="float" office:value="0.277698510375036" calcext:value-type="float">
            <text:p>0.27769851037503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6.620026" calcext:value-type="float">
            <text:p>426.620026</text:p>
          </table:table-cell>
          <table:table-cell table:formula="of:=([.E700]-[.D700])/[.D700]" office:value-type="float" office:value="-0.165053623117496" calcext:value-type="float">
            <text:p>-0.16505362311749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96.370575" calcext:value-type="float">
            <text:p>396.370575</text:p>
          </table:table-cell>
          <table:table-cell table:formula="of:=([.E701]-[.D701])/[.D701]" office:value-type="float" office:value="-0.224255413881849" calcext:value-type="float">
            <text:p>-0.22425541388184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9.438826" calcext:value-type="float">
            <text:p>509.438826</text:p>
          </table:table-cell>
          <table:table-cell table:formula="of:=([.E702]-[.D702])/[.D702]" office:value-type="float" office:value="-0.00296733371823346" calcext:value-type="float">
            <text:p>-0.00296733371823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1.539342" calcext:value-type="float">
            <text:p>471.539342</text:p>
          </table:table-cell>
          <table:table-cell table:formula="of:=([.E703]-[.D703])/[.D703]" office:value-type="float" office:value="-0.0771411533305282" calcext:value-type="float">
            <text:p>-0.07714115333052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04]-[.D704])/[.D70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21.17" calcext:value-type="float">
            <text:p>321.17</text:p>
          </table:table-cell>
          <table:table-cell office:value-type="float" office:value="321.169639" calcext:value-type="float">
            <text:p>321.169639</text:p>
          </table:table-cell>
          <table:table-cell table:formula="of:=([.E705]-[.D705])/[.D705]" office:value-type="float" office:value="-0.00000112401531898389" calcext:value-type="float">
            <text:p>-1.12401531898389E-06</text:p>
          </table:table-cell>
        </table:table-row>
        <table:table-row table:style-name="ro1">
          <table:table-cell table:number-columns-repeated="3"/>
          <table:table-cell office:value-type="float" office:value="176.597" calcext:value-type="float">
            <text:p>176.597</text:p>
          </table:table-cell>
          <table:table-cell office:value-type="float" office:value="176.597318" calcext:value-type="float">
            <text:p>176.597318</text:p>
          </table:table-cell>
          <table:table-cell table:formula="of:=([.E706]-[.D706])/[.D706]" office:value-type="float" office:value="0.0000018007100912979" calcext:value-type="float">
            <text:p>1.800710091297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68.320702" calcext:value-type="float">
            <text:p>268.320702</text:p>
          </table:table-cell>
          <table:table-cell table:formula="of:=([.E707]-[.D707])/[.D707]" office:value-type="float" office:value="-0.474864318775626" calcext:value-type="float">
            <text:p>-0.47486431877562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08]-[.D708])/[.D70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0.843594" calcext:value-type="float">
            <text:p>490.843594</text:p>
          </table:table-cell>
          <table:table-cell table:formula="of:=([.E709]-[.D709])/[.D709]" office:value-type="float" office:value="-0.0393604250863579" calcext:value-type="float">
            <text:p>-0.039360425086358</text:p>
          </table:table-cell>
        </table:table-row>
        <table:table-row table:style-name="ro1">
          <table:table-cell table:number-columns-repeated="3"/>
          <table:table-cell office:value-type="float" office:value="322.901" calcext:value-type="float">
            <text:p>322.901</text:p>
          </table:table-cell>
          <table:table-cell office:value-type="float" office:value="322.900677" calcext:value-type="float">
            <text:p>322.900677</text:p>
          </table:table-cell>
          <table:table-cell table:formula="of:=([.E710]-[.D710])/[.D710]" office:value-type="float" office:value="-0.00000100030659563505" calcext:value-type="float">
            <text:p>-1.0003065956350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7.974489" calcext:value-type="float">
            <text:p>457.974489</text:p>
          </table:table-cell>
          <table:table-cell table:formula="of:=([.E711]-[.D711])/[.D711]" office:value-type="float" office:value="-0.103689191807498" calcext:value-type="float">
            <text:p>-0.10368919180749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6.165837" calcext:value-type="float">
            <text:p>456.165837</text:p>
          </table:table-cell>
          <table:table-cell table:formula="of:=([.E712]-[.D712])/[.D712]" office:value-type="float" office:value="-0.107228939926217" calcext:value-type="float">
            <text:p>-0.10722893992621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1.942038" calcext:value-type="float">
            <text:p>481.942038</text:p>
          </table:table-cell>
          <table:table-cell table:formula="of:=([.E713]-[.D713])/[.D713]" office:value-type="float" office:value="-0.0567818340166942" calcext:value-type="float">
            <text:p>-0.05678183401669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7.544211" calcext:value-type="float">
            <text:p>467.544211</text:p>
          </table:table-cell>
          <table:table-cell table:formula="of:=([.E714]-[.D714])/[.D714]" office:value-type="float" office:value="-0.0849601021616384" calcext:value-type="float">
            <text:p>-0.084960102161639</text:p>
          </table:table-cell>
        </table:table-row>
        <table:table-row table:style-name="ro1">
          <table:table-cell table:number-columns-repeated="3"/>
          <table:table-cell office:value-type="float" office:value="326.071" calcext:value-type="float">
            <text:p>326.071</text:p>
          </table:table-cell>
          <table:table-cell office:value-type="float" office:value="326.070669" calcext:value-type="float">
            <text:p>326.070669</text:p>
          </table:table-cell>
          <table:table-cell table:formula="of:=([.E715]-[.D715])/[.D715]" office:value-type="float" office:value="-0.00000101511633974489" calcext:value-type="float">
            <text:p>-1.01511633974489E-06</text:p>
          </table:table-cell>
        </table:table-row>
        <table:table-row table:style-name="ro1">
          <table:table-cell table:number-columns-repeated="3"/>
          <table:table-cell office:value-type="float" office:value="297.832" calcext:value-type="float">
            <text:p>297.832</text:p>
          </table:table-cell>
          <table:table-cell office:value-type="float" office:value="297.831543" calcext:value-type="float">
            <text:p>297.831543</text:p>
          </table:table-cell>
          <table:table-cell table:formula="of:=([.E716]-[.D716])/[.D716]" office:value-type="float" office:value="-0.00000153442209024905" calcext:value-type="float">
            <text:p>-1.53442209024905E-06</text:p>
          </table:table-cell>
        </table:table-row>
        <table:table-row table:style-name="ro1">
          <table:table-cell table:number-columns-repeated="3"/>
          <table:table-cell office:value-type="float" office:value="306.239" calcext:value-type="float">
            <text:p>306.239</text:p>
          </table:table-cell>
          <table:table-cell office:value-type="float" office:value="306.238518" calcext:value-type="float">
            <text:p>306.238518</text:p>
          </table:table-cell>
          <table:table-cell table:formula="of:=([.E717]-[.D717])/[.D717]" office:value-type="float" office:value="-0.0000015739340840872" calcext:value-type="float">
            <text:p>-1.573934084087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18]-[.D718])/[.D71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91.903" calcext:value-type="float">
            <text:p>191.903</text:p>
          </table:table-cell>
          <table:table-cell office:value-type="float" office:value="191.902636" calcext:value-type="float">
            <text:p>191.902636</text:p>
          </table:table-cell>
          <table:table-cell table:formula="of:=([.E719]-[.D719])/[.D719]" office:value-type="float" office:value="-0.00000189679160821083" calcext:value-type="float">
            <text:p>-1.89679160821083E-06</text:p>
          </table:table-cell>
        </table:table-row>
        <table:table-row table:style-name="ro1">
          <table:table-cell table:number-columns-repeated="3"/>
          <table:table-cell office:value-type="float" office:value="111.407" calcext:value-type="float">
            <text:p>111.407</text:p>
          </table:table-cell>
          <table:table-cell office:value-type="float" office:value="111.40685" calcext:value-type="float">
            <text:p>111.40685</text:p>
          </table:table-cell>
          <table:table-cell table:formula="of:=([.E720]-[.D720])/[.D720]" office:value-type="float" office:value="-0.00000134641449810846" calcext:value-type="float">
            <text:p>-1.34641449810846E-06</text:p>
          </table:table-cell>
        </table:table-row>
        <table:table-row table:style-name="ro1">
          <table:table-cell table:number-columns-repeated="3"/>
          <table:table-cell office:value-type="float" office:value="174.513" calcext:value-type="float">
            <text:p>174.513</text:p>
          </table:table-cell>
          <table:table-cell office:value-type="float" office:value="174.512875" calcext:value-type="float">
            <text:p>174.512875</text:p>
          </table:table-cell>
          <table:table-cell table:formula="of:=([.E721]-[.D721])/[.D721]" office:value-type="float" office:value="-0.000000716279016446019" calcext:value-type="float">
            <text:p>-7.16279016446019E-07</text:p>
          </table:table-cell>
        </table:table-row>
        <table:table-row table:style-name="ro1">
          <table:table-cell table:number-columns-repeated="3"/>
          <table:table-cell office:value-type="float" office:value="491.13" calcext:value-type="float">
            <text:p>491.13</text:p>
          </table:table-cell>
          <table:table-cell office:value-type="float" office:value="501.25681" calcext:value-type="float">
            <text:p>501.25681</text:p>
          </table:table-cell>
          <table:table-cell table:formula="of:=([.E722]-[.D722])/[.D722]" office:value-type="float" office:value="0.0206194083033005" calcext:value-type="float">
            <text:p>0.02061940830330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5.36764" calcext:value-type="float">
            <text:p>495.36764</text:p>
          </table:table-cell>
          <table:table-cell table:formula="of:=([.E723]-[.D723])/[.D723]" office:value-type="float" office:value="-0.0305063263888209" calcext:value-type="float">
            <text:p>-0.030506326388821</text:p>
          </table:table-cell>
        </table:table-row>
        <table:table-row table:style-name="ro1">
          <table:table-cell table:number-columns-repeated="3"/>
          <table:table-cell office:value-type="float" office:value="424.511" calcext:value-type="float">
            <text:p>424.511</text:p>
          </table:table-cell>
          <table:table-cell office:value-type="float" office:value="424.51084" calcext:value-type="float">
            <text:p>424.51084</text:p>
          </table:table-cell>
          <table:table-cell table:formula="of:=([.E724]-[.D724])/[.D724]" office:value-type="float" office:value="-0.000000376904249950617" calcext:value-type="float">
            <text:p>-3.7690424995061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1.148874" calcext:value-type="float">
            <text:p>421.148874</text:p>
          </table:table-cell>
          <table:table-cell table:formula="of:=([.E725]-[.D725])/[.D725]" office:value-type="float" office:value="-0.175761321447094" calcext:value-type="float">
            <text:p>-0.175761321447094</text:p>
          </table:table-cell>
        </table:table-row>
        <table:table-row table:style-name="ro1">
          <table:table-cell table:number-columns-repeated="3"/>
          <table:table-cell office:value-type="float" office:value="311.505" calcext:value-type="float">
            <text:p>311.505</text:p>
          </table:table-cell>
          <table:table-cell office:value-type="float" office:value="311.505054" calcext:value-type="float">
            <text:p>311.505054</text:p>
          </table:table-cell>
          <table:table-cell table:formula="of:=([.E726]-[.D726])/[.D726]" office:value-type="float" office:value="0.000000173351952544421" calcext:value-type="float">
            <text:p>1.7335195254442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9.884243" calcext:value-type="float">
            <text:p>469.884243</text:p>
          </table:table-cell>
          <table:table-cell table:formula="of:=([.E727]-[.D727])/[.D727]" office:value-type="float" office:value="-0.0803803798768971" calcext:value-type="float">
            <text:p>-0.080380379876897</text:p>
          </table:table-cell>
        </table:table-row>
        <table:table-row table:style-name="ro1">
          <table:table-cell table:number-columns-repeated="3"/>
          <table:table-cell office:value-type="float" office:value="500.884" calcext:value-type="float">
            <text:p>500.884</text:p>
          </table:table-cell>
          <table:table-cell office:value-type="float" office:value="367.331772" calcext:value-type="float">
            <text:p>367.331772</text:p>
          </table:table-cell>
          <table:table-cell table:formula="of:=([.E728]-[.D728])/[.D728]" office:value-type="float" office:value="-0.266633048769775" calcext:value-type="float">
            <text:p>-0.26663304876977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4.445759" calcext:value-type="float">
            <text:p>454.445759</text:p>
          </table:table-cell>
          <table:table-cell table:formula="of:=([.E729]-[.D729])/[.D729]" office:value-type="float" office:value="-0.110595338141324" calcext:value-type="float">
            <text:p>-0.110595338141324</text:p>
          </table:table-cell>
        </table:table-row>
        <table:table-row table:style-name="ro1">
          <table:table-cell table:number-columns-repeated="3"/>
          <table:table-cell office:value-type="float" office:value="417.483" calcext:value-type="float">
            <text:p>417.483</text:p>
          </table:table-cell>
          <table:table-cell office:value-type="float" office:value="322.540659" calcext:value-type="float">
            <text:p>322.540659</text:p>
          </table:table-cell>
          <table:table-cell table:formula="of:=([.E730]-[.D730])/[.D730]" office:value-type="float" office:value="-0.227416064845754" calcext:value-type="float">
            <text:p>-0.227416064845754</text:p>
          </table:table-cell>
        </table:table-row>
        <table:table-row table:style-name="ro1">
          <table:table-cell table:number-columns-repeated="3"/>
          <table:table-cell office:value-type="float" office:value="187.493" calcext:value-type="float">
            <text:p>187.493</text:p>
          </table:table-cell>
          <table:table-cell office:value-type="float" office:value="187.492686" calcext:value-type="float">
            <text:p>187.492686</text:p>
          </table:table-cell>
          <table:table-cell table:formula="of:=([.E731]-[.D731])/[.D731]" office:value-type="float" office:value="-0.00000167472918990594" calcext:value-type="float">
            <text:p>-1.6747291899059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32]-[.D732])/[.D73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45.397" calcext:value-type="float">
            <text:p>345.397</text:p>
          </table:table-cell>
          <table:table-cell office:value-type="float" office:value="345.397081" calcext:value-type="float">
            <text:p>345.397081</text:p>
          </table:table-cell>
          <table:table-cell table:formula="of:=([.E733]-[.D733])/[.D733]" office:value-type="float" office:value="0.000000234512749163624" calcext:value-type="float">
            <text:p>2.3451274916362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0.167647" calcext:value-type="float">
            <text:p>410.167647</text:p>
          </table:table-cell>
          <table:table-cell table:formula="of:=([.E734]-[.D734])/[.D734]" office:value-type="float" office:value="-0.197252895069037" calcext:value-type="float">
            <text:p>-0.19725289506903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8.346274" calcext:value-type="float">
            <text:p>418.346274</text:p>
          </table:table-cell>
          <table:table-cell table:formula="of:=([.E735]-[.D735])/[.D735]" office:value-type="float" office:value="-0.181246344590032" calcext:value-type="float">
            <text:p>-0.18124634459003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9.9921" calcext:value-type="float">
            <text:p>499.9921</text:p>
          </table:table-cell>
          <table:table-cell table:formula="of:=([.E736]-[.D736])/[.D736]" office:value-type="float" office:value="-0.0214557054926559" calcext:value-type="float">
            <text:p>-0.02145570549265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2.93091" calcext:value-type="float">
            <text:p>502.93091</text:p>
          </table:table-cell>
          <table:table-cell table:formula="of:=([.E737]-[.D737])/[.D737]" office:value-type="float" office:value="-0.0157041031010559" calcext:value-type="float">
            <text:p>-0.015704103101056</text:p>
          </table:table-cell>
        </table:table-row>
        <table:table-row table:style-name="ro1">
          <table:table-cell table:number-columns-repeated="3"/>
          <table:table-cell office:value-type="float" office:value="303.779" calcext:value-type="float">
            <text:p>303.779</text:p>
          </table:table-cell>
          <table:table-cell office:value-type="float" office:value="303.778642" calcext:value-type="float">
            <text:p>303.778642</text:p>
          </table:table-cell>
          <table:table-cell table:formula="of:=([.E738]-[.D738])/[.D738]" office:value-type="float" office:value="-0.00000117848830895365" calcext:value-type="float">
            <text:p>-1.1784883089536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9.972907" calcext:value-type="float">
            <text:p>499.972907</text:p>
          </table:table-cell>
          <table:table-cell table:formula="of:=([.E739]-[.D739])/[.D739]" office:value-type="float" office:value="-0.0214932684874401" calcext:value-type="float">
            <text:p>-0.0214932684874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1.942795" calcext:value-type="float">
            <text:p>431.942795</text:p>
          </table:table-cell>
          <table:table-cell table:formula="of:=([.E740]-[.D740])/[.D740]" office:value-type="float" office:value="-0.154636328052373" calcext:value-type="float">
            <text:p>-0.154636328052373</text:p>
          </table:table-cell>
        </table:table-row>
        <table:table-row table:style-name="ro1">
          <table:table-cell table:number-columns-repeated="3"/>
          <table:table-cell office:value-type="float" office:value="165.364" calcext:value-type="float">
            <text:p>165.364</text:p>
          </table:table-cell>
          <table:table-cell office:value-type="float" office:value="165.363773" calcext:value-type="float">
            <text:p>165.363773</text:p>
          </table:table-cell>
          <table:table-cell table:formula="of:=([.E741]-[.D741])/[.D741]" office:value-type="float" office:value="-0.00000137272925180399" calcext:value-type="float">
            <text:p>-1.37272925180399E-06</text:p>
          </table:table-cell>
        </table:table-row>
        <table:table-row table:style-name="ro1">
          <table:table-cell table:number-columns-repeated="3"/>
          <table:table-cell office:value-type="float" office:value="248.391" calcext:value-type="float">
            <text:p>248.391</text:p>
          </table:table-cell>
          <table:table-cell office:value-type="float" office:value="248.391194" calcext:value-type="float">
            <text:p>248.391194</text:p>
          </table:table-cell>
          <table:table-cell table:formula="of:=([.E742]-[.D742])/[.D742]" office:value-type="float" office:value="0.000000781026687850155" calcext:value-type="float">
            <text:p>7.81026687850155E-07</text:p>
          </table:table-cell>
        </table:table-row>
        <table:table-row table:style-name="ro1">
          <table:table-cell table:number-columns-repeated="3"/>
          <table:table-cell office:value-type="float" office:value="192.158" calcext:value-type="float">
            <text:p>192.158</text:p>
          </table:table-cell>
          <table:table-cell office:value-type="float" office:value="192.15795" calcext:value-type="float">
            <text:p>192.15795</text:p>
          </table:table-cell>
          <table:table-cell table:formula="of:=([.E743]-[.D743])/[.D743]" office:value-type="float" office:value="-0.000000260202541593111" calcext:value-type="float">
            <text:p>-2.60202541593111E-07</text:p>
          </table:table-cell>
        </table:table-row>
        <table:table-row table:style-name="ro1">
          <table:table-cell table:number-columns-repeated="3"/>
          <table:table-cell office:value-type="float" office:value="273.869" calcext:value-type="float">
            <text:p>273.869</text:p>
          </table:table-cell>
          <table:table-cell office:value-type="float" office:value="273.868665" calcext:value-type="float">
            <text:p>273.868665</text:p>
          </table:table-cell>
          <table:table-cell table:formula="of:=([.E744]-[.D744])/[.D744]" office:value-type="float" office:value="-0.00000122321255785378" calcext:value-type="float">
            <text:p>-1.22321255785378E-06</text:p>
          </table:table-cell>
        </table:table-row>
        <table:table-row table:style-name="ro1">
          <table:table-cell table:number-columns-repeated="3"/>
          <table:table-cell office:value-type="float" office:value="10.4727" calcext:value-type="float">
            <text:p>10.4727</text:p>
          </table:table-cell>
          <table:table-cell office:value-type="float" office:value="10.472718" calcext:value-type="float">
            <text:p>10.472718</text:p>
          </table:table-cell>
          <table:table-cell table:formula="of:=([.E745]-[.D745])/[.D745]" office:value-type="float" office:value="0.00000171875447599374" calcext:value-type="float">
            <text:p>1.7187544759937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30.483134" calcext:value-type="float">
            <text:p>330.483134</text:p>
          </table:table-cell>
          <table:table-cell table:formula="of:=([.E746]-[.D746])/[.D746]" office:value-type="float" office:value="-0.353205010225949" calcext:value-type="float">
            <text:p>-0.353205010225949</text:p>
          </table:table-cell>
        </table:table-row>
        <table:table-row table:style-name="ro1">
          <table:table-cell table:number-columns-repeated="3"/>
          <table:table-cell office:value-type="float" office:value="133.024" calcext:value-type="float">
            <text:p>133.024</text:p>
          </table:table-cell>
          <table:table-cell office:value-type="float" office:value="133.023964" calcext:value-type="float">
            <text:p>133.023964</text:p>
          </table:table-cell>
          <table:table-cell table:formula="of:=([.E747]-[.D747])/[.D747]" office:value-type="float" office:value="-0.000000270627856585081" calcext:value-type="float">
            <text:p>-2.70627856585081E-07</text:p>
          </table:table-cell>
        </table:table-row>
        <table:table-row table:style-name="ro1">
          <table:table-cell table:number-columns-repeated="3"/>
          <table:table-cell office:value-type="float" office:value="448.501" calcext:value-type="float">
            <text:p>448.501</text:p>
          </table:table-cell>
          <table:table-cell office:value-type="float" office:value="510.954988" calcext:value-type="float">
            <text:p>510.954988</text:p>
          </table:table-cell>
          <table:table-cell table:formula="of:=([.E748]-[.D748])/[.D748]" office:value-type="float" office:value="0.139250498884061" calcext:value-type="float">
            <text:p>0.139250498884061</text:p>
          </table:table-cell>
        </table:table-row>
        <table:table-row table:style-name="ro1">
          <table:table-cell table:number-columns-repeated="3"/>
          <table:table-cell office:value-type="float" office:value="360.796" calcext:value-type="float">
            <text:p>360.796</text:p>
          </table:table-cell>
          <table:table-cell office:value-type="float" office:value="360.796049" calcext:value-type="float">
            <text:p>360.796049</text:p>
          </table:table-cell>
          <table:table-cell table:formula="of:=([.E749]-[.D749])/[.D749]" office:value-type="float" office:value="0.000000135810818273966" calcext:value-type="float">
            <text:p>1.35810818273966E-07</text:p>
          </table:table-cell>
        </table:table-row>
        <table:table-row table:style-name="ro1">
          <table:table-cell table:number-columns-repeated="3"/>
          <table:table-cell office:value-type="float" office:value="405.676" calcext:value-type="float">
            <text:p>405.676</text:p>
          </table:table-cell>
          <table:table-cell office:value-type="float" office:value="405.67622" calcext:value-type="float">
            <text:p>405.67622</text:p>
          </table:table-cell>
          <table:table-cell table:formula="of:=([.E750]-[.D750])/[.D750]" office:value-type="float" office:value="0.000000542304696390685" calcext:value-type="float">
            <text:p>5.42304696390685E-07</text:p>
          </table:table-cell>
        </table:table-row>
        <table:table-row table:style-name="ro1">
          <table:table-cell table:number-columns-repeated="3"/>
          <table:table-cell office:value-type="float" office:value="343.339" calcext:value-type="float">
            <text:p>343.339</text:p>
          </table:table-cell>
          <table:table-cell office:value-type="float" office:value="343.339233" calcext:value-type="float">
            <text:p>343.339233</text:p>
          </table:table-cell>
          <table:table-cell table:formula="of:=([.E751]-[.D751])/[.D751]" office:value-type="float" office:value="0.000000678629575958938" calcext:value-type="float">
            <text:p>6.78629575958938E-07</text:p>
          </table:table-cell>
        </table:table-row>
        <table:table-row table:style-name="ro1">
          <table:table-cell table:number-columns-repeated="3"/>
          <table:table-cell office:value-type="float" office:value="207.779" calcext:value-type="float">
            <text:p>207.779</text:p>
          </table:table-cell>
          <table:table-cell office:value-type="float" office:value="207.778888" calcext:value-type="float">
            <text:p>207.778888</text:p>
          </table:table-cell>
          <table:table-cell table:formula="of:=([.E752]-[.D752])/[.D752]" office:value-type="float" office:value="-0.000000539034262372253" calcext:value-type="float">
            <text:p>-5.39034262372253E-07</text:p>
          </table:table-cell>
        </table:table-row>
        <table:table-row table:style-name="ro1">
          <table:table-cell table:number-columns-repeated="3"/>
          <table:table-cell office:value-type="float" office:value="385.497" calcext:value-type="float">
            <text:p>385.497</text:p>
          </table:table-cell>
          <table:table-cell office:value-type="float" office:value="385.496835" calcext:value-type="float">
            <text:p>385.496835</text:p>
          </table:table-cell>
          <table:table-cell table:formula="of:=([.E753]-[.D753])/[.D753]" office:value-type="float" office:value="-0.000000428018895187673" calcext:value-type="float">
            <text:p>-4.28018895187673E-07</text:p>
          </table:table-cell>
        </table:table-row>
        <table:table-row table:style-name="ro1">
          <table:table-cell table:number-columns-repeated="3"/>
          <table:table-cell office:value-type="float" office:value="395.009" calcext:value-type="float">
            <text:p>395.009</text:p>
          </table:table-cell>
          <table:table-cell office:value-type="float" office:value="395.008621" calcext:value-type="float">
            <text:p>395.008621</text:p>
          </table:table-cell>
          <table:table-cell table:formula="of:=([.E754]-[.D754])/[.D754]" office:value-type="float" office:value="-0.000000959471809527011" calcext:value-type="float">
            <text:p>-9.5947180952701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55]-[.D755])/[.D75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4.705308" calcext:value-type="float">
            <text:p>444.705308</text:p>
          </table:table-cell>
          <table:table-cell table:formula="of:=([.E756]-[.D756])/[.D756]" office:value-type="float" office:value="-0.129658564844262" calcext:value-type="float">
            <text:p>-0.12965856484426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57]-[.D757])/[.D75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58]-[.D758])/[.D75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59]-[.D759])/[.D75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5.843831" calcext:value-type="float">
            <text:p>425.843831</text:p>
          </table:table-cell>
          <table:table-cell table:formula="of:=([.E760]-[.D760])/[.D760]" office:value-type="float" office:value="-0.166572729496727" calcext:value-type="float">
            <text:p>-0.166572729496727</text:p>
          </table:table-cell>
        </table:table-row>
        <table:table-row table:style-name="ro1">
          <table:table-cell table:number-columns-repeated="3"/>
          <table:table-cell office:value-type="float" office:value="68.6463" calcext:value-type="float">
            <text:p>68.6463</text:p>
          </table:table-cell>
          <table:table-cell office:value-type="float" office:value="68.646257" calcext:value-type="float">
            <text:p>68.646257</text:p>
          </table:table-cell>
          <table:table-cell table:formula="of:=([.E761]-[.D761])/[.D761]" office:value-type="float" office:value="-0.00000062639938337407" calcext:value-type="float">
            <text:p>-6.2639938337407E-07</text:p>
          </table:table-cell>
        </table:table-row>
        <table:table-row table:style-name="ro1">
          <table:table-cell table:number-columns-repeated="3"/>
          <table:table-cell office:value-type="float" office:value="481.568" calcext:value-type="float">
            <text:p>481.568</text:p>
          </table:table-cell>
          <table:table-cell office:value-type="float" office:value="510.954988" calcext:value-type="float">
            <text:p>510.954988</text:p>
          </table:table-cell>
          <table:table-cell table:formula="of:=([.E762]-[.D762])/[.D762]" office:value-type="float" office:value="0.0610235480762842" calcext:value-type="float">
            <text:p>0.061023548076284</text:p>
          </table:table-cell>
        </table:table-row>
        <table:table-row table:style-name="ro1">
          <table:table-cell table:number-columns-repeated="3"/>
          <table:table-cell office:value-type="float" office:value="478.846" calcext:value-type="float">
            <text:p>478.846</text:p>
          </table:table-cell>
          <table:table-cell office:value-type="float" office:value="314.645529" calcext:value-type="float">
            <text:p>314.645529</text:p>
          </table:table-cell>
          <table:table-cell table:formula="of:=([.E763]-[.D763])/[.D763]" office:value-type="float" office:value="-0.342908724308024" calcext:value-type="float">
            <text:p>-0.342908724308024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44.882" calcext:value-type="float">
            <text:p>244.882</text:p>
          </table:table-cell>
          <table:table-cell table:formula="of:=([.E764]-[.D764])/[.D76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93.562" calcext:value-type="float">
            <text:p>393.562</text:p>
          </table:table-cell>
          <table:table-cell office:value-type="float" office:value="393.561743" calcext:value-type="float">
            <text:p>393.561743</text:p>
          </table:table-cell>
          <table:table-cell table:formula="of:=([.E765]-[.D765])/[.D765]" office:value-type="float" office:value="-0.000000653010199239913" calcext:value-type="float">
            <text:p>-6.53010199239913E-07</text:p>
          </table:table-cell>
        </table:table-row>
        <table:table-row table:style-name="ro1">
          <table:table-cell table:number-columns-repeated="3"/>
          <table:table-cell office:value-type="float" office:value="346.328" calcext:value-type="float">
            <text:p>346.328</text:p>
          </table:table-cell>
          <table:table-cell office:value-type="float" office:value="346.327903" calcext:value-type="float">
            <text:p>346.327903</text:p>
          </table:table-cell>
          <table:table-cell table:formula="of:=([.E766]-[.D766])/[.D766]" office:value-type="float" office:value="-0.000000280081310152434" calcext:value-type="float">
            <text:p>-2.8008131015243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8.200815" calcext:value-type="float">
            <text:p>508.200815</text:p>
          </table:table-cell>
          <table:table-cell table:formula="of:=([.E767]-[.D767])/[.D767]" office:value-type="float" office:value="-0.00539026920178882" calcext:value-type="float">
            <text:p>-0.005390269201789</text:p>
          </table:table-cell>
        </table:table-row>
        <table:table-row table:style-name="ro1">
          <table:table-cell table:number-columns-repeated="3"/>
          <table:table-cell office:value-type="float" office:value="279.747" calcext:value-type="float">
            <text:p>279.747</text:p>
          </table:table-cell>
          <table:table-cell office:value-type="float" office:value="279.747224" calcext:value-type="float">
            <text:p>279.747224</text:p>
          </table:table-cell>
          <table:table-cell table:formula="of:=([.E768]-[.D768])/[.D768]" office:value-type="float" office:value="0.000000800723510896948" calcext:value-type="float">
            <text:p>8.00723510896948E-07</text:p>
          </table:table-cell>
        </table:table-row>
        <table:table-row table:style-name="ro1">
          <table:table-cell table:number-columns-repeated="3"/>
          <table:table-cell office:value-type="float" office:value="442.915" calcext:value-type="float">
            <text:p>442.915</text:p>
          </table:table-cell>
          <table:table-cell office:value-type="float" office:value="442.915109" calcext:value-type="float">
            <text:p>442.915109</text:p>
          </table:table-cell>
          <table:table-cell table:formula="of:=([.E769]-[.D769])/[.D769]" office:value-type="float" office:value="0.00000024609688078339" calcext:value-type="float">
            <text:p>2.4609688078339E-07</text:p>
          </table:table-cell>
        </table:table-row>
        <table:table-row table:style-name="ro1">
          <table:table-cell table:number-columns-repeated="3"/>
          <table:table-cell office:value-type="float" office:value="424.37" calcext:value-type="float">
            <text:p>424.37</text:p>
          </table:table-cell>
          <table:table-cell office:value-type="float" office:value="424.369733" calcext:value-type="float">
            <text:p>424.369733</text:p>
          </table:table-cell>
          <table:table-cell table:formula="of:=([.E770]-[.D770])/[.D770]" office:value-type="float" office:value="-0.000000629167943087426" calcext:value-type="float">
            <text:p>-6.2916794308742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3.229111" calcext:value-type="float">
            <text:p>503.229111</text:p>
          </table:table-cell>
          <table:table-cell table:formula="of:=([.E771]-[.D771])/[.D771]" office:value-type="float" office:value="-0.0151204881056062" calcext:value-type="float">
            <text:p>-0.015120488105606</text:p>
          </table:table-cell>
        </table:table-row>
        <table:table-row table:style-name="ro1">
          <table:table-cell table:number-columns-repeated="3"/>
          <table:table-cell office:value-type="float" office:value="351.022" calcext:value-type="float">
            <text:p>351.022</text:p>
          </table:table-cell>
          <table:table-cell office:value-type="float" office:value="351.022394" calcext:value-type="float">
            <text:p>351.022394</text:p>
          </table:table-cell>
          <table:table-cell table:formula="of:=([.E772]-[.D772])/[.D772]" office:value-type="float" office:value="0.00000112243677042586" calcext:value-type="float">
            <text:p>1.12243677042586E-06</text:p>
          </table:table-cell>
        </table:table-row>
        <table:table-row table:style-name="ro1">
          <table:table-cell table:number-columns-repeated="3"/>
          <table:table-cell office:value-type="float" office:value="455.195" calcext:value-type="float">
            <text:p>455.195</text:p>
          </table:table-cell>
          <table:table-cell office:value-type="float" office:value="510.954988" calcext:value-type="float">
            <text:p>510.954988</text:p>
          </table:table-cell>
          <table:table-cell table:formula="of:=([.E773]-[.D773])/[.D773]" office:value-type="float" office:value="0.12249692549347" calcext:value-type="float">
            <text:p>0.12249692549347</text:p>
          </table:table-cell>
        </table:table-row>
        <table:table-row table:style-name="ro1">
          <table:table-cell table:number-columns-repeated="3"/>
          <table:table-cell office:value-type="float" office:value="155.912" calcext:value-type="float">
            <text:p>155.912</text:p>
          </table:table-cell>
          <table:table-cell office:value-type="float" office:value="155.911605" calcext:value-type="float">
            <text:p>155.911605</text:p>
          </table:table-cell>
          <table:table-cell table:formula="of:=([.E774]-[.D774])/[.D774]" office:value-type="float" office:value="-0.00000253348042483889" calcext:value-type="float">
            <text:p>-2.53348042483889E-06</text:p>
          </table:table-cell>
        </table:table-row>
        <table:table-row table:style-name="ro1">
          <table:table-cell table:number-columns-repeated="3"/>
          <table:table-cell office:value-type="float" office:value="235.707" calcext:value-type="float">
            <text:p>235.707</text:p>
          </table:table-cell>
          <table:table-cell office:value-type="float" office:value="235.707201" calcext:value-type="float">
            <text:p>235.707201</text:p>
          </table:table-cell>
          <table:table-cell table:formula="of:=([.E775]-[.D775])/[.D775]" office:value-type="float" office:value="0.000000852753630584219" calcext:value-type="float">
            <text:p>8.52753630584219E-07</text:p>
          </table:table-cell>
        </table:table-row>
        <table:table-row table:style-name="ro1">
          <table:table-cell table:number-columns-repeated="3"/>
          <table:table-cell office:value-type="float" office:value="222.897" calcext:value-type="float">
            <text:p>222.897</text:p>
          </table:table-cell>
          <table:table-cell office:value-type="float" office:value="222.896552" calcext:value-type="float">
            <text:p>222.896552</text:p>
          </table:table-cell>
          <table:table-cell table:formula="of:=([.E776]-[.D776])/[.D776]" office:value-type="float" office:value="-0.00000200989694781606" calcext:value-type="float">
            <text:p>-2.0098969478160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77]-[.D777])/[.D77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24.732166" calcext:value-type="float">
            <text:p>324.732166</text:p>
          </table:table-cell>
          <table:table-cell table:formula="of:=([.E778]-[.D778])/[.D778]" office:value-type="float" office:value="-0.364460341908779" calcext:value-type="float">
            <text:p>-0.364460341908779</text:p>
          </table:table-cell>
        </table:table-row>
        <table:table-row table:style-name="ro1">
          <table:table-cell table:number-columns-repeated="3"/>
          <table:table-cell office:value-type="float" office:value="504.275" calcext:value-type="float">
            <text:p>504.275</text:p>
          </table:table-cell>
          <table:table-cell office:value-type="float" office:value="510.954988" calcext:value-type="float">
            <text:p>510.954988</text:p>
          </table:table-cell>
          <table:table-cell table:formula="of:=([.E779]-[.D779])/[.D779]" office:value-type="float" office:value="0.0132467165732984" calcext:value-type="float">
            <text:p>0.013246716573298</text:p>
          </table:table-cell>
        </table:table-row>
        <table:table-row table:style-name="ro1">
          <table:table-cell table:number-columns-repeated="3"/>
          <table:table-cell office:value-type="float" office:value="114.322" calcext:value-type="float">
            <text:p>114.322</text:p>
          </table:table-cell>
          <table:table-cell office:value-type="float" office:value="114.32197" calcext:value-type="float">
            <text:p>114.32197</text:p>
          </table:table-cell>
          <table:table-cell table:formula="of:=([.E780]-[.D780])/[.D780]" office:value-type="float" office:value="-0.000000262416682786536" calcext:value-type="float">
            <text:p>-2.62416682786536E-07</text:p>
          </table:table-cell>
        </table:table-row>
        <table:table-row table:style-name="ro1">
          <table:table-cell table:number-columns-repeated="3"/>
          <table:table-cell office:value-type="float" office:value="194.01" calcext:value-type="float">
            <text:p>194.01</text:p>
          </table:table-cell>
          <table:table-cell office:value-type="float" office:value="194.009589" calcext:value-type="float">
            <text:p>194.009589</text:p>
          </table:table-cell>
          <table:table-cell table:formula="of:=([.E781]-[.D781])/[.D781]" office:value-type="float" office:value="-0.00000211844750263134" calcext:value-type="float">
            <text:p>-2.11844750263134E-06</text:p>
          </table:table-cell>
        </table:table-row>
        <table:table-row table:style-name="ro1">
          <table:table-cell table:number-columns-repeated="3"/>
          <table:table-cell office:value-type="float" office:value="218.747" calcext:value-type="float">
            <text:p>218.747</text:p>
          </table:table-cell>
          <table:table-cell office:value-type="float" office:value="218.746622" calcext:value-type="float">
            <text:p>218.746622</text:p>
          </table:table-cell>
          <table:table-cell table:formula="of:=([.E782]-[.D782])/[.D782]" office:value-type="float" office:value="-0.00000172802369866549" calcext:value-type="float">
            <text:p>-1.7280236986654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7.321523" calcext:value-type="float">
            <text:p>507.321523</text:p>
          </table:table-cell>
          <table:table-cell table:formula="of:=([.E783]-[.D783])/[.D783]" office:value-type="float" office:value="-0.00711114873129722" calcext:value-type="float">
            <text:p>-0.00711114873129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84]-[.D784])/[.D78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37.029" calcext:value-type="float">
            <text:p>337.029</text:p>
          </table:table-cell>
          <table:table-cell office:value-type="float" office:value="337.029022" calcext:value-type="float">
            <text:p>337.029022</text:p>
          </table:table-cell>
          <table:table-cell table:formula="of:=([.E785]-[.D785])/[.D785]" office:value-type="float" office:value="0.0000000652762818668386" calcext:value-type="float">
            <text:p>6.5276281866838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86]-[.D786])/[.D78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87]-[.D787])/[.D78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01.981" calcext:value-type="float">
            <text:p>301.981</text:p>
          </table:table-cell>
          <table:table-cell office:value-type="float" office:value="301.981063" calcext:value-type="float">
            <text:p>301.981063</text:p>
          </table:table-cell>
          <table:table-cell table:formula="of:=([.E788]-[.D788])/[.D788]" office:value-type="float" office:value="0.000000208622396811291" calcext:value-type="float">
            <text:p>2.0862239681129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89.481169" calcext:value-type="float">
            <text:p>389.481169</text:p>
          </table:table-cell>
          <table:table-cell table:formula="of:=([.E789]-[.D789])/[.D789]" office:value-type="float" office:value="-0.237738804787114" calcext:value-type="float">
            <text:p>-0.237738804787114</text:p>
          </table:table-cell>
        </table:table-row>
        <table:table-row table:style-name="ro1">
          <table:table-cell table:number-columns-repeated="3"/>
          <table:table-cell office:value-type="float" office:value="207.853" calcext:value-type="float">
            <text:p>207.853</text:p>
          </table:table-cell>
          <table:table-cell office:value-type="float" office:value="207.853297" calcext:value-type="float">
            <text:p>207.853297</text:p>
          </table:table-cell>
          <table:table-cell table:formula="of:=([.E790]-[.D790])/[.D790]" office:value-type="float" office:value="0.00000142889445901243" calcext:value-type="float">
            <text:p>1.42889445901243E-06</text:p>
          </table:table-cell>
        </table:table-row>
        <table:table-row table:style-name="ro1">
          <table:table-cell table:number-columns-repeated="3"/>
          <table:table-cell office:value-type="float" office:value="437.866" calcext:value-type="float">
            <text:p>437.866</text:p>
          </table:table-cell>
          <table:table-cell office:value-type="float" office:value="437.866167" calcext:value-type="float">
            <text:p>437.866167</text:p>
          </table:table-cell>
          <table:table-cell table:formula="of:=([.E791]-[.D791])/[.D791]" office:value-type="float" office:value="0.000000381395221444718" calcext:value-type="float">
            <text:p>3.81395221444718E-07</text:p>
          </table:table-cell>
        </table:table-row>
        <table:table-row table:style-name="ro1">
          <table:table-cell table:number-columns-repeated="3"/>
          <table:table-cell office:value-type="float" office:value="298.993" calcext:value-type="float">
            <text:p>298.993</text:p>
          </table:table-cell>
          <table:table-cell office:value-type="float" office:value="298.993072" calcext:value-type="float">
            <text:p>298.993072</text:p>
          </table:table-cell>
          <table:table-cell table:formula="of:=([.E792]-[.D792])/[.D792]" office:value-type="float" office:value="0.000000240808313200469" calcext:value-type="float">
            <text:p>2.40808313200469E-07</text:p>
          </table:table-cell>
        </table:table-row>
        <table:table-row table:style-name="ro1">
          <table:table-cell table:number-columns-repeated="3"/>
          <table:table-cell office:value-type="float" office:value="189.045" calcext:value-type="float">
            <text:p>189.045</text:p>
          </table:table-cell>
          <table:table-cell office:value-type="float" office:value="189.044714" calcext:value-type="float">
            <text:p>189.044714</text:p>
          </table:table-cell>
          <table:table-cell table:formula="of:=([.E793]-[.D793])/[.D793]" office:value-type="float" office:value="-0.00000151286730666488" calcext:value-type="float">
            <text:p>-1.51286730666488E-06</text:p>
          </table:table-cell>
        </table:table-row>
        <table:table-row table:style-name="ro1">
          <table:table-cell table:number-columns-repeated="3"/>
          <table:table-cell office:value-type="float" office:value="172.661" calcext:value-type="float">
            <text:p>172.661</text:p>
          </table:table-cell>
          <table:table-cell office:value-type="float" office:value="172.660823" calcext:value-type="float">
            <text:p>172.660823</text:p>
          </table:table-cell>
          <table:table-cell table:formula="of:=([.E794]-[.D794])/[.D794]" office:value-type="float" office:value="-0.00000102513016841015" calcext:value-type="float">
            <text:p>-1.02513016841015E-06</text:p>
          </table:table-cell>
        </table:table-row>
        <table:table-row table:style-name="ro1">
          <table:table-cell table:number-columns-repeated="3"/>
          <table:table-cell office:value-type="float" office:value="300.575" calcext:value-type="float">
            <text:p>300.575</text:p>
          </table:table-cell>
          <table:table-cell office:value-type="float" office:value="300.574507" calcext:value-type="float">
            <text:p>300.574507</text:p>
          </table:table-cell>
          <table:table-cell table:formula="of:=([.E795]-[.D795])/[.D795]" office:value-type="float" office:value="-0.00000164018963654945" calcext:value-type="float">
            <text:p>-1.6401896365494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796]-[.D796])/[.D79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5.2946" calcext:value-type="float">
            <text:p>25.2946</text:p>
          </table:table-cell>
          <table:table-cell office:value-type="float" office:value="25.294554" calcext:value-type="float">
            <text:p>25.294554</text:p>
          </table:table-cell>
          <table:table-cell table:formula="of:=([.E797]-[.D797])/[.D797]" office:value-type="float" office:value="-0.00000181856997135942" calcext:value-type="float">
            <text:p>-1.8185699713594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2.639601" calcext:value-type="float">
            <text:p>492.639601</text:p>
          </table:table-cell>
          <table:table-cell table:formula="of:=([.E798]-[.D798])/[.D798]" office:value-type="float" office:value="-0.0358454247438619" calcext:value-type="float">
            <text:p>-0.035845424743862</text:p>
          </table:table-cell>
        </table:table-row>
        <table:table-row table:style-name="ro1">
          <table:table-cell table:number-columns-repeated="3"/>
          <table:table-cell office:value-type="float" office:value="386.573" calcext:value-type="float">
            <text:p>386.573</text:p>
          </table:table-cell>
          <table:table-cell office:value-type="float" office:value="386.572606" calcext:value-type="float">
            <text:p>386.572606</text:p>
          </table:table-cell>
          <table:table-cell table:formula="of:=([.E799]-[.D799])/[.D799]" office:value-type="float" office:value="-0.00000101921241258852" calcext:value-type="float">
            <text:p>-1.01921241258852E-06</text:p>
          </table:table-cell>
        </table:table-row>
        <table:table-row table:style-name="ro1">
          <table:table-cell table:number-columns-repeated="3"/>
          <table:table-cell office:value-type="float" office:value="283.58" calcext:value-type="float">
            <text:p>283.58</text:p>
          </table:table-cell>
          <table:table-cell office:value-type="float" office:value="283.579816" calcext:value-type="float">
            <text:p>283.579816</text:p>
          </table:table-cell>
          <table:table-cell table:formula="of:=([.E800]-[.D800])/[.D800]" office:value-type="float" office:value="-0.000000648846886205628" calcext:value-type="float">
            <text:p>-6.48846886205628E-07</text:p>
          </table:table-cell>
        </table:table-row>
        <table:table-row table:style-name="ro1">
          <table:table-cell table:number-columns-repeated="3"/>
          <table:table-cell office:value-type="float" office:value="229.355" calcext:value-type="float">
            <text:p>229.355</text:p>
          </table:table-cell>
          <table:table-cell office:value-type="float" office:value="229.355061" calcext:value-type="float">
            <text:p>229.355061</text:p>
          </table:table-cell>
          <table:table-cell table:formula="of:=([.E801]-[.D801])/[.D801]" office:value-type="float" office:value="0.000000265963244823614" calcext:value-type="float">
            <text:p>2.6596324482361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02]-[.D802])/[.D80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03]-[.D803])/[.D80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04]-[.D804])/[.D80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.23434" calcext:value-type="float">
            <text:p>4.23434</text:p>
          </table:table-cell>
          <table:table-cell office:value-type="float" office:value="4.234341" calcext:value-type="float">
            <text:p>4.234341</text:p>
          </table:table-cell>
          <table:table-cell table:formula="of:=([.E805]-[.D805])/[.D805]" office:value-type="float" office:value="0.000000236164313506142" calcext:value-type="float">
            <text:p>2.36164313506142E-07</text:p>
          </table:table-cell>
        </table:table-row>
        <table:table-row table:style-name="ro1">
          <table:table-cell table:number-columns-repeated="3"/>
          <table:table-cell office:value-type="float" office:value="284.472" calcext:value-type="float">
            <text:p>284.472</text:p>
          </table:table-cell>
          <table:table-cell office:value-type="float" office:value="284.471658" calcext:value-type="float">
            <text:p>284.471658</text:p>
          </table:table-cell>
          <table:table-cell table:formula="of:=([.E806]-[.D806])/[.D806]" office:value-type="float" office:value="-0.00000120222728419382" calcext:value-type="float">
            <text:p>-1.20222728419382E-06</text:p>
          </table:table-cell>
        </table:table-row>
        <table:table-row table:style-name="ro1">
          <table:table-cell table:number-columns-repeated="3"/>
          <table:table-cell office:value-type="float" office:value="71.1032" calcext:value-type="float">
            <text:p>71.1032</text:p>
          </table:table-cell>
          <table:table-cell office:value-type="float" office:value="71.103197" calcext:value-type="float">
            <text:p>71.103197</text:p>
          </table:table-cell>
          <table:table-cell table:formula="of:=([.E807]-[.D807])/[.D807]" office:value-type="float" office:value="-0.0000000421921939749067" calcext:value-type="float">
            <text:p>-4.21921939749067E-08</text:p>
          </table:table-cell>
        </table:table-row>
        <table:table-row table:style-name="ro1">
          <table:table-cell table:number-columns-repeated="3"/>
          <table:table-cell office:value-type="float" office:value="245.129" calcext:value-type="float">
            <text:p>245.129</text:p>
          </table:table-cell>
          <table:table-cell office:value-type="float" office:value="245.128506" calcext:value-type="float">
            <text:p>245.128506</text:p>
          </table:table-cell>
          <table:table-cell table:formula="of:=([.E808]-[.D808])/[.D808]" office:value-type="float" office:value="-0.00000201526543168424" calcext:value-type="float">
            <text:p>-2.0152654316842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1.79238" calcext:value-type="float">
            <text:p>481.79238</text:p>
          </table:table-cell>
          <table:table-cell table:formula="of:=([.E809]-[.D809])/[.D809]" office:value-type="float" office:value="-0.0570747326085468" calcext:value-type="float">
            <text:p>-0.057074732608547</text:p>
          </table:table-cell>
        </table:table-row>
        <table:table-row table:style-name="ro1">
          <table:table-cell table:number-columns-repeated="3"/>
          <table:table-cell office:value-type="float" office:value="309.156" calcext:value-type="float">
            <text:p>309.156</text:p>
          </table:table-cell>
          <table:table-cell office:value-type="float" office:value="309.155594" calcext:value-type="float">
            <text:p>309.155594</text:p>
          </table:table-cell>
          <table:table-cell table:formula="of:=([.E810]-[.D810])/[.D810]" office:value-type="float" office:value="-0.00000131325285615718" calcext:value-type="float">
            <text:p>-1.31325285615718E-06</text:p>
          </table:table-cell>
        </table:table-row>
        <table:table-row table:style-name="ro1">
          <table:table-cell table:number-columns-repeated="3"/>
          <table:table-cell office:value-type="float" office:value="380.646" calcext:value-type="float">
            <text:p>380.646</text:p>
          </table:table-cell>
          <table:table-cell office:value-type="float" office:value="380.646336" calcext:value-type="float">
            <text:p>380.646336</text:p>
          </table:table-cell>
          <table:table-cell table:formula="of:=([.E811]-[.D811])/[.D811]" office:value-type="float" office:value="0.000000882709919464103" calcext:value-type="float">
            <text:p>8.8270991946410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6.377258" calcext:value-type="float">
            <text:p>496.377258</text:p>
          </table:table-cell>
          <table:table-cell table:formula="of:=([.E812]-[.D812])/[.D812]" office:value-type="float" office:value="-0.0285303833018563" calcext:value-type="float">
            <text:p>-0.02853038330185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13]-[.D813])/[.D81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.1874" calcext:value-type="float">
            <text:p>51.1874</text:p>
          </table:table-cell>
          <table:table-cell office:value-type="float" office:value="51.187385" calcext:value-type="float">
            <text:p>51.187385</text:p>
          </table:table-cell>
          <table:table-cell table:formula="of:=([.E814]-[.D814])/[.D814]" office:value-type="float" office:value="-0.000000293040865479704" calcext:value-type="float">
            <text:p>-2.93040865479704E-07</text:p>
          </table:table-cell>
        </table:table-row>
        <table:table-row table:style-name="ro1">
          <table:table-cell table:number-columns-repeated="3"/>
          <table:table-cell office:value-type="float" office:value="92.5831" calcext:value-type="float">
            <text:p>92.5831</text:p>
          </table:table-cell>
          <table:table-cell office:value-type="float" office:value="92.583095" calcext:value-type="float">
            <text:p>92.583095</text:p>
          </table:table-cell>
          <table:table-cell table:formula="of:=([.E815]-[.D815])/[.D815]" office:value-type="float" office:value="-0.0000000540055366647592" calcext:value-type="float">
            <text:p>-5.40055366647592E-08</text:p>
          </table:table-cell>
        </table:table-row>
        <table:table-row table:style-name="ro1">
          <table:table-cell table:number-columns-repeated="3"/>
          <table:table-cell office:value-type="float" office:value="422.142" calcext:value-type="float">
            <text:p>422.142</text:p>
          </table:table-cell>
          <table:table-cell office:value-type="float" office:value="422.142475" calcext:value-type="float">
            <text:p>422.142475</text:p>
          </table:table-cell>
          <table:table-cell table:formula="of:=([.E816]-[.D816])/[.D816]" office:value-type="float" office:value="0.00000112521379060708" calcext:value-type="float">
            <text:p>1.12521379060708E-06</text:p>
          </table:table-cell>
        </table:table-row>
        <table:table-row table:style-name="ro1">
          <table:table-cell table:number-columns-repeated="3"/>
          <table:table-cell office:value-type="float" office:value="410.406" calcext:value-type="float">
            <text:p>410.406</text:p>
          </table:table-cell>
          <table:table-cell office:value-type="float" office:value="410.405958" calcext:value-type="float">
            <text:p>410.405958</text:p>
          </table:table-cell>
          <table:table-cell table:formula="of:=([.E817]-[.D817])/[.D817]" office:value-type="float" office:value="-0.000000102337685140195" calcext:value-type="float">
            <text:p>-1.0233768514019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9.954221" calcext:value-type="float">
            <text:p>479.954221</text:p>
          </table:table-cell>
          <table:table-cell table:formula="of:=([.E818]-[.D818])/[.D818]" office:value-type="float" office:value="-0.0606722294526915" calcext:value-type="float">
            <text:p>-0.06067222945269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4.109384" calcext:value-type="float">
            <text:p>454.109384</text:p>
          </table:table-cell>
          <table:table-cell table:formula="of:=([.E819]-[.D819])/[.D819]" office:value-type="float" office:value="-0.111253664217005" calcext:value-type="float">
            <text:p>-0.111253664217005</text:p>
          </table:table-cell>
        </table:table-row>
        <table:table-row table:style-name="ro1">
          <table:table-cell table:number-columns-repeated="3"/>
          <table:table-cell office:value-type="float" office:value="303.207" calcext:value-type="float">
            <text:p>303.207</text:p>
          </table:table-cell>
          <table:table-cell office:value-type="float" office:value="303.206888" calcext:value-type="float">
            <text:p>303.206888</text:p>
          </table:table-cell>
          <table:table-cell table:formula="of:=([.E820]-[.D820])/[.D820]" office:value-type="float" office:value="-0.000000369384611837604" calcext:value-type="float">
            <text:p>-3.6938461183760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9.408005" calcext:value-type="float">
            <text:p>479.408005</text:p>
          </table:table-cell>
          <table:table-cell table:formula="of:=([.E821]-[.D821])/[.D821]" office:value-type="float" office:value="-0.0617412394437866" calcext:value-type="float">
            <text:p>-0.061741239443787</text:p>
          </table:table-cell>
        </table:table-row>
        <table:table-row table:style-name="ro1">
          <table:table-cell table:number-columns-repeated="3"/>
          <table:table-cell office:value-type="float" office:value="102.247" calcext:value-type="float">
            <text:p>102.247</text:p>
          </table:table-cell>
          <table:table-cell office:value-type="float" office:value="102.247259" calcext:value-type="float">
            <text:p>102.247259</text:p>
          </table:table-cell>
          <table:table-cell table:formula="of:=([.E822]-[.D822])/[.D822]" office:value-type="float" office:value="0.00000253308165520541" calcext:value-type="float">
            <text:p>2.53308165520541E-06</text:p>
          </table:table-cell>
        </table:table-row>
        <table:table-row table:style-name="ro1">
          <table:table-cell table:number-columns-repeated="3"/>
          <table:table-cell office:value-type="float" office:value="113.031" calcext:value-type="float">
            <text:p>113.031</text:p>
          </table:table-cell>
          <table:table-cell office:value-type="float" office:value="113.030813" calcext:value-type="float">
            <text:p>113.030813</text:p>
          </table:table-cell>
          <table:table-cell table:formula="of:=([.E823]-[.D823])/[.D823]" office:value-type="float" office:value="-0.00000165441339111429" calcext:value-type="float">
            <text:p>-1.6544133911142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4.879716" calcext:value-type="float">
            <text:p>504.879716</text:p>
          </table:table-cell>
          <table:table-cell table:formula="of:=([.E824]-[.D824])/[.D824]" office:value-type="float" office:value="-0.0118900568543218" calcext:value-type="float">
            <text:p>-0.011890056854322</text:p>
          </table:table-cell>
        </table:table-row>
        <table:table-row table:style-name="ro1">
          <table:table-cell table:number-columns-repeated="3"/>
          <table:table-cell office:value-type="float" office:value="443.99" calcext:value-type="float">
            <text:p>443.99</text:p>
          </table:table-cell>
          <table:table-cell office:value-type="float" office:value="350.845668" calcext:value-type="float">
            <text:p>350.845668</text:p>
          </table:table-cell>
          <table:table-cell table:formula="of:=([.E825]-[.D825])/[.D825]" office:value-type="float" office:value="-0.209789256514786" calcext:value-type="float">
            <text:p>-0.209789256514786</text:p>
          </table:table-cell>
        </table:table-row>
        <table:table-row table:style-name="ro1">
          <table:table-cell table:number-columns-repeated="3"/>
          <table:table-cell office:value-type="float" office:value="74.3448" calcext:value-type="float">
            <text:p>74.3448</text:p>
          </table:table-cell>
          <table:table-cell office:value-type="float" office:value="74.344834" calcext:value-type="float">
            <text:p>74.344834</text:p>
          </table:table-cell>
          <table:table-cell table:formula="of:=([.E826]-[.D826])/[.D826]" office:value-type="float" office:value="0.000000457328555587255" calcext:value-type="float">
            <text:p>4.5732855558725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27]-[.D827])/[.D82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26.64" calcext:value-type="float">
            <text:p>126.64</text:p>
          </table:table-cell>
          <table:table-cell office:value-type="float" office:value="126.640245" calcext:value-type="float">
            <text:p>126.640245</text:p>
          </table:table-cell>
          <table:table-cell table:formula="of:=([.E828]-[.D828])/[.D828]" office:value-type="float" office:value="0.00000193461781421748" calcext:value-type="float">
            <text:p>1.93461781421748E-06</text:p>
          </table:table-cell>
        </table:table-row>
        <table:table-row table:style-name="ro1">
          <table:table-cell table:number-columns-repeated="3"/>
          <table:table-cell office:value-type="float" office:value="150.467" calcext:value-type="float">
            <text:p>150.467</text:p>
          </table:table-cell>
          <table:table-cell office:value-type="float" office:value="150.467293" calcext:value-type="float">
            <text:p>150.467293</text:p>
          </table:table-cell>
          <table:table-cell table:formula="of:=([.E829]-[.D829])/[.D829]" office:value-type="float" office:value="0.00000194727083014356" calcext:value-type="float">
            <text:p>1.94727083014356E-06</text:p>
          </table:table-cell>
        </table:table-row>
        <table:table-row table:style-name="ro1">
          <table:table-cell table:number-columns-repeated="3"/>
          <table:table-cell office:value-type="float" office:value="281.937" calcext:value-type="float">
            <text:p>281.937</text:p>
          </table:table-cell>
          <table:table-cell office:value-type="float" office:value="281.937315" calcext:value-type="float">
            <text:p>281.937315</text:p>
          </table:table-cell>
          <table:table-cell table:formula="of:=([.E830]-[.D830])/[.D830]" office:value-type="float" office:value="0.00000111727087966641" calcext:value-type="float">
            <text:p>1.11727087966641E-06</text:p>
          </table:table-cell>
        </table:table-row>
        <table:table-row table:style-name="ro1">
          <table:table-cell table:number-columns-repeated="3"/>
          <table:table-cell office:value-type="float" office:value="388.69" calcext:value-type="float">
            <text:p>388.69</text:p>
          </table:table-cell>
          <table:table-cell office:value-type="float" office:value="388.689574" calcext:value-type="float">
            <text:p>388.689574</text:p>
          </table:table-cell>
          <table:table-cell table:formula="of:=([.E831]-[.D831])/[.D831]" office:value-type="float" office:value="-0.00000109598909157549" calcext:value-type="float">
            <text:p>-1.0959890915754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32]-[.D832])/[.D83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4.734335" calcext:value-type="float">
            <text:p>484.734335</text:p>
          </table:table-cell>
          <table:table-cell table:formula="of:=([.E833]-[.D833])/[.D833]" office:value-type="float" office:value="-0.051316975076083" calcext:value-type="float">
            <text:p>-0.05131697507608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34]-[.D834])/[.D83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7.534684" calcext:value-type="float">
            <text:p>457.534684</text:p>
          </table:table-cell>
          <table:table-cell table:formula="of:=([.E835]-[.D835])/[.D835]" office:value-type="float" office:value="-0.104549942754254" calcext:value-type="float">
            <text:p>-0.10454994275425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36]-[.D836])/[.D83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13.018058" calcext:value-type="float">
            <text:p>213.018058</text:p>
          </table:table-cell>
          <table:table-cell table:formula="of:=([.E837]-[.D837])/[.D837]" office:value-type="float" office:value="-0.583098202385729" calcext:value-type="float">
            <text:p>-0.583098202385729</text:p>
          </table:table-cell>
        </table:table-row>
        <table:table-row table:style-name="ro1">
          <table:table-cell table:number-columns-repeated="3"/>
          <table:table-cell office:value-type="float" office:value="237.994" calcext:value-type="float">
            <text:p>237.994</text:p>
          </table:table-cell>
          <table:table-cell office:value-type="float" office:value="237.994372" calcext:value-type="float">
            <text:p>237.994372</text:p>
          </table:table-cell>
          <table:table-cell table:formula="of:=([.E838]-[.D838])/[.D838]" office:value-type="float" office:value="0.0000015630646150689" calcext:value-type="float">
            <text:p>1.5630646150689E-06</text:p>
          </table:table-cell>
        </table:table-row>
        <table:table-row table:style-name="ro1">
          <table:table-cell table:number-columns-repeated="3"/>
          <table:table-cell office:value-type="float" office:value="135.97" calcext:value-type="float">
            <text:p>135.97</text:p>
          </table:table-cell>
          <table:table-cell office:value-type="float" office:value="135.970355" calcext:value-type="float">
            <text:p>135.970355</text:p>
          </table:table-cell>
          <table:table-cell table:formula="of:=([.E839]-[.D839])/[.D839]" office:value-type="float" office:value="0.00000261087004495996" calcext:value-type="float">
            <text:p>2.61087004495996E-06</text:p>
          </table:table-cell>
        </table:table-row>
        <table:table-row table:style-name="ro1">
          <table:table-cell table:number-columns-repeated="3"/>
          <table:table-cell office:value-type="float" office:value="325.334" calcext:value-type="float">
            <text:p>325.334</text:p>
          </table:table-cell>
          <table:table-cell office:value-type="float" office:value="325.334212" calcext:value-type="float">
            <text:p>325.334212</text:p>
          </table:table-cell>
          <table:table-cell table:formula="of:=([.E840]-[.D840])/[.D840]" office:value-type="float" office:value="0.000000651638008865788" calcext:value-type="float">
            <text:p>6.51638008865788E-07</text:p>
          </table:table-cell>
        </table:table-row>
        <table:table-row table:style-name="ro1">
          <table:table-cell table:number-columns-repeated="3"/>
          <table:table-cell office:value-type="float" office:value="203.796" calcext:value-type="float">
            <text:p>203.796</text:p>
          </table:table-cell>
          <table:table-cell office:value-type="float" office:value="203.795506" calcext:value-type="float">
            <text:p>203.795506</text:p>
          </table:table-cell>
          <table:table-cell table:formula="of:=([.E841]-[.D841])/[.D841]" office:value-type="float" office:value="-0.00000242399262008737" calcext:value-type="float">
            <text:p>-2.42399262008737E-06</text:p>
          </table:table-cell>
        </table:table-row>
        <table:table-row table:style-name="ro1">
          <table:table-cell table:number-columns-repeated="3"/>
          <table:table-cell office:value-type="float" office:value="278.861" calcext:value-type="float">
            <text:p>278.861</text:p>
          </table:table-cell>
          <table:table-cell office:value-type="float" office:value="278.861085" calcext:value-type="float">
            <text:p>278.861085</text:p>
          </table:table-cell>
          <table:table-cell table:formula="of:=([.E842]-[.D842])/[.D842]" office:value-type="float" office:value="0.000000304811357675578" calcext:value-type="float">
            <text:p>3.04811357675578E-07</text:p>
          </table:table-cell>
        </table:table-row>
        <table:table-row table:style-name="ro1">
          <table:table-cell table:number-columns-repeated="3"/>
          <table:table-cell office:value-type="float" office:value="33.0054" calcext:value-type="float">
            <text:p>33.0054</text:p>
          </table:table-cell>
          <table:table-cell office:value-type="float" office:value="33.005358" calcext:value-type="float">
            <text:p>33.005358</text:p>
          </table:table-cell>
          <table:table-cell table:formula="of:=([.E843]-[.D843])/[.D843]" office:value-type="float" office:value="-0.00000127251904235494" calcext:value-type="float">
            <text:p>-1.27251904235494E-06</text:p>
          </table:table-cell>
        </table:table-row>
        <table:table-row table:style-name="ro1">
          <table:table-cell table:number-columns-repeated="3"/>
          <table:table-cell office:value-type="float" office:value="80.1977" calcext:value-type="float">
            <text:p>80.1977</text:p>
          </table:table-cell>
          <table:table-cell office:value-type="float" office:value="80.197718" calcext:value-type="float">
            <text:p>80.197718</text:p>
          </table:table-cell>
          <table:table-cell table:formula="of:=([.E844]-[.D844])/[.D844]" office:value-type="float" office:value="0.000000224445339419796" calcext:value-type="float">
            <text:p>2.24445339419796E-07</text:p>
          </table:table-cell>
        </table:table-row>
        <table:table-row table:style-name="ro1">
          <table:table-cell table:number-columns-repeated="3"/>
          <table:table-cell office:value-type="float" office:value="127.71" calcext:value-type="float">
            <text:p>127.71</text:p>
          </table:table-cell>
          <table:table-cell office:value-type="float" office:value="127.709797" calcext:value-type="float">
            <text:p>127.709797</text:p>
          </table:table-cell>
          <table:table-cell table:formula="of:=([.E845]-[.D845])/[.D845]" office:value-type="float" office:value="-0.0000015895387988338" calcext:value-type="float">
            <text:p>-1.589538798833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46]-[.D846])/[.D84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12.08" calcext:value-type="float">
            <text:p>312.08</text:p>
          </table:table-cell>
          <table:table-cell office:value-type="float" office:value="312.080106" calcext:value-type="float">
            <text:p>312.080106</text:p>
          </table:table-cell>
          <table:table-cell table:formula="of:=([.E847]-[.D847])/[.D847]" office:value-type="float" office:value="0.000000339656498386929" calcext:value-type="float">
            <text:p>3.39656498386929E-07</text:p>
          </table:table-cell>
        </table:table-row>
        <table:table-row table:style-name="ro1">
          <table:table-cell table:number-columns-repeated="3"/>
          <table:table-cell office:value-type="float" office:value="105.083" calcext:value-type="float">
            <text:p>105.083</text:p>
          </table:table-cell>
          <table:table-cell office:value-type="float" office:value="105.082752" calcext:value-type="float">
            <text:p>105.082752</text:p>
          </table:table-cell>
          <table:table-cell table:formula="of:=([.E848]-[.D848])/[.D848]" office:value-type="float" office:value="-0.00000236003920709475" calcext:value-type="float">
            <text:p>-2.3600392070947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49]-[.D849])/[.D84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50]-[.D850])/[.D85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68.863" calcext:value-type="float">
            <text:p>368.863</text:p>
          </table:table-cell>
          <table:table-cell office:value-type="float" office:value="368.862809" calcext:value-type="float">
            <text:p>368.862809</text:p>
          </table:table-cell>
          <table:table-cell table:formula="of:=([.E851]-[.D851])/[.D851]" office:value-type="float" office:value="-0.000000517807424362212" calcext:value-type="float">
            <text:p>-5.17807424362212E-07</text:p>
          </table:table-cell>
        </table:table-row>
        <table:table-row table:style-name="ro1">
          <table:table-cell table:number-columns-repeated="3"/>
          <table:table-cell office:value-type="float" office:value="72.2729" calcext:value-type="float">
            <text:p>72.2729</text:p>
          </table:table-cell>
          <table:table-cell office:value-type="float" office:value="72.272857" calcext:value-type="float">
            <text:p>72.272857</text:p>
          </table:table-cell>
          <table:table-cell table:formula="of:=([.E852]-[.D852])/[.D852]" office:value-type="float" office:value="-0.000000594967131595968" calcext:value-type="float">
            <text:p>-5.9496713159596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7.287105" calcext:value-type="float">
            <text:p>417.287105</text:p>
          </table:table-cell>
          <table:table-cell table:formula="of:=([.E853]-[.D853])/[.D853]" office:value-type="float" office:value="-0.183319264905911" calcext:value-type="float">
            <text:p>-0.183319264905911</text:p>
          </table:table-cell>
        </table:table-row>
        <table:table-row table:style-name="ro1">
          <table:table-cell table:number-columns-repeated="3"/>
          <table:table-cell office:value-type="float" office:value="216.08" calcext:value-type="float">
            <text:p>216.08</text:p>
          </table:table-cell>
          <table:table-cell office:value-type="float" office:value="216.080072" calcext:value-type="float">
            <text:p>216.080072</text:p>
          </table:table-cell>
          <table:table-cell table:formula="of:=([.E854]-[.D854])/[.D854]" office:value-type="float" office:value="0.000000333209922198944" calcext:value-type="float">
            <text:p>3.3320992219894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6.201435" calcext:value-type="float">
            <text:p>496.201435</text:p>
          </table:table-cell>
          <table:table-cell table:formula="of:=([.E855]-[.D855])/[.D855]" office:value-type="float" office:value="-0.0288744899257273" calcext:value-type="float">
            <text:p>-0.028874489925727</text:p>
          </table:table-cell>
        </table:table-row>
        <table:table-row table:style-name="ro1">
          <table:table-cell table:number-columns-repeated="3"/>
          <table:table-cell office:value-type="float" office:value="299.256" calcext:value-type="float">
            <text:p>299.256</text:p>
          </table:table-cell>
          <table:table-cell office:value-type="float" office:value="299.256142" calcext:value-type="float">
            <text:p>299.256142</text:p>
          </table:table-cell>
          <table:table-cell table:formula="of:=([.E856]-[.D856])/[.D856]" office:value-type="float" office:value="0.000000474510118558653" calcext:value-type="float">
            <text:p>4.74510118558653E-07</text:p>
          </table:table-cell>
        </table:table-row>
        <table:table-row table:style-name="ro1">
          <table:table-cell table:number-columns-repeated="3"/>
          <table:table-cell office:value-type="float" office:value="378.482" calcext:value-type="float">
            <text:p>378.482</text:p>
          </table:table-cell>
          <table:table-cell office:value-type="float" office:value="378.481562" calcext:value-type="float">
            <text:p>378.481562</text:p>
          </table:table-cell>
          <table:table-cell table:formula="of:=([.E857]-[.D857])/[.D857]" office:value-type="float" office:value="-0.00000115725450624078" calcext:value-type="float">
            <text:p>-1.15725450624078E-06</text:p>
          </table:table-cell>
        </table:table-row>
        <table:table-row table:style-name="ro1">
          <table:table-cell table:number-columns-repeated="3"/>
          <table:table-cell office:value-type="float" office:value="315.804" calcext:value-type="float">
            <text:p>315.804</text:p>
          </table:table-cell>
          <table:table-cell office:value-type="float" office:value="315.803804" calcext:value-type="float">
            <text:p>315.803804</text:p>
          </table:table-cell>
          <table:table-cell table:formula="of:=([.E858]-[.D858])/[.D858]" office:value-type="float" office:value="-0.000000620638117186277" calcext:value-type="float">
            <text:p>-6.20638117186277E-07</text:p>
          </table:table-cell>
        </table:table-row>
        <table:table-row table:style-name="ro1">
          <table:table-cell table:number-columns-repeated="3"/>
          <table:table-cell office:value-type="float" office:value="250.424" calcext:value-type="float">
            <text:p>250.424</text:p>
          </table:table-cell>
          <table:table-cell office:value-type="float" office:value="250.424183" calcext:value-type="float">
            <text:p>250.424183</text:p>
          </table:table-cell>
          <table:table-cell table:formula="of:=([.E859]-[.D859])/[.D859]" office:value-type="float" office:value="0.000000730760629942485" calcext:value-type="float">
            <text:p>7.30760629942485E-07</text:p>
          </table:table-cell>
        </table:table-row>
        <table:table-row table:style-name="ro1">
          <table:table-cell table:number-columns-repeated="3"/>
          <table:table-cell office:value-type="float" office:value="432.589" calcext:value-type="float">
            <text:p>432.589</text:p>
          </table:table-cell>
          <table:table-cell office:value-type="float" office:value="432.588983" calcext:value-type="float">
            <text:p>432.588983</text:p>
          </table:table-cell>
          <table:table-cell table:formula="of:=([.E860]-[.D860])/[.D860]" office:value-type="float" office:value="-0.0000000392982716017341" calcext:value-type="float">
            <text:p>-3.92982716017341E-08</text:p>
          </table:table-cell>
        </table:table-row>
        <table:table-row table:style-name="ro1">
          <table:table-cell table:number-columns-repeated="3"/>
          <table:table-cell office:value-type="float" office:value="340.311" calcext:value-type="float">
            <text:p>340.311</text:p>
          </table:table-cell>
          <table:table-cell office:value-type="float" office:value="340.310575" calcext:value-type="float">
            <text:p>340.310575</text:p>
          </table:table-cell>
          <table:table-cell table:formula="of:=([.E861]-[.D861])/[.D861]" office:value-type="float" office:value="-0.00000124885766257042" calcext:value-type="float">
            <text:p>-1.2488576625704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62]-[.D862])/[.D86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2.235167" calcext:value-type="float">
            <text:p>472.235167</text:p>
          </table:table-cell>
          <table:table-cell table:formula="of:=([.E863]-[.D863])/[.D863]" office:value-type="float" office:value="-0.0757793406464366" calcext:value-type="float">
            <text:p>-0.075779340646437</text:p>
          </table:table-cell>
        </table:table-row>
        <table:table-row table:style-name="ro1">
          <table:table-cell table:number-columns-repeated="3"/>
          <table:table-cell office:value-type="float" office:value="42.186" calcext:value-type="float">
            <text:p>42.186</text:p>
          </table:table-cell>
          <table:table-cell office:value-type="float" office:value="42.185966" calcext:value-type="float">
            <text:p>42.185966</text:p>
          </table:table-cell>
          <table:table-cell table:formula="of:=([.E864]-[.D864])/[.D864]" office:value-type="float" office:value="-0.000000805954582075176" calcext:value-type="float">
            <text:p>-8.0595458207517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9.981549" calcext:value-type="float">
            <text:p>499.981549</text:p>
          </table:table-cell>
          <table:table-cell table:formula="of:=([.E865]-[.D865])/[.D865]" office:value-type="float" office:value="-0.0214763550606218" calcext:value-type="float">
            <text:p>-0.02147635506062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66]-[.D866])/[.D86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4.757743" calcext:value-type="float">
            <text:p>464.757743</text:p>
          </table:table-cell>
          <table:table-cell table:formula="of:=([.E867]-[.D867])/[.D867]" office:value-type="float" office:value="-0.0904135530526171" calcext:value-type="float">
            <text:p>-0.09041355305261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68]-[.D868])/[.D86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8.821184" calcext:value-type="float">
            <text:p>428.821184</text:p>
          </table:table-cell>
          <table:table-cell table:formula="of:=([.E869]-[.D869])/[.D869]" office:value-type="float" office:value="-0.160745693847795" calcext:value-type="float">
            <text:p>-0.160745693847795</text:p>
          </table:table-cell>
        </table:table-row>
        <table:table-row table:style-name="ro1">
          <table:table-cell table:number-columns-repeated="3"/>
          <table:table-cell office:value-type="float" office:value="414.225" calcext:value-type="float">
            <text:p>414.225</text:p>
          </table:table-cell>
          <table:table-cell office:value-type="float" office:value="414.224587" calcext:value-type="float">
            <text:p>414.224587</text:p>
          </table:table-cell>
          <table:table-cell table:formula="of:=([.E870]-[.D870])/[.D870]" office:value-type="float" office:value="-0.000000997042670136521" calcext:value-type="float">
            <text:p>-9.97042670136521E-07</text:p>
          </table:table-cell>
        </table:table-row>
        <table:table-row table:style-name="ro1">
          <table:table-cell table:number-columns-repeated="3"/>
          <table:table-cell office:value-type="float" office:value="128.265" calcext:value-type="float">
            <text:p>128.265</text:p>
          </table:table-cell>
          <table:table-cell office:value-type="float" office:value="128.264682" calcext:value-type="float">
            <text:p>128.264682</text:p>
          </table:table-cell>
          <table:table-cell table:formula="of:=([.E871]-[.D871])/[.D871]" office:value-type="float" office:value="-0.00000247924219384037" calcext:value-type="float">
            <text:p>-2.47924219384037E-06</text:p>
          </table:table-cell>
        </table:table-row>
        <table:table-row table:style-name="ro1">
          <table:table-cell table:number-columns-repeated="3"/>
          <table:table-cell office:value-type="float" office:value="104.691" calcext:value-type="float">
            <text:p>104.691</text:p>
          </table:table-cell>
          <table:table-cell office:value-type="float" office:value="104.691248" calcext:value-type="float">
            <text:p>104.691248</text:p>
          </table:table-cell>
          <table:table-cell table:formula="of:=([.E872]-[.D872])/[.D872]" office:value-type="float" office:value="0.00000236887602562912" calcext:value-type="float">
            <text:p>2.3688760256291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6.822715" calcext:value-type="float">
            <text:p>496.822715</text:p>
          </table:table-cell>
          <table:table-cell table:formula="of:=([.E873]-[.D873])/[.D873]" office:value-type="float" office:value="-0.0276585707156207" calcext:value-type="float">
            <text:p>-0.027658570715621</text:p>
          </table:table-cell>
        </table:table-row>
        <table:table-row table:style-name="ro1">
          <table:table-cell table:number-columns-repeated="3"/>
          <table:table-cell office:value-type="float" office:value="306.277" calcext:value-type="float">
            <text:p>306.277</text:p>
          </table:table-cell>
          <table:table-cell office:value-type="float" office:value="306.276555" calcext:value-type="float">
            <text:p>306.276555</text:p>
          </table:table-cell>
          <table:table-cell table:formula="of:=([.E874]-[.D874])/[.D874]" office:value-type="float" office:value="-0.00000145293312920445" calcext:value-type="float">
            <text:p>-1.45293312920445E-06</text:p>
          </table:table-cell>
        </table:table-row>
        <table:table-row table:style-name="ro1">
          <table:table-cell table:number-columns-repeated="3"/>
          <table:table-cell office:value-type="float" office:value="383.799" calcext:value-type="float">
            <text:p>383.799</text:p>
          </table:table-cell>
          <table:table-cell office:value-type="float" office:value="383.798818" calcext:value-type="float">
            <text:p>383.798818</text:p>
          </table:table-cell>
          <table:table-cell table:formula="of:=([.E875]-[.D875])/[.D875]" office:value-type="float" office:value="-0.000000474206550812382" calcext:value-type="float">
            <text:p>-4.7420655081238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4.793621" calcext:value-type="float">
            <text:p>494.793621</text:p>
          </table:table-cell>
          <table:table-cell table:formula="of:=([.E876]-[.D876])/[.D876]" office:value-type="float" office:value="-0.0316297501736944" calcext:value-type="float">
            <text:p>-0.031629750173694</text:p>
          </table:table-cell>
        </table:table-row>
        <table:table-row table:style-name="ro1">
          <table:table-cell table:number-columns-repeated="3"/>
          <table:table-cell office:value-type="float" office:value="239.663" calcext:value-type="float">
            <text:p>239.663</text:p>
          </table:table-cell>
          <table:table-cell office:value-type="float" office:value="239.662916" calcext:value-type="float">
            <text:p>239.662916</text:p>
          </table:table-cell>
          <table:table-cell table:formula="of:=([.E877]-[.D877])/[.D877]" office:value-type="float" office:value="-0.000000350492149456921" calcext:value-type="float">
            <text:p>-3.5049214945692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78]-[.D878])/[.D87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61.5371" calcext:value-type="float">
            <text:p>61.5371</text:p>
          </table:table-cell>
          <table:table-cell office:value-type="float" office:value="61.537108" calcext:value-type="float">
            <text:p>61.537108</text:p>
          </table:table-cell>
          <table:table-cell table:formula="of:=([.E879]-[.D879])/[.D879]" office:value-type="float" office:value="0.00000013000287633181" calcext:value-type="float">
            <text:p>1.3000287633181E-07</text:p>
          </table:table-cell>
        </table:table-row>
        <table:table-row table:style-name="ro1">
          <table:table-cell table:number-columns-repeated="3"/>
          <table:table-cell office:value-type="float" office:value="262.988" calcext:value-type="float">
            <text:p>262.988</text:p>
          </table:table-cell>
          <table:table-cell office:value-type="float" office:value="262.988153" calcext:value-type="float">
            <text:p>262.988153</text:p>
          </table:table-cell>
          <table:table-cell table:formula="of:=([.E880]-[.D880])/[.D880]" office:value-type="float" office:value="0.000000581775594367865" calcext:value-type="float">
            <text:p>5.8177559436786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81]-[.D881])/[.D88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9.237534" calcext:value-type="float">
            <text:p>509.237534</text:p>
          </table:table-cell>
          <table:table-cell table:formula="of:=([.E882]-[.D882])/[.D882]" office:value-type="float" office:value="-0.00336128621894296" calcext:value-type="float">
            <text:p>-0.00336128621894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83]-[.D883])/[.D88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20.75" calcext:value-type="float">
            <text:p>320.75</text:p>
          </table:table-cell>
          <table:table-cell office:value-type="float" office:value="320.749522" calcext:value-type="float">
            <text:p>320.749522</text:p>
          </table:table-cell>
          <table:table-cell table:formula="of:=([.E884]-[.D884])/[.D884]" office:value-type="float" office:value="-0.00000149025720962394" calcext:value-type="float">
            <text:p>-1.49025720962394E-06</text:p>
          </table:table-cell>
        </table:table-row>
        <table:table-row table:style-name="ro1">
          <table:table-cell table:number-columns-repeated="3"/>
          <table:table-cell office:value-type="float" office:value="457.282" calcext:value-type="float">
            <text:p>457.282</text:p>
          </table:table-cell>
          <table:table-cell office:value-type="float" office:value="376.582804" calcext:value-type="float">
            <text:p>376.582804</text:p>
          </table:table-cell>
          <table:table-cell table:formula="of:=([.E885]-[.D885])/[.D885]" office:value-type="float" office:value="-0.176475776435547" calcext:value-type="float">
            <text:p>-0.176475776435547</text:p>
          </table:table-cell>
        </table:table-row>
        <table:table-row table:style-name="ro1">
          <table:table-cell table:number-columns-repeated="3"/>
          <table:table-cell office:value-type="float" office:value="167.294" calcext:value-type="float">
            <text:p>167.294</text:p>
          </table:table-cell>
          <table:table-cell office:value-type="float" office:value="167.294331" calcext:value-type="float">
            <text:p>167.294331</text:p>
          </table:table-cell>
          <table:table-cell table:formula="of:=([.E886]-[.D886])/[.D886]" office:value-type="float" office:value="0.00000197855272746503" calcext:value-type="float">
            <text:p>1.97855272746503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66.679158" calcext:value-type="float">
            <text:p>366.679158</text:p>
          </table:table-cell>
          <table:table-cell table:formula="of:=([.E887]-[.D887])/[.D887]" office:value-type="float" office:value="-0.28236506541672" calcext:value-type="float">
            <text:p>-0.2823650654167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2.300486" calcext:value-type="float">
            <text:p>482.300486</text:p>
          </table:table-cell>
          <table:table-cell table:formula="of:=([.E888]-[.D888])/[.D888]" office:value-type="float" office:value="-0.056080308442035" calcext:value-type="float">
            <text:p>-0.056080308442035</text:p>
          </table:table-cell>
        </table:table-row>
        <table:table-row table:style-name="ro1">
          <table:table-cell table:number-columns-repeated="3"/>
          <table:table-cell office:value-type="float" office:value="296.933" calcext:value-type="float">
            <text:p>296.933</text:p>
          </table:table-cell>
          <table:table-cell office:value-type="float" office:value="296.933257" calcext:value-type="float">
            <text:p>296.933257</text:p>
          </table:table-cell>
          <table:table-cell table:formula="of:=([.E889]-[.D889])/[.D889]" office:value-type="float" office:value="0.000000865515116316672" calcext:value-type="float">
            <text:p>8.6551511631667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90]-[.D890])/[.D89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25.312" calcext:value-type="float">
            <text:p>125.312</text:p>
          </table:table-cell>
          <table:table-cell office:value-type="float" office:value="125.312009" calcext:value-type="float">
            <text:p>125.312009</text:p>
          </table:table-cell>
          <table:table-cell table:formula="of:=([.E891]-[.D891])/[.D891]" office:value-type="float" office:value="0.0000000718207354898086" calcext:value-type="float">
            <text:p>7.1820735489808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92]-[.D892])/[.D89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08.615" calcext:value-type="float">
            <text:p>108.615</text:p>
          </table:table-cell>
          <table:table-cell office:value-type="float" office:value="108.615028" calcext:value-type="float">
            <text:p>108.615028</text:p>
          </table:table-cell>
          <table:table-cell table:formula="of:=([.E893]-[.D893])/[.D893]" office:value-type="float" office:value="0.000000257791281133923" calcext:value-type="float">
            <text:p>2.57791281133923E-07</text:p>
          </table:table-cell>
        </table:table-row>
        <table:table-row table:style-name="ro1">
          <table:table-cell table:number-columns-repeated="3"/>
          <table:table-cell office:value-type="float" office:value="410.454" calcext:value-type="float">
            <text:p>410.454</text:p>
          </table:table-cell>
          <table:table-cell office:value-type="float" office:value="410.453749" calcext:value-type="float">
            <text:p>410.453749</text:p>
          </table:table-cell>
          <table:table-cell table:formula="of:=([.E894]-[.D894])/[.D894]" office:value-type="float" office:value="-0.000000611517977633458" calcext:value-type="float">
            <text:p>-6.11517977633458E-07</text:p>
          </table:table-cell>
        </table:table-row>
        <table:table-row table:style-name="ro1">
          <table:table-cell table:number-columns-repeated="3"/>
          <table:table-cell office:value-type="float" office:value="417.207" calcext:value-type="float">
            <text:p>417.207</text:p>
          </table:table-cell>
          <table:table-cell office:value-type="float" office:value="417.207008" calcext:value-type="float">
            <text:p>417.207008</text:p>
          </table:table-cell>
          <table:table-cell table:formula="of:=([.E895]-[.D895])/[.D895]" office:value-type="float" office:value="0.0000000191751336382226" calcext:value-type="float">
            <text:p>1.91751336382226E-08</text:p>
          </table:table-cell>
        </table:table-row>
        <table:table-row table:style-name="ro1">
          <table:table-cell table:number-columns-repeated="3"/>
          <table:table-cell office:value-type="float" office:value="110.376" calcext:value-type="float">
            <text:p>110.376</text:p>
          </table:table-cell>
          <table:table-cell office:value-type="float" office:value="110.376105" calcext:value-type="float">
            <text:p>110.376105</text:p>
          </table:table-cell>
          <table:table-cell table:formula="of:=([.E896]-[.D896])/[.D896]" office:value-type="float" office:value="0.000000951293759428643" calcext:value-type="float">
            <text:p>9.51293759428643E-0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308157" calcext:value-type="float">
            <text:p>0.308157</text:p>
          </table:table-cell>
          <table:table-cell table:formula="of:=([.E897]-[.D897])/[.D89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898]-[.D898])/[.D89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2.036601" calcext:value-type="float">
            <text:p>492.036601</text:p>
          </table:table-cell>
          <table:table-cell table:formula="of:=([.E899]-[.D899])/[.D899]" office:value-type="float" office:value="-0.0370255678092982" calcext:value-type="float">
            <text:p>-0.03702556780929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00]-[.D900])/[.D90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17.273" calcext:value-type="float">
            <text:p>417.273</text:p>
          </table:table-cell>
          <table:table-cell office:value-type="float" office:value="417.272642" calcext:value-type="float">
            <text:p>417.272642</text:p>
          </table:table-cell>
          <table:table-cell table:formula="of:=([.E901]-[.D901])/[.D901]" office:value-type="float" office:value="-0.000000857951508977652" calcext:value-type="float">
            <text:p>-8.5795150897765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6.877223" calcext:value-type="float">
            <text:p>426.877223</text:p>
          </table:table-cell>
          <table:table-cell table:formula="of:=([.E902]-[.D902])/[.D902]" office:value-type="float" office:value="-0.164550257850496" calcext:value-type="float">
            <text:p>-0.16455025785049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13.539387" calcext:value-type="float">
            <text:p>313.539387</text:p>
          </table:table-cell>
          <table:table-cell table:formula="of:=([.E903]-[.D903])/[.D903]" office:value-type="float" office:value="-0.386365948077619" calcext:value-type="float">
            <text:p>-0.38636594807761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6.028441" calcext:value-type="float">
            <text:p>446.028441</text:p>
          </table:table-cell>
          <table:table-cell table:formula="of:=([.E904]-[.D904])/[.D904]" office:value-type="float" office:value="-0.127069035433649" calcext:value-type="float">
            <text:p>-0.12706903543364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77.096818" calcext:value-type="float">
            <text:p>377.096818</text:p>
          </table:table-cell>
          <table:table-cell table:formula="of:=([.E905]-[.D905])/[.D905]" office:value-type="float" office:value="-0.261976459766516" calcext:value-type="float">
            <text:p>-0.26197645976651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78.256091" calcext:value-type="float">
            <text:p>378.256091</text:p>
          </table:table-cell>
          <table:table-cell table:formula="of:=([.E906]-[.D906])/[.D906]" office:value-type="float" office:value="-0.259707623959057" calcext:value-type="float">
            <text:p>-0.259707623959057</text:p>
          </table:table-cell>
        </table:table-row>
        <table:table-row table:style-name="ro1">
          <table:table-cell table:number-columns-repeated="3"/>
          <table:table-cell office:value-type="float" office:value="375.507" calcext:value-type="float">
            <text:p>375.507</text:p>
          </table:table-cell>
          <table:table-cell office:value-type="float" office:value="430.787789" calcext:value-type="float">
            <text:p>430.787789</text:p>
          </table:table-cell>
          <table:table-cell table:formula="of:=([.E907]-[.D907])/[.D907]" office:value-type="float" office:value="0.147216400759506" calcext:value-type="float">
            <text:p>0.147216400759506</text:p>
          </table:table-cell>
        </table:table-row>
        <table:table-row table:style-name="ro1">
          <table:table-cell table:number-columns-repeated="3"/>
          <table:table-cell office:value-type="float" office:value="380.954" calcext:value-type="float">
            <text:p>380.954</text:p>
          </table:table-cell>
          <table:table-cell office:value-type="float" office:value="380.953642" calcext:value-type="float">
            <text:p>380.953642</text:p>
          </table:table-cell>
          <table:table-cell table:formula="of:=([.E908]-[.D908])/[.D908]" office:value-type="float" office:value="-0.000000939746006094257" calcext:value-type="float">
            <text:p>-9.3974600609425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96.757652" calcext:value-type="float">
            <text:p>396.757652</text:p>
          </table:table-cell>
          <table:table-cell table:formula="of:=([.E909]-[.D909])/[.D909]" office:value-type="float" office:value="-0.223497857932695" calcext:value-type="float">
            <text:p>-0.223497857932695</text:p>
          </table:table-cell>
        </table:table-row>
        <table:table-row table:style-name="ro1">
          <table:table-cell table:number-columns-repeated="3"/>
          <table:table-cell office:value-type="float" office:value="61.4232" calcext:value-type="float">
            <text:p>61.4232</text:p>
          </table:table-cell>
          <table:table-cell office:value-type="float" office:value="61.423195" calcext:value-type="float">
            <text:p>61.423195</text:p>
          </table:table-cell>
          <table:table-cell table:formula="of:=([.E910]-[.D910])/[.D910]" office:value-type="float" office:value="-0.0000000814024668461928" calcext:value-type="float">
            <text:p>-8.14024668461928E-08</text:p>
          </table:table-cell>
        </table:table-row>
        <table:table-row table:style-name="ro1">
          <table:table-cell table:number-columns-repeated="3"/>
          <table:table-cell office:value-type="float" office:value="263.826" calcext:value-type="float">
            <text:p>263.826</text:p>
          </table:table-cell>
          <table:table-cell office:value-type="float" office:value="263.826495" calcext:value-type="float">
            <text:p>263.826495</text:p>
          </table:table-cell>
          <table:table-cell table:formula="of:=([.E911]-[.D911])/[.D911]" office:value-type="float" office:value="0.00000187623661049631" calcext:value-type="float">
            <text:p>1.8762366104963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73.669278" calcext:value-type="float">
            <text:p>373.669278</text:p>
          </table:table-cell>
          <table:table-cell table:formula="of:=([.E912]-[.D912])/[.D912]" office:value-type="float" office:value="-0.268684565176972" calcext:value-type="float">
            <text:p>-0.268684565176972</text:p>
          </table:table-cell>
        </table:table-row>
        <table:table-row table:style-name="ro1">
          <table:table-cell table:number-columns-repeated="3"/>
          <table:table-cell office:value-type="float" office:value="150.223" calcext:value-type="float">
            <text:p>150.223</text:p>
          </table:table-cell>
          <table:table-cell office:value-type="float" office:value="150.222916" calcext:value-type="float">
            <text:p>150.222916</text:p>
          </table:table-cell>
          <table:table-cell table:formula="of:=([.E913]-[.D913])/[.D913]" office:value-type="float" office:value="-0.000000559168702630716" calcext:value-type="float">
            <text:p>-5.5916870263071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14]-[.D914])/[.D91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9.499831" calcext:value-type="float">
            <text:p>489.499831</text:p>
          </table:table-cell>
          <table:table-cell table:formula="of:=([.E915]-[.D915])/[.D915]" office:value-type="float" office:value="-0.0419903298724937" calcext:value-type="float">
            <text:p>-0.04199032987249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9.392605" calcext:value-type="float">
            <text:p>509.392605</text:p>
          </table:table-cell>
          <table:table-cell table:formula="of:=([.E916]-[.D916])/[.D916]" office:value-type="float" office:value="-0.00305779373917465" calcext:value-type="float">
            <text:p>-0.003057793739175</text:p>
          </table:table-cell>
        </table:table-row>
        <table:table-row table:style-name="ro1">
          <table:table-cell table:number-columns-repeated="3"/>
          <table:table-cell office:value-type="float" office:value="250.952" calcext:value-type="float">
            <text:p>250.952</text:p>
          </table:table-cell>
          <table:table-cell office:value-type="float" office:value="250.951824" calcext:value-type="float">
            <text:p>250.951824</text:p>
          </table:table-cell>
          <table:table-cell table:formula="of:=([.E917]-[.D917])/[.D917]" office:value-type="float" office:value="-0.000000701329337922751" calcext:value-type="float">
            <text:p>-7.01329337922751E-07</text:p>
          </table:table-cell>
        </table:table-row>
        <table:table-row table:style-name="ro1">
          <table:table-cell table:number-columns-repeated="3"/>
          <table:table-cell office:value-type="float" office:value="410.927" calcext:value-type="float">
            <text:p>410.927</text:p>
          </table:table-cell>
          <table:table-cell office:value-type="float" office:value="410.92709" calcext:value-type="float">
            <text:p>410.92709</text:p>
          </table:table-cell>
          <table:table-cell table:formula="of:=([.E918]-[.D918])/[.D918]" office:value-type="float" office:value="0.000000219017003020355" calcext:value-type="float">
            <text:p>2.1901700302035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2.995309" calcext:value-type="float">
            <text:p>502.995309</text:p>
          </table:table-cell>
          <table:table-cell table:formula="of:=([.E919]-[.D919])/[.D919]" office:value-type="float" office:value="-0.0155780665616345" calcext:value-type="float">
            <text:p>-0.015578066561635</text:p>
          </table:table-cell>
        </table:table-row>
        <table:table-row table:style-name="ro1">
          <table:table-cell table:number-columns-repeated="3"/>
          <table:table-cell office:value-type="float" office:value="341.065" calcext:value-type="float">
            <text:p>341.065</text:p>
          </table:table-cell>
          <table:table-cell office:value-type="float" office:value="341.06452" calcext:value-type="float">
            <text:p>341.06452</text:p>
          </table:table-cell>
          <table:table-cell table:formula="of:=([.E920]-[.D920])/[.D920]" office:value-type="float" office:value="-0.00000140735636896729" calcext:value-type="float">
            <text:p>-1.4073563689672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8.147901" calcext:value-type="float">
            <text:p>498.147901</text:p>
          </table:table-cell>
          <table:table-cell table:formula="of:=([.E921]-[.D921])/[.D921]" office:value-type="float" office:value="-0.0250650233386502" calcext:value-type="float">
            <text:p>-0.02506502333865</text:p>
          </table:table-cell>
        </table:table-row>
        <table:table-row table:style-name="ro1">
          <table:table-cell table:number-columns-repeated="3"/>
          <table:table-cell office:value-type="float" office:value="271.486" calcext:value-type="float">
            <text:p>271.486</text:p>
          </table:table-cell>
          <table:table-cell office:value-type="float" office:value="271.486142" calcext:value-type="float">
            <text:p>271.486142</text:p>
          </table:table-cell>
          <table:table-cell table:formula="of:=([.E922]-[.D922])/[.D922]" office:value-type="float" office:value="0.000000523047228890422" calcext:value-type="float">
            <text:p>5.2304722889042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0.830968" calcext:value-type="float">
            <text:p>490.830968</text:p>
          </table:table-cell>
          <table:table-cell table:formula="of:=([.E923]-[.D923])/[.D923]" office:value-type="float" office:value="-0.0393851356773101" calcext:value-type="float">
            <text:p>-0.0393851356773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24]-[.D924])/[.D92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30.656" calcext:value-type="float">
            <text:p>330.656</text:p>
          </table:table-cell>
          <table:table-cell office:value-type="float" office:value="330.655768" calcext:value-type="float">
            <text:p>330.655768</text:p>
          </table:table-cell>
          <table:table-cell table:formula="of:=([.E925]-[.D925])/[.D925]" office:value-type="float" office:value="-0.000000701635536577865" calcext:value-type="float">
            <text:p>-7.0163553657786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26]-[.D926])/[.D92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5.489179" calcext:value-type="float">
            <text:p>505.489179</text:p>
          </table:table-cell>
          <table:table-cell table:formula="of:=([.E927]-[.D927])/[.D927]" office:value-type="float" office:value="-0.0106972649254827" calcext:value-type="float">
            <text:p>-0.010697264925483</text:p>
          </table:table-cell>
        </table:table-row>
        <table:table-row table:style-name="ro1">
          <table:table-cell table:number-columns-repeated="3"/>
          <table:table-cell office:value-type="float" office:value="69.0664" calcext:value-type="float">
            <text:p>69.0664</text:p>
          </table:table-cell>
          <table:table-cell office:value-type="float" office:value="69.066429" calcext:value-type="float">
            <text:p>69.066429</text:p>
          </table:table-cell>
          <table:table-cell table:formula="of:=([.E928]-[.D928])/[.D928]" office:value-type="float" office:value="0.000000419885791033503" calcext:value-type="float">
            <text:p>4.19885791033503E-07</text:p>
          </table:table-cell>
        </table:table-row>
        <table:table-row table:style-name="ro1">
          <table:table-cell table:number-columns-repeated="3"/>
          <table:table-cell office:value-type="float" office:value="129.501" calcext:value-type="float">
            <text:p>129.501</text:p>
          </table:table-cell>
          <table:table-cell office:value-type="float" office:value="129.501002" calcext:value-type="float">
            <text:p>129.501002</text:p>
          </table:table-cell>
          <table:table-cell table:formula="of:=([.E929]-[.D929])/[.D929]" office:value-type="float" office:value="0.0000000154438961471377" calcext:value-type="float">
            <text:p>1.54438961471377E-08</text:p>
          </table:table-cell>
        </table:table-row>
        <table:table-row table:style-name="ro1">
          <table:table-cell table:number-columns-repeated="3"/>
          <table:table-cell office:value-type="float" office:value="310.891" calcext:value-type="float">
            <text:p>310.891</text:p>
          </table:table-cell>
          <table:table-cell office:value-type="float" office:value="310.891286" calcext:value-type="float">
            <text:p>310.891286</text:p>
          </table:table-cell>
          <table:table-cell table:formula="of:=([.E930]-[.D930])/[.D930]" office:value-type="float" office:value="0.000000919936569280038" calcext:value-type="float">
            <text:p>9.1993656928003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31]-[.D931])/[.D93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89.830692" calcext:value-type="float">
            <text:p>389.830692</text:p>
          </table:table-cell>
          <table:table-cell table:formula="of:=([.E932]-[.D932])/[.D932]" office:value-type="float" office:value="-0.237054746504095" calcext:value-type="float">
            <text:p>-0.23705474650409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33]-[.D933])/[.D93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10.533" calcext:value-type="float">
            <text:p>310.533</text:p>
          </table:table-cell>
          <table:table-cell office:value-type="float" office:value="310.532508" calcext:value-type="float">
            <text:p>310.532508</text:p>
          </table:table-cell>
          <table:table-cell table:formula="of:=([.E934]-[.D934])/[.D934]" office:value-type="float" office:value="-0.0000015843726753948" calcext:value-type="float">
            <text:p>-1.5843726753948E-06</text:p>
          </table:table-cell>
        </table:table-row>
        <table:table-row table:style-name="ro1">
          <table:table-cell table:number-columns-repeated="3"/>
          <table:table-cell office:value-type="float" office:value="93.6593" calcext:value-type="float">
            <text:p>93.6593</text:p>
          </table:table-cell>
          <table:table-cell office:value-type="float" office:value="93.65931" calcext:value-type="float">
            <text:p>93.65931</text:p>
          </table:table-cell>
          <table:table-cell table:formula="of:=([.E935]-[.D935])/[.D935]" office:value-type="float" office:value="0.000000106769963080806" calcext:value-type="float">
            <text:p>1.06769963080806E-07</text:p>
          </table:table-cell>
        </table:table-row>
        <table:table-row table:style-name="ro1">
          <table:table-cell table:number-columns-repeated="3"/>
          <table:table-cell office:value-type="float" office:value="449.926" calcext:value-type="float">
            <text:p>449.926</text:p>
          </table:table-cell>
          <table:table-cell office:value-type="float" office:value="510.954988" calcext:value-type="float">
            <text:p>510.954988</text:p>
          </table:table-cell>
          <table:table-cell table:formula="of:=([.E936]-[.D936])/[.D936]" office:value-type="float" office:value="0.135642278952539" calcext:value-type="float">
            <text:p>0.135642278952539</text:p>
          </table:table-cell>
        </table:table-row>
        <table:table-row table:style-name="ro1">
          <table:table-cell table:number-columns-repeated="3"/>
          <table:table-cell office:value-type="float" office:value="126.967" calcext:value-type="float">
            <text:p>126.967</text:p>
          </table:table-cell>
          <table:table-cell office:value-type="float" office:value="126.967343" calcext:value-type="float">
            <text:p>126.967343</text:p>
          </table:table-cell>
          <table:table-cell table:formula="of:=([.E937]-[.D937])/[.D937]" office:value-type="float" office:value="0.00000270148936338474" calcext:value-type="float">
            <text:p>2.7014893633847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7.354155" calcext:value-type="float">
            <text:p>487.354155</text:p>
          </table:table-cell>
          <table:table-cell table:formula="of:=([.E938]-[.D938])/[.D938]" office:value-type="float" office:value="-0.0461896742374573" calcext:value-type="float">
            <text:p>-0.046189674237457</text:p>
          </table:table-cell>
        </table:table-row>
        <table:table-row table:style-name="ro1">
          <table:table-cell table:number-columns-repeated="3"/>
          <table:table-cell office:value-type="float" office:value="286.588" calcext:value-type="float">
            <text:p>286.588</text:p>
          </table:table-cell>
          <table:table-cell office:value-type="float" office:value="286.58814" calcext:value-type="float">
            <text:p>286.58814</text:p>
          </table:table-cell>
          <table:table-cell table:formula="of:=([.E939]-[.D939])/[.D939]" office:value-type="float" office:value="0.000000488506148155521" calcext:value-type="float">
            <text:p>4.8850614815552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7.279826" calcext:value-type="float">
            <text:p>407.279826</text:p>
          </table:table-cell>
          <table:table-cell table:formula="of:=([.E940]-[.D940])/[.D940]" office:value-type="float" office:value="-0.202904705893865" calcext:value-type="float">
            <text:p>-0.202904705893865</text:p>
          </table:table-cell>
        </table:table-row>
        <table:table-row table:style-name="ro1">
          <table:table-cell table:number-columns-repeated="3"/>
          <table:table-cell office:value-type="float" office:value="223.271" calcext:value-type="float">
            <text:p>223.271</text:p>
          </table:table-cell>
          <table:table-cell office:value-type="float" office:value="223.271155" calcext:value-type="float">
            <text:p>223.271155</text:p>
          </table:table-cell>
          <table:table-cell table:formula="of:=([.E941]-[.D941])/[.D941]" office:value-type="float" office:value="0.000000694223611694159" calcext:value-type="float">
            <text:p>6.94223611694159E-07</text:p>
          </table:table-cell>
        </table:table-row>
        <table:table-row table:style-name="ro1">
          <table:table-cell table:number-columns-repeated="3"/>
          <table:table-cell office:value-type="float" office:value="48.3834" calcext:value-type="float">
            <text:p>48.3834</text:p>
          </table:table-cell>
          <table:table-cell office:value-type="float" office:value="48.383381" calcext:value-type="float">
            <text:p>48.383381</text:p>
          </table:table-cell>
          <table:table-cell table:formula="of:=([.E942]-[.D942])/[.D942]" office:value-type="float" office:value="-0.000000392696668728688" calcext:value-type="float">
            <text:p>-3.92696668728688E-07</text:p>
          </table:table-cell>
        </table:table-row>
        <table:table-row table:style-name="ro1">
          <table:table-cell table:number-columns-repeated="3"/>
          <table:table-cell office:value-type="float" office:value="441.956" calcext:value-type="float">
            <text:p>441.956</text:p>
          </table:table-cell>
          <table:table-cell office:value-type="float" office:value="510.954988" calcext:value-type="float">
            <text:p>510.954988</text:p>
          </table:table-cell>
          <table:table-cell table:formula="of:=([.E943]-[.D943])/[.D943]" office:value-type="float" office:value="0.15612184923386" calcext:value-type="float">
            <text:p>0.1561218492338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44]-[.D944])/[.D94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49.754" calcext:value-type="float">
            <text:p>349.754</text:p>
          </table:table-cell>
          <table:table-cell office:value-type="float" office:value="349.754074" calcext:value-type="float">
            <text:p>349.754074</text:p>
          </table:table-cell>
          <table:table-cell table:formula="of:=([.E945]-[.D945])/[.D945]" office:value-type="float" office:value="0.000000211577279984498" calcext:value-type="float">
            <text:p>2.11577279984498E-07</text:p>
          </table:table-cell>
        </table:table-row>
        <table:table-row table:style-name="ro1">
          <table:table-cell table:number-columns-repeated="3"/>
          <table:table-cell office:value-type="float" office:value="481.71" calcext:value-type="float">
            <text:p>481.71</text:p>
          </table:table-cell>
          <table:table-cell office:value-type="float" office:value="510.954988" calcext:value-type="float">
            <text:p>510.954988</text:p>
          </table:table-cell>
          <table:table-cell table:formula="of:=([.E946]-[.D946])/[.D946]" office:value-type="float" office:value="0.0607107761931453" calcext:value-type="float">
            <text:p>0.060710776193145</text:p>
          </table:table-cell>
        </table:table-row>
        <table:table-row table:style-name="ro1">
          <table:table-cell table:number-columns-repeated="3"/>
          <table:table-cell office:value-type="float" office:value="36.3858" calcext:value-type="float">
            <text:p>36.3858</text:p>
          </table:table-cell>
          <table:table-cell office:value-type="float" office:value="36.385798" calcext:value-type="float">
            <text:p>36.385798</text:p>
          </table:table-cell>
          <table:table-cell table:formula="of:=([.E947]-[.D947])/[.D947]" office:value-type="float" office:value="-0.0000000549664979760212" calcext:value-type="float">
            <text:p>-5.49664979760212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9.219293" calcext:value-type="float">
            <text:p>439.219293</text:p>
          </table:table-cell>
          <table:table-cell table:formula="of:=([.E948]-[.D948])/[.D948]" office:value-type="float" office:value="-0.14039535184116" calcext:value-type="float">
            <text:p>-0.1403953518411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49]-[.D949])/[.D94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50]-[.D950])/[.D95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87.6711" calcext:value-type="float">
            <text:p>87.6711</text:p>
          </table:table-cell>
          <table:table-cell office:value-type="float" office:value="87.671142" calcext:value-type="float">
            <text:p>87.671142</text:p>
          </table:table-cell>
          <table:table-cell table:formula="of:=([.E951]-[.D951])/[.D951]" office:value-type="float" office:value="0.000000479063226167426" calcext:value-type="float">
            <text:p>4.7906322616742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52]-[.D952])/[.D95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39.889" calcext:value-type="float">
            <text:p>139.889</text:p>
          </table:table-cell>
          <table:table-cell office:value-type="float" office:value="139.889159" calcext:value-type="float">
            <text:p>139.889159</text:p>
          </table:table-cell>
          <table:table-cell table:formula="of:=([.E953]-[.D953])/[.D953]" office:value-type="float" office:value="0.0000011366154593747" calcext:value-type="float">
            <text:p>1.136615459374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7.43829" calcext:value-type="float">
            <text:p>507.43829</text:p>
          </table:table-cell>
          <table:table-cell table:formula="of:=([.E954]-[.D954])/[.D954]" office:value-type="float" office:value="-0.00688262175729759" calcext:value-type="float">
            <text:p>-0.006882621757298</text:p>
          </table:table-cell>
        </table:table-row>
        <table:table-row table:style-name="ro1">
          <table:table-cell table:number-columns-repeated="3"/>
          <table:table-cell office:value-type="float" office:value="30.4779" calcext:value-type="float">
            <text:p>30.4779</text:p>
          </table:table-cell>
          <table:table-cell office:value-type="float" office:value="30.477911" calcext:value-type="float">
            <text:p>30.477911</text:p>
          </table:table-cell>
          <table:table-cell table:formula="of:=([.E955]-[.D955])/[.D955]" office:value-type="float" office:value="0.000000360917254702478" calcext:value-type="float">
            <text:p>3.60917254702478E-07</text:p>
          </table:table-cell>
        </table:table-row>
        <table:table-row table:style-name="ro1">
          <table:table-cell table:number-columns-repeated="3"/>
          <table:table-cell office:value-type="float" office:value="388.091" calcext:value-type="float">
            <text:p>388.091</text:p>
          </table:table-cell>
          <table:table-cell office:value-type="float" office:value="388.090536" calcext:value-type="float">
            <text:p>388.090536</text:p>
          </table:table-cell>
          <table:table-cell table:formula="of:=([.E956]-[.D956])/[.D956]" office:value-type="float" office:value="-0.00000119559587834354" calcext:value-type="float">
            <text:p>-1.1955958783435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57]-[.D957])/[.D95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21.478" calcext:value-type="float">
            <text:p>221.478</text:p>
          </table:table-cell>
          <table:table-cell office:value-type="float" office:value="221.477545" calcext:value-type="float">
            <text:p>221.477545</text:p>
          </table:table-cell>
          <table:table-cell table:formula="of:=([.E958]-[.D958])/[.D958]" office:value-type="float" office:value="-0.00000205438011909321" calcext:value-type="float">
            <text:p>-2.05438011909321E-06</text:p>
          </table:table-cell>
        </table:table-row>
        <table:table-row table:style-name="ro1">
          <table:table-cell table:number-columns-repeated="3"/>
          <table:table-cell office:value-type="float" office:value="376.96" calcext:value-type="float">
            <text:p>376.96</text:p>
          </table:table-cell>
          <table:table-cell office:value-type="float" office:value="510.954988" calcext:value-type="float">
            <text:p>510.954988</text:p>
          </table:table-cell>
          <table:table-cell table:formula="of:=([.E959]-[.D959])/[.D959]" office:value-type="float" office:value="0.355462086162988" calcext:value-type="float">
            <text:p>0.355462086162988</text:p>
          </table:table-cell>
        </table:table-row>
        <table:table-row table:style-name="ro1">
          <table:table-cell table:number-columns-repeated="3"/>
          <table:table-cell office:value-type="float" office:value="392.863" calcext:value-type="float">
            <text:p>392.863</text:p>
          </table:table-cell>
          <table:table-cell office:value-type="float" office:value="392.862799" calcext:value-type="float">
            <text:p>392.862799</text:p>
          </table:table-cell>
          <table:table-cell table:formula="of:=([.E960]-[.D960])/[.D960]" office:value-type="float" office:value="-0.000000511628735727504" calcext:value-type="float">
            <text:p>-5.11628735727504E-07</text:p>
          </table:table-cell>
        </table:table-row>
        <table:table-row table:style-name="ro1">
          <table:table-cell table:number-columns-repeated="3"/>
          <table:table-cell office:value-type="float" office:value="21.922" calcext:value-type="float">
            <text:p>21.922</text:p>
          </table:table-cell>
          <table:table-cell office:value-type="float" office:value="21.921953" calcext:value-type="float">
            <text:p>21.921953</text:p>
          </table:table-cell>
          <table:table-cell table:formula="of:=([.E961]-[.D961])/[.D961]" office:value-type="float" office:value="-0.00000214396496679722" calcext:value-type="float">
            <text:p>-2.14396496679722E-06</text:p>
          </table:table-cell>
        </table:table-row>
        <table:table-row table:style-name="ro1">
          <table:table-cell table:number-columns-repeated="3"/>
          <table:table-cell office:value-type="float" office:value="183.889" calcext:value-type="float">
            <text:p>183.889</text:p>
          </table:table-cell>
          <table:table-cell office:value-type="float" office:value="183.888977" calcext:value-type="float">
            <text:p>183.888977</text:p>
          </table:table-cell>
          <table:table-cell table:formula="of:=([.E962]-[.D962])/[.D962]" office:value-type="float" office:value="-0.000000125075453119947" calcext:value-type="float">
            <text:p>-1.2507545311994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7.713371" calcext:value-type="float">
            <text:p>427.713371</text:p>
          </table:table-cell>
          <table:table-cell table:formula="of:=([.E963]-[.D963])/[.D963]" office:value-type="float" office:value="-0.162913816285191" calcext:value-type="float">
            <text:p>-0.162913816285191</text:p>
          </table:table-cell>
        </table:table-row>
        <table:table-row table:style-name="ro1">
          <table:table-cell table:number-columns-repeated="3"/>
          <table:table-cell office:value-type="float" office:value="365.975" calcext:value-type="float">
            <text:p>365.975</text:p>
          </table:table-cell>
          <table:table-cell office:value-type="float" office:value="365.975171" calcext:value-type="float">
            <text:p>365.975171</text:p>
          </table:table-cell>
          <table:table-cell table:formula="of:=([.E964]-[.D964])/[.D964]" office:value-type="float" office:value="0.000000467245030305814" calcext:value-type="float">
            <text:p>4.67245030305814E-07</text:p>
          </table:table-cell>
        </table:table-row>
        <table:table-row table:style-name="ro1">
          <table:table-cell table:number-columns-repeated="3"/>
          <table:table-cell office:value-type="float" office:value="223.196" calcext:value-type="float">
            <text:p>223.196</text:p>
          </table:table-cell>
          <table:table-cell office:value-type="float" office:value="223.195979" calcext:value-type="float">
            <text:p>223.195979</text:p>
          </table:table-cell>
          <table:table-cell table:formula="of:=([.E965]-[.D965])/[.D965]" office:value-type="float" office:value="-0.0000000940877076821427" calcext:value-type="float">
            <text:p>-9.40877076821427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66]-[.D966])/[.D96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81.498" calcext:value-type="float">
            <text:p>281.498</text:p>
          </table:table-cell>
          <table:table-cell office:value-type="float" office:value="281.498483" calcext:value-type="float">
            <text:p>281.498483</text:p>
          </table:table-cell>
          <table:table-cell table:formula="of:=([.E967]-[.D967])/[.D967]" office:value-type="float" office:value="0.00000171582036117876" calcext:value-type="float">
            <text:p>1.71582036117876E-06</text:p>
          </table:table-cell>
        </table:table-row>
        <table:table-row table:style-name="ro1">
          <table:table-cell table:number-columns-repeated="3"/>
          <table:table-cell office:value-type="float" office:value="377.541" calcext:value-type="float">
            <text:p>377.541</text:p>
          </table:table-cell>
          <table:table-cell office:value-type="float" office:value="377.541177" calcext:value-type="float">
            <text:p>377.541177</text:p>
          </table:table-cell>
          <table:table-cell table:formula="of:=([.E968]-[.D968])/[.D968]" office:value-type="float" office:value="0.000000468823253654213" calcext:value-type="float">
            <text:p>4.6882325365421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69]-[.D969])/[.D96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78.0733" calcext:value-type="float">
            <text:p>78.0733</text:p>
          </table:table-cell>
          <table:table-cell office:value-type="float" office:value="78.073329" calcext:value-type="float">
            <text:p>78.073329</text:p>
          </table:table-cell>
          <table:table-cell table:formula="of:=([.E970]-[.D970])/[.D970]" office:value-type="float" office:value="0.000000371445807950174" calcext:value-type="float">
            <text:p>3.71445807950174E-07</text:p>
          </table:table-cell>
        </table:table-row>
        <table:table-row table:style-name="ro1">
          <table:table-cell table:number-columns-repeated="3"/>
          <table:table-cell office:value-type="float" office:value="36.3324" calcext:value-type="float">
            <text:p>36.3324</text:p>
          </table:table-cell>
          <table:table-cell office:value-type="float" office:value="36.33237" calcext:value-type="float">
            <text:p>36.33237</text:p>
          </table:table-cell>
          <table:table-cell table:formula="of:=([.E971]-[.D971])/[.D971]" office:value-type="float" office:value="-0.000000825709284341717" calcext:value-type="float">
            <text:p>-8.2570928434171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4.643689" calcext:value-type="float">
            <text:p>494.643689</text:p>
          </table:table-cell>
          <table:table-cell table:formula="of:=([.E972]-[.D972])/[.D972]" office:value-type="float" office:value="-0.031923185016293" calcext:value-type="float">
            <text:p>-0.031923185016293</text:p>
          </table:table-cell>
        </table:table-row>
        <table:table-row table:style-name="ro1">
          <table:table-cell table:number-columns-repeated="3"/>
          <table:table-cell office:value-type="float" office:value="175.095" calcext:value-type="float">
            <text:p>175.095</text:p>
          </table:table-cell>
          <table:table-cell office:value-type="float" office:value="175.094963" calcext:value-type="float">
            <text:p>175.094963</text:p>
          </table:table-cell>
          <table:table-cell table:formula="of:=([.E973]-[.D973])/[.D973]" office:value-type="float" office:value="-0.000000211313858144716" calcext:value-type="float">
            <text:p>-2.1131385814471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74]-[.D974])/[.D97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75]-[.D975])/[.D97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96.094" calcext:value-type="float">
            <text:p>196.094</text:p>
          </table:table-cell>
          <table:table-cell office:value-type="float" office:value="196.094086" calcext:value-type="float">
            <text:p>196.094086</text:p>
          </table:table-cell>
          <table:table-cell table:formula="of:=([.E976]-[.D976])/[.D976]" office:value-type="float" office:value="0.000000438565177977116" calcext:value-type="float">
            <text:p>4.38565177977116E-07</text:p>
          </table:table-cell>
        </table:table-row>
        <table:table-row table:style-name="ro1">
          <table:table-cell table:number-columns-repeated="3"/>
          <table:table-cell office:value-type="float" office:value="415.849" calcext:value-type="float">
            <text:p>415.849</text:p>
          </table:table-cell>
          <table:table-cell office:value-type="float" office:value="415.848516" calcext:value-type="float">
            <text:p>415.848516</text:p>
          </table:table-cell>
          <table:table-cell table:formula="of:=([.E977]-[.D977])/[.D977]" office:value-type="float" office:value="-0.00000116388400590534" calcext:value-type="float">
            <text:p>-1.16388400590534E-06</text:p>
          </table:table-cell>
        </table:table-row>
        <table:table-row table:style-name="ro1">
          <table:table-cell table:number-columns-repeated="3"/>
          <table:table-cell office:value-type="float" office:value="369.074" calcext:value-type="float">
            <text:p>369.074</text:p>
          </table:table-cell>
          <table:table-cell office:value-type="float" office:value="369.073578" calcext:value-type="float">
            <text:p>369.073578</text:p>
          </table:table-cell>
          <table:table-cell table:formula="of:=([.E978]-[.D978])/[.D978]" office:value-type="float" office:value="-0.00000114340213619647" calcext:value-type="float">
            <text:p>-1.1434021361964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79]-[.D979])/[.D97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80]-[.D980])/[.D98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1.2958" calcext:value-type="float">
            <text:p>21.2958</text:p>
          </table:table-cell>
          <table:table-cell office:value-type="float" office:value="21.295839" calcext:value-type="float">
            <text:p>21.295839</text:p>
          </table:table-cell>
          <table:table-cell table:formula="of:=([.E981]-[.D981])/[.D981]" office:value-type="float" office:value="0.00000183134702622162" calcext:value-type="float">
            <text:p>1.8313470262216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33.83792" calcext:value-type="float">
            <text:p>333.83792</text:p>
          </table:table-cell>
          <table:table-cell table:formula="of:=([.E982]-[.D982])/[.D982]" office:value-type="float" office:value="-0.346639293088432" calcext:value-type="float">
            <text:p>-0.346639293088432</text:p>
          </table:table-cell>
        </table:table-row>
        <table:table-row table:style-name="ro1">
          <table:table-cell table:number-columns-repeated="3"/>
          <table:table-cell office:value-type="float" office:value="262.091" calcext:value-type="float">
            <text:p>262.091</text:p>
          </table:table-cell>
          <table:table-cell office:value-type="float" office:value="262.090552" calcext:value-type="float">
            <text:p>262.090552</text:p>
          </table:table-cell>
          <table:table-cell table:formula="of:=([.E983]-[.D983])/[.D983]" office:value-type="float" office:value="-0.00000170932996556836" calcext:value-type="float">
            <text:p>-1.70932996556836E-06</text:p>
          </table:table-cell>
        </table:table-row>
        <table:table-row table:style-name="ro1">
          <table:table-cell table:number-columns-repeated="3"/>
          <table:table-cell office:value-type="float" office:value="107.202" calcext:value-type="float">
            <text:p>107.202</text:p>
          </table:table-cell>
          <table:table-cell office:value-type="float" office:value="107.20249" calcext:value-type="float">
            <text:p>107.20249</text:p>
          </table:table-cell>
          <table:table-cell table:formula="of:=([.E984]-[.D984])/[.D984]" office:value-type="float" office:value="0.00000457081024607016" calcext:value-type="float">
            <text:p>4.57081024607016E-06</text:p>
          </table:table-cell>
        </table:table-row>
        <table:table-row table:style-name="ro1">
          <table:table-cell table:number-columns-repeated="3"/>
          <table:table-cell office:value-type="float" office:value="324.11" calcext:value-type="float">
            <text:p>324.11</text:p>
          </table:table-cell>
          <table:table-cell office:value-type="float" office:value="324.110084" calcext:value-type="float">
            <text:p>324.110084</text:p>
          </table:table-cell>
          <table:table-cell table:formula="of:=([.E985]-[.D985])/[.D985]" office:value-type="float" office:value="0.000000259171268885411" calcext:value-type="float">
            <text:p>2.59171268885411E-07</text:p>
          </table:table-cell>
        </table:table-row>
        <table:table-row table:style-name="ro1">
          <table:table-cell table:number-columns-repeated="3"/>
          <table:table-cell office:value-type="float" office:value="399.141" calcext:value-type="float">
            <text:p>399.141</text:p>
          </table:table-cell>
          <table:table-cell office:value-type="float" office:value="399.141354" calcext:value-type="float">
            <text:p>399.141354</text:p>
          </table:table-cell>
          <table:table-cell table:formula="of:=([.E986]-[.D986])/[.D986]" office:value-type="float" office:value="0.000000886904627584957" calcext:value-type="float">
            <text:p>8.8690462758495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6.565535" calcext:value-type="float">
            <text:p>456.565535</text:p>
          </table:table-cell>
          <table:table-cell table:formula="of:=([.E987]-[.D987])/[.D987]" office:value-type="float" office:value="-0.106446683171708" calcext:value-type="float">
            <text:p>-0.106446683171708</text:p>
          </table:table-cell>
        </table:table-row>
        <table:table-row table:style-name="ro1">
          <table:table-cell table:number-columns-repeated="3"/>
          <table:table-cell office:value-type="float" office:value="232.425" calcext:value-type="float">
            <text:p>232.425</text:p>
          </table:table-cell>
          <table:table-cell office:value-type="float" office:value="232.424791" calcext:value-type="float">
            <text:p>232.424791</text:p>
          </table:table-cell>
          <table:table-cell table:formula="of:=([.E988]-[.D988])/[.D988]" office:value-type="float" office:value="-0.000000899214800526356" calcext:value-type="float">
            <text:p>-8.9921480052635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0.348476" calcext:value-type="float">
            <text:p>470.348476</text:p>
          </table:table-cell>
          <table:table-cell table:formula="of:=([.E989]-[.D989])/[.D989]" office:value-type="float" office:value="-0.0794718204147136" calcext:value-type="float">
            <text:p>-0.07947182041471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6.325886" calcext:value-type="float">
            <text:p>426.325886</text:p>
          </table:table-cell>
          <table:table-cell table:formula="of:=([.E990]-[.D990])/[.D990]" office:value-type="float" office:value="-0.165629290250609" calcext:value-type="float">
            <text:p>-0.165629290250609</text:p>
          </table:table-cell>
        </table:table-row>
        <table:table-row table:style-name="ro1">
          <table:table-cell table:number-columns-repeated="3"/>
          <table:table-cell office:value-type="float" office:value="49.5915" calcext:value-type="float">
            <text:p>49.5915</text:p>
          </table:table-cell>
          <table:table-cell office:value-type="float" office:value="49.591485" calcext:value-type="float">
            <text:p>49.591485</text:p>
          </table:table-cell>
          <table:table-cell table:formula="of:=([.E991]-[.D991])/[.D991]" office:value-type="float" office:value="-0.000000302471189715197" calcext:value-type="float">
            <text:p>-3.02471189715197E-07</text:p>
          </table:table-cell>
        </table:table-row>
        <table:table-row table:style-name="ro1">
          <table:table-cell table:number-columns-repeated="3"/>
          <table:table-cell office:value-type="float" office:value="336.186" calcext:value-type="float">
            <text:p>336.186</text:p>
          </table:table-cell>
          <table:table-cell office:value-type="float" office:value="336.186088" calcext:value-type="float">
            <text:p>336.186088</text:p>
          </table:table-cell>
          <table:table-cell table:formula="of:=([.E992]-[.D992])/[.D992]" office:value-type="float" office:value="0.000000261759859141056" calcext:value-type="float">
            <text:p>2.6175985914105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0.272977" calcext:value-type="float">
            <text:p>460.272977</text:p>
          </table:table-cell>
          <table:table-cell table:formula="of:=([.E993]-[.D993])/[.D993]" office:value-type="float" office:value="-0.0991907760957422" calcext:value-type="float">
            <text:p>-0.099190776095742</text:p>
          </table:table-cell>
        </table:table-row>
        <table:table-row table:style-name="ro1">
          <table:table-cell table:number-columns-repeated="3"/>
          <table:table-cell office:value-type="float" office:value="52.533" calcext:value-type="float">
            <text:p>52.533</text:p>
          </table:table-cell>
          <table:table-cell office:value-type="float" office:value="52.533005" calcext:value-type="float">
            <text:p>52.533005</text:p>
          </table:table-cell>
          <table:table-cell table:formula="of:=([.E994]-[.D994])/[.D994]" office:value-type="float" office:value="0.0000000951782689278562" calcext:value-type="float">
            <text:p>9.51782689278562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91.674449" calcext:value-type="float">
            <text:p>391.674449</text:p>
          </table:table-cell>
          <table:table-cell table:formula="of:=([.E995]-[.D995])/[.D995]" office:value-type="float" office:value="-0.233446293704925" calcext:value-type="float">
            <text:p>-0.233446293704925</text:p>
          </table:table-cell>
        </table:table-row>
        <table:table-row table:style-name="ro1">
          <table:table-cell table:number-columns-repeated="3"/>
          <table:table-cell office:value-type="float" office:value="178.472" calcext:value-type="float">
            <text:p>178.472</text:p>
          </table:table-cell>
          <table:table-cell office:value-type="float" office:value="178.471961" calcext:value-type="float">
            <text:p>178.471961</text:p>
          </table:table-cell>
          <table:table-cell table:formula="of:=([.E996]-[.D996])/[.D996]" office:value-type="float" office:value="-0.000000218521672952739" calcext:value-type="float">
            <text:p>-2.1852167295273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997]-[.D997])/[.D99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76.386" calcext:value-type="float">
            <text:p>276.386</text:p>
          </table:table-cell>
          <table:table-cell office:value-type="float" office:value="276.386387" calcext:value-type="float">
            <text:p>276.386387</text:p>
          </table:table-cell>
          <table:table-cell table:formula="of:=([.E998]-[.D998])/[.D998]" office:value-type="float" office:value="0.00000140021564040602" calcext:value-type="float">
            <text:p>1.4002156404060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7.55535" calcext:value-type="float">
            <text:p>467.55535</text:p>
          </table:table-cell>
          <table:table-cell table:formula="of:=([.E999]-[.D999])/[.D999]" office:value-type="float" office:value="-0.0849383018073999" calcext:value-type="float">
            <text:p>-0.0849383018074</text:p>
          </table:table-cell>
        </table:table-row>
        <table:table-row table:style-name="ro1">
          <table:table-cell table:number-columns-repeated="3"/>
          <table:table-cell office:value-type="float" office:value="170.029" calcext:value-type="float">
            <text:p>170.029</text:p>
          </table:table-cell>
          <table:table-cell office:value-type="float" office:value="170.028935" calcext:value-type="float">
            <text:p>170.028935</text:p>
          </table:table-cell>
          <table:table-cell table:formula="of:=([.E1000]-[.D1000])/[.D1000]" office:value-type="float" office:value="-0.000000382287727425445" calcext:value-type="float">
            <text:p>-3.8228772742544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2.572662" calcext:value-type="float">
            <text:p>402.572662</text:p>
          </table:table-cell>
          <table:table-cell table:formula="of:=([.E1001]-[.D1001])/[.D1001]" office:value-type="float" office:value="-0.21211718840211" calcext:value-type="float">
            <text:p>-0.2121171884021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02]-[.D1002])/[.D100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33.65" calcext:value-type="float">
            <text:p>233.65</text:p>
          </table:table-cell>
          <table:table-cell office:value-type="float" office:value="233.649962" calcext:value-type="float">
            <text:p>233.649962</text:p>
          </table:table-cell>
          <table:table-cell table:formula="of:=([.E1003]-[.D1003])/[.D1003]" office:value-type="float" office:value="-0.000000162636422074668" calcext:value-type="float">
            <text:p>-1.6263642207466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3.202892" calcext:value-type="float">
            <text:p>493.202892</text:p>
          </table:table-cell>
          <table:table-cell table:formula="of:=([.E1004]-[.D1004])/[.D1004]" office:value-type="float" office:value="-0.0347429969371079" calcext:value-type="float">
            <text:p>-0.034742996937108</text:p>
          </table:table-cell>
        </table:table-row>
        <table:table-row table:style-name="ro1">
          <table:table-cell table:number-columns-repeated="3"/>
          <table:table-cell office:value-type="float" office:value="234.124" calcext:value-type="float">
            <text:p>234.124</text:p>
          </table:table-cell>
          <table:table-cell office:value-type="float" office:value="234.124227" calcext:value-type="float">
            <text:p>234.124227</text:p>
          </table:table-cell>
          <table:table-cell table:formula="of:=([.E1005]-[.D1005])/[.D1005]" office:value-type="float" office:value="0.00000096957167994445" calcext:value-type="float">
            <text:p>9.6957167994445E-07</text:p>
          </table:table-cell>
        </table:table-row>
        <table:table-row table:style-name="ro1">
          <table:table-cell table:number-columns-repeated="3"/>
          <table:table-cell office:value-type="float" office:value="47.4292" calcext:value-type="float">
            <text:p>47.4292</text:p>
          </table:table-cell>
          <table:table-cell office:value-type="float" office:value="47.429186" calcext:value-type="float">
            <text:p>47.429186</text:p>
          </table:table-cell>
          <table:table-cell table:formula="of:=([.E1006]-[.D1006])/[.D1006]" office:value-type="float" office:value="-0.000000295176810913541" calcext:value-type="float">
            <text:p>-2.9517681091354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07]-[.D1007])/[.D100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53.611" calcext:value-type="float">
            <text:p>353.611</text:p>
          </table:table-cell>
          <table:table-cell office:value-type="float" office:value="353.611366" calcext:value-type="float">
            <text:p>353.611366</text:p>
          </table:table-cell>
          <table:table-cell table:formula="of:=([.E1008]-[.D1008])/[.D1008]" office:value-type="float" office:value="0.00000103503567475399" calcext:value-type="float">
            <text:p>1.03503567475399E-06</text:p>
          </table:table-cell>
        </table:table-row>
        <table:table-row table:style-name="ro1">
          <table:table-cell table:number-columns-repeated="3"/>
          <table:table-cell office:value-type="float" office:value="387.917" calcext:value-type="float">
            <text:p>387.917</text:p>
          </table:table-cell>
          <table:table-cell office:value-type="float" office:value="387.916951" calcext:value-type="float">
            <text:p>387.916951</text:p>
          </table:table-cell>
          <table:table-cell table:formula="of:=([.E1009]-[.D1009])/[.D1009]" office:value-type="float" office:value="-0.000000126315680905899" calcext:value-type="float">
            <text:p>-1.2631568090589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6.847065" calcext:value-type="float">
            <text:p>506.847065</text:p>
          </table:table-cell>
          <table:table-cell table:formula="of:=([.E1010]-[.D1010])/[.D1010]" office:value-type="float" office:value="-0.00803971974048595" calcext:value-type="float">
            <text:p>-0.008039719740486</text:p>
          </table:table-cell>
        </table:table-row>
        <table:table-row table:style-name="ro1">
          <table:table-cell table:number-columns-repeated="3"/>
          <table:table-cell office:value-type="float" office:value="8.13899" calcext:value-type="float">
            <text:p>8.13899</text:p>
          </table:table-cell>
          <table:table-cell office:value-type="float" office:value="8.138994" calcext:value-type="float">
            <text:p>8.138994</text:p>
          </table:table-cell>
          <table:table-cell table:formula="of:=([.E1011]-[.D1011])/[.D1011]" office:value-type="float" office:value="0.000000491461471332329" calcext:value-type="float">
            <text:p>4.91461471332329E-07</text:p>
          </table:table-cell>
        </table:table-row>
        <table:table-row table:style-name="ro1">
          <table:table-cell table:number-columns-repeated="3"/>
          <table:table-cell office:value-type="float" office:value="10.1906" calcext:value-type="float">
            <text:p>10.1906</text:p>
          </table:table-cell>
          <table:table-cell office:value-type="float" office:value="10.190649" calcext:value-type="float">
            <text:p>10.190649</text:p>
          </table:table-cell>
          <table:table-cell table:formula="of:=([.E1012]-[.D1012])/[.D1012]" office:value-type="float" office:value="0.0000048083527957757" calcext:value-type="float">
            <text:p>4.808352795775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6.725233" calcext:value-type="float">
            <text:p>506.725233</text:p>
          </table:table-cell>
          <table:table-cell table:formula="of:=([.E1013]-[.D1013])/[.D1013]" office:value-type="float" office:value="-0.00827815952481135" calcext:value-type="float">
            <text:p>-0.00827815952481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1.986818" calcext:value-type="float">
            <text:p>411.986818</text:p>
          </table:table-cell>
          <table:table-cell table:formula="of:=([.E1014]-[.D1014])/[.D1014]" office:value-type="float" office:value="-0.193692560010177" calcext:value-type="float">
            <text:p>-0.193692560010177</text:p>
          </table:table-cell>
        </table:table-row>
        <table:table-row table:style-name="ro1">
          <table:table-cell table:number-columns-repeated="3"/>
          <table:table-cell office:value-type="float" office:value="68.125" calcext:value-type="float">
            <text:p>68.125</text:p>
          </table:table-cell>
          <table:table-cell office:value-type="float" office:value="68.125012" calcext:value-type="float">
            <text:p>68.125012</text:p>
          </table:table-cell>
          <table:table-cell table:formula="of:=([.E1015]-[.D1015])/[.D1015]" office:value-type="float" office:value="0.000000176146788963297" calcext:value-type="float">
            <text:p>1.76146788963297E-07</text:p>
          </table:table-cell>
        </table:table-row>
        <table:table-row table:style-name="ro1">
          <table:table-cell table:number-columns-repeated="3"/>
          <table:table-cell office:value-type="float" office:value="126.781" calcext:value-type="float">
            <text:p>126.781</text:p>
          </table:table-cell>
          <table:table-cell office:value-type="float" office:value="126.781331" calcext:value-type="float">
            <text:p>126.781331</text:p>
          </table:table-cell>
          <table:table-cell table:formula="of:=([.E1016]-[.D1016])/[.D1016]" office:value-type="float" office:value="0.00000261080130294393" calcext:value-type="float">
            <text:p>2.61080130294393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17]-[.D1017])/[.D101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1.165" calcext:value-type="float">
            <text:p>41.165</text:p>
          </table:table-cell>
          <table:table-cell office:value-type="float" office:value="41.165016" calcext:value-type="float">
            <text:p>41.165016</text:p>
          </table:table-cell>
          <table:table-cell table:formula="of:=([.E1018]-[.D1018])/[.D1018]" office:value-type="float" office:value="0.000000388679703686055" calcext:value-type="float">
            <text:p>3.88679703686055E-07</text:p>
          </table:table-cell>
        </table:table-row>
        <table:table-row table:style-name="ro1">
          <table:table-cell table:number-columns-repeated="3"/>
          <table:table-cell office:value-type="float" office:value="430.552" calcext:value-type="float">
            <text:p>430.552</text:p>
          </table:table-cell>
          <table:table-cell office:value-type="float" office:value="430.55186" calcext:value-type="float">
            <text:p>430.55186</text:p>
          </table:table-cell>
          <table:table-cell table:formula="of:=([.E1019]-[.D1019])/[.D1019]" office:value-type="float" office:value="-0.000000325163975650881" calcext:value-type="float">
            <text:p>-3.25163975650881E-07</text:p>
          </table:table-cell>
        </table:table-row>
        <table:table-row table:style-name="ro1">
          <table:table-cell table:number-columns-repeated="3"/>
          <table:table-cell office:value-type="float" office:value="319.642" calcext:value-type="float">
            <text:p>319.642</text:p>
          </table:table-cell>
          <table:table-cell office:value-type="float" office:value="319.641724" calcext:value-type="float">
            <text:p>319.641724</text:p>
          </table:table-cell>
          <table:table-cell table:formula="of:=([.E1020]-[.D1020])/[.D1020]" office:value-type="float" office:value="-0.000000863466002544372" calcext:value-type="float">
            <text:p>-8.6346600254437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21]-[.D1021])/[.D102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22]-[.D1022])/[.D102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26.469562" calcext:value-type="float">
            <text:p>326.469562</text:p>
          </table:table-cell>
          <table:table-cell table:formula="of:=([.E1023]-[.D1023])/[.D1023]" office:value-type="float" office:value="-0.361060050297971" calcext:value-type="float">
            <text:p>-0.361060050297971</text:p>
          </table:table-cell>
        </table:table-row>
        <table:table-row table:style-name="ro1">
          <table:table-cell table:number-columns-repeated="3"/>
          <table:table-cell office:value-type="float" office:value="207.437" calcext:value-type="float">
            <text:p>207.437</text:p>
          </table:table-cell>
          <table:table-cell office:value-type="float" office:value="207.43684" calcext:value-type="float">
            <text:p>207.43684</text:p>
          </table:table-cell>
          <table:table-cell table:formula="of:=([.E1024]-[.D1024])/[.D1024]" office:value-type="float" office:value="-0.00000077131852091172" calcext:value-type="float">
            <text:p>-7.713185209117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25]-[.D1025])/[.D102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7.3938" calcext:value-type="float">
            <text:p>47.3938</text:p>
          </table:table-cell>
          <table:table-cell office:value-type="float" office:value="47.393798" calcext:value-type="float">
            <text:p>47.393798</text:p>
          </table:table-cell>
          <table:table-cell table:formula="of:=([.E1026]-[.D1026])/[.D1026]" office:value-type="float" office:value="-0.0000000421996126509356" calcext:value-type="float">
            <text:p>-4.21996126509356E-08</text:p>
          </table:table-cell>
        </table:table-row>
        <table:table-row table:style-name="ro1">
          <table:table-cell table:number-columns-repeated="3"/>
          <table:table-cell office:value-type="float" office:value="401.252" calcext:value-type="float">
            <text:p>401.252</text:p>
          </table:table-cell>
          <table:table-cell office:value-type="float" office:value="401.252017" calcext:value-type="float">
            <text:p>401.252017</text:p>
          </table:table-cell>
          <table:table-cell table:formula="of:=([.E1027]-[.D1027])/[.D1027]" office:value-type="float" office:value="0.0000000423673901037815" calcext:value-type="float">
            <text:p>4.23673901037815E-08</text:p>
          </table:table-cell>
        </table:table-row>
        <table:table-row table:style-name="ro1">
          <table:table-cell table:number-columns-repeated="3"/>
          <table:table-cell office:value-type="float" office:value="507.306" calcext:value-type="float">
            <text:p>507.306</text:p>
          </table:table-cell>
          <table:table-cell office:value-type="float" office:value="459.177379" calcext:value-type="float">
            <text:p>459.177379</text:p>
          </table:table-cell>
          <table:table-cell table:formula="of:=([.E1028]-[.D1028])/[.D1028]" office:value-type="float" office:value="-0.0948709871359692" calcext:value-type="float">
            <text:p>-0.09487098713596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29]-[.D1029])/[.D102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7.362156" calcext:value-type="float">
            <text:p>417.362156</text:p>
          </table:table-cell>
          <table:table-cell table:formula="of:=([.E1030]-[.D1030])/[.D1030]" office:value-type="float" office:value="-0.183172381129454" calcext:value-type="float">
            <text:p>-0.18317238112945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1.087018" calcext:value-type="float">
            <text:p>451.087018</text:p>
          </table:table-cell>
          <table:table-cell table:formula="of:=([.E1031]-[.D1031])/[.D1031]" office:value-type="float" office:value="-0.117168795686509" calcext:value-type="float">
            <text:p>-0.11716879568650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8.140459" calcext:value-type="float">
            <text:p>418.140459</text:p>
          </table:table-cell>
          <table:table-cell table:formula="of:=([.E1032]-[.D1032])/[.D1032]" office:value-type="float" office:value="-0.181649149142292" calcext:value-type="float">
            <text:p>-0.181649149142292</text:p>
          </table:table-cell>
        </table:table-row>
        <table:table-row table:style-name="ro1">
          <table:table-cell table:number-columns-repeated="3"/>
          <table:table-cell office:value-type="float" office:value="467.201" calcext:value-type="float">
            <text:p>467.201</text:p>
          </table:table-cell>
          <table:table-cell office:value-type="float" office:value="492.25469" calcext:value-type="float">
            <text:p>492.25469</text:p>
          </table:table-cell>
          <table:table-cell table:formula="of:=([.E1033]-[.D1033])/[.D1033]" office:value-type="float" office:value="0.0536250778572819" calcext:value-type="float">
            <text:p>0.05362507785728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2.246717" calcext:value-type="float">
            <text:p>482.246717</text:p>
          </table:table-cell>
          <table:table-cell table:formula="of:=([.E1034]-[.D1034])/[.D1034]" office:value-type="float" office:value="-0.056185540801049" calcext:value-type="float">
            <text:p>-0.05618554080104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35]-[.D1035])/[.D103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83.094454" calcext:value-type="float">
            <text:p>383.094454</text:p>
          </table:table-cell>
          <table:table-cell table:formula="of:=([.E1036]-[.D1036])/[.D1036]" office:value-type="float" office:value="-0.250238369328023" calcext:value-type="float">
            <text:p>-0.25023836932802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1.99085" calcext:value-type="float">
            <text:p>451.99085</text:p>
          </table:table-cell>
          <table:table-cell table:formula="of:=([.E1037]-[.D1037])/[.D1037]" office:value-type="float" office:value="-0.115399888444188" calcext:value-type="float">
            <text:p>-0.11539988844418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4.094191" calcext:value-type="float">
            <text:p>474.094191</text:p>
          </table:table-cell>
          <table:table-cell table:formula="of:=([.E1038]-[.D1038])/[.D1038]" office:value-type="float" office:value="-0.0721410085036842" calcext:value-type="float">
            <text:p>-0.072141008503684</text:p>
          </table:table-cell>
        </table:table-row>
        <table:table-row table:style-name="ro1">
          <table:table-cell table:number-columns-repeated="3"/>
          <table:table-cell office:value-type="float" office:value="142.795" calcext:value-type="float">
            <text:p>142.795</text:p>
          </table:table-cell>
          <table:table-cell office:value-type="float" office:value="142.794577" calcext:value-type="float">
            <text:p>142.794577</text:p>
          </table:table-cell>
          <table:table-cell table:formula="of:=([.E1039]-[.D1039])/[.D1039]" office:value-type="float" office:value="-0.00000296228859542443" calcext:value-type="float">
            <text:p>-2.96228859542443E-06</text:p>
          </table:table-cell>
        </table:table-row>
        <table:table-row table:style-name="ro1">
          <table:table-cell table:number-columns-repeated="3"/>
          <table:table-cell office:value-type="float" office:value="372.215" calcext:value-type="float">
            <text:p>372.215</text:p>
          </table:table-cell>
          <table:table-cell office:value-type="float" office:value="372.21465" calcext:value-type="float">
            <text:p>372.21465</text:p>
          </table:table-cell>
          <table:table-cell table:formula="of:=([.E1040]-[.D1040])/[.D1040]" office:value-type="float" office:value="-0.000000940316752331277" calcext:value-type="float">
            <text:p>-9.40316752331277E-07</text:p>
          </table:table-cell>
        </table:table-row>
        <table:table-row table:style-name="ro1">
          <table:table-cell table:number-columns-repeated="3"/>
          <table:table-cell office:value-type="float" office:value="251.557" calcext:value-type="float">
            <text:p>251.557</text:p>
          </table:table-cell>
          <table:table-cell office:value-type="float" office:value="251.556984" calcext:value-type="float">
            <text:p>251.556984</text:p>
          </table:table-cell>
          <table:table-cell table:formula="of:=([.E1041]-[.D1041])/[.D1041]" office:value-type="float" office:value="-0.0000000636038750184872" calcext:value-type="float">
            <text:p>-6.36038750184872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42]-[.D1042])/[.D104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17.271321" calcext:value-type="float">
            <text:p>217.271321</text:p>
          </table:table-cell>
          <table:table-cell table:formula="of:=([.E1043]-[.D1043])/[.D1043]" office:value-type="float" office:value="-0.574774058380875" calcext:value-type="float">
            <text:p>-0.574774058380875</text:p>
          </table:table-cell>
        </table:table-row>
        <table:table-row table:style-name="ro1">
          <table:table-cell table:number-columns-repeated="3"/>
          <table:table-cell office:value-type="float" office:value="38.7836" calcext:value-type="float">
            <text:p>38.7836</text:p>
          </table:table-cell>
          <table:table-cell office:value-type="float" office:value="38.783636" calcext:value-type="float">
            <text:p>38.783636</text:p>
          </table:table-cell>
          <table:table-cell table:formula="of:=([.E1044]-[.D1044])/[.D1044]" office:value-type="float" office:value="0.000000928227395122662" calcext:value-type="float">
            <text:p>9.2822739512266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80.079621" calcext:value-type="float">
            <text:p>380.079621</text:p>
          </table:table-cell>
          <table:table-cell table:formula="of:=([.E1045]-[.D1045])/[.D1045]" office:value-type="float" office:value="-0.256138757816246" calcext:value-type="float">
            <text:p>-0.25613875781624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46]-[.D1046])/[.D104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66.552259" calcext:value-type="float">
            <text:p>366.552259</text:p>
          </table:table-cell>
          <table:table-cell table:formula="of:=([.E1047]-[.D1047])/[.D1047]" office:value-type="float" office:value="-0.28261342192561" calcext:value-type="float">
            <text:p>-0.28261342192561</text:p>
          </table:table-cell>
        </table:table-row>
        <table:table-row table:style-name="ro1">
          <table:table-cell table:number-columns-repeated="3"/>
          <table:table-cell office:value-type="float" office:value="314.535" calcext:value-type="float">
            <text:p>314.535</text:p>
          </table:table-cell>
          <table:table-cell office:value-type="float" office:value="314.534575" calcext:value-type="float">
            <text:p>314.534575</text:p>
          </table:table-cell>
          <table:table-cell table:formula="of:=([.E1048]-[.D1048])/[.D1048]" office:value-type="float" office:value="-0.00000135120097924556" calcext:value-type="float">
            <text:p>-1.35120097924556E-06</text:p>
          </table:table-cell>
        </table:table-row>
        <table:table-row table:style-name="ro1">
          <table:table-cell table:number-columns-repeated="3"/>
          <table:table-cell office:value-type="float" office:value="302.821" calcext:value-type="float">
            <text:p>302.821</text:p>
          </table:table-cell>
          <table:table-cell office:value-type="float" office:value="302.821241" calcext:value-type="float">
            <text:p>302.821241</text:p>
          </table:table-cell>
          <table:table-cell table:formula="of:=([.E1049]-[.D1049])/[.D1049]" office:value-type="float" office:value="0.000000795849693251022" calcext:value-type="float">
            <text:p>7.9584969325102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6.916958" calcext:value-type="float">
            <text:p>406.916958</text:p>
          </table:table-cell>
          <table:table-cell table:formula="of:=([.E1050]-[.D1050])/[.D1050]" office:value-type="float" office:value="-0.203614881936765" calcext:value-type="float">
            <text:p>-0.203614881936765</text:p>
          </table:table-cell>
        </table:table-row>
        <table:table-row table:style-name="ro1">
          <table:table-cell table:number-columns-repeated="3"/>
          <table:table-cell office:value-type="float" office:value="89.5461" calcext:value-type="float">
            <text:p>89.5461</text:p>
          </table:table-cell>
          <table:table-cell office:value-type="float" office:value="89.546087" calcext:value-type="float">
            <text:p>89.546087</text:p>
          </table:table-cell>
          <table:table-cell table:formula="of:=([.E1051]-[.D1051])/[.D1051]" office:value-type="float" office:value="-0.000000145176618474728" calcext:value-type="float">
            <text:p>-1.45176618474728E-07</text:p>
          </table:table-cell>
        </table:table-row>
        <table:table-row table:style-name="ro1">
          <table:table-cell table:number-columns-repeated="3"/>
          <table:table-cell office:value-type="float" office:value="21.0716" calcext:value-type="float">
            <text:p>21.0716</text:p>
          </table:table-cell>
          <table:table-cell office:value-type="float" office:value="21.071614" calcext:value-type="float">
            <text:p>21.071614</text:p>
          </table:table-cell>
          <table:table-cell table:formula="of:=([.E1052]-[.D1052])/[.D1052]" office:value-type="float" office:value="0.000000664401374370268" calcext:value-type="float">
            <text:p>6.64401374370268E-07</text:p>
          </table:table-cell>
        </table:table-row>
        <table:table-row table:style-name="ro1">
          <table:table-cell table:number-columns-repeated="3"/>
          <table:table-cell office:value-type="float" office:value="357.69" calcext:value-type="float">
            <text:p>357.69</text:p>
          </table:table-cell>
          <table:table-cell office:value-type="float" office:value="357.689617" calcext:value-type="float">
            <text:p>357.689617</text:p>
          </table:table-cell>
          <table:table-cell table:formula="of:=([.E1053]-[.D1053])/[.D1053]" office:value-type="float" office:value="-0.00000107075959629667" calcext:value-type="float">
            <text:p>-1.07075959629667E-06</text:p>
          </table:table-cell>
        </table:table-row>
        <table:table-row table:style-name="ro1">
          <table:table-cell table:number-columns-repeated="3"/>
          <table:table-cell office:value-type="float" office:value="130.79" calcext:value-type="float">
            <text:p>130.79</text:p>
          </table:table-cell>
          <table:table-cell office:value-type="float" office:value="130.789554" calcext:value-type="float">
            <text:p>130.789554</text:p>
          </table:table-cell>
          <table:table-cell table:formula="of:=([.E1054]-[.D1054])/[.D1054]" office:value-type="float" office:value="-0.00000341004663951682" calcext:value-type="float">
            <text:p>-3.4100466395168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6.339998" calcext:value-type="float">
            <text:p>466.339998</text:p>
          </table:table-cell>
          <table:table-cell table:formula="of:=([.E1055]-[.D1055])/[.D1055]" office:value-type="float" office:value="-0.087316890919944" calcext:value-type="float">
            <text:p>-0.08731689091994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56]-[.D1056])/[.D105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57]-[.D1057])/[.D105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58]-[.D1058])/[.D105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5.424366" calcext:value-type="float">
            <text:p>475.424366</text:p>
          </table:table-cell>
          <table:table-cell table:formula="of:=([.E1059]-[.D1059])/[.D1059]" office:value-type="float" office:value="-0.0695376970574707" calcext:value-type="float">
            <text:p>-0.069537697057471</text:p>
          </table:table-cell>
        </table:table-row>
        <table:table-row table:style-name="ro1">
          <table:table-cell table:number-columns-repeated="3"/>
          <table:table-cell office:value-type="float" office:value="177.793" calcext:value-type="float">
            <text:p>177.793</text:p>
          </table:table-cell>
          <table:table-cell office:value-type="float" office:value="177.793441" calcext:value-type="float">
            <text:p>177.793441</text:p>
          </table:table-cell>
          <table:table-cell table:formula="of:=([.E1060]-[.D1060])/[.D1060]" office:value-type="float" office:value="0.00000248041261464191" calcext:value-type="float">
            <text:p>2.4804126146419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9.379241" calcext:value-type="float">
            <text:p>479.379241</text:p>
          </table:table-cell>
          <table:table-cell table:formula="of:=([.E1061]-[.D1061])/[.D1061]" office:value-type="float" office:value="-0.0617975340294155" calcext:value-type="float">
            <text:p>-0.06179753402941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9.87873" calcext:value-type="float">
            <text:p>459.87873</text:p>
          </table:table-cell>
          <table:table-cell table:formula="of:=([.E1062]-[.D1062])/[.D1062]" office:value-type="float" office:value="-0.0999623645917937" calcext:value-type="float">
            <text:p>-0.09996236459179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2.746292" calcext:value-type="float">
            <text:p>492.746292</text:p>
          </table:table-cell>
          <table:table-cell table:formula="of:=([.E1063]-[.D1063])/[.D1063]" office:value-type="float" office:value="-0.0356366177060602" calcext:value-type="float">
            <text:p>-0.035636617706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8.321228" calcext:value-type="float">
            <text:p>478.321228</text:p>
          </table:table-cell>
          <table:table-cell table:formula="of:=([.E1064]-[.D1064])/[.D1064]" office:value-type="float" office:value="-0.0638681919151392" calcext:value-type="float">
            <text:p>-0.063868191915139</text:p>
          </table:table-cell>
        </table:table-row>
        <table:table-row table:style-name="ro1">
          <table:table-cell table:number-columns-repeated="3"/>
          <table:table-cell office:value-type="float" office:value="484.755" calcext:value-type="float">
            <text:p>484.755</text:p>
          </table:table-cell>
          <table:table-cell office:value-type="float" office:value="510.954988" calcext:value-type="float">
            <text:p>510.954988</text:p>
          </table:table-cell>
          <table:table-cell table:formula="of:=([.E1065]-[.D1065])/[.D1065]" office:value-type="float" office:value="0.054047896360017" calcext:value-type="float">
            <text:p>0.054047896360017</text:p>
          </table:table-cell>
        </table:table-row>
        <table:table-row table:style-name="ro1">
          <table:table-cell table:number-columns-repeated="3"/>
          <table:table-cell office:value-type="float" office:value="367.723" calcext:value-type="float">
            <text:p>367.723</text:p>
          </table:table-cell>
          <table:table-cell office:value-type="float" office:value="367.723214" calcext:value-type="float">
            <text:p>367.723214</text:p>
          </table:table-cell>
          <table:table-cell table:formula="of:=([.E1066]-[.D1066])/[.D1066]" office:value-type="float" office:value="0.00000058195979030763" calcext:value-type="float">
            <text:p>5.8195979030763E-07</text:p>
          </table:table-cell>
        </table:table-row>
        <table:table-row table:style-name="ro1">
          <table:table-cell table:number-columns-repeated="3"/>
          <table:table-cell office:value-type="float" office:value="424.89" calcext:value-type="float">
            <text:p>424.89</text:p>
          </table:table-cell>
          <table:table-cell office:value-type="float" office:value="424.89049" calcext:value-type="float">
            <text:p>424.89049</text:p>
          </table:table-cell>
          <table:table-cell table:formula="of:=([.E1067]-[.D1067])/[.D1067]" office:value-type="float" office:value="0.00000115323966206177" calcext:value-type="float">
            <text:p>1.15323966206177E-06</text:p>
          </table:table-cell>
        </table:table-row>
        <table:table-row table:style-name="ro1">
          <table:table-cell table:number-columns-repeated="3"/>
          <table:table-cell office:value-type="float" office:value="68.559" calcext:value-type="float">
            <text:p>68.559</text:p>
          </table:table-cell>
          <table:table-cell office:value-type="float" office:value="68.559003" calcext:value-type="float">
            <text:p>68.559003</text:p>
          </table:table-cell>
          <table:table-cell table:formula="of:=([.E1068]-[.D1068])/[.D1068]" office:value-type="float" office:value="0.0000000437579312218175" calcext:value-type="float">
            <text:p>4.37579312218175E-08</text:p>
          </table:table-cell>
        </table:table-row>
        <table:table-row table:style-name="ro1">
          <table:table-cell table:number-columns-repeated="3"/>
          <table:table-cell office:value-type="float" office:value="44.269" calcext:value-type="float">
            <text:p>44.269</text:p>
          </table:table-cell>
          <table:table-cell office:value-type="float" office:value="44.26898" calcext:value-type="float">
            <text:p>44.26898</text:p>
          </table:table-cell>
          <table:table-cell table:formula="of:=([.E1069]-[.D1069])/[.D1069]" office:value-type="float" office:value="-0.000000451783415013731" calcext:value-type="float">
            <text:p>-4.51783415013731E-07</text:p>
          </table:table-cell>
        </table:table-row>
        <table:table-row table:style-name="ro1">
          <table:table-cell table:number-columns-repeated="3"/>
          <table:table-cell office:value-type="float" office:value="134.816" calcext:value-type="float">
            <text:p>134.816</text:p>
          </table:table-cell>
          <table:table-cell office:value-type="float" office:value="134.815535" calcext:value-type="float">
            <text:p>134.815535</text:p>
          </table:table-cell>
          <table:table-cell table:formula="of:=([.E1070]-[.D1070])/[.D1070]" office:value-type="float" office:value="-0.00000344914550195287" calcext:value-type="float">
            <text:p>-3.4491455019528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71]-[.D1071])/[.D107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32.418" calcext:value-type="float">
            <text:p>332.418</text:p>
          </table:table-cell>
          <table:table-cell office:value-type="float" office:value="332.41833" calcext:value-type="float">
            <text:p>332.41833</text:p>
          </table:table-cell>
          <table:table-cell table:formula="of:=([.E1072]-[.D1072])/[.D1072]" office:value-type="float" office:value="0.000000992726025725085" calcext:value-type="float">
            <text:p>9.9272602572508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0.238828" calcext:value-type="float">
            <text:p>440.238828</text:p>
          </table:table-cell>
          <table:table-cell table:formula="of:=([.E1073]-[.D1073])/[.D1073]" office:value-type="float" office:value="-0.1384" calcext:value-type="float">
            <text:p>-0.1384</text:p>
          </table:table-cell>
        </table:table-row>
        <table:table-row table:style-name="ro1">
          <table:table-cell table:number-columns-repeated="3"/>
          <table:table-cell office:value-type="float" office:value="417.908" calcext:value-type="float">
            <text:p>417.908</text:p>
          </table:table-cell>
          <table:table-cell office:value-type="float" office:value="417.908212" calcext:value-type="float">
            <text:p>417.908212</text:p>
          </table:table-cell>
          <table:table-cell table:formula="of:=([.E1074]-[.D1074])/[.D1074]" office:value-type="float" office:value="0.000000507288685491405" calcext:value-type="float">
            <text:p>5.0728868549140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3.316435" calcext:value-type="float">
            <text:p>453.316435</text:p>
          </table:table-cell>
          <table:table-cell table:formula="of:=([.E1075]-[.D1075])/[.D1075]" office:value-type="float" office:value="-0.112805560176532" calcext:value-type="float">
            <text:p>-0.112805560176532</text:p>
          </table:table-cell>
        </table:table-row>
        <table:table-row table:style-name="ro1">
          <table:table-cell table:number-columns-repeated="3"/>
          <table:table-cell office:value-type="float" office:value="300.276" calcext:value-type="float">
            <text:p>300.276</text:p>
          </table:table-cell>
          <table:table-cell office:value-type="float" office:value="300.27627" calcext:value-type="float">
            <text:p>300.27627</text:p>
          </table:table-cell>
          <table:table-cell table:formula="of:=([.E1076]-[.D1076])/[.D1076]" office:value-type="float" office:value="0.000000899172761061279" calcext:value-type="float">
            <text:p>8.99172761061279E-07</text:p>
          </table:table-cell>
        </table:table-row>
        <table:table-row table:style-name="ro1">
          <table:table-cell table:number-columns-repeated="3"/>
          <table:table-cell office:value-type="float" office:value="473.602" calcext:value-type="float">
            <text:p>473.602</text:p>
          </table:table-cell>
          <table:table-cell office:value-type="float" office:value="473.601839" calcext:value-type="float">
            <text:p>473.601839</text:p>
          </table:table-cell>
          <table:table-cell table:formula="of:=([.E1077]-[.D1077])/[.D1077]" office:value-type="float" office:value="-0.000000339947888715457" calcext:value-type="float">
            <text:p>-3.3994788871545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3.549131" calcext:value-type="float">
            <text:p>433.549131</text:p>
          </table:table-cell>
          <table:table-cell table:formula="of:=([.E1078]-[.D1078])/[.D1078]" office:value-type="float" office:value="-0.151492536524743" calcext:value-type="float">
            <text:p>-0.15149253652474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79]-[.D1079])/[.D107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44.792" calcext:value-type="float">
            <text:p>244.792</text:p>
          </table:table-cell>
          <table:table-cell office:value-type="float" office:value="244.791551" calcext:value-type="float">
            <text:p>244.791551</text:p>
          </table:table-cell>
          <table:table-cell table:formula="of:=([.E1080]-[.D1080])/[.D1080]" office:value-type="float" office:value="-0.00000183421026832271" calcext:value-type="float">
            <text:p>-1.83421026832271E-06</text:p>
          </table:table-cell>
        </table:table-row>
        <table:table-row table:style-name="ro1">
          <table:table-cell table:number-columns-repeated="3"/>
          <table:table-cell office:value-type="float" office:value="380.44" calcext:value-type="float">
            <text:p>380.44</text:p>
          </table:table-cell>
          <table:table-cell office:value-type="float" office:value="380.440442" calcext:value-type="float">
            <text:p>380.440442</text:p>
          </table:table-cell>
          <table:table-cell table:formula="of:=([.E1081]-[.D1081])/[.D1081]" office:value-type="float" office:value="0.00000116181263805311" calcext:value-type="float">
            <text:p>1.1618126380531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2.028892" calcext:value-type="float">
            <text:p>492.028892</text:p>
          </table:table-cell>
          <table:table-cell table:formula="of:=([.E1082]-[.D1082])/[.D1082]" office:value-type="float" office:value="-0.0370406552436124" calcext:value-type="float">
            <text:p>-0.03704065524361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5.432945" calcext:value-type="float">
            <text:p>505.432945</text:p>
          </table:table-cell>
          <table:table-cell table:formula="of:=([.E1083]-[.D1083])/[.D1083]" office:value-type="float" office:value="-0.0108073215840925" calcext:value-type="float">
            <text:p>-0.01080732158409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84]-[.D1084])/[.D108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92.533" calcext:value-type="float">
            <text:p>392.533</text:p>
          </table:table-cell>
          <table:table-cell office:value-type="float" office:value="392.53344" calcext:value-type="float">
            <text:p>392.53344</text:p>
          </table:table-cell>
          <table:table-cell table:formula="of:=([.E1085]-[.D1085])/[.D1085]" office:value-type="float" office:value="0.00000112092486483718" calcext:value-type="float">
            <text:p>1.1209248648371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86]-[.D1086])/[.D108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43.719" calcext:value-type="float">
            <text:p>443.719</text:p>
          </table:table-cell>
          <table:table-cell office:value-type="float" office:value="443.71903" calcext:value-type="float">
            <text:p>443.71903</text:p>
          </table:table-cell>
          <table:table-cell table:formula="of:=([.E1087]-[.D1087])/[.D1087]" office:value-type="float" office:value="0.0000000676103569626288" calcext:value-type="float">
            <text:p>6.76103569626288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88]-[.D1088])/[.D108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00.051" calcext:value-type="float">
            <text:p>400.051</text:p>
          </table:table-cell>
          <table:table-cell office:value-type="float" office:value="400.051138" calcext:value-type="float">
            <text:p>400.051138</text:p>
          </table:table-cell>
          <table:table-cell table:formula="of:=([.E1089]-[.D1089])/[.D1089]" office:value-type="float" office:value="0.000000344956018089304" calcext:value-type="float">
            <text:p>3.44956018089304E-07</text:p>
          </table:table-cell>
        </table:table-row>
        <table:table-row table:style-name="ro1">
          <table:table-cell table:number-columns-repeated="3"/>
          <table:table-cell office:value-type="float" office:value="304.308" calcext:value-type="float">
            <text:p>304.308</text:p>
          </table:table-cell>
          <table:table-cell office:value-type="float" office:value="304.308172" calcext:value-type="float">
            <text:p>304.308172</text:p>
          </table:table-cell>
          <table:table-cell table:formula="of:=([.E1090]-[.D1090])/[.D1090]" office:value-type="float" office:value="0.000000565216819868321" calcext:value-type="float">
            <text:p>5.65216819868321E-07</text:p>
          </table:table-cell>
        </table:table-row>
        <table:table-row table:style-name="ro1">
          <table:table-cell table:number-columns-repeated="3"/>
          <table:table-cell office:value-type="float" office:value="180.799" calcext:value-type="float">
            <text:p>180.799</text:p>
          </table:table-cell>
          <table:table-cell office:value-type="float" office:value="180.798677" calcext:value-type="float">
            <text:p>180.798677</text:p>
          </table:table-cell>
          <table:table-cell table:formula="of:=([.E1091]-[.D1091])/[.D1091]" office:value-type="float" office:value="-0.00000178651430599026" calcext:value-type="float">
            <text:p>-1.7865143059902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92]-[.D1092])/[.D109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093]-[.D1093])/[.D109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65.33307" calcext:value-type="float">
            <text:p>365.33307</text:p>
          </table:table-cell>
          <table:table-cell table:formula="of:=([.E1094]-[.D1094])/[.D1094]" office:value-type="float" office:value="-0.28499952050572" calcext:value-type="float">
            <text:p>-0.28499952050572</text:p>
          </table:table-cell>
        </table:table-row>
        <table:table-row table:style-name="ro1">
          <table:table-cell table:number-columns-repeated="3"/>
          <table:table-cell office:value-type="float" office:value="509.117" calcext:value-type="float">
            <text:p>509.117</text:p>
          </table:table-cell>
          <table:table-cell office:value-type="float" office:value="410.4684" calcext:value-type="float">
            <text:p>410.4684</text:p>
          </table:table-cell>
          <table:table-cell table:formula="of:=([.E1095]-[.D1095])/[.D1095]" office:value-type="float" office:value="-0.193764105303889" calcext:value-type="float">
            <text:p>-0.193764105303889</text:p>
          </table:table-cell>
        </table:table-row>
        <table:table-row table:style-name="ro1">
          <table:table-cell table:number-columns-repeated="3"/>
          <table:table-cell office:value-type="float" office:value="191.497" calcext:value-type="float">
            <text:p>191.497</text:p>
          </table:table-cell>
          <table:table-cell office:value-type="float" office:value="191.496781" calcext:value-type="float">
            <text:p>191.496781</text:p>
          </table:table-cell>
          <table:table-cell table:formula="of:=([.E1096]-[.D1096])/[.D1096]" office:value-type="float" office:value="-0.00000114362104897472" calcext:value-type="float">
            <text:p>-1.14362104897472E-06</text:p>
          </table:table-cell>
        </table:table-row>
        <table:table-row table:style-name="ro1">
          <table:table-cell table:number-columns-repeated="3"/>
          <table:table-cell office:value-type="float" office:value="421.627" calcext:value-type="float">
            <text:p>421.627</text:p>
          </table:table-cell>
          <table:table-cell office:value-type="float" office:value="421.627278" calcext:value-type="float">
            <text:p>421.627278</text:p>
          </table:table-cell>
          <table:table-cell table:formula="of:=([.E1097]-[.D1097])/[.D1097]" office:value-type="float" office:value="0.000000659350563365815" calcext:value-type="float">
            <text:p>6.59350563365815E-07</text:p>
          </table:table-cell>
        </table:table-row>
        <table:table-row table:style-name="ro1">
          <table:table-cell table:number-columns-repeated="3"/>
          <table:table-cell office:value-type="float" office:value="264.274" calcext:value-type="float">
            <text:p>264.274</text:p>
          </table:table-cell>
          <table:table-cell office:value-type="float" office:value="264.274468" calcext:value-type="float">
            <text:p>264.274468</text:p>
          </table:table-cell>
          <table:table-cell table:formula="of:=([.E1098]-[.D1098])/[.D1098]" office:value-type="float" office:value="0.00000177088930432856" calcext:value-type="float">
            <text:p>1.77088930432856E-06</text:p>
          </table:table-cell>
        </table:table-row>
        <table:table-row table:style-name="ro1">
          <table:table-cell table:number-columns-repeated="3"/>
          <table:table-cell office:value-type="float" office:value="76.2318" calcext:value-type="float">
            <text:p>76.2318</text:p>
          </table:table-cell>
          <table:table-cell office:value-type="float" office:value="76.23184" calcext:value-type="float">
            <text:p>76.23184</text:p>
          </table:table-cell>
          <table:table-cell table:formula="of:=([.E1099]-[.D1099])/[.D1099]" office:value-type="float" office:value="0.000000524715407461003" calcext:value-type="float">
            <text:p>5.24715407461003E-07</text:p>
          </table:table-cell>
        </table:table-row>
        <table:table-row table:style-name="ro1">
          <table:table-cell table:number-columns-repeated="3"/>
          <table:table-cell office:value-type="float" office:value="327.871" calcext:value-type="float">
            <text:p>327.871</text:p>
          </table:table-cell>
          <table:table-cell office:value-type="float" office:value="327.870669" calcext:value-type="float">
            <text:p>327.870669</text:p>
          </table:table-cell>
          <table:table-cell table:formula="of:=([.E1100]-[.D1100])/[.D1100]" office:value-type="float" office:value="-0.00000100954338736916" calcext:value-type="float">
            <text:p>-1.0095433873691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6.997425" calcext:value-type="float">
            <text:p>506.997425</text:p>
          </table:table-cell>
          <table:table-cell table:formula="of:=([.E1101]-[.D1101])/[.D1101]" office:value-type="float" office:value="-0.00774544725073629" calcext:value-type="float">
            <text:p>-0.007745447250736</text:p>
          </table:table-cell>
        </table:table-row>
        <table:table-row table:style-name="ro1">
          <table:table-cell table:number-columns-repeated="3"/>
          <table:table-cell office:value-type="float" office:value="153.887" calcext:value-type="float">
            <text:p>153.887</text:p>
          </table:table-cell>
          <table:table-cell office:value-type="float" office:value="153.886754" calcext:value-type="float">
            <text:p>153.886754</text:p>
          </table:table-cell>
          <table:table-cell table:formula="of:=([.E1102]-[.D1102])/[.D1102]" office:value-type="float" office:value="-0.0000015985755782112" calcext:value-type="float">
            <text:p>-1.598575578211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43.226332" calcext:value-type="float">
            <text:p>343.226332</text:p>
          </table:table-cell>
          <table:table-cell table:formula="of:=([.E1103]-[.D1103])/[.D1103]" office:value-type="float" office:value="-0.328265048781204" calcext:value-type="float">
            <text:p>-0.328265048781204</text:p>
          </table:table-cell>
        </table:table-row>
        <table:table-row table:style-name="ro1">
          <table:table-cell table:number-columns-repeated="3"/>
          <table:table-cell office:value-type="float" office:value="391.793" calcext:value-type="float">
            <text:p>391.793</text:p>
          </table:table-cell>
          <table:table-cell office:value-type="float" office:value="391.792757" calcext:value-type="float">
            <text:p>391.792757</text:p>
          </table:table-cell>
          <table:table-cell table:formula="of:=([.E1104]-[.D1104])/[.D1104]" office:value-type="float" office:value="-0.00000062022547623812" calcext:value-type="float">
            <text:p>-6.2022547623812E-07</text:p>
          </table:table-cell>
        </table:table-row>
        <table:table-row table:style-name="ro1">
          <table:table-cell table:number-columns-repeated="3"/>
          <table:table-cell office:value-type="float" office:value="344.477" calcext:value-type="float">
            <text:p>344.477</text:p>
          </table:table-cell>
          <table:table-cell office:value-type="float" office:value="344.476636" calcext:value-type="float">
            <text:p>344.476636</text:p>
          </table:table-cell>
          <table:table-cell table:formula="of:=([.E1105]-[.D1105])/[.D1105]" office:value-type="float" office:value="-0.00000105667432075431" calcext:value-type="float">
            <text:p>-1.05667432075431E-06</text:p>
          </table:table-cell>
        </table:table-row>
        <table:table-row table:style-name="ro1">
          <table:table-cell table:number-columns-repeated="3"/>
          <table:table-cell office:value-type="float" office:value="416.228" calcext:value-type="float">
            <text:p>416.228</text:p>
          </table:table-cell>
          <table:table-cell office:value-type="float" office:value="416.228445" calcext:value-type="float">
            <text:p>416.228445</text:p>
          </table:table-cell>
          <table:table-cell table:formula="of:=([.E1106]-[.D1106])/[.D1106]" office:value-type="float" office:value="0.00000106912557543786" calcext:value-type="float">
            <text:p>1.06912557543786E-06</text:p>
          </table:table-cell>
        </table:table-row>
        <table:table-row table:style-name="ro1">
          <table:table-cell table:number-columns-repeated="3"/>
          <table:table-cell office:value-type="float" office:value="406.929" calcext:value-type="float">
            <text:p>406.929</text:p>
          </table:table-cell>
          <table:table-cell office:value-type="float" office:value="406.928884" calcext:value-type="float">
            <text:p>406.928884</text:p>
          </table:table-cell>
          <table:table-cell table:formula="of:=([.E1107]-[.D1107])/[.D1107]" office:value-type="float" office:value="-0.000000285062013253775" calcext:value-type="float">
            <text:p>-2.8506201325377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08]-[.D1108])/[.D110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09]-[.D1109])/[.D110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0.339201" calcext:value-type="float">
            <text:p>470.339201</text:p>
          </table:table-cell>
          <table:table-cell table:formula="of:=([.E1110]-[.D1110])/[.D1110]" office:value-type="float" office:value="-0.0794899726981828" calcext:value-type="float">
            <text:p>-0.07948997269818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1.709813" calcext:value-type="float">
            <text:p>401.709813</text:p>
          </table:table-cell>
          <table:table-cell table:formula="of:=([.E1111]-[.D1111])/[.D1111]" office:value-type="float" office:value="-0.213805887015491" calcext:value-type="float">
            <text:p>-0.21380588701549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0.209975" calcext:value-type="float">
            <text:p>450.209975</text:p>
          </table:table-cell>
          <table:table-cell table:formula="of:=([.E1112]-[.D1112])/[.D1112]" office:value-type="float" office:value="-0.118885273654236" calcext:value-type="float">
            <text:p>-0.118885273654236</text:p>
          </table:table-cell>
        </table:table-row>
        <table:table-row table:style-name="ro1">
          <table:table-cell table:number-columns-repeated="3"/>
          <table:table-cell office:value-type="float" office:value="288.748" calcext:value-type="float">
            <text:p>288.748</text:p>
          </table:table-cell>
          <table:table-cell office:value-type="float" office:value="288.748461" calcext:value-type="float">
            <text:p>288.748461</text:p>
          </table:table-cell>
          <table:table-cell table:formula="of:=([.E1113]-[.D1113])/[.D1113]" office:value-type="float" office:value="0.00000159654785498012" calcext:value-type="float">
            <text:p>1.59654785498012E-06</text:p>
          </table:table-cell>
        </table:table-row>
        <table:table-row table:style-name="ro1">
          <table:table-cell table:number-columns-repeated="3"/>
          <table:table-cell office:value-type="float" office:value="83.1292" calcext:value-type="float">
            <text:p>83.1292</text:p>
          </table:table-cell>
          <table:table-cell office:value-type="float" office:value="83.129169" calcext:value-type="float">
            <text:p>83.129169</text:p>
          </table:table-cell>
          <table:table-cell table:formula="of:=([.E1114]-[.D1114])/[.D1114]" office:value-type="float" office:value="-0.000000372913488795595" calcext:value-type="float">
            <text:p>-3.72913488795595E-07</text:p>
          </table:table-cell>
        </table:table-row>
        <table:table-row table:style-name="ro1">
          <table:table-cell table:number-columns-repeated="3"/>
          <table:table-cell office:value-type="float" office:value="503.006" calcext:value-type="float">
            <text:p>503.006</text:p>
          </table:table-cell>
          <table:table-cell office:value-type="float" office:value="491.454645" calcext:value-type="float">
            <text:p>491.454645</text:p>
          </table:table-cell>
          <table:table-cell table:formula="of:=([.E1115]-[.D1115])/[.D1115]" office:value-type="float" office:value="-0.0229646465449715" calcext:value-type="float">
            <text:p>-0.02296464654497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16]-[.D1116])/[.D111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17]-[.D1117])/[.D111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40.922" calcext:value-type="float">
            <text:p>140.922</text:p>
          </table:table-cell>
          <table:table-cell office:value-type="float" office:value="140.922453" calcext:value-type="float">
            <text:p>140.922453</text:p>
          </table:table-cell>
          <table:table-cell table:formula="of:=([.E1118]-[.D1118])/[.D1118]" office:value-type="float" office:value="0.00000321454421590066" calcext:value-type="float">
            <text:p>3.21454421590066E-06</text:p>
          </table:table-cell>
        </table:table-row>
        <table:table-row table:style-name="ro1">
          <table:table-cell table:number-columns-repeated="3"/>
          <table:table-cell office:value-type="float" office:value="331.132" calcext:value-type="float">
            <text:p>331.132</text:p>
          </table:table-cell>
          <table:table-cell office:value-type="float" office:value="331.131984" calcext:value-type="float">
            <text:p>331.131984</text:p>
          </table:table-cell>
          <table:table-cell table:formula="of:=([.E1119]-[.D1119])/[.D1119]" office:value-type="float" office:value="-0.0000000483190993816584" calcext:value-type="float">
            <text:p>-4.83190993816584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9.6355" calcext:value-type="float">
            <text:p>509.6355</text:p>
          </table:table-cell>
          <table:table-cell table:formula="of:=([.E1120]-[.D1120])/[.D1120]" office:value-type="float" office:value="-0.00258241919542818" calcext:value-type="float">
            <text:p>-0.00258241919542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0.227601" calcext:value-type="float">
            <text:p>490.227601</text:p>
          </table:table-cell>
          <table:table-cell table:formula="of:=([.E1121]-[.D1121])/[.D1121]" office:value-type="float" office:value="-0.0405659970056071" calcext:value-type="float">
            <text:p>-0.0405659970056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2.650131" calcext:value-type="float">
            <text:p>482.650131</text:p>
          </table:table-cell>
          <table:table-cell table:formula="of:=([.E1122]-[.D1122])/[.D1122]" office:value-type="float" office:value="-0.0553960113904356" calcext:value-type="float">
            <text:p>-0.05539601139043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85.738665" calcext:value-type="float">
            <text:p>385.738665</text:p>
          </table:table-cell>
          <table:table-cell table:formula="of:=([.E1123]-[.D1123])/[.D1123]" office:value-type="float" office:value="-0.245063332387392" calcext:value-type="float">
            <text:p>-0.245063332387392</text:p>
          </table:table-cell>
        </table:table-row>
        <table:table-row table:style-name="ro1">
          <table:table-cell table:number-columns-repeated="3"/>
          <table:table-cell office:value-type="float" office:value="395.548" calcext:value-type="float">
            <text:p>395.548</text:p>
          </table:table-cell>
          <table:table-cell office:value-type="float" office:value="510.954988" calcext:value-type="float">
            <text:p>510.954988</text:p>
          </table:table-cell>
          <table:table-cell table:formula="of:=([.E1124]-[.D1124])/[.D1124]" office:value-type="float" office:value="0.291764812361584" calcext:value-type="float">
            <text:p>0.291764812361584</text:p>
          </table:table-cell>
        </table:table-row>
        <table:table-row table:style-name="ro1">
          <table:table-cell table:number-columns-repeated="3"/>
          <table:table-cell office:value-type="float" office:value="68.0534" calcext:value-type="float">
            <text:p>68.0534</text:p>
          </table:table-cell>
          <table:table-cell office:value-type="float" office:value="68.053399" calcext:value-type="float">
            <text:p>68.053399</text:p>
          </table:table-cell>
          <table:table-cell table:formula="of:=([.E1125]-[.D1125])/[.D1125]" office:value-type="float" office:value="-0.0000000146943429347431" calcext:value-type="float">
            <text:p>-1.46943429347431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8.487736" calcext:value-type="float">
            <text:p>418.487736</text:p>
          </table:table-cell>
          <table:table-cell table:formula="of:=([.E1126]-[.D1126])/[.D1126]" office:value-type="float" office:value="-0.180969486549696" calcext:value-type="float">
            <text:p>-0.180969486549696</text:p>
          </table:table-cell>
        </table:table-row>
        <table:table-row table:style-name="ro1">
          <table:table-cell table:number-columns-repeated="3"/>
          <table:table-cell office:value-type="float" office:value="42.7744" calcext:value-type="float">
            <text:p>42.7744</text:p>
          </table:table-cell>
          <table:table-cell office:value-type="float" office:value="42.774408" calcext:value-type="float">
            <text:p>42.774408</text:p>
          </table:table-cell>
          <table:table-cell table:formula="of:=([.E1127]-[.D1127])/[.D1127]" office:value-type="float" office:value="0.000000187027754944972" calcext:value-type="float">
            <text:p>1.8702775494497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9.027182" calcext:value-type="float">
            <text:p>419.027182</text:p>
          </table:table-cell>
          <table:table-cell table:formula="of:=([.E1128]-[.D1128])/[.D1128]" office:value-type="float" office:value="-0.179913726257694" calcext:value-type="float">
            <text:p>-0.179913726257694</text:p>
          </table:table-cell>
        </table:table-row>
        <table:table-row table:style-name="ro1">
          <table:table-cell table:number-columns-repeated="3"/>
          <table:table-cell office:value-type="float" office:value="446.142" calcext:value-type="float">
            <text:p>446.142</text:p>
          </table:table-cell>
          <table:table-cell office:value-type="float" office:value="510.954988" calcext:value-type="float">
            <text:p>510.954988</text:p>
          </table:table-cell>
          <table:table-cell table:formula="of:=([.E1129]-[.D1129])/[.D1129]" office:value-type="float" office:value="0.14527434762923" calcext:value-type="float">
            <text:p>0.14527434762923</text:p>
          </table:table-cell>
        </table:table-row>
        <table:table-row table:style-name="ro1">
          <table:table-cell table:number-columns-repeated="3"/>
          <table:table-cell office:value-type="float" office:value="379.231" calcext:value-type="float">
            <text:p>379.231</text:p>
          </table:table-cell>
          <table:table-cell office:value-type="float" office:value="379.23132" calcext:value-type="float">
            <text:p>379.23132</text:p>
          </table:table-cell>
          <table:table-cell table:formula="of:=([.E1130]-[.D1130])/[.D1130]" office:value-type="float" office:value="0.000000843812873915596" calcext:value-type="float">
            <text:p>8.4381287391559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4.072878" calcext:value-type="float">
            <text:p>404.072878</text:p>
          </table:table-cell>
          <table:table-cell table:formula="of:=([.E1131]-[.D1131])/[.D1131]" office:value-type="float" office:value="-0.209181086397041" calcext:value-type="float">
            <text:p>-0.20918108639704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32]-[.D1132])/[.D113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5.427105" calcext:value-type="float">
            <text:p>475.427105</text:p>
          </table:table-cell>
          <table:table-cell table:formula="of:=([.E1133]-[.D1133])/[.D1133]" office:value-type="float" office:value="-0.0695323365071288" calcext:value-type="float">
            <text:p>-0.06953233650712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4.479029" calcext:value-type="float">
            <text:p>494.479029</text:p>
          </table:table-cell>
          <table:table-cell table:formula="of:=([.E1134]-[.D1134])/[.D1134]" office:value-type="float" office:value="-0.032245444315057" calcext:value-type="float">
            <text:p>-0.03224544431505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22.497197" calcext:value-type="float">
            <text:p>322.497197</text:p>
          </table:table-cell>
          <table:table-cell table:formula="of:=([.E1135]-[.D1135])/[.D1135]" office:value-type="float" office:value="-0.368834443346283" calcext:value-type="float">
            <text:p>-0.368834443346283</text:p>
          </table:table-cell>
        </table:table-row>
        <table:table-row table:style-name="ro1">
          <table:table-cell table:number-columns-repeated="3"/>
          <table:table-cell office:value-type="float" office:value="389.656" calcext:value-type="float">
            <text:p>389.656</text:p>
          </table:table-cell>
          <table:table-cell office:value-type="float" office:value="389.656365" calcext:value-type="float">
            <text:p>389.656365</text:p>
          </table:table-cell>
          <table:table-cell table:formula="of:=([.E1136]-[.D1136])/[.D1136]" office:value-type="float" office:value="0.000000936723674184302" calcext:value-type="float">
            <text:p>9.3672367418430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8.15093" calcext:value-type="float">
            <text:p>408.15093</text:p>
          </table:table-cell>
          <table:table-cell table:formula="of:=([.E1137]-[.D1137])/[.D1137]" office:value-type="float" office:value="-0.201199851258917" calcext:value-type="float">
            <text:p>-0.201199851258917</text:p>
          </table:table-cell>
        </table:table-row>
        <table:table-row table:style-name="ro1">
          <table:table-cell table:number-columns-repeated="3"/>
          <table:table-cell office:value-type="float" office:value="195.457" calcext:value-type="float">
            <text:p>195.457</text:p>
          </table:table-cell>
          <table:table-cell office:value-type="float" office:value="195.457493" calcext:value-type="float">
            <text:p>195.457493</text:p>
          </table:table-cell>
          <table:table-cell table:formula="of:=([.E1138]-[.D1138])/[.D1138]" office:value-type="float" office:value="0.00000252229390610646" calcext:value-type="float">
            <text:p>2.52229390610646E-06</text:p>
          </table:table-cell>
        </table:table-row>
        <table:table-row table:style-name="ro1">
          <table:table-cell table:number-columns-repeated="3"/>
          <table:table-cell office:value-type="float" office:value="256.611" calcext:value-type="float">
            <text:p>256.611</text:p>
          </table:table-cell>
          <table:table-cell office:value-type="float" office:value="256.610939" calcext:value-type="float">
            <text:p>256.610939</text:p>
          </table:table-cell>
          <table:table-cell table:formula="of:=([.E1139]-[.D1139])/[.D1139]" office:value-type="float" office:value="-0.000000237713893856928" calcext:value-type="float">
            <text:p>-2.37713893856928E-07</text:p>
          </table:table-cell>
        </table:table-row>
        <table:table-row table:style-name="ro1">
          <table:table-cell table:number-columns-repeated="3"/>
          <table:table-cell office:value-type="float" office:value="183.842" calcext:value-type="float">
            <text:p>183.842</text:p>
          </table:table-cell>
          <table:table-cell office:value-type="float" office:value="183.841917" calcext:value-type="float">
            <text:p>183.841917</text:p>
          </table:table-cell>
          <table:table-cell table:formula="of:=([.E1140]-[.D1140])/[.D1140]" office:value-type="float" office:value="-0.000000451474635925517" calcext:value-type="float">
            <text:p>-4.51474635925517E-07</text:p>
          </table:table-cell>
        </table:table-row>
        <table:table-row table:style-name="ro1">
          <table:table-cell table:number-columns-repeated="3"/>
          <table:table-cell office:value-type="float" office:value="346.277" calcext:value-type="float">
            <text:p>346.277</text:p>
          </table:table-cell>
          <table:table-cell office:value-type="float" office:value="346.277371" calcext:value-type="float">
            <text:p>346.277371</text:p>
          </table:table-cell>
          <table:table-cell table:formula="of:=([.E1141]-[.D1141])/[.D1141]" office:value-type="float" office:value="0.00000107139659876242" calcext:value-type="float">
            <text:p>1.0713965987624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6.772135" calcext:value-type="float">
            <text:p>456.772135</text:p>
          </table:table-cell>
          <table:table-cell table:formula="of:=([.E1142]-[.D1142])/[.D1142]" office:value-type="float" office:value="-0.106042342280631" calcext:value-type="float">
            <text:p>-0.106042342280631</text:p>
          </table:table-cell>
        </table:table-row>
        <table:table-row table:style-name="ro1">
          <table:table-cell table:number-columns-repeated="3"/>
          <table:table-cell office:value-type="float" office:value="138.927" calcext:value-type="float">
            <text:p>138.927</text:p>
          </table:table-cell>
          <table:table-cell office:value-type="float" office:value="138.926792" calcext:value-type="float">
            <text:p>138.926792</text:p>
          </table:table-cell>
          <table:table-cell table:formula="of:=([.E1143]-[.D1143])/[.D1143]" office:value-type="float" office:value="-0.0000014971891711938" calcext:value-type="float">
            <text:p>-1.4971891711938E-06</text:p>
          </table:table-cell>
        </table:table-row>
        <table:table-row table:style-name="ro1">
          <table:table-cell table:number-columns-repeated="3"/>
          <table:table-cell office:value-type="float" office:value="410.259" calcext:value-type="float">
            <text:p>410.259</text:p>
          </table:table-cell>
          <table:table-cell office:value-type="float" office:value="410.258548" calcext:value-type="float">
            <text:p>410.258548</text:p>
          </table:table-cell>
          <table:table-cell table:formula="of:=([.E1144]-[.D1144])/[.D1144]" office:value-type="float" office:value="-0.00000110174304523649" calcext:value-type="float">
            <text:p>-1.10174304523649E-06</text:p>
          </table:table-cell>
        </table:table-row>
        <table:table-row table:style-name="ro1">
          <table:table-cell table:number-columns-repeated="3"/>
          <table:table-cell office:value-type="float" office:value="412.967" calcext:value-type="float">
            <text:p>412.967</text:p>
          </table:table-cell>
          <table:table-cell office:value-type="float" office:value="412.96699" calcext:value-type="float">
            <text:p>412.96699</text:p>
          </table:table-cell>
          <table:table-cell table:formula="of:=([.E1145]-[.D1145])/[.D1145]" office:value-type="float" office:value="-0.0000000242150098549095" calcext:value-type="float">
            <text:p>-2.42150098549095E-0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422.722" calcext:value-type="float">
            <text:p>422.722</text:p>
          </table:table-cell>
          <table:table-cell table:formula="of:=([.E1146]-[.D1146])/[.D114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47]-[.D1147])/[.D114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54.387" calcext:value-type="float">
            <text:p>154.387</text:p>
          </table:table-cell>
          <table:table-cell office:value-type="float" office:value="154.387127" calcext:value-type="float">
            <text:p>154.387127</text:p>
          </table:table-cell>
          <table:table-cell table:formula="of:=([.E1148]-[.D1148])/[.D1148]" office:value-type="float" office:value="0.000000822608121098244" calcext:value-type="float">
            <text:p>8.2260812109824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49]-[.D1149])/[.D114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5.12989" calcext:value-type="float">
            <text:p>485.12989</text:p>
          </table:table-cell>
          <table:table-cell table:formula="of:=([.E1150]-[.D1150])/[.D1150]" office:value-type="float" office:value="-0.0505428266677105" calcext:value-type="float">
            <text:p>-0.050542826667711</text:p>
          </table:table-cell>
        </table:table-row>
        <table:table-row table:style-name="ro1">
          <table:table-cell table:number-columns-repeated="3"/>
          <table:table-cell office:value-type="float" office:value="245.584" calcext:value-type="float">
            <text:p>245.584</text:p>
          </table:table-cell>
          <table:table-cell office:value-type="float" office:value="245.584234" calcext:value-type="float">
            <text:p>245.584234</text:p>
          </table:table-cell>
          <table:table-cell table:formula="of:=([.E1151]-[.D1151])/[.D1151]" office:value-type="float" office:value="0.000000952830803334349" calcext:value-type="float">
            <text:p>9.52830803334349E-07</text:p>
          </table:table-cell>
        </table:table-row>
        <table:table-row table:style-name="ro1">
          <table:table-cell table:number-columns-repeated="3"/>
          <table:table-cell office:value-type="float" office:value="417.638" calcext:value-type="float">
            <text:p>417.638</text:p>
          </table:table-cell>
          <table:table-cell office:value-type="float" office:value="244.677045" calcext:value-type="float">
            <text:p>244.677045</text:p>
          </table:table-cell>
          <table:table-cell table:formula="of:=([.E1152]-[.D1152])/[.D1152]" office:value-type="float" office:value="-0.414140846857805" calcext:value-type="float">
            <text:p>-0.414140846857805</text:p>
          </table:table-cell>
        </table:table-row>
        <table:table-row table:style-name="ro1">
          <table:table-cell table:number-columns-repeated="3"/>
          <table:table-cell office:value-type="float" office:value="391.534" calcext:value-type="float">
            <text:p>391.534</text:p>
          </table:table-cell>
          <table:table-cell office:value-type="float" office:value="391.534089" calcext:value-type="float">
            <text:p>391.534089</text:p>
          </table:table-cell>
          <table:table-cell table:formula="of:=([.E1153]-[.D1153])/[.D1153]" office:value-type="float" office:value="0.000000227311038128669" calcext:value-type="float">
            <text:p>2.2731103812866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02.319893" calcext:value-type="float">
            <text:p>302.319893</text:p>
          </table:table-cell>
          <table:table-cell table:formula="of:=([.E1154]-[.D1154])/[.D1154]" office:value-type="float" office:value="-0.40832383869421" calcext:value-type="float">
            <text:p>-0.40832383869421</text:p>
          </table:table-cell>
        </table:table-row>
        <table:table-row table:style-name="ro1">
          <table:table-cell table:number-columns-repeated="3"/>
          <table:table-cell office:value-type="float" office:value="390.727" calcext:value-type="float">
            <text:p>390.727</text:p>
          </table:table-cell>
          <table:table-cell office:value-type="float" office:value="390.727223" calcext:value-type="float">
            <text:p>390.727223</text:p>
          </table:table-cell>
          <table:table-cell table:formula="of:=([.E1155]-[.D1155])/[.D1155]" office:value-type="float" office:value="0.000000570730970742778" calcext:value-type="float">
            <text:p>5.7073097074277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56]-[.D1156])/[.D115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0.98136" calcext:value-type="float">
            <text:p>490.98136</text:p>
          </table:table-cell>
          <table:table-cell table:formula="of:=([.E1157]-[.D1157])/[.D1157]" office:value-type="float" office:value="-0.0390908005597362" calcext:value-type="float">
            <text:p>-0.039090800559736</text:p>
          </table:table-cell>
        </table:table-row>
        <table:table-row table:style-name="ro1">
          <table:table-cell table:number-columns-repeated="3"/>
          <table:table-cell office:value-type="float" office:value="243.269" calcext:value-type="float">
            <text:p>243.269</text:p>
          </table:table-cell>
          <table:table-cell office:value-type="float" office:value="243.269218" calcext:value-type="float">
            <text:p>243.269218</text:p>
          </table:table-cell>
          <table:table-cell table:formula="of:=([.E1158]-[.D1158])/[.D1158]" office:value-type="float" office:value="0.000000896127332252015" calcext:value-type="float">
            <text:p>8.9612733225201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6.081977" calcext:value-type="float">
            <text:p>456.081977</text:p>
          </table:table-cell>
          <table:table-cell table:formula="of:=([.E1159]-[.D1159])/[.D1159]" office:value-type="float" office:value="-0.107393063968451" calcext:value-type="float">
            <text:p>-0.107393063968451</text:p>
          </table:table-cell>
        </table:table-row>
        <table:table-row table:style-name="ro1">
          <table:table-cell table:number-columns-repeated="3"/>
          <table:table-cell office:value-type="float" office:value="184.041" calcext:value-type="float">
            <text:p>184.041</text:p>
          </table:table-cell>
          <table:table-cell office:value-type="float" office:value="184.040622" calcext:value-type="float">
            <text:p>184.040622</text:p>
          </table:table-cell>
          <table:table-cell table:formula="of:=([.E1160]-[.D1160])/[.D1160]" office:value-type="float" office:value="-0.00000205389016568894" calcext:value-type="float">
            <text:p>-2.0538901656889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61]-[.D1161])/[.D116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91.055" calcext:value-type="float">
            <text:p>391.055</text:p>
          </table:table-cell>
          <table:table-cell office:value-type="float" office:value="391.054977" calcext:value-type="float">
            <text:p>391.054977</text:p>
          </table:table-cell>
          <table:table-cell table:formula="of:=([.E1162]-[.D1162])/[.D1162]" office:value-type="float" office:value="-0.0000000588152561628773" calcext:value-type="float">
            <text:p>-5.88152561628773E-08</text:p>
          </table:table-cell>
        </table:table-row>
        <table:table-row table:style-name="ro1">
          <table:table-cell table:number-columns-repeated="3"/>
          <table:table-cell office:value-type="float" office:value="375.718" calcext:value-type="float">
            <text:p>375.718</text:p>
          </table:table-cell>
          <table:table-cell office:value-type="float" office:value="375.718083" calcext:value-type="float">
            <text:p>375.718083</text:p>
          </table:table-cell>
          <table:table-cell table:formula="of:=([.E1163]-[.D1163])/[.D1163]" office:value-type="float" office:value="0.000000220910363519915" calcext:value-type="float">
            <text:p>2.20910363519915E-07</text:p>
          </table:table-cell>
        </table:table-row>
        <table:table-row table:style-name="ro1">
          <table:table-cell table:number-columns-repeated="3"/>
          <table:table-cell office:value-type="float" office:value="216.356" calcext:value-type="float">
            <text:p>216.356</text:p>
          </table:table-cell>
          <table:table-cell office:value-type="float" office:value="216.356214" calcext:value-type="float">
            <text:p>216.356214</text:p>
          </table:table-cell>
          <table:table-cell table:formula="of:=([.E1164]-[.D1164])/[.D1164]" office:value-type="float" office:value="0.000000989110540034547" calcext:value-type="float">
            <text:p>9.8911054003454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65]-[.D1165])/[.D116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96.397" calcext:value-type="float">
            <text:p>296.397</text:p>
          </table:table-cell>
          <table:table-cell office:value-type="float" office:value="296.396704" calcext:value-type="float">
            <text:p>296.396704</text:p>
          </table:table-cell>
          <table:table-cell table:formula="of:=([.E1166]-[.D1166])/[.D1166]" office:value-type="float" office:value="-0.000000998660580207075" calcext:value-type="float">
            <text:p>-9.9866058020707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6.655447" calcext:value-type="float">
            <text:p>426.655447</text:p>
          </table:table-cell>
          <table:table-cell table:formula="of:=([.E1167]-[.D1167])/[.D1167]" office:value-type="float" office:value="-0.164984299987279" calcext:value-type="float">
            <text:p>-0.164984299987279</text:p>
          </table:table-cell>
        </table:table-row>
        <table:table-row table:style-name="ro1">
          <table:table-cell table:number-columns-repeated="3"/>
          <table:table-cell office:value-type="float" office:value="353.742" calcext:value-type="float">
            <text:p>353.742</text:p>
          </table:table-cell>
          <table:table-cell office:value-type="float" office:value="353.742238" calcext:value-type="float">
            <text:p>353.742238</text:p>
          </table:table-cell>
          <table:table-cell table:formula="of:=([.E1168]-[.D1168])/[.D1168]" office:value-type="float" office:value="0.000000672806734760198" calcext:value-type="float">
            <text:p>6.7280673476019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3.924841" calcext:value-type="float">
            <text:p>493.924841</text:p>
          </table:table-cell>
          <table:table-cell table:formula="of:=([.E1169]-[.D1169])/[.D1169]" office:value-type="float" office:value="-0.0333300564628978" calcext:value-type="float">
            <text:p>-0.033330056462898</text:p>
          </table:table-cell>
        </table:table-row>
        <table:table-row table:style-name="ro1">
          <table:table-cell table:number-columns-repeated="3"/>
          <table:table-cell office:value-type="float" office:value="83.6389" calcext:value-type="float">
            <text:p>83.6389</text:p>
          </table:table-cell>
          <table:table-cell office:value-type="float" office:value="83.638914" calcext:value-type="float">
            <text:p>83.638914</text:p>
          </table:table-cell>
          <table:table-cell table:formula="of:=([.E1170]-[.D1170])/[.D1170]" office:value-type="float" office:value="0.00000016738622809572" calcext:value-type="float">
            <text:p>1.673862280957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98.690403" calcext:value-type="float">
            <text:p>398.690403</text:p>
          </table:table-cell>
          <table:table-cell table:formula="of:=([.E1171]-[.D1171])/[.D1171]" office:value-type="float" office:value="-0.219715233239718" calcext:value-type="float">
            <text:p>-0.21971523323971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72]-[.D1172])/[.D117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73]-[.D1173])/[.D117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7.4539" calcext:value-type="float">
            <text:p>47.4539</text:p>
          </table:table-cell>
          <table:table-cell office:value-type="float" office:value="47.453906" calcext:value-type="float">
            <text:p>47.453906</text:p>
          </table:table-cell>
          <table:table-cell table:formula="of:=([.E1174]-[.D1174])/[.D1174]" office:value-type="float" office:value="0.000000126438501496563" calcext:value-type="float">
            <text:p>1.26438501496563E-07</text:p>
          </table:table-cell>
        </table:table-row>
        <table:table-row table:style-name="ro1">
          <table:table-cell table:number-columns-repeated="3"/>
          <table:table-cell office:value-type="float" office:value="471.478" calcext:value-type="float">
            <text:p>471.478</text:p>
          </table:table-cell>
          <table:table-cell office:value-type="float" office:value="510.954988" calcext:value-type="float">
            <text:p>510.954988</text:p>
          </table:table-cell>
          <table:table-cell table:formula="of:=([.E1175]-[.D1175])/[.D1175]" office:value-type="float" office:value="0.0837302864608741" calcext:value-type="float">
            <text:p>0.083730286460874</text:p>
          </table:table-cell>
        </table:table-row>
        <table:table-row table:style-name="ro1">
          <table:table-cell table:number-columns-repeated="3"/>
          <table:table-cell office:value-type="float" office:value="75.046" calcext:value-type="float">
            <text:p>75.046</text:p>
          </table:table-cell>
          <table:table-cell office:value-type="float" office:value="75.045985" calcext:value-type="float">
            <text:p>75.045985</text:p>
          </table:table-cell>
          <table:table-cell table:formula="of:=([.E1176]-[.D1176])/[.D1176]" office:value-type="float" office:value="-0.000000199877408586217" calcext:value-type="float">
            <text:p>-1.99877408586217E-07</text:p>
          </table:table-cell>
        </table:table-row>
        <table:table-row table:style-name="ro1">
          <table:table-cell table:number-columns-repeated="3"/>
          <table:table-cell office:value-type="float" office:value="35.2013" calcext:value-type="float">
            <text:p>35.2013</text:p>
          </table:table-cell>
          <table:table-cell office:value-type="float" office:value="35.201272" calcext:value-type="float">
            <text:p>35.201272</text:p>
          </table:table-cell>
          <table:table-cell table:formula="of:=([.E1177]-[.D1177])/[.D1177]" office:value-type="float" office:value="-0.000000795425168967086" calcext:value-type="float">
            <text:p>-7.95425168967086E-07</text:p>
          </table:table-cell>
        </table:table-row>
        <table:table-row table:style-name="ro1">
          <table:table-cell table:number-columns-repeated="3"/>
          <table:table-cell office:value-type="float" office:value="179.383" calcext:value-type="float">
            <text:p>179.383</text:p>
          </table:table-cell>
          <table:table-cell office:value-type="float" office:value="179.382803" calcext:value-type="float">
            <text:p>179.382803</text:p>
          </table:table-cell>
          <table:table-cell table:formula="of:=([.E1178]-[.D1178])/[.D1178]" office:value-type="float" office:value="-0.00000109820886045062" calcext:value-type="float">
            <text:p>-1.0982088604506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5.754092" calcext:value-type="float">
            <text:p>505.754092</text:p>
          </table:table-cell>
          <table:table-cell table:formula="of:=([.E1179]-[.D1179])/[.D1179]" office:value-type="float" office:value="-0.0101787985243318" calcext:value-type="float">
            <text:p>-0.010178798524332</text:p>
          </table:table-cell>
        </table:table-row>
        <table:table-row table:style-name="ro1">
          <table:table-cell table:number-columns-repeated="3"/>
          <table:table-cell office:value-type="float" office:value="362.102" calcext:value-type="float">
            <text:p>362.102</text:p>
          </table:table-cell>
          <table:table-cell office:value-type="float" office:value="362.101523" calcext:value-type="float">
            <text:p>362.101523</text:p>
          </table:table-cell>
          <table:table-cell table:formula="of:=([.E1180]-[.D1180])/[.D1180]" office:value-type="float" office:value="-0.00000131730838269162" calcext:value-type="float">
            <text:p>-1.3173083826916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81]-[.D1181])/[.D118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90.0615" calcext:value-type="float">
            <text:p>90.0615</text:p>
          </table:table-cell>
          <table:table-cell office:value-type="float" office:value="90.061529" calcext:value-type="float">
            <text:p>90.061529</text:p>
          </table:table-cell>
          <table:table-cell table:formula="of:=([.E1182]-[.D1182])/[.D1182]" office:value-type="float" office:value="0.000000322002187370145" calcext:value-type="float">
            <text:p>3.22002187370145E-07</text:p>
          </table:table-cell>
        </table:table-row>
        <table:table-row table:style-name="ro1">
          <table:table-cell table:number-columns-repeated="3"/>
          <table:table-cell office:value-type="float" office:value="505.47" calcext:value-type="float">
            <text:p>505.47</text:p>
          </table:table-cell>
          <table:table-cell office:value-type="float" office:value="498.206124" calcext:value-type="float">
            <text:p>498.206124</text:p>
          </table:table-cell>
          <table:table-cell table:formula="of:=([.E1183]-[.D1183])/[.D1183]" office:value-type="float" office:value="-0.0143705383108791" calcext:value-type="float">
            <text:p>-0.01437053831087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84]-[.D1184])/[.D118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85]-[.D1185])/[.D118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53.359" calcext:value-type="float">
            <text:p>453.359</text:p>
          </table:table-cell>
          <table:table-cell office:value-type="float" office:value="510.954988" calcext:value-type="float">
            <text:p>510.954988</text:p>
          </table:table-cell>
          <table:table-cell table:formula="of:=([.E1186]-[.D1186])/[.D1186]" office:value-type="float" office:value="0.127042780666095" calcext:value-type="float">
            <text:p>0.127042780666095</text:p>
          </table:table-cell>
        </table:table-row>
        <table:table-row table:style-name="ro1">
          <table:table-cell table:number-columns-repeated="3"/>
          <table:table-cell office:value-type="float" office:value="479.421" calcext:value-type="float">
            <text:p>479.421</text:p>
          </table:table-cell>
          <table:table-cell office:value-type="float" office:value="464.363789" calcext:value-type="float">
            <text:p>464.363789</text:p>
          </table:table-cell>
          <table:table-cell table:formula="of:=([.E1187]-[.D1187])/[.D1187]" office:value-type="float" office:value="-0.0314070743667883" calcext:value-type="float">
            <text:p>-0.031407074366788</text:p>
          </table:table-cell>
        </table:table-row>
        <table:table-row table:style-name="ro1">
          <table:table-cell table:number-columns-repeated="3"/>
          <table:table-cell office:value-type="float" office:value="218.355" calcext:value-type="float">
            <text:p>218.355</text:p>
          </table:table-cell>
          <table:table-cell office:value-type="float" office:value="218.354787" calcext:value-type="float">
            <text:p>218.354787</text:p>
          </table:table-cell>
          <table:table-cell table:formula="of:=([.E1188]-[.D1188])/[.D1188]" office:value-type="float" office:value="-0.000000975475716160561" calcext:value-type="float">
            <text:p>-9.75475716160561E-07</text:p>
          </table:table-cell>
        </table:table-row>
        <table:table-row table:style-name="ro1">
          <table:table-cell table:number-columns-repeated="3"/>
          <table:table-cell office:value-type="float" office:value="42.3564" calcext:value-type="float">
            <text:p>42.3564</text:p>
          </table:table-cell>
          <table:table-cell office:value-type="float" office:value="42.356417" calcext:value-type="float">
            <text:p>42.356417</text:p>
          </table:table-cell>
          <table:table-cell table:formula="of:=([.E1189]-[.D1189])/[.D1189]" office:value-type="float" office:value="0.000000401356111466312" calcext:value-type="float">
            <text:p>4.0135611146631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41.135024" calcext:value-type="float">
            <text:p>341.135024</text:p>
          </table:table-cell>
          <table:table-cell table:formula="of:=([.E1190]-[.D1190])/[.D1190]" office:value-type="float" office:value="-0.332357988472566" calcext:value-type="float">
            <text:p>-0.332357988472566</text:p>
          </table:table-cell>
        </table:table-row>
        <table:table-row table:style-name="ro1">
          <table:table-cell table:number-columns-repeated="3"/>
          <table:table-cell office:value-type="float" office:value="263.211" calcext:value-type="float">
            <text:p>263.211</text:p>
          </table:table-cell>
          <table:table-cell office:value-type="float" office:value="263.211324" calcext:value-type="float">
            <text:p>263.211324</text:p>
          </table:table-cell>
          <table:table-cell table:formula="of:=([.E1191]-[.D1191])/[.D1191]" office:value-type="float" office:value="0.00000123095159388394" calcext:value-type="float">
            <text:p>1.2309515938839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92]-[.D1192])/[.D119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7.220497" calcext:value-type="float">
            <text:p>417.220497</text:p>
          </table:table-cell>
          <table:table-cell table:formula="of:=([.E1193]-[.D1193])/[.D1193]" office:value-type="float" office:value="-0.183449624722334" calcext:value-type="float">
            <text:p>-0.183449624722334</text:p>
          </table:table-cell>
        </table:table-row>
        <table:table-row table:style-name="ro1">
          <table:table-cell table:number-columns-repeated="3"/>
          <table:table-cell office:value-type="float" office:value="158.541" calcext:value-type="float">
            <text:p>158.541</text:p>
          </table:table-cell>
          <table:table-cell office:value-type="float" office:value="158.540914" calcext:value-type="float">
            <text:p>158.540914</text:p>
          </table:table-cell>
          <table:table-cell table:formula="of:=([.E1194]-[.D1194])/[.D1194]" office:value-type="float" office:value="-0.000000542446433479318" calcext:value-type="float">
            <text:p>-5.42446433479318E-07</text:p>
          </table:table-cell>
        </table:table-row>
        <table:table-row table:style-name="ro1">
          <table:table-cell table:number-columns-repeated="3"/>
          <table:table-cell office:value-type="float" office:value="62.7641" calcext:value-type="float">
            <text:p>62.7641</text:p>
          </table:table-cell>
          <table:table-cell office:value-type="float" office:value="62.764108" calcext:value-type="float">
            <text:p>62.764108</text:p>
          </table:table-cell>
          <table:table-cell table:formula="of:=([.E1195]-[.D1195])/[.D1195]" office:value-type="float" office:value="0.000000127461399129729" calcext:value-type="float">
            <text:p>1.2746139912972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8.44467" calcext:value-type="float">
            <text:p>498.44467</text:p>
          </table:table-cell>
          <table:table-cell table:formula="of:=([.E1196]-[.D1196])/[.D1196]" office:value-type="float" office:value="-0.024484210938341" calcext:value-type="float">
            <text:p>-0.024484210938341</text:p>
          </table:table-cell>
        </table:table-row>
        <table:table-row table:style-name="ro1">
          <table:table-cell table:number-columns-repeated="3"/>
          <table:table-cell office:value-type="float" office:value="91.6549" calcext:value-type="float">
            <text:p>91.6549</text:p>
          </table:table-cell>
          <table:table-cell office:value-type="float" office:value="91.65491" calcext:value-type="float">
            <text:p>91.65491</text:p>
          </table:table-cell>
          <table:table-cell table:formula="of:=([.E1197]-[.D1197])/[.D1197]" office:value-type="float" office:value="0.000000109104914229072" calcext:value-type="float">
            <text:p>1.0910491422907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198]-[.D1198])/[.D119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52.367" calcext:value-type="float">
            <text:p>152.367</text:p>
          </table:table-cell>
          <table:table-cell office:value-type="float" office:value="152.367475" calcext:value-type="float">
            <text:p>152.367475</text:p>
          </table:table-cell>
          <table:table-cell table:formula="of:=([.E1199]-[.D1199])/[.D1199]" office:value-type="float" office:value="0.00000311747294376652" calcext:value-type="float">
            <text:p>3.11747294376652E-06</text:p>
          </table:table-cell>
        </table:table-row>
        <table:table-row table:style-name="ro1">
          <table:table-cell table:number-columns-repeated="3"/>
          <table:table-cell office:value-type="float" office:value="243.444" calcext:value-type="float">
            <text:p>243.444</text:p>
          </table:table-cell>
          <table:table-cell office:value-type="float" office:value="243.443732" calcext:value-type="float">
            <text:p>243.443732</text:p>
          </table:table-cell>
          <table:table-cell table:formula="of:=([.E1200]-[.D1200])/[.D1200]" office:value-type="float" office:value="-0.00000110086919364233" calcext:value-type="float">
            <text:p>-1.10086919364233E-06</text:p>
          </table:table-cell>
        </table:table-row>
        <table:table-row table:style-name="ro1">
          <table:table-cell table:number-columns-repeated="3"/>
          <table:table-cell office:value-type="float" office:value="303.445" calcext:value-type="float">
            <text:p>303.445</text:p>
          </table:table-cell>
          <table:table-cell office:value-type="float" office:value="303.444591" calcext:value-type="float">
            <text:p>303.444591</text:p>
          </table:table-cell>
          <table:table-cell table:formula="of:=([.E1201]-[.D1201])/[.D1201]" office:value-type="float" office:value="-0.00000134785545977214" calcext:value-type="float">
            <text:p>-1.34785545977214E-06</text:p>
          </table:table-cell>
        </table:table-row>
        <table:table-row table:style-name="ro1">
          <table:table-cell table:number-columns-repeated="3"/>
          <table:table-cell office:value-type="float" office:value="20.7483" calcext:value-type="float">
            <text:p>20.7483</text:p>
          </table:table-cell>
          <table:table-cell office:value-type="float" office:value="20.748314" calcext:value-type="float">
            <text:p>20.748314</text:p>
          </table:table-cell>
          <table:table-cell table:formula="of:=([.E1202]-[.D1202])/[.D1202]" office:value-type="float" office:value="0.000000674754076246273" calcext:value-type="float">
            <text:p>6.7475407624627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5.263577" calcext:value-type="float">
            <text:p>485.263577</text:p>
          </table:table-cell>
          <table:table-cell table:formula="of:=([.E1203]-[.D1203])/[.D1203]" office:value-type="float" office:value="-0.0502811852315761" calcext:value-type="float">
            <text:p>-0.050281185231576</text:p>
          </table:table-cell>
        </table:table-row>
        <table:table-row table:style-name="ro1">
          <table:table-cell table:number-columns-repeated="3"/>
          <table:table-cell office:value-type="float" office:value="493.481" calcext:value-type="float">
            <text:p>493.481</text:p>
          </table:table-cell>
          <table:table-cell office:value-type="float" office:value="510.954988" calcext:value-type="float">
            <text:p>510.954988</text:p>
          </table:table-cell>
          <table:table-cell table:formula="of:=([.E1204]-[.D1204])/[.D1204]" office:value-type="float" office:value="0.0354096469772899" calcext:value-type="float">
            <text:p>0.03540964697729</text:p>
          </table:table-cell>
        </table:table-row>
        <table:table-row table:style-name="ro1">
          <table:table-cell table:number-columns-repeated="3"/>
          <table:table-cell office:value-type="float" office:value="129.244" calcext:value-type="float">
            <text:p>129.244</text:p>
          </table:table-cell>
          <table:table-cell office:value-type="float" office:value="129.244149" calcext:value-type="float">
            <text:p>129.244149</text:p>
          </table:table-cell>
          <table:table-cell table:formula="of:=([.E1205]-[.D1205])/[.D1205]" office:value-type="float" office:value="0.00000115285815970794" calcext:value-type="float">
            <text:p>1.1528581597079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46.468003" calcext:value-type="float">
            <text:p>346.468003</text:p>
          </table:table-cell>
          <table:table-cell table:formula="of:=([.E1206]-[.D1206])/[.D1206]" office:value-type="float" office:value="-0.32192071121723" calcext:value-type="float">
            <text:p>-0.32192071121723</text:p>
          </table:table-cell>
        </table:table-row>
        <table:table-row table:style-name="ro1">
          <table:table-cell table:number-columns-repeated="3"/>
          <table:table-cell office:value-type="float" office:value="334.94" calcext:value-type="float">
            <text:p>334.94</text:p>
          </table:table-cell>
          <table:table-cell office:value-type="float" office:value="334.939557" calcext:value-type="float">
            <text:p>334.939557</text:p>
          </table:table-cell>
          <table:table-cell table:formula="of:=([.E1207]-[.D1207])/[.D1207]" office:value-type="float" office:value="-0.00000132262494780677" calcext:value-type="float">
            <text:p>-1.3226249478067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08]-[.D1208])/[.D120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1.658499" calcext:value-type="float">
            <text:p>451.658499</text:p>
          </table:table-cell>
          <table:table-cell table:formula="of:=([.E1209]-[.D1209])/[.D1209]" office:value-type="float" office:value="-0.116050339070955" calcext:value-type="float">
            <text:p>-0.11605033907095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10]-[.D1210])/[.D121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64.699" calcext:value-type="float">
            <text:p>364.699</text:p>
          </table:table-cell>
          <table:table-cell office:value-type="float" office:value="364.698874" calcext:value-type="float">
            <text:p>364.698874</text:p>
          </table:table-cell>
          <table:table-cell table:formula="of:=([.E1211]-[.D1211])/[.D1211]" office:value-type="float" office:value="-0.000000345490390768664" calcext:value-type="float">
            <text:p>-3.45490390768664E-07</text:p>
          </table:table-cell>
        </table:table-row>
        <table:table-row table:style-name="ro1">
          <table:table-cell table:number-columns-repeated="3"/>
          <table:table-cell office:value-type="float" office:value="385.987" calcext:value-type="float">
            <text:p>385.987</text:p>
          </table:table-cell>
          <table:table-cell office:value-type="float" office:value="446.125732" calcext:value-type="float">
            <text:p>446.125732</text:p>
          </table:table-cell>
          <table:table-cell table:formula="of:=([.E1212]-[.D1212])/[.D1212]" office:value-type="float" office:value="0.155805071155246" calcext:value-type="float">
            <text:p>0.15580507115524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8.551118" calcext:value-type="float">
            <text:p>478.551118</text:p>
          </table:table-cell>
          <table:table-cell table:formula="of:=([.E1213]-[.D1213])/[.D1213]" office:value-type="float" office:value="-0.0634182697106399" calcext:value-type="float">
            <text:p>-0.06341826971064</text:p>
          </table:table-cell>
        </table:table-row>
        <table:table-row table:style-name="ro1">
          <table:table-cell table:number-columns-repeated="3"/>
          <table:table-cell office:value-type="float" office:value="84.9145" calcext:value-type="float">
            <text:p>84.9145</text:p>
          </table:table-cell>
          <table:table-cell office:value-type="float" office:value="84.914486" calcext:value-type="float">
            <text:p>84.914486</text:p>
          </table:table-cell>
          <table:table-cell table:formula="of:=([.E1214]-[.D1214])/[.D1214]" office:value-type="float" office:value="-0.000000164871723996325" calcext:value-type="float">
            <text:p>-1.64871723996325E-07</text:p>
          </table:table-cell>
        </table:table-row>
        <table:table-row table:style-name="ro1">
          <table:table-cell table:number-columns-repeated="3"/>
          <table:table-cell office:value-type="float" office:value="398.818" calcext:value-type="float">
            <text:p>398.818</text:p>
          </table:table-cell>
          <table:table-cell office:value-type="float" office:value="398.817991" calcext:value-type="float">
            <text:p>398.817991</text:p>
          </table:table-cell>
          <table:table-cell table:formula="of:=([.E1215]-[.D1215])/[.D1215]" office:value-type="float" office:value="-0.0000000225666844958783" calcext:value-type="float">
            <text:p>-2.25666844958783E-08</text:p>
          </table:table-cell>
        </table:table-row>
        <table:table-row table:style-name="ro1">
          <table:table-cell table:number-columns-repeated="3"/>
          <table:table-cell office:value-type="float" office:value="66.8358" calcext:value-type="float">
            <text:p>66.8358</text:p>
          </table:table-cell>
          <table:table-cell office:value-type="float" office:value="66.835799" calcext:value-type="float">
            <text:p>66.835799</text:p>
          </table:table-cell>
          <table:table-cell table:formula="of:=([.E1216]-[.D1216])/[.D1216]" office:value-type="float" office:value="-0.0000000149620414760667" calcext:value-type="float">
            <text:p>-1.49620414760667E-08</text:p>
          </table:table-cell>
        </table:table-row>
        <table:table-row table:style-name="ro1">
          <table:table-cell table:number-columns-repeated="3"/>
          <table:table-cell office:value-type="float" office:value="481.959" calcext:value-type="float">
            <text:p>481.959</text:p>
          </table:table-cell>
          <table:table-cell office:value-type="float" office:value="460.781546" calcext:value-type="float">
            <text:p>460.781546</text:p>
          </table:table-cell>
          <table:table-cell table:formula="of:=([.E1217]-[.D1217])/[.D1217]" office:value-type="float" office:value="-0.0439403642218529" calcext:value-type="float">
            <text:p>-0.043940364221853</text:p>
          </table:table-cell>
        </table:table-row>
        <table:table-row table:style-name="ro1">
          <table:table-cell table:number-columns-repeated="3"/>
          <table:table-cell office:value-type="float" office:value="66.2878" calcext:value-type="float">
            <text:p>66.2878</text:p>
          </table:table-cell>
          <table:table-cell office:value-type="float" office:value="66.287766" calcext:value-type="float">
            <text:p>66.287766</text:p>
          </table:table-cell>
          <table:table-cell table:formula="of:=([.E1218]-[.D1218])/[.D1218]" office:value-type="float" office:value="-0.000000512914895341577" calcext:value-type="float">
            <text:p>-5.1291489534157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73.471914" calcext:value-type="float">
            <text:p>373.471914</text:p>
          </table:table-cell>
          <table:table-cell table:formula="of:=([.E1219]-[.D1219])/[.D1219]" office:value-type="float" office:value="-0.269070830112241" calcext:value-type="float">
            <text:p>-0.269070830112241</text:p>
          </table:table-cell>
        </table:table-row>
        <table:table-row table:style-name="ro1">
          <table:table-cell table:number-columns-repeated="3"/>
          <table:table-cell office:value-type="float" office:value="361.219" calcext:value-type="float">
            <text:p>361.219</text:p>
          </table:table-cell>
          <table:table-cell office:value-type="float" office:value="361.218887" calcext:value-type="float">
            <text:p>361.218887</text:p>
          </table:table-cell>
          <table:table-cell table:formula="of:=([.E1220]-[.D1220])/[.D1220]" office:value-type="float" office:value="-0.00000031282961305723" calcext:value-type="float">
            <text:p>-3.128296130572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21]-[.D1221])/[.D122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54.419" calcext:value-type="float">
            <text:p>154.419</text:p>
          </table:table-cell>
          <table:table-cell office:value-type="float" office:value="154.418569" calcext:value-type="float">
            <text:p>154.418569</text:p>
          </table:table-cell>
          <table:table-cell table:formula="of:=([.E1222]-[.D1222])/[.D1222]" office:value-type="float" office:value="-0.00000279110731205536" calcext:value-type="float">
            <text:p>-2.7911073120553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23]-[.D1223])/[.D122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10.962" calcext:value-type="float">
            <text:p>310.962</text:p>
          </table:table-cell>
          <table:table-cell office:value-type="float" office:value="310.962385" calcext:value-type="float">
            <text:p>310.962385</text:p>
          </table:table-cell>
          <table:table-cell table:formula="of:=([.E1224]-[.D1224])/[.D1224]" office:value-type="float" office:value="0.00000123809340046149" calcext:value-type="float">
            <text:p>1.23809340046149E-06</text:p>
          </table:table-cell>
        </table:table-row>
        <table:table-row table:style-name="ro1">
          <table:table-cell table:number-columns-repeated="3"/>
          <table:table-cell office:value-type="float" office:value="58.0562" calcext:value-type="float">
            <text:p>58.0562</text:p>
          </table:table-cell>
          <table:table-cell office:value-type="float" office:value="58.056214" calcext:value-type="float">
            <text:p>58.056214</text:p>
          </table:table-cell>
          <table:table-cell table:formula="of:=([.E1225]-[.D1225])/[.D1225]" office:value-type="float" office:value="0.000000241145648529882" calcext:value-type="float">
            <text:p>2.4114564852988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0.020533" calcext:value-type="float">
            <text:p>480.020533</text:p>
          </table:table-cell>
          <table:table-cell table:formula="of:=([.E1226]-[.D1226])/[.D1226]" office:value-type="float" office:value="-0.0605424489436447" calcext:value-type="float">
            <text:p>-0.060542448943645</text:p>
          </table:table-cell>
        </table:table-row>
        <table:table-row table:style-name="ro1">
          <table:table-cell table:number-columns-repeated="3"/>
          <table:table-cell office:value-type="float" office:value="447.017" calcext:value-type="float">
            <text:p>447.017</text:p>
          </table:table-cell>
          <table:table-cell office:value-type="float" office:value="447.016881" calcext:value-type="float">
            <text:p>447.016881</text:p>
          </table:table-cell>
          <table:table-cell table:formula="of:=([.E1227]-[.D1227])/[.D1227]" office:value-type="float" office:value="-0.000000266209115053278" calcext:value-type="float">
            <text:p>-2.66209115053278E-07</text:p>
          </table:table-cell>
        </table:table-row>
        <table:table-row table:style-name="ro1">
          <table:table-cell table:number-columns-repeated="3"/>
          <table:table-cell office:value-type="float" office:value="390.124" calcext:value-type="float">
            <text:p>390.124</text:p>
          </table:table-cell>
          <table:table-cell office:value-type="float" office:value="390.124256" calcext:value-type="float">
            <text:p>390.124256</text:p>
          </table:table-cell>
          <table:table-cell table:formula="of:=([.E1228]-[.D1228])/[.D1228]" office:value-type="float" office:value="0.000000656201617893131" calcext:value-type="float">
            <text:p>6.56201617893131E-07</text:p>
          </table:table-cell>
        </table:table-row>
        <table:table-row table:style-name="ro1">
          <table:table-cell table:number-columns-repeated="3"/>
          <table:table-cell office:value-type="float" office:value="506.067" calcext:value-type="float">
            <text:p>506.067</text:p>
          </table:table-cell>
          <table:table-cell office:value-type="float" office:value="484.479837" calcext:value-type="float">
            <text:p>484.479837</text:p>
          </table:table-cell>
          <table:table-cell table:formula="of:=([.E1229]-[.D1229])/[.D1229]" office:value-type="float" office:value="-0.0426567292473132" calcext:value-type="float">
            <text:p>-0.04265672924731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30]-[.D1230])/[.D123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16.779" calcext:value-type="float">
            <text:p>416.779</text:p>
          </table:table-cell>
          <table:table-cell office:value-type="float" office:value="416.77899" calcext:value-type="float">
            <text:p>416.77899</text:p>
          </table:table-cell>
          <table:table-cell table:formula="of:=([.E1231]-[.D1231])/[.D1231]" office:value-type="float" office:value="-0.0000000239935312833718" calcext:value-type="float">
            <text:p>-2.39935312833718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12.61993" calcext:value-type="float">
            <text:p>212.61993</text:p>
          </table:table-cell>
          <table:table-cell table:formula="of:=([.E1232]-[.D1232])/[.D1232]" office:value-type="float" office:value="-0.583877386462604" calcext:value-type="float">
            <text:p>-0.583877386462604</text:p>
          </table:table-cell>
        </table:table-row>
        <table:table-row table:style-name="ro1">
          <table:table-cell table:number-columns-repeated="3"/>
          <table:table-cell office:value-type="float" office:value="457.866" calcext:value-type="float">
            <text:p>457.866</text:p>
          </table:table-cell>
          <table:table-cell office:value-type="float" office:value="510.954988" calcext:value-type="float">
            <text:p>510.954988</text:p>
          </table:table-cell>
          <table:table-cell table:formula="of:=([.E1233]-[.D1233])/[.D1233]" office:value-type="float" office:value="0.115948744829273" calcext:value-type="float">
            <text:p>0.115948744829273</text:p>
          </table:table-cell>
        </table:table-row>
        <table:table-row table:style-name="ro1">
          <table:table-cell table:number-columns-repeated="3"/>
          <table:table-cell office:value-type="float" office:value="332.605" calcext:value-type="float">
            <text:p>332.605</text:p>
          </table:table-cell>
          <table:table-cell office:value-type="float" office:value="332.60518" calcext:value-type="float">
            <text:p>332.60518</text:p>
          </table:table-cell>
          <table:table-cell table:formula="of:=([.E1234]-[.D1234])/[.D1234]" office:value-type="float" office:value="0.000000541182483727818" calcext:value-type="float">
            <text:p>5.41182483727818E-07</text:p>
          </table:table-cell>
        </table:table-row>
        <table:table-row table:style-name="ro1">
          <table:table-cell table:number-columns-repeated="3"/>
          <table:table-cell office:value-type="float" office:value="307.911" calcext:value-type="float">
            <text:p>307.911</text:p>
          </table:table-cell>
          <table:table-cell office:value-type="float" office:value="307.911059" calcext:value-type="float">
            <text:p>307.911059</text:p>
          </table:table-cell>
          <table:table-cell table:formula="of:=([.E1235]-[.D1235])/[.D1235]" office:value-type="float" office:value="0.00000019161381055425" calcext:value-type="float">
            <text:p>1.9161381055425E-07</text:p>
          </table:table-cell>
        </table:table-row>
        <table:table-row table:style-name="ro1">
          <table:table-cell table:number-columns-repeated="3"/>
          <table:table-cell office:value-type="float" office:value="152.435" calcext:value-type="float">
            <text:p>152.435</text:p>
          </table:table-cell>
          <table:table-cell office:value-type="float" office:value="152.435171" calcext:value-type="float">
            <text:p>152.435171</text:p>
          </table:table-cell>
          <table:table-cell table:formula="of:=([.E1236]-[.D1236])/[.D1236]" office:value-type="float" office:value="0.00000112178961521037" calcext:value-type="float">
            <text:p>1.1217896152103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2.873404" calcext:value-type="float">
            <text:p>452.873404</text:p>
          </table:table-cell>
          <table:table-cell table:formula="of:=([.E1237]-[.D1237])/[.D1237]" office:value-type="float" office:value="-0.113672624790833" calcext:value-type="float">
            <text:p>-0.113672624790833</text:p>
          </table:table-cell>
        </table:table-row>
        <table:table-row table:style-name="ro1">
          <table:table-cell table:number-columns-repeated="3"/>
          <table:table-cell office:value-type="float" office:value="431.871" calcext:value-type="float">
            <text:p>431.871</text:p>
          </table:table-cell>
          <table:table-cell office:value-type="float" office:value="510.954988" calcext:value-type="float">
            <text:p>510.954988</text:p>
          </table:table-cell>
          <table:table-cell table:formula="of:=([.E1238]-[.D1238])/[.D1238]" office:value-type="float" office:value="0.183119468545005" calcext:value-type="float">
            <text:p>0.18311946854500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39]-[.D1239])/[.D123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1.247697" calcext:value-type="float">
            <text:p>491.247697</text:p>
          </table:table-cell>
          <table:table-cell table:formula="of:=([.E1240]-[.D1240])/[.D1240]" office:value-type="float" office:value="-0.0385695472204009" calcext:value-type="float">
            <text:p>-0.038569547220401</text:p>
          </table:table-cell>
        </table:table-row>
        <table:table-row table:style-name="ro1">
          <table:table-cell table:number-columns-repeated="3"/>
          <table:table-cell office:value-type="float" office:value="0.0401915" calcext:value-type="float">
            <text:p>0.0401915</text:p>
          </table:table-cell>
          <table:table-cell office:value-type="float" office:value="0.040191" calcext:value-type="float">
            <text:p>0.040191</text:p>
          </table:table-cell>
          <table:table-cell table:formula="of:=([.E1241]-[.D1241])/[.D1241]" office:value-type="float" office:value="-0.0000124404413868728" calcext:value-type="float">
            <text:p>-1.24404413868728E-05</text:p>
          </table:table-cell>
        </table:table-row>
        <table:table-row table:style-name="ro1">
          <table:table-cell table:number-columns-repeated="3"/>
          <table:table-cell office:value-type="float" office:value="319.126" calcext:value-type="float">
            <text:p>319.126</text:p>
          </table:table-cell>
          <table:table-cell office:value-type="float" office:value="319.125657" calcext:value-type="float">
            <text:p>319.125657</text:p>
          </table:table-cell>
          <table:table-cell table:formula="of:=([.E1242]-[.D1242])/[.D1242]" office:value-type="float" office:value="-0.00000107481057634495" calcext:value-type="float">
            <text:p>-1.07481057634495E-06</text:p>
          </table:table-cell>
        </table:table-row>
        <table:table-row table:style-name="ro1">
          <table:table-cell table:number-columns-repeated="3"/>
          <table:table-cell office:value-type="float" office:value="319.773" calcext:value-type="float">
            <text:p>319.773</text:p>
          </table:table-cell>
          <table:table-cell office:value-type="float" office:value="319.772769" calcext:value-type="float">
            <text:p>319.772769</text:p>
          </table:table-cell>
          <table:table-cell table:formula="of:=([.E1243]-[.D1243])/[.D1243]" office:value-type="float" office:value="-0.000000722387443724325" calcext:value-type="float">
            <text:p>-7.2238744372432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2.995113" calcext:value-type="float">
            <text:p>502.995113</text:p>
          </table:table-cell>
          <table:table-cell table:formula="of:=([.E1244]-[.D1244])/[.D1244]" office:value-type="float" office:value="-0.0155784501570588" calcext:value-type="float">
            <text:p>-0.01557845015705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7.640496" calcext:value-type="float">
            <text:p>507.640496</text:p>
          </table:table-cell>
          <table:table-cell table:formula="of:=([.E1245]-[.D1245])/[.D1245]" office:value-type="float" office:value="-0.00648688044935464" calcext:value-type="float">
            <text:p>-0.00648688044935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152.892079" calcext:value-type="float">
            <text:p>152.892079</text:p>
          </table:table-cell>
          <table:table-cell table:formula="of:=([.E1246]-[.D1246])/[.D1246]" office:value-type="float" office:value="-0.700771929034846" calcext:value-type="float">
            <text:p>-0.700771929034846</text:p>
          </table:table-cell>
        </table:table-row>
        <table:table-row table:style-name="ro1">
          <table:table-cell table:number-columns-repeated="3"/>
          <table:table-cell office:value-type="float" office:value="106.879" calcext:value-type="float">
            <text:p>106.879</text:p>
          </table:table-cell>
          <table:table-cell office:value-type="float" office:value="106.879301" calcext:value-type="float">
            <text:p>106.879301</text:p>
          </table:table-cell>
          <table:table-cell table:formula="of:=([.E1247]-[.D1247])/[.D1247]" office:value-type="float" office:value="0.00000281626886472762" calcext:value-type="float">
            <text:p>2.8162688647276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48]-[.D1248])/[.D124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11.871" calcext:value-type="float">
            <text:p>311.871</text:p>
          </table:table-cell>
          <table:table-cell office:value-type="float" office:value="311.871229" calcext:value-type="float">
            <text:p>311.871229</text:p>
          </table:table-cell>
          <table:table-cell table:formula="of:=([.E1249]-[.D1249])/[.D1249]" office:value-type="float" office:value="0.000000734277954818204" calcext:value-type="float">
            <text:p>7.34277954818204E-07</text:p>
          </table:table-cell>
        </table:table-row>
        <table:table-row table:style-name="ro1">
          <table:table-cell table:number-columns-repeated="3"/>
          <table:table-cell office:value-type="float" office:value="368.431" calcext:value-type="float">
            <text:p>368.431</text:p>
          </table:table-cell>
          <table:table-cell office:value-type="float" office:value="368.430746" calcext:value-type="float">
            <text:p>368.430746</text:p>
          </table:table-cell>
          <table:table-cell table:formula="of:=([.E1250]-[.D1250])/[.D1250]" office:value-type="float" office:value="-0.000000689409957316266" calcext:value-type="float">
            <text:p>-6.8940995731626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51]-[.D1251])/[.D125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7.23546" calcext:value-type="float">
            <text:p>7.23546</text:p>
          </table:table-cell>
          <table:table-cell office:value-type="float" office:value="7.235463" calcext:value-type="float">
            <text:p>7.235463</text:p>
          </table:table-cell>
          <table:table-cell table:formula="of:=([.E1252]-[.D1252])/[.D1252]" office:value-type="float" office:value="0.00000041462464037108" calcext:value-type="float">
            <text:p>4.1462464037108E-07</text:p>
          </table:table-cell>
        </table:table-row>
        <table:table-row table:style-name="ro1">
          <table:table-cell table:number-columns-repeated="3"/>
          <table:table-cell office:value-type="float" office:value="426.014" calcext:value-type="float">
            <text:p>426.014</text:p>
          </table:table-cell>
          <table:table-cell office:value-type="float" office:value="426.013814" calcext:value-type="float">
            <text:p>426.013814</text:p>
          </table:table-cell>
          <table:table-cell table:formula="of:=([.E1253]-[.D1253])/[.D1253]" office:value-type="float" office:value="-0.000000436605369741705" calcext:value-type="float">
            <text:p>-4.36605369741705E-07</text:p>
          </table:table-cell>
        </table:table-row>
        <table:table-row table:style-name="ro1">
          <table:table-cell table:number-columns-repeated="3"/>
          <table:table-cell office:value-type="float" office:value="247.061" calcext:value-type="float">
            <text:p>247.061</text:p>
          </table:table-cell>
          <table:table-cell office:value-type="float" office:value="247.061215" calcext:value-type="float">
            <text:p>247.061215</text:p>
          </table:table-cell>
          <table:table-cell table:formula="of:=([.E1254]-[.D1254])/[.D1254]" office:value-type="float" office:value="0.000000870230428911037" calcext:value-type="float">
            <text:p>8.7023042891103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55]-[.D1255])/[.D125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83.182" calcext:value-type="float">
            <text:p>383.182</text:p>
          </table:table-cell>
          <table:table-cell office:value-type="float" office:value="383.181909" calcext:value-type="float">
            <text:p>383.181909</text:p>
          </table:table-cell>
          <table:table-cell table:formula="of:=([.E1256]-[.D1256])/[.D1256]" office:value-type="float" office:value="-0.000000237485059312861" calcext:value-type="float">
            <text:p>-2.37485059312861E-07</text:p>
          </table:table-cell>
        </table:table-row>
        <table:table-row table:style-name="ro1">
          <table:table-cell table:number-columns-repeated="3"/>
          <table:table-cell office:value-type="float" office:value="507.66" calcext:value-type="float">
            <text:p>507.66</text:p>
          </table:table-cell>
          <table:table-cell office:value-type="float" office:value="510.954988" calcext:value-type="float">
            <text:p>510.954988</text:p>
          </table:table-cell>
          <table:table-cell table:formula="of:=([.E1257]-[.D1257])/[.D1257]" office:value-type="float" office:value="0.00649054091320961" calcext:value-type="float">
            <text:p>0.00649054091321</text:p>
          </table:table-cell>
        </table:table-row>
        <table:table-row table:style-name="ro1">
          <table:table-cell table:number-columns-repeated="3"/>
          <table:table-cell office:value-type="float" office:value="250.204" calcext:value-type="float">
            <text:p>250.204</text:p>
          </table:table-cell>
          <table:table-cell office:value-type="float" office:value="250.203921" calcext:value-type="float">
            <text:p>250.203921</text:p>
          </table:table-cell>
          <table:table-cell table:formula="of:=([.E1258]-[.D1258])/[.D1258]" office:value-type="float" office:value="-0.000000315742354236927" calcext:value-type="float">
            <text:p>-3.15742354236927E-07</text:p>
          </table:table-cell>
        </table:table-row>
        <table:table-row table:style-name="ro1">
          <table:table-cell table:number-columns-repeated="3"/>
          <table:table-cell office:value-type="float" office:value="297.36" calcext:value-type="float">
            <text:p>297.36</text:p>
          </table:table-cell>
          <table:table-cell office:value-type="float" office:value="297.359857" calcext:value-type="float">
            <text:p>297.359857</text:p>
          </table:table-cell>
          <table:table-cell table:formula="of:=([.E1259]-[.D1259])/[.D1259]" office:value-type="float" office:value="-0.000000480898574242883" calcext:value-type="float">
            <text:p>-4.8089857424288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9.588729" calcext:value-type="float">
            <text:p>509.588729</text:p>
          </table:table-cell>
          <table:table-cell table:formula="of:=([.E1260]-[.D1260])/[.D1260]" office:value-type="float" office:value="-0.00267395563210064" calcext:value-type="float">
            <text:p>-0.002673955632101</text:p>
          </table:table-cell>
        </table:table-row>
        <table:table-row table:style-name="ro1">
          <table:table-cell table:number-columns-repeated="3"/>
          <table:table-cell office:value-type="float" office:value="460.793" calcext:value-type="float">
            <text:p>460.793</text:p>
          </table:table-cell>
          <table:table-cell office:value-type="float" office:value="460.792575" calcext:value-type="float">
            <text:p>460.792575</text:p>
          </table:table-cell>
          <table:table-cell table:formula="of:=([.E1261]-[.D1261])/[.D1261]" office:value-type="float" office:value="-0.000000922323038776637" calcext:value-type="float">
            <text:p>-9.22323038776637E-07</text:p>
          </table:table-cell>
        </table:table-row>
        <table:table-row table:style-name="ro1">
          <table:table-cell table:number-columns-repeated="3"/>
          <table:table-cell office:value-type="float" office:value="215.761" calcext:value-type="float">
            <text:p>215.761</text:p>
          </table:table-cell>
          <table:table-cell office:value-type="float" office:value="215.761254" calcext:value-type="float">
            <text:p>215.761254</text:p>
          </table:table-cell>
          <table:table-cell table:formula="of:=([.E1262]-[.D1262])/[.D1262]" office:value-type="float" office:value="0.00000117722850752643" calcext:value-type="float">
            <text:p>1.17722850752643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63]-[.D1263])/[.D126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55.57" calcext:value-type="float">
            <text:p>255.57</text:p>
          </table:table-cell>
          <table:table-cell office:value-type="float" office:value="255.569768" calcext:value-type="float">
            <text:p>255.569768</text:p>
          </table:table-cell>
          <table:table-cell table:formula="of:=([.E1264]-[.D1264])/[.D1264]" office:value-type="float" office:value="-0.000000907774777879605" calcext:value-type="float">
            <text:p>-9.07774777879605E-07</text:p>
          </table:table-cell>
        </table:table-row>
        <table:table-row table:style-name="ro1">
          <table:table-cell table:number-columns-repeated="3"/>
          <table:table-cell office:value-type="float" office:value="167.166" calcext:value-type="float">
            <text:p>167.166</text:p>
          </table:table-cell>
          <table:table-cell office:value-type="float" office:value="167.166373" calcext:value-type="float">
            <text:p>167.166373</text:p>
          </table:table-cell>
          <table:table-cell table:formula="of:=([.E1265]-[.D1265])/[.D1265]" office:value-type="float" office:value="0.00000223131498029612" calcext:value-type="float">
            <text:p>2.2313149802961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53.325944" calcext:value-type="float">
            <text:p>353.325944</text:p>
          </table:table-cell>
          <table:table-cell table:formula="of:=([.E1266]-[.D1266])/[.D1266]" office:value-type="float" office:value="-0.308498901077394" calcext:value-type="float">
            <text:p>-0.308498901077394</text:p>
          </table:table-cell>
        </table:table-row>
        <table:table-row table:style-name="ro1">
          <table:table-cell table:number-columns-repeated="3"/>
          <table:table-cell office:value-type="float" office:value="282.614" calcext:value-type="float">
            <text:p>282.614</text:p>
          </table:table-cell>
          <table:table-cell office:value-type="float" office:value="282.613927" calcext:value-type="float">
            <text:p>282.613927</text:p>
          </table:table-cell>
          <table:table-cell table:formula="of:=([.E1267]-[.D1267])/[.D1267]" office:value-type="float" office:value="-0.000000258302844113253" calcext:value-type="float">
            <text:p>-2.58302844113253E-07</text:p>
          </table:table-cell>
        </table:table-row>
        <table:table-row table:style-name="ro1">
          <table:table-cell table:number-columns-repeated="3"/>
          <table:table-cell office:value-type="float" office:value="62.0567" calcext:value-type="float">
            <text:p>62.0567</text:p>
          </table:table-cell>
          <table:table-cell office:value-type="float" office:value="62.056683" calcext:value-type="float">
            <text:p>62.056683</text:p>
          </table:table-cell>
          <table:table-cell table:formula="of:=([.E1268]-[.D1268])/[.D1268]" office:value-type="float" office:value="-0.000000273943023069414" calcext:value-type="float">
            <text:p>-2.73943023069414E-07</text:p>
          </table:table-cell>
        </table:table-row>
        <table:table-row table:style-name="ro1">
          <table:table-cell table:number-columns-repeated="3"/>
          <table:table-cell office:value-type="float" office:value="157.096" calcext:value-type="float">
            <text:p>157.096</text:p>
          </table:table-cell>
          <table:table-cell office:value-type="float" office:value="157.096042" calcext:value-type="float">
            <text:p>157.096042</text:p>
          </table:table-cell>
          <table:table-cell table:formula="of:=([.E1269]-[.D1269])/[.D1269]" office:value-type="float" office:value="0.00000026735244696012" calcext:value-type="float">
            <text:p>2.6735244696012E-07</text:p>
          </table:table-cell>
        </table:table-row>
        <table:table-row table:style-name="ro1">
          <table:table-cell table:number-columns-repeated="3"/>
          <table:table-cell office:value-type="float" office:value="349.082" calcext:value-type="float">
            <text:p>349.082</text:p>
          </table:table-cell>
          <table:table-cell office:value-type="float" office:value="349.082233" calcext:value-type="float">
            <text:p>349.082233</text:p>
          </table:table-cell>
          <table:table-cell table:formula="of:=([.E1270]-[.D1270])/[.D1270]" office:value-type="float" office:value="0.000000667464950871617" calcext:value-type="float">
            <text:p>6.6746495087161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4.0806" calcext:value-type="float">
            <text:p>484.0806</text:p>
          </table:table-cell>
          <table:table-cell table:formula="of:=([.E1271]-[.D1271])/[.D1271]" office:value-type="float" office:value="-0.0525964125999354" calcext:value-type="float">
            <text:p>-0.052596412599935</text:p>
          </table:table-cell>
        </table:table-row>
        <table:table-row table:style-name="ro1">
          <table:table-cell table:number-columns-repeated="3"/>
          <table:table-cell office:value-type="float" office:value="172.366" calcext:value-type="float">
            <text:p>172.366</text:p>
          </table:table-cell>
          <table:table-cell office:value-type="float" office:value="172.366175" calcext:value-type="float">
            <text:p>172.366175</text:p>
          </table:table-cell>
          <table:table-cell table:formula="of:=([.E1272]-[.D1272])/[.D1272]" office:value-type="float" office:value="0.0000010152814359241" calcext:value-type="float">
            <text:p>1.015281435924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6.937103" calcext:value-type="float">
            <text:p>496.937103</text:p>
          </table:table-cell>
          <table:table-cell table:formula="of:=([.E1273]-[.D1273])/[.D1273]" office:value-type="float" office:value="-0.027434699728939" calcext:value-type="float">
            <text:p>-0.027434699728939</text:p>
          </table:table-cell>
        </table:table-row>
        <table:table-row table:style-name="ro1">
          <table:table-cell table:number-columns-repeated="3"/>
          <table:table-cell office:value-type="float" office:value="412.19" calcext:value-type="float">
            <text:p>412.19</text:p>
          </table:table-cell>
          <table:table-cell office:value-type="float" office:value="412.189678" calcext:value-type="float">
            <text:p>412.189678</text:p>
          </table:table-cell>
          <table:table-cell table:formula="of:=([.E1274]-[.D1274])/[.D1274]" office:value-type="float" office:value="-0.000000781193139044703" calcext:value-type="float">
            <text:p>-7.81193139044703E-07</text:p>
          </table:table-cell>
        </table:table-row>
        <table:table-row table:style-name="ro1">
          <table:table-cell table:number-columns-repeated="3"/>
          <table:table-cell office:value-type="float" office:value="147.258" calcext:value-type="float">
            <text:p>147.258</text:p>
          </table:table-cell>
          <table:table-cell office:value-type="float" office:value="147.257723" calcext:value-type="float">
            <text:p>147.257723</text:p>
          </table:table-cell>
          <table:table-cell table:formula="of:=([.E1275]-[.D1275])/[.D1275]" office:value-type="float" office:value="-0.0000018810523028371" calcext:value-type="float">
            <text:p>-1.881052302837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76]-[.D1276])/[.D127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06.541" calcext:value-type="float">
            <text:p>206.541</text:p>
          </table:table-cell>
          <table:table-cell office:value-type="float" office:value="206.540596" calcext:value-type="float">
            <text:p>206.540596</text:p>
          </table:table-cell>
          <table:table-cell table:formula="of:=([.E1277]-[.D1277])/[.D1277]" office:value-type="float" office:value="-0.00000195602810097356" calcext:value-type="float">
            <text:p>-1.9560281009735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78]-[.D1278])/[.D127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79]-[.D1279])/[.D127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26.303" calcext:value-type="float">
            <text:p>126.303</text:p>
          </table:table-cell>
          <table:table-cell office:value-type="float" office:value="126.302753" calcext:value-type="float">
            <text:p>126.302753</text:p>
          </table:table-cell>
          <table:table-cell table:formula="of:=([.E1280]-[.D1280])/[.D1280]" office:value-type="float" office:value="-0.00000195561467266544" calcext:value-type="float">
            <text:p>-1.9556146726654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9.580717" calcext:value-type="float">
            <text:p>509.580717</text:p>
          </table:table-cell>
          <table:table-cell table:formula="of:=([.E1281]-[.D1281])/[.D1281]" office:value-type="float" office:value="-0.00268963607362682" calcext:value-type="float">
            <text:p>-0.002689636073627</text:p>
          </table:table-cell>
        </table:table-row>
        <table:table-row table:style-name="ro1">
          <table:table-cell table:number-columns-repeated="3"/>
          <table:table-cell office:value-type="float" office:value="359.443" calcext:value-type="float">
            <text:p>359.443</text:p>
          </table:table-cell>
          <table:table-cell office:value-type="float" office:value="359.443235" calcext:value-type="float">
            <text:p>359.443235</text:p>
          </table:table-cell>
          <table:table-cell table:formula="of:=([.E1282]-[.D1282])/[.D1282]" office:value-type="float" office:value="0.000000653789335254713" calcext:value-type="float">
            <text:p>6.5378933525471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21.09971" calcext:value-type="float">
            <text:p>321.09971</text:p>
          </table:table-cell>
          <table:table-cell table:formula="of:=([.E1283]-[.D1283])/[.D1283]" office:value-type="float" office:value="-0.371569492421055" calcext:value-type="float">
            <text:p>-0.37156949242105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23.095903" calcext:value-type="float">
            <text:p>323.095903</text:p>
          </table:table-cell>
          <table:table-cell table:formula="of:=([.E1284]-[.D1284])/[.D1284]" office:value-type="float" office:value="-0.367662704152029" calcext:value-type="float">
            <text:p>-0.367662704152029</text:p>
          </table:table-cell>
        </table:table-row>
        <table:table-row table:style-name="ro1">
          <table:table-cell table:number-columns-repeated="3"/>
          <table:table-cell office:value-type="float" office:value="39.4868" calcext:value-type="float">
            <text:p>39.4868</text:p>
          </table:table-cell>
          <table:table-cell office:value-type="float" office:value="39.486788" calcext:value-type="float">
            <text:p>39.486788</text:p>
          </table:table-cell>
          <table:table-cell table:formula="of:=([.E1285]-[.D1285])/[.D1285]" office:value-type="float" office:value="-0.000000303899024616582" calcext:value-type="float">
            <text:p>-3.0389902461658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9.559134" calcext:value-type="float">
            <text:p>489.559134</text:p>
          </table:table-cell>
          <table:table-cell table:formula="of:=([.E1286]-[.D1286])/[.D1286]" office:value-type="float" office:value="-0.041874266814103" calcext:value-type="float">
            <text:p>-0.041874266814103</text:p>
          </table:table-cell>
        </table:table-row>
        <table:table-row table:style-name="ro1">
          <table:table-cell table:number-columns-repeated="3"/>
          <table:table-cell office:value-type="float" office:value="77.6267" calcext:value-type="float">
            <text:p>77.6267</text:p>
          </table:table-cell>
          <table:table-cell office:value-type="float" office:value="77.62674" calcext:value-type="float">
            <text:p>77.62674</text:p>
          </table:table-cell>
          <table:table-cell table:formula="of:=([.E1287]-[.D1287])/[.D1287]" office:value-type="float" office:value="0.000000515286621722754" calcext:value-type="float">
            <text:p>5.15286621722754E-07</text:p>
          </table:table-cell>
        </table:table-row>
        <table:table-row table:style-name="ro1">
          <table:table-cell table:number-columns-repeated="3"/>
          <table:table-cell office:value-type="float" office:value="306.382" calcext:value-type="float">
            <text:p>306.382</text:p>
          </table:table-cell>
          <table:table-cell office:value-type="float" office:value="306.382215" calcext:value-type="float">
            <text:p>306.382215</text:p>
          </table:table-cell>
          <table:table-cell table:formula="of:=([.E1288]-[.D1288])/[.D1288]" office:value-type="float" office:value="0.000000701738352673355" calcext:value-type="float">
            <text:p>7.01738352673355E-07</text:p>
          </table:table-cell>
        </table:table-row>
        <table:table-row table:style-name="ro1">
          <table:table-cell table:number-columns-repeated="3"/>
          <table:table-cell office:value-type="float" office:value="30.6168" calcext:value-type="float">
            <text:p>30.6168</text:p>
          </table:table-cell>
          <table:table-cell office:value-type="float" office:value="30.616824" calcext:value-type="float">
            <text:p>30.616824</text:p>
          </table:table-cell>
          <table:table-cell table:formula="of:=([.E1289]-[.D1289])/[.D1289]" office:value-type="float" office:value="0.000000783883358149838" calcext:value-type="float">
            <text:p>7.8388335814983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290]-[.D1290])/[.D129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4.051323" calcext:value-type="float">
            <text:p>424.051323</text:p>
          </table:table-cell>
          <table:table-cell table:formula="of:=([.E1291]-[.D1291])/[.D1291]" office:value-type="float" office:value="-0.170080881878052" calcext:value-type="float">
            <text:p>-0.17008088187805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9.530965" calcext:value-type="float">
            <text:p>409.530965</text:p>
          </table:table-cell>
          <table:table-cell table:formula="of:=([.E1292]-[.D1292])/[.D1292]" office:value-type="float" office:value="-0.19849895783386" calcext:value-type="float">
            <text:p>-0.19849895783386</text:p>
          </table:table-cell>
        </table:table-row>
        <table:table-row table:style-name="ro1">
          <table:table-cell table:number-columns-repeated="3"/>
          <table:table-cell office:value-type="float" office:value="263.632" calcext:value-type="float">
            <text:p>263.632</text:p>
          </table:table-cell>
          <table:table-cell office:value-type="float" office:value="263.63199" calcext:value-type="float">
            <text:p>263.63199</text:p>
          </table:table-cell>
          <table:table-cell table:formula="of:=([.E1293]-[.D1293])/[.D1293]" office:value-type="float" office:value="-0.0000000379316624370177" calcext:value-type="float">
            <text:p>-3.79316624370177E-08</text:p>
          </table:table-cell>
        </table:table-row>
        <table:table-row table:style-name="ro1">
          <table:table-cell table:number-columns-repeated="3"/>
          <table:table-cell office:value-type="float" office:value="311.432" calcext:value-type="float">
            <text:p>311.432</text:p>
          </table:table-cell>
          <table:table-cell office:value-type="float" office:value="311.432139" calcext:value-type="float">
            <text:p>311.432139</text:p>
          </table:table-cell>
          <table:table-cell table:formula="of:=([.E1294]-[.D1294])/[.D1294]" office:value-type="float" office:value="0.000000446325361523926" calcext:value-type="float">
            <text:p>4.46325361523926E-07</text:p>
          </table:table-cell>
        </table:table-row>
        <table:table-row table:style-name="ro1">
          <table:table-cell table:number-columns-repeated="3"/>
          <table:table-cell office:value-type="float" office:value="309.084" calcext:value-type="float">
            <text:p>309.084</text:p>
          </table:table-cell>
          <table:table-cell office:value-type="float" office:value="309.083772" calcext:value-type="float">
            <text:p>309.083772</text:p>
          </table:table-cell>
          <table:table-cell table:formula="of:=([.E1295]-[.D1295])/[.D1295]" office:value-type="float" office:value="-0.000000737663547750092" calcext:value-type="float">
            <text:p>-7.3766354775009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1.354416" calcext:value-type="float">
            <text:p>401.354416</text:p>
          </table:table-cell>
          <table:table-cell table:formula="of:=([.E1296]-[.D1296])/[.D1296]" office:value-type="float" office:value="-0.21450144141852" calcext:value-type="float">
            <text:p>-0.2145014414185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3.275976" calcext:value-type="float">
            <text:p>503.275976</text:p>
          </table:table-cell>
          <table:table-cell table:formula="of:=([.E1297]-[.D1297])/[.D1297]" office:value-type="float" office:value="-0.0150287676996995" calcext:value-type="float">
            <text:p>-0.015028767699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0.072025" calcext:value-type="float">
            <text:p>500.072025</text:p>
          </table:table-cell>
          <table:table-cell table:formula="of:=([.E1298]-[.D1298])/[.D1298]" office:value-type="float" office:value="-0.021299282715699" calcext:value-type="float">
            <text:p>-0.02129928271569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7.264782" calcext:value-type="float">
            <text:p>417.264782</text:p>
          </table:table-cell>
          <table:table-cell table:formula="of:=([.E1299]-[.D1299])/[.D1299]" office:value-type="float" office:value="-0.183362953684767" calcext:value-type="float">
            <text:p>-0.183362953684767</text:p>
          </table:table-cell>
        </table:table-row>
        <table:table-row table:style-name="ro1">
          <table:table-cell table:number-columns-repeated="3"/>
          <table:table-cell office:value-type="float" office:value="287.382" calcext:value-type="float">
            <text:p>287.382</text:p>
          </table:table-cell>
          <table:table-cell office:value-type="float" office:value="287.381808" calcext:value-type="float">
            <text:p>287.381808</text:p>
          </table:table-cell>
          <table:table-cell table:formula="of:=([.E1300]-[.D1300])/[.D1300]" office:value-type="float" office:value="-0.000000668100298650707" calcext:value-type="float">
            <text:p>-6.68100298650707E-07</text:p>
          </table:table-cell>
        </table:table-row>
        <table:table-row table:style-name="ro1">
          <table:table-cell table:number-columns-repeated="3"/>
          <table:table-cell office:value-type="float" office:value="327.309" calcext:value-type="float">
            <text:p>327.309</text:p>
          </table:table-cell>
          <table:table-cell office:value-type="float" office:value="327.308779" calcext:value-type="float">
            <text:p>327.308779</text:p>
          </table:table-cell>
          <table:table-cell table:formula="of:=([.E1301]-[.D1301])/[.D1301]" office:value-type="float" office:value="-0.000000675202942816919" calcext:value-type="float">
            <text:p>-6.7520294281691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02]-[.D1302])/[.D130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5.087766" calcext:value-type="float">
            <text:p>465.087766</text:p>
          </table:table-cell>
          <table:table-cell table:formula="of:=([.E1303]-[.D1303])/[.D1303]" office:value-type="float" office:value="-0.0897676586000724" calcext:value-type="float">
            <text:p>-0.089767658600072</text:p>
          </table:table-cell>
        </table:table-row>
        <table:table-row table:style-name="ro1">
          <table:table-cell table:number-columns-repeated="3"/>
          <table:table-cell office:value-type="float" office:value="215.948" calcext:value-type="float">
            <text:p>215.948</text:p>
          </table:table-cell>
          <table:table-cell office:value-type="float" office:value="215.947776" calcext:value-type="float">
            <text:p>215.947776</text:p>
          </table:table-cell>
          <table:table-cell table:formula="of:=([.E1304]-[.D1304])/[.D1304]" office:value-type="float" office:value="-0.00000103728675423198" calcext:value-type="float">
            <text:p>-1.03728675423198E-06</text:p>
          </table:table-cell>
        </table:table-row>
        <table:table-row table:style-name="ro1">
          <table:table-cell table:number-columns-repeated="3"/>
          <table:table-cell office:value-type="float" office:value="306.699" calcext:value-type="float">
            <text:p>306.699</text:p>
          </table:table-cell>
          <table:table-cell office:value-type="float" office:value="306.699377" calcext:value-type="float">
            <text:p>306.699377</text:p>
          </table:table-cell>
          <table:table-cell table:formula="of:=([.E1305]-[.D1305])/[.D1305]" office:value-type="float" office:value="0.00000122921822377805" calcext:value-type="float">
            <text:p>1.22921822377805E-06</text:p>
          </table:table-cell>
        </table:table-row>
        <table:table-row table:style-name="ro1">
          <table:table-cell table:number-columns-repeated="3"/>
          <table:table-cell office:value-type="float" office:value="22.519" calcext:value-type="float">
            <text:p>22.519</text:p>
          </table:table-cell>
          <table:table-cell office:value-type="float" office:value="22.519006" calcext:value-type="float">
            <text:p>22.519006</text:p>
          </table:table-cell>
          <table:table-cell table:formula="of:=([.E1306]-[.D1306])/[.D1306]" office:value-type="float" office:value="0.000000266441671593544" calcext:value-type="float">
            <text:p>2.66441671593544E-07</text:p>
          </table:table-cell>
        </table:table-row>
        <table:table-row table:style-name="ro1">
          <table:table-cell table:number-columns-repeated="3"/>
          <table:table-cell office:value-type="float" office:value="60.3835" calcext:value-type="float">
            <text:p>60.3835</text:p>
          </table:table-cell>
          <table:table-cell office:value-type="float" office:value="60.383505" calcext:value-type="float">
            <text:p>60.383505</text:p>
          </table:table-cell>
          <table:table-cell table:formula="of:=([.E1307]-[.D1307])/[.D1307]" office:value-type="float" office:value="0.0000000828040772990481" calcext:value-type="float">
            <text:p>8.28040772990481E-08</text:p>
          </table:table-cell>
        </table:table-row>
        <table:table-row table:style-name="ro1">
          <table:table-cell table:number-columns-repeated="3"/>
          <table:table-cell office:value-type="float" office:value="347.977" calcext:value-type="float">
            <text:p>347.977</text:p>
          </table:table-cell>
          <table:table-cell office:value-type="float" office:value="347.977009" calcext:value-type="float">
            <text:p>347.977009</text:p>
          </table:table-cell>
          <table:table-cell table:formula="of:=([.E1308]-[.D1308])/[.D1308]" office:value-type="float" office:value="0.0000000258637784512212" calcext:value-type="float">
            <text:p>2.58637784512212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8.579164" calcext:value-type="float">
            <text:p>418.579164</text:p>
          </table:table-cell>
          <table:table-cell table:formula="of:=([.E1309]-[.D1309])/[.D1309]" office:value-type="float" office:value="-0.180790551026998" calcext:value-type="float">
            <text:p>-0.180790551026998</text:p>
          </table:table-cell>
        </table:table-row>
        <table:table-row table:style-name="ro1">
          <table:table-cell table:number-columns-repeated="3"/>
          <table:table-cell office:value-type="float" office:value="184.441" calcext:value-type="float">
            <text:p>184.441</text:p>
          </table:table-cell>
          <table:table-cell office:value-type="float" office:value="184.441332" calcext:value-type="float">
            <text:p>184.441332</text:p>
          </table:table-cell>
          <table:table-cell table:formula="of:=([.E1310]-[.D1310])/[.D1310]" office:value-type="float" office:value="0.00000180003361500973" calcext:value-type="float">
            <text:p>1.80003361500973E-06</text:p>
          </table:table-cell>
        </table:table-row>
        <table:table-row table:style-name="ro1">
          <table:table-cell table:number-columns-repeated="3"/>
          <table:table-cell office:value-type="float" office:value="86.9312" calcext:value-type="float">
            <text:p>86.9312</text:p>
          </table:table-cell>
          <table:table-cell office:value-type="float" office:value="86.931176" calcext:value-type="float">
            <text:p>86.931176</text:p>
          </table:table-cell>
          <table:table-cell table:formula="of:=([.E1311]-[.D1311])/[.D1311]" office:value-type="float" office:value="-0.000000276080394731237" calcext:value-type="float">
            <text:p>-2.76080394731237E-07</text:p>
          </table:table-cell>
        </table:table-row>
        <table:table-row table:style-name="ro1">
          <table:table-cell table:number-columns-repeated="3"/>
          <table:table-cell office:value-type="float" office:value="319.038" calcext:value-type="float">
            <text:p>319.038</text:p>
          </table:table-cell>
          <table:table-cell office:value-type="float" office:value="319.038263" calcext:value-type="float">
            <text:p>319.038263</text:p>
          </table:table-cell>
          <table:table-cell table:formula="of:=([.E1312]-[.D1312])/[.D1312]" office:value-type="float" office:value="0.000000824353211721696" calcext:value-type="float">
            <text:p>8.2435321172169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9.957263" calcext:value-type="float">
            <text:p>459.957263</text:p>
          </table:table-cell>
          <table:table-cell table:formula="of:=([.E1313]-[.D1313])/[.D1313]" office:value-type="float" office:value="-0.0998086661251969" calcext:value-type="float">
            <text:p>-0.099808666125197</text:p>
          </table:table-cell>
        </table:table-row>
        <table:table-row table:style-name="ro1">
          <table:table-cell table:number-columns-repeated="3"/>
          <table:table-cell office:value-type="float" office:value="279.561" calcext:value-type="float">
            <text:p>279.561</text:p>
          </table:table-cell>
          <table:table-cell office:value-type="float" office:value="279.561371" calcext:value-type="float">
            <text:p>279.561371</text:p>
          </table:table-cell>
          <table:table-cell table:formula="of:=([.E1314]-[.D1314])/[.D1314]" office:value-type="float" office:value="0.00000132708067301824" calcext:value-type="float">
            <text:p>1.3270806730182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15]-[.D1315])/[.D131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63.506" calcext:value-type="float">
            <text:p>463.506</text:p>
          </table:table-cell>
          <table:table-cell office:value-type="float" office:value="319.621349" calcext:value-type="float">
            <text:p>319.621349</text:p>
          </table:table-cell>
          <table:table-cell table:formula="of:=([.E1316]-[.D1316])/[.D1316]" office:value-type="float" office:value="-0.310426728025096" calcext:value-type="float">
            <text:p>-0.310426728025096</text:p>
          </table:table-cell>
        </table:table-row>
        <table:table-row table:style-name="ro1">
          <table:table-cell table:number-columns-repeated="3"/>
          <table:table-cell office:value-type="float" office:value="329.895" calcext:value-type="float">
            <text:p>329.895</text:p>
          </table:table-cell>
          <table:table-cell office:value-type="float" office:value="329.895141" calcext:value-type="float">
            <text:p>329.895141</text:p>
          </table:table-cell>
          <table:table-cell table:formula="of:=([.E1317]-[.D1317])/[.D1317]" office:value-type="float" office:value="0.000000427408721083718" calcext:value-type="float">
            <text:p>4.27408721083718E-07</text:p>
          </table:table-cell>
        </table:table-row>
        <table:table-row table:style-name="ro1">
          <table:table-cell table:number-columns-repeated="3"/>
          <table:table-cell office:value-type="float" office:value="307.308" calcext:value-type="float">
            <text:p>307.308</text:p>
          </table:table-cell>
          <table:table-cell office:value-type="float" office:value="307.307536" calcext:value-type="float">
            <text:p>307.307536</text:p>
          </table:table-cell>
          <table:table-cell table:formula="of:=([.E1318]-[.D1318])/[.D1318]" office:value-type="float" office:value="-0.00000150988584731078" calcext:value-type="float">
            <text:p>-1.5098858473107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19]-[.D1319])/[.D131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20]-[.D1320])/[.D132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95.574136" calcext:value-type="float">
            <text:p>395.574136</text:p>
          </table:table-cell>
          <table:table-cell table:formula="of:=([.E1321]-[.D1321])/[.D1321]" office:value-type="float" office:value="-0.225814140188471" calcext:value-type="float">
            <text:p>-0.225814140188471</text:p>
          </table:table-cell>
        </table:table-row>
        <table:table-row table:style-name="ro1">
          <table:table-cell table:number-columns-repeated="3"/>
          <table:table-cell office:value-type="float" office:value="320.71" calcext:value-type="float">
            <text:p>320.71</text:p>
          </table:table-cell>
          <table:table-cell office:value-type="float" office:value="320.710429" calcext:value-type="float">
            <text:p>320.710429</text:p>
          </table:table-cell>
          <table:table-cell table:formula="of:=([.E1322]-[.D1322])/[.D1322]" office:value-type="float" office:value="0.00000133765707335881" calcext:value-type="float">
            <text:p>1.33765707335881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0.191665" calcext:value-type="float">
            <text:p>400.191665</text:p>
          </table:table-cell>
          <table:table-cell table:formula="of:=([.E1323]-[.D1323])/[.D1323]" office:value-type="float" office:value="-0.21677708408764" calcext:value-type="float">
            <text:p>-0.2167770840876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24]-[.D1324])/[.D132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25]-[.D1325])/[.D132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26]-[.D1326])/[.D132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77.855" calcext:value-type="float">
            <text:p>477.855</text:p>
          </table:table-cell>
          <table:table-cell office:value-type="float" office:value="510.954988" calcext:value-type="float">
            <text:p>510.954988</text:p>
          </table:table-cell>
          <table:table-cell table:formula="of:=([.E1327]-[.D1327])/[.D1327]" office:value-type="float" office:value="0.0692678490337027" calcext:value-type="float">
            <text:p>0.06926784903370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6.430815" calcext:value-type="float">
            <text:p>476.430815</text:p>
          </table:table-cell>
          <table:table-cell table:formula="of:=([.E1328]-[.D1328])/[.D1328]" office:value-type="float" office:value="-0.0675679560822382" calcext:value-type="float">
            <text:p>-0.06756795608223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5.249695" calcext:value-type="float">
            <text:p>465.249695</text:p>
          </table:table-cell>
          <table:table-cell table:formula="of:=([.E1329]-[.D1329])/[.D1329]" office:value-type="float" office:value="-0.0894507441946943" calcext:value-type="float">
            <text:p>-0.089450744194694</text:p>
          </table:table-cell>
        </table:table-row>
        <table:table-row table:style-name="ro1">
          <table:table-cell table:number-columns-repeated="3"/>
          <table:table-cell office:value-type="float" office:value="483.431" calcext:value-type="float">
            <text:p>483.431</text:p>
          </table:table-cell>
          <table:table-cell office:value-type="float" office:value="510.954988" calcext:value-type="float">
            <text:p>510.954988</text:p>
          </table:table-cell>
          <table:table-cell table:formula="of:=([.E1330]-[.D1330])/[.D1330]" office:value-type="float" office:value="0.0569346773376139" calcext:value-type="float">
            <text:p>0.056934677337614</text:p>
          </table:table-cell>
        </table:table-row>
        <table:table-row table:style-name="ro1">
          <table:table-cell table:number-columns-repeated="3"/>
          <table:table-cell office:value-type="float" office:value="148.593" calcext:value-type="float">
            <text:p>148.593</text:p>
          </table:table-cell>
          <table:table-cell office:value-type="float" office:value="148.593058" calcext:value-type="float">
            <text:p>148.593058</text:p>
          </table:table-cell>
          <table:table-cell table:formula="of:=([.E1331]-[.D1331])/[.D1331]" office:value-type="float" office:value="0.000000390327942931998" calcext:value-type="float">
            <text:p>3.9032794293199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7.972371" calcext:value-type="float">
            <text:p>437.972371</text:p>
          </table:table-cell>
          <table:table-cell table:formula="of:=([.E1332]-[.D1332])/[.D1332]" office:value-type="float" office:value="-0.142835727216682" calcext:value-type="float">
            <text:p>-0.14283572721668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33]-[.D1333])/[.D133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70.4576" calcext:value-type="float">
            <text:p>70.4576</text:p>
          </table:table-cell>
          <table:table-cell office:value-type="float" office:value="70.457611" calcext:value-type="float">
            <text:p>70.457611</text:p>
          </table:table-cell>
          <table:table-cell table:formula="of:=([.E1334]-[.D1334])/[.D1334]" office:value-type="float" office:value="0.000000156122263611724" calcext:value-type="float">
            <text:p>1.5612226361172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35]-[.D1335])/[.D133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99.362" calcext:value-type="float">
            <text:p>399.362</text:p>
          </table:table-cell>
          <table:table-cell office:value-type="float" office:value="399.361796" calcext:value-type="float">
            <text:p>399.361796</text:p>
          </table:table-cell>
          <table:table-cell table:formula="of:=([.E1336]-[.D1336])/[.D1336]" office:value-type="float" office:value="-0.00000051081474951683" calcext:value-type="float">
            <text:p>-5.108147495168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37]-[.D1337])/[.D133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38]-[.D1338])/[.D133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86.493" calcext:value-type="float">
            <text:p>286.493</text:p>
          </table:table-cell>
          <table:table-cell office:value-type="float" office:value="286.492716" calcext:value-type="float">
            <text:p>286.492716</text:p>
          </table:table-cell>
          <table:table-cell table:formula="of:=([.E1339]-[.D1339])/[.D1339]" office:value-type="float" office:value="-0.000000991298216786914" calcext:value-type="float">
            <text:p>-9.91298216786914E-07</text:p>
          </table:table-cell>
        </table:table-row>
        <table:table-row table:style-name="ro1">
          <table:table-cell table:number-columns-repeated="3"/>
          <table:table-cell office:value-type="float" office:value="95.2718" calcext:value-type="float">
            <text:p>95.2718</text:p>
          </table:table-cell>
          <table:table-cell office:value-type="float" office:value="95.271806" calcext:value-type="float">
            <text:p>95.271806</text:p>
          </table:table-cell>
          <table:table-cell table:formula="of:=([.E1340]-[.D1340])/[.D1340]" office:value-type="float" office:value="0.0000000629777121778145" calcext:value-type="float">
            <text:p>6.29777121778145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1.807346" calcext:value-type="float">
            <text:p>501.807346</text:p>
          </table:table-cell>
          <table:table-cell table:formula="of:=([.E1341]-[.D1341])/[.D1341]" office:value-type="float" office:value="-0.0179030521278782" calcext:value-type="float">
            <text:p>-0.01790305212787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9.890105" calcext:value-type="float">
            <text:p>419.890105</text:p>
          </table:table-cell>
          <table:table-cell table:formula="of:=([.E1342]-[.D1342])/[.D1342]" office:value-type="float" office:value="-0.178224882817469" calcext:value-type="float">
            <text:p>-0.17822488281746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9.791902" calcext:value-type="float">
            <text:p>449.791902</text:p>
          </table:table-cell>
          <table:table-cell table:formula="of:=([.E1343]-[.D1343])/[.D1343]" office:value-type="float" office:value="-0.119703492479768" calcext:value-type="float">
            <text:p>-0.119703492479768</text:p>
          </table:table-cell>
        </table:table-row>
        <table:table-row table:style-name="ro1">
          <table:table-cell table:number-columns-repeated="3"/>
          <table:table-cell office:value-type="float" office:value="329.161" calcext:value-type="float">
            <text:p>329.161</text:p>
          </table:table-cell>
          <table:table-cell office:value-type="float" office:value="329.160959" calcext:value-type="float">
            <text:p>329.160959</text:p>
          </table:table-cell>
          <table:table-cell table:formula="of:=([.E1344]-[.D1344])/[.D1344]" office:value-type="float" office:value="-0.000000124559106364885" calcext:value-type="float">
            <text:p>-1.24559106364885E-07</text:p>
          </table:table-cell>
        </table:table-row>
        <table:table-row table:style-name="ro1">
          <table:table-cell table:number-columns-repeated="3"/>
          <table:table-cell office:value-type="float" office:value="389.12" calcext:value-type="float">
            <text:p>389.12</text:p>
          </table:table-cell>
          <table:table-cell office:value-type="float" office:value="389.119611" calcext:value-type="float">
            <text:p>389.119611</text:p>
          </table:table-cell>
          <table:table-cell table:formula="of:=([.E1345]-[.D1345])/[.D1345]" office:value-type="float" office:value="-0.00000099969161180152" calcext:value-type="float">
            <text:p>-9.996916118015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92.876293" calcext:value-type="float">
            <text:p>292.876293</text:p>
          </table:table-cell>
          <table:table-cell table:formula="of:=([.E1346]-[.D1346])/[.D1346]" office:value-type="float" office:value="-0.426806092513039" calcext:value-type="float">
            <text:p>-0.42680609251303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6.172631" calcext:value-type="float">
            <text:p>456.172631</text:p>
          </table:table-cell>
          <table:table-cell table:formula="of:=([.E1347]-[.D1347])/[.D1347]" office:value-type="float" office:value="-0.107215643256255" calcext:value-type="float">
            <text:p>-0.10721564325625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48]-[.D1348])/[.D134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1.663919" calcext:value-type="float">
            <text:p>501.663919</text:p>
          </table:table-cell>
          <table:table-cell table:formula="of:=([.E1349]-[.D1349])/[.D1349]" office:value-type="float" office:value="-0.0181837559080545" calcext:value-type="float">
            <text:p>-0.01818375590805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50]-[.D1350])/[.D135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33.353" calcext:value-type="float">
            <text:p>133.353</text:p>
          </table:table-cell>
          <table:table-cell office:value-type="float" office:value="133.353116" calcext:value-type="float">
            <text:p>133.353116</text:p>
          </table:table-cell>
          <table:table-cell table:formula="of:=([.E1351]-[.D1351])/[.D1351]" office:value-type="float" office:value="0.000000869871693860245" calcext:value-type="float">
            <text:p>8.6987169386024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9.499156" calcext:value-type="float">
            <text:p>469.499156</text:p>
          </table:table-cell>
          <table:table-cell table:formula="of:=([.E1352]-[.D1352])/[.D1352]" office:value-type="float" office:value="-0.0811340411582232" calcext:value-type="float">
            <text:p>-0.081134041158223</text:p>
          </table:table-cell>
        </table:table-row>
        <table:table-row table:style-name="ro1">
          <table:table-cell table:number-columns-repeated="3"/>
          <table:table-cell office:value-type="float" office:value="163.863" calcext:value-type="float">
            <text:p>163.863</text:p>
          </table:table-cell>
          <table:table-cell office:value-type="float" office:value="163.863127" calcext:value-type="float">
            <text:p>163.863127</text:p>
          </table:table-cell>
          <table:table-cell table:formula="of:=([.E1353]-[.D1353])/[.D1353]" office:value-type="float" office:value="0.000000775037683870029" calcext:value-type="float">
            <text:p>7.75037683870029E-07</text:p>
          </table:table-cell>
        </table:table-row>
        <table:table-row table:style-name="ro1">
          <table:table-cell table:number-columns-repeated="3"/>
          <table:table-cell office:value-type="float" office:value="468.195" calcext:value-type="float">
            <text:p>468.195</text:p>
          </table:table-cell>
          <table:table-cell office:value-type="float" office:value="510.954988" calcext:value-type="float">
            <text:p>510.954988</text:p>
          </table:table-cell>
          <table:table-cell table:formula="of:=([.E1354]-[.D1354])/[.D1354]" office:value-type="float" office:value="0.0913294417924156" calcext:value-type="float">
            <text:p>0.09132944179241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13.354411" calcext:value-type="float">
            <text:p>313.354411</text:p>
          </table:table-cell>
          <table:table-cell table:formula="of:=([.E1355]-[.D1355])/[.D1355]" office:value-type="float" office:value="-0.386727968216379" calcext:value-type="float">
            <text:p>-0.386727968216379</text:p>
          </table:table-cell>
        </table:table-row>
        <table:table-row table:style-name="ro1">
          <table:table-cell table:number-columns-repeated="3"/>
          <table:table-cell office:value-type="float" office:value="418.341" calcext:value-type="float">
            <text:p>418.341</text:p>
          </table:table-cell>
          <table:table-cell office:value-type="float" office:value="418.341412" calcext:value-type="float">
            <text:p>418.341412</text:p>
          </table:table-cell>
          <table:table-cell table:formula="of:=([.E1356]-[.D1356])/[.D1356]" office:value-type="float" office:value="0.000000984842508821707" calcext:value-type="float">
            <text:p>9.84842508821707E-07</text:p>
          </table:table-cell>
        </table:table-row>
        <table:table-row table:style-name="ro1">
          <table:table-cell table:number-columns-repeated="3"/>
          <table:table-cell office:value-type="float" office:value="263.322" calcext:value-type="float">
            <text:p>263.322</text:p>
          </table:table-cell>
          <table:table-cell office:value-type="float" office:value="263.32246" calcext:value-type="float">
            <text:p>263.32246</text:p>
          </table:table-cell>
          <table:table-cell table:formula="of:=([.E1357]-[.D1357])/[.D1357]" office:value-type="float" office:value="0.00000174691062644018" calcext:value-type="float">
            <text:p>1.74691062644018E-06</text:p>
          </table:table-cell>
        </table:table-row>
        <table:table-row table:style-name="ro1">
          <table:table-cell table:number-columns-repeated="3"/>
          <table:table-cell office:value-type="float" office:value="176.951" calcext:value-type="float">
            <text:p>176.951</text:p>
          </table:table-cell>
          <table:table-cell office:value-type="float" office:value="176.951028" calcext:value-type="float">
            <text:p>176.951028</text:p>
          </table:table-cell>
          <table:table-cell table:formula="of:=([.E1358]-[.D1358])/[.D1358]" office:value-type="float" office:value="0.000000158235895895315" calcext:value-type="float">
            <text:p>1.5823589589531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9.970028" calcext:value-type="float">
            <text:p>479.970028</text:p>
          </table:table-cell>
          <table:table-cell table:formula="of:=([.E1359]-[.D1359])/[.D1359]" office:value-type="float" office:value="-0.0606412932645732" calcext:value-type="float">
            <text:p>-0.060641293264573</text:p>
          </table:table-cell>
        </table:table-row>
        <table:table-row table:style-name="ro1">
          <table:table-cell table:number-columns-repeated="3"/>
          <table:table-cell office:value-type="float" office:value="45.5851" calcext:value-type="float">
            <text:p>45.5851</text:p>
          </table:table-cell>
          <table:table-cell office:value-type="float" office:value="45.585059" calcext:value-type="float">
            <text:p>45.585059</text:p>
          </table:table-cell>
          <table:table-cell table:formula="of:=([.E1360]-[.D1360])/[.D1360]" office:value-type="float" office:value="-0.00000089941669527896" calcext:value-type="float">
            <text:p>-8.9941669527896E-07</text:p>
          </table:table-cell>
        </table:table-row>
        <table:table-row table:style-name="ro1">
          <table:table-cell table:number-columns-repeated="3"/>
          <table:table-cell office:value-type="float" office:value="335.151" calcext:value-type="float">
            <text:p>335.151</text:p>
          </table:table-cell>
          <table:table-cell office:value-type="float" office:value="335.150845" calcext:value-type="float">
            <text:p>335.150845</text:p>
          </table:table-cell>
          <table:table-cell table:formula="of:=([.E1361]-[.D1361])/[.D1361]" office:value-type="float" office:value="-0.000000462478106902759" calcext:value-type="float">
            <text:p>-4.62478106902759E-07</text:p>
          </table:table-cell>
        </table:table-row>
        <table:table-row table:style-name="ro1">
          <table:table-cell table:number-columns-repeated="3"/>
          <table:table-cell office:value-type="float" office:value="476.207" calcext:value-type="float">
            <text:p>476.207</text:p>
          </table:table-cell>
          <table:table-cell office:value-type="float" office:value="507.800787" calcext:value-type="float">
            <text:p>507.800787</text:p>
          </table:table-cell>
          <table:table-cell table:formula="of:=([.E1362]-[.D1362])/[.D1362]" office:value-type="float" office:value="0.0663446505406263" calcext:value-type="float">
            <text:p>0.06634465054062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0.239557" calcext:value-type="float">
            <text:p>480.239557</text:p>
          </table:table-cell>
          <table:table-cell table:formula="of:=([.E1363]-[.D1363])/[.D1363]" office:value-type="float" office:value="-0.0601137927997573" calcext:value-type="float">
            <text:p>-0.060113792799757</text:p>
          </table:table-cell>
        </table:table-row>
        <table:table-row table:style-name="ro1">
          <table:table-cell table:number-columns-repeated="3"/>
          <table:table-cell office:value-type="float" office:value="407.984" calcext:value-type="float">
            <text:p>407.984</text:p>
          </table:table-cell>
          <table:table-cell office:value-type="float" office:value="493.969474" calcext:value-type="float">
            <text:p>493.969474</text:p>
          </table:table-cell>
          <table:table-cell table:formula="of:=([.E1364]-[.D1364])/[.D1364]" office:value-type="float" office:value="0.210756975763755" calcext:value-type="float">
            <text:p>0.21075697576375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65]-[.D1365])/[.D136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66]-[.D1366])/[.D136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67]-[.D1367])/[.D136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99.079" calcext:value-type="float">
            <text:p>399.079</text:p>
          </table:table-cell>
          <table:table-cell office:value-type="float" office:value="399.078526" calcext:value-type="float">
            <text:p>399.078526</text:p>
          </table:table-cell>
          <table:table-cell table:formula="of:=([.E1368]-[.D1368])/[.D1368]" office:value-type="float" office:value="-0.00000118773475927567" calcext:value-type="float">
            <text:p>-1.18773475927567E-06</text:p>
          </table:table-cell>
        </table:table-row>
        <table:table-row table:style-name="ro1">
          <table:table-cell table:number-columns-repeated="3"/>
          <table:table-cell office:value-type="float" office:value="257.481" calcext:value-type="float">
            <text:p>257.481</text:p>
          </table:table-cell>
          <table:table-cell office:value-type="float" office:value="257.481202" calcext:value-type="float">
            <text:p>257.481202</text:p>
          </table:table-cell>
          <table:table-cell table:formula="of:=([.E1369]-[.D1369])/[.D1369]" office:value-type="float" office:value="0.000000784523906624527" calcext:value-type="float">
            <text:p>7.8452390662452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7.783777" calcext:value-type="float">
            <text:p>407.783777</text:p>
          </table:table-cell>
          <table:table-cell table:formula="of:=([.E1370]-[.D1370])/[.D1370]" office:value-type="float" office:value="-0.201918413558924" calcext:value-type="float">
            <text:p>-0.20191841355892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8.512631" calcext:value-type="float">
            <text:p>458.512631</text:p>
          </table:table-cell>
          <table:table-cell table:formula="of:=([.E1371]-[.D1371])/[.D1371]" office:value-type="float" office:value="-0.102635983599338" calcext:value-type="float">
            <text:p>-0.102635983599338</text:p>
          </table:table-cell>
        </table:table-row>
        <table:table-row table:style-name="ro1">
          <table:table-cell table:number-columns-repeated="3"/>
          <table:table-cell office:value-type="float" office:value="315.346" calcext:value-type="float">
            <text:p>315.346</text:p>
          </table:table-cell>
          <table:table-cell office:value-type="float" office:value="315.346073" calcext:value-type="float">
            <text:p>315.346073</text:p>
          </table:table-cell>
          <table:table-cell table:formula="of:=([.E1372]-[.D1372])/[.D1372]" office:value-type="float" office:value="0.000000231491758215493" calcext:value-type="float">
            <text:p>2.31491758215493E-07</text:p>
          </table:table-cell>
        </table:table-row>
        <table:table-row table:style-name="ro1">
          <table:table-cell table:number-columns-repeated="3"/>
          <table:table-cell office:value-type="float" office:value="330.301" calcext:value-type="float">
            <text:p>330.301</text:p>
          </table:table-cell>
          <table:table-cell office:value-type="float" office:value="330.300776" calcext:value-type="float">
            <text:p>330.300776</text:p>
          </table:table-cell>
          <table:table-cell table:formula="of:=([.E1373]-[.D1373])/[.D1373]" office:value-type="float" office:value="-0.000000678169306187049" calcext:value-type="float">
            <text:p>-6.7816930618704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6.305031" calcext:value-type="float">
            <text:p>486.305031</text:p>
          </table:table-cell>
          <table:table-cell table:formula="of:=([.E1374]-[.D1374])/[.D1374]" office:value-type="float" office:value="-0.0482429352878434" calcext:value-type="float">
            <text:p>-0.04824293528784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05.012076" calcext:value-type="float">
            <text:p>305.012076</text:p>
          </table:table-cell>
          <table:table-cell table:formula="of:=([.E1375]-[.D1375])/[.D1375]" office:value-type="float" office:value="-0.403054914816373" calcext:value-type="float">
            <text:p>-0.403054914816373</text:p>
          </table:table-cell>
        </table:table-row>
        <table:table-row table:style-name="ro1">
          <table:table-cell table:number-columns-repeated="3"/>
          <table:table-cell office:value-type="float" office:value="15.9235" calcext:value-type="float">
            <text:p>15.9235</text:p>
          </table:table-cell>
          <table:table-cell office:value-type="float" office:value="15.923538" calcext:value-type="float">
            <text:p>15.923538</text:p>
          </table:table-cell>
          <table:table-cell table:formula="of:=([.E1376]-[.D1376])/[.D1376]" office:value-type="float" office:value="0.000002386410022921" calcext:value-type="float">
            <text:p>2.386410022921E-06</text:p>
          </table:table-cell>
        </table:table-row>
        <table:table-row table:style-name="ro1">
          <table:table-cell table:number-columns-repeated="3"/>
          <table:table-cell office:value-type="float" office:value="498.555" calcext:value-type="float">
            <text:p>498.555</text:p>
          </table:table-cell>
          <table:table-cell office:value-type="float" office:value="510.954988" calcext:value-type="float">
            <text:p>510.954988</text:p>
          </table:table-cell>
          <table:table-cell table:formula="of:=([.E1377]-[.D1377])/[.D1377]" office:value-type="float" office:value="0.0248718556628657" calcext:value-type="float">
            <text:p>0.024871855662866</text:p>
          </table:table-cell>
        </table:table-row>
        <table:table-row table:style-name="ro1">
          <table:table-cell table:number-columns-repeated="3"/>
          <table:table-cell office:value-type="float" office:value="141.722" calcext:value-type="float">
            <text:p>141.722</text:p>
          </table:table-cell>
          <table:table-cell office:value-type="float" office:value="141.722332" calcext:value-type="float">
            <text:p>141.722332</text:p>
          </table:table-cell>
          <table:table-cell table:formula="of:=([.E1378]-[.D1378])/[.D1378]" office:value-type="float" office:value="0.000002342614414036" calcext:value-type="float">
            <text:p>2.34261441403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79]-[.D1379])/[.D137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46.11" calcext:value-type="float">
            <text:p>346.11</text:p>
          </table:table-cell>
          <table:table-cell office:value-type="float" office:value="346.110142" calcext:value-type="float">
            <text:p>346.110142</text:p>
          </table:table-cell>
          <table:table-cell table:formula="of:=([.E1380]-[.D1380])/[.D1380]" office:value-type="float" office:value="0.000000410274190235893" calcext:value-type="float">
            <text:p>4.1027419023589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81]-[.D1381])/[.D138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84.6823" calcext:value-type="float">
            <text:p>84.6823</text:p>
          </table:table-cell>
          <table:table-cell office:value-type="float" office:value="84.682311" calcext:value-type="float">
            <text:p>84.682311</text:p>
          </table:table-cell>
          <table:table-cell table:formula="of:=([.E1382]-[.D1382])/[.D1382]" office:value-type="float" office:value="0.00000012989727488093" calcext:value-type="float">
            <text:p>1.2989727488093E-07</text:p>
          </table:table-cell>
        </table:table-row>
        <table:table-row table:style-name="ro1">
          <table:table-cell table:number-columns-repeated="3"/>
          <table:table-cell office:value-type="float" office:value="455.813" calcext:value-type="float">
            <text:p>455.813</text:p>
          </table:table-cell>
          <table:table-cell office:value-type="float" office:value="498.99438" calcext:value-type="float">
            <text:p>498.99438</text:p>
          </table:table-cell>
          <table:table-cell table:formula="of:=([.E1383]-[.D1383])/[.D1383]" office:value-type="float" office:value="0.0947348583739384" calcext:value-type="float">
            <text:p>0.09473485837393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384]-[.D1384])/[.D138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9.524003" calcext:value-type="float">
            <text:p>429.524003</text:p>
          </table:table-cell>
          <table:table-cell table:formula="of:=([.E1385]-[.D1385])/[.D1385]" office:value-type="float" office:value="-0.15937019306984" calcext:value-type="float">
            <text:p>-0.15937019306984</text:p>
          </table:table-cell>
        </table:table-row>
        <table:table-row table:style-name="ro1">
          <table:table-cell table:number-columns-repeated="3"/>
          <table:table-cell office:value-type="float" office:value="201.93" calcext:value-type="float">
            <text:p>201.93</text:p>
          </table:table-cell>
          <table:table-cell office:value-type="float" office:value="201.930161" calcext:value-type="float">
            <text:p>201.930161</text:p>
          </table:table-cell>
          <table:table-cell table:formula="of:=([.E1386]-[.D1386])/[.D1386]" office:value-type="float" office:value="0.000000797305997085218" calcext:value-type="float">
            <text:p>7.97305997085218E-07</text:p>
          </table:table-cell>
        </table:table-row>
        <table:table-row table:style-name="ro1">
          <table:table-cell table:number-columns-repeated="3"/>
          <table:table-cell office:value-type="float" office:value="408.742" calcext:value-type="float">
            <text:p>408.742</text:p>
          </table:table-cell>
          <table:table-cell office:value-type="float" office:value="408.742057" calcext:value-type="float">
            <text:p>408.742057</text:p>
          </table:table-cell>
          <table:table-cell table:formula="of:=([.E1387]-[.D1387])/[.D1387]" office:value-type="float" office:value="0.000000139452270551535" calcext:value-type="float">
            <text:p>1.39452270551535E-07</text:p>
          </table:table-cell>
        </table:table-row>
        <table:table-row table:style-name="ro1">
          <table:table-cell table:number-columns-repeated="3"/>
          <table:table-cell office:value-type="float" office:value="455.332" calcext:value-type="float">
            <text:p>455.332</text:p>
          </table:table-cell>
          <table:table-cell office:value-type="float" office:value="455.331898" calcext:value-type="float">
            <text:p>455.331898</text:p>
          </table:table-cell>
          <table:table-cell table:formula="of:=([.E1388]-[.D1388])/[.D1388]" office:value-type="float" office:value="-0.000000224012368930469" calcext:value-type="float">
            <text:p>-2.2401236893046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4.243923" calcext:value-type="float">
            <text:p>484.243923</text:p>
          </table:table-cell>
          <table:table-cell table:formula="of:=([.E1389]-[.D1389])/[.D1389]" office:value-type="float" office:value="-0.0522767699699582" calcext:value-type="float">
            <text:p>-0.052276769969958</text:p>
          </table:table-cell>
        </table:table-row>
        <table:table-row table:style-name="ro1">
          <table:table-cell table:number-columns-repeated="3"/>
          <table:table-cell office:value-type="float" office:value="24.9085" calcext:value-type="float">
            <text:p>24.9085</text:p>
          </table:table-cell>
          <table:table-cell office:value-type="float" office:value="24.908477" calcext:value-type="float">
            <text:p>24.908477</text:p>
          </table:table-cell>
          <table:table-cell table:formula="of:=([.E1390]-[.D1390])/[.D1390]" office:value-type="float" office:value="-0.000000923379569174137" calcext:value-type="float">
            <text:p>-9.23379569174137E-07</text:p>
          </table:table-cell>
        </table:table-row>
        <table:table-row table:style-name="ro1">
          <table:table-cell table:number-columns-repeated="3"/>
          <table:table-cell office:value-type="float" office:value="41.9585" calcext:value-type="float">
            <text:p>41.9585</text:p>
          </table:table-cell>
          <table:table-cell office:value-type="float" office:value="41.958462" calcext:value-type="float">
            <text:p>41.958462</text:p>
          </table:table-cell>
          <table:table-cell table:formula="of:=([.E1391]-[.D1391])/[.D1391]" office:value-type="float" office:value="-0.000000905656779997741" calcext:value-type="float">
            <text:p>-9.0565677999774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10.731649" calcext:value-type="float">
            <text:p>310.731649</text:p>
          </table:table-cell>
          <table:table-cell table:formula="of:=([.E1392]-[.D1392])/[.D1392]" office:value-type="float" office:value="-0.391861026900608" calcext:value-type="float">
            <text:p>-0.391861026900608</text:p>
          </table:table-cell>
        </table:table-row>
        <table:table-row table:style-name="ro1">
          <table:table-cell table:number-columns-repeated="3"/>
          <table:table-cell office:value-type="float" office:value="421.911" calcext:value-type="float">
            <text:p>421.911</text:p>
          </table:table-cell>
          <table:table-cell office:value-type="float" office:value="510.954988" calcext:value-type="float">
            <text:p>510.954988</text:p>
          </table:table-cell>
          <table:table-cell table:formula="of:=([.E1393]-[.D1393])/[.D1393]" office:value-type="float" office:value="0.211049221281265" calcext:value-type="float">
            <text:p>0.211049221281265</text:p>
          </table:table-cell>
        </table:table-row>
        <table:table-row table:style-name="ro1">
          <table:table-cell table:number-columns-repeated="3"/>
          <table:table-cell office:value-type="float" office:value="341.106" calcext:value-type="float">
            <text:p>341.106</text:p>
          </table:table-cell>
          <table:table-cell office:value-type="float" office:value="341.105579" calcext:value-type="float">
            <text:p>341.105579</text:p>
          </table:table-cell>
          <table:table-cell table:formula="of:=([.E1394]-[.D1394])/[.D1394]" office:value-type="float" office:value="-0.00000123422044765294" calcext:value-type="float">
            <text:p>-1.23422044765294E-0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4.89734" calcext:value-type="float">
            <text:p>4.89734</text:p>
          </table:table-cell>
          <table:table-cell table:formula="of:=([.E1395]-[.D1395])/[.D139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8.579779" calcext:value-type="float">
            <text:p>458.579779</text:p>
          </table:table-cell>
          <table:table-cell table:formula="of:=([.E1396]-[.D1396])/[.D1396]" office:value-type="float" office:value="-0.10250456693838" calcext:value-type="float">
            <text:p>-0.10250456693838</text:p>
          </table:table-cell>
        </table:table-row>
        <table:table-row table:style-name="ro1">
          <table:table-cell table:number-columns-repeated="3"/>
          <table:table-cell office:value-type="float" office:value="123.11" calcext:value-type="float">
            <text:p>123.11</text:p>
          </table:table-cell>
          <table:table-cell office:value-type="float" office:value="123.110498" calcext:value-type="float">
            <text:p>123.110498</text:p>
          </table:table-cell>
          <table:table-cell table:formula="of:=([.E1397]-[.D1397])/[.D1397]" office:value-type="float" office:value="0.00000404516286254112" calcext:value-type="float">
            <text:p>4.04516286254112E-06</text:p>
          </table:table-cell>
        </table:table-row>
        <table:table-row table:style-name="ro1">
          <table:table-cell table:number-columns-repeated="3"/>
          <table:table-cell office:value-type="float" office:value="474.493" calcext:value-type="float">
            <text:p>474.493</text:p>
          </table:table-cell>
          <table:table-cell office:value-type="float" office:value="510.954988" calcext:value-type="float">
            <text:p>510.954988</text:p>
          </table:table-cell>
          <table:table-cell table:formula="of:=([.E1398]-[.D1398])/[.D1398]" office:value-type="float" office:value="0.0768441009667161" calcext:value-type="float">
            <text:p>0.076844100966716</text:p>
          </table:table-cell>
        </table:table-row>
        <table:table-row table:style-name="ro1">
          <table:table-cell table:number-columns-repeated="3"/>
          <table:table-cell office:value-type="float" office:value="228.077" calcext:value-type="float">
            <text:p>228.077</text:p>
          </table:table-cell>
          <table:table-cell office:value-type="float" office:value="228.076628" calcext:value-type="float">
            <text:p>228.076628</text:p>
          </table:table-cell>
          <table:table-cell table:formula="of:=([.E1399]-[.D1399])/[.D1399]" office:value-type="float" office:value="-0.00000163102811769142" calcext:value-type="float">
            <text:p>-1.63102811769142E-06</text:p>
          </table:table-cell>
        </table:table-row>
        <table:table-row table:style-name="ro1">
          <table:table-cell table:number-columns-repeated="3"/>
          <table:table-cell office:value-type="float" office:value="394.888" calcext:value-type="float">
            <text:p>394.888</text:p>
          </table:table-cell>
          <table:table-cell office:value-type="float" office:value="394.888326" calcext:value-type="float">
            <text:p>394.888326</text:p>
          </table:table-cell>
          <table:table-cell table:formula="of:=([.E1400]-[.D1400])/[.D1400]" office:value-type="float" office:value="0.000000825550535923048" calcext:value-type="float">
            <text:p>8.25550535923048E-07</text:p>
          </table:table-cell>
        </table:table-row>
        <table:table-row table:style-name="ro1">
          <table:table-cell table:number-columns-repeated="3"/>
          <table:table-cell office:value-type="float" office:value="235.135" calcext:value-type="float">
            <text:p>235.135</text:p>
          </table:table-cell>
          <table:table-cell office:value-type="float" office:value="235.135227" calcext:value-type="float">
            <text:p>235.135227</text:p>
          </table:table-cell>
          <table:table-cell table:formula="of:=([.E1401]-[.D1401])/[.D1401]" office:value-type="float" office:value="0.000000965402853659873" calcext:value-type="float">
            <text:p>9.6540285365987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7.815574" calcext:value-type="float">
            <text:p>447.815574</text:p>
          </table:table-cell>
          <table:table-cell table:formula="of:=([.E1402]-[.D1402])/[.D1402]" office:value-type="float" office:value="-0.123571402569698" calcext:value-type="float">
            <text:p>-0.12357140256969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8.110156" calcext:value-type="float">
            <text:p>438.110156</text:p>
          </table:table-cell>
          <table:table-cell table:formula="of:=([.E1403]-[.D1403])/[.D1403]" office:value-type="float" office:value="-0.14256606550479" calcext:value-type="float">
            <text:p>-0.14256606550479</text:p>
          </table:table-cell>
        </table:table-row>
        <table:table-row table:style-name="ro1">
          <table:table-cell table:number-columns-repeated="3"/>
          <table:table-cell office:value-type="float" office:value="298.009" calcext:value-type="float">
            <text:p>298.009</text:p>
          </table:table-cell>
          <table:table-cell office:value-type="float" office:value="298.008617" calcext:value-type="float">
            <text:p>298.008617</text:p>
          </table:table-cell>
          <table:table-cell table:formula="of:=([.E1404]-[.D1404])/[.D1404]" office:value-type="float" office:value="-0.00000128519608467985" calcext:value-type="float">
            <text:p>-1.2851960846798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4.367782" calcext:value-type="float">
            <text:p>404.367782</text:p>
          </table:table-cell>
          <table:table-cell table:formula="of:=([.E1405]-[.D1405])/[.D1405]" office:value-type="float" office:value="-0.208603924024621" calcext:value-type="float">
            <text:p>-0.208603924024621</text:p>
          </table:table-cell>
        </table:table-row>
        <table:table-row table:style-name="ro1">
          <table:table-cell table:number-columns-repeated="3"/>
          <table:table-cell office:value-type="float" office:value="65.7355" calcext:value-type="float">
            <text:p>65.7355</text:p>
          </table:table-cell>
          <table:table-cell office:value-type="float" office:value="65.735491" calcext:value-type="float">
            <text:p>65.735491</text:p>
          </table:table-cell>
          <table:table-cell table:formula="of:=([.E1406]-[.D1406])/[.D1406]" office:value-type="float" office:value="-0.000000136912322956377" calcext:value-type="float">
            <text:p>-1.3691232295637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6.689435" calcext:value-type="float">
            <text:p>416.689435</text:p>
          </table:table-cell>
          <table:table-cell table:formula="of:=([.E1407]-[.D1407])/[.D1407]" office:value-type="float" office:value="-0.184488976524351" calcext:value-type="float">
            <text:p>-0.184488976524351</text:p>
          </table:table-cell>
        </table:table-row>
        <table:table-row table:style-name="ro1">
          <table:table-cell table:number-columns-repeated="3"/>
          <table:table-cell office:value-type="float" office:value="217.138" calcext:value-type="float">
            <text:p>217.138</text:p>
          </table:table-cell>
          <table:table-cell office:value-type="float" office:value="217.138187" calcext:value-type="float">
            <text:p>217.138187</text:p>
          </table:table-cell>
          <table:table-cell table:formula="of:=([.E1408]-[.D1408])/[.D1408]" office:value-type="float" office:value="0.000000861203474208189" calcext:value-type="float">
            <text:p>8.6120347420818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5.192258" calcext:value-type="float">
            <text:p>505.192258</text:p>
          </table:table-cell>
          <table:table-cell table:formula="of:=([.E1409]-[.D1409])/[.D1409]" office:value-type="float" office:value="-0.0112783748079577" calcext:value-type="float">
            <text:p>-0.01127837480795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2.667809" calcext:value-type="float">
            <text:p>412.667809</text:p>
          </table:table-cell>
          <table:table-cell table:formula="of:=([.E1410]-[.D1410])/[.D1410]" office:value-type="float" office:value="-0.192359779236919" calcext:value-type="float">
            <text:p>-0.19235977923691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3.844914" calcext:value-type="float">
            <text:p>463.844914</text:p>
          </table:table-cell>
          <table:table-cell table:formula="of:=([.E1411]-[.D1411])/[.D1411]" office:value-type="float" office:value="-0.0922000684991829" calcext:value-type="float">
            <text:p>-0.092200068499183</text:p>
          </table:table-cell>
        </table:table-row>
        <table:table-row table:style-name="ro1">
          <table:table-cell table:number-columns-repeated="3"/>
          <table:table-cell office:value-type="float" office:value="39.3699" calcext:value-type="float">
            <text:p>39.3699</text:p>
          </table:table-cell>
          <table:table-cell office:value-type="float" office:value="39.369881" calcext:value-type="float">
            <text:p>39.369881</text:p>
          </table:table-cell>
          <table:table-cell table:formula="of:=([.E1412]-[.D1412])/[.D1412]" office:value-type="float" office:value="-0.000000482602191058845" calcext:value-type="float">
            <text:p>-4.82602191058845E-07</text:p>
          </table:table-cell>
        </table:table-row>
        <table:table-row table:style-name="ro1">
          <table:table-cell table:number-columns-repeated="3"/>
          <table:table-cell office:value-type="float" office:value="391.366" calcext:value-type="float">
            <text:p>391.366</text:p>
          </table:table-cell>
          <table:table-cell office:value-type="float" office:value="443.089168" calcext:value-type="float">
            <text:p>443.089168</text:p>
          </table:table-cell>
          <table:table-cell table:formula="of:=([.E1413]-[.D1413])/[.D1413]" office:value-type="float" office:value="0.132160606695523" calcext:value-type="float">
            <text:p>0.13216060669552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1.749988" calcext:value-type="float">
            <text:p>491.749988</text:p>
          </table:table-cell>
          <table:table-cell table:formula="of:=([.E1414]-[.D1414])/[.D1414]" office:value-type="float" office:value="-0.0375865037038487" calcext:value-type="float">
            <text:p>-0.03758650370384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86.062258" calcext:value-type="float">
            <text:p>386.062258</text:p>
          </table:table-cell>
          <table:table-cell table:formula="of:=([.E1415]-[.D1415])/[.D1415]" office:value-type="float" office:value="-0.244430022213306" calcext:value-type="float">
            <text:p>-0.244430022213306</text:p>
          </table:table-cell>
        </table:table-row>
        <table:table-row table:style-name="ro1">
          <table:table-cell table:number-columns-repeated="3"/>
          <table:table-cell office:value-type="float" office:value="68.9366" calcext:value-type="float">
            <text:p>68.9366</text:p>
          </table:table-cell>
          <table:table-cell office:value-type="float" office:value="68.936556" calcext:value-type="float">
            <text:p>68.936556</text:p>
          </table:table-cell>
          <table:table-cell table:formula="of:=([.E1416]-[.D1416])/[.D1416]" office:value-type="float" office:value="-0.0000006382676256531" calcext:value-type="float">
            <text:p>-6.38267625653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7.878886" calcext:value-type="float">
            <text:p>437.878886</text:p>
          </table:table-cell>
          <table:table-cell table:formula="of:=([.E1417]-[.D1417])/[.D1417]" office:value-type="float" office:value="-0.143018688534215" calcext:value-type="float">
            <text:p>-0.14301868853421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4.048696" calcext:value-type="float">
            <text:p>494.048696</text:p>
          </table:table-cell>
          <table:table-cell table:formula="of:=([.E1418]-[.D1418])/[.D1418]" office:value-type="float" office:value="-0.0330876574258007" calcext:value-type="float">
            <text:p>-0.033087657425801</text:p>
          </table:table-cell>
        </table:table-row>
        <table:table-row table:style-name="ro1">
          <table:table-cell table:number-columns-repeated="3"/>
          <table:table-cell office:value-type="float" office:value="296.076" calcext:value-type="float">
            <text:p>296.076</text:p>
          </table:table-cell>
          <table:table-cell office:value-type="float" office:value="296.075568" calcext:value-type="float">
            <text:p>296.075568</text:p>
          </table:table-cell>
          <table:table-cell table:formula="of:=([.E1419]-[.D1419])/[.D1419]" office:value-type="float" office:value="-0.00000145908482972674" calcext:value-type="float">
            <text:p>-1.4590848297267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20]-[.D1420])/[.D142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70.012344" calcext:value-type="float">
            <text:p>370.012344</text:p>
          </table:table-cell>
          <table:table-cell table:formula="of:=([.E1421]-[.D1421])/[.D1421]" office:value-type="float" office:value="-0.275841622060651" calcext:value-type="float">
            <text:p>-0.275841622060651</text:p>
          </table:table-cell>
        </table:table-row>
        <table:table-row table:style-name="ro1">
          <table:table-cell table:number-columns-repeated="3"/>
          <table:table-cell office:value-type="float" office:value="78.2163" calcext:value-type="float">
            <text:p>78.2163</text:p>
          </table:table-cell>
          <table:table-cell office:value-type="float" office:value="78.216315" calcext:value-type="float">
            <text:p>78.216315</text:p>
          </table:table-cell>
          <table:table-cell table:formula="of:=([.E1422]-[.D1422])/[.D1422]" office:value-type="float" office:value="0.000000191775882911239" calcext:value-type="float">
            <text:p>1.91775882911239E-07</text:p>
          </table:table-cell>
        </table:table-row>
        <table:table-row table:style-name="ro1">
          <table:table-cell table:number-columns-repeated="3"/>
          <table:table-cell office:value-type="float" office:value="271.612" calcext:value-type="float">
            <text:p>271.612</text:p>
          </table:table-cell>
          <table:table-cell office:value-type="float" office:value="271.612451" calcext:value-type="float">
            <text:p>271.612451</text:p>
          </table:table-cell>
          <table:table-cell table:formula="of:=([.E1423]-[.D1423])/[.D1423]" office:value-type="float" office:value="0.00000166045682811585" calcext:value-type="float">
            <text:p>1.66045682811585E-06</text:p>
          </table:table-cell>
        </table:table-row>
        <table:table-row table:style-name="ro1">
          <table:table-cell table:number-columns-repeated="3"/>
          <table:table-cell office:value-type="float" office:value="468.209" calcext:value-type="float">
            <text:p>468.209</text:p>
          </table:table-cell>
          <table:table-cell office:value-type="float" office:value="510.954988" calcext:value-type="float">
            <text:p>510.954988</text:p>
          </table:table-cell>
          <table:table-cell table:formula="of:=([.E1424]-[.D1424])/[.D1424]" office:value-type="float" office:value="0.0912968097580354" calcext:value-type="float">
            <text:p>0.09129680975803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1.950329" calcext:value-type="float">
            <text:p>441.950329</text:p>
          </table:table-cell>
          <table:table-cell table:formula="of:=([.E1425]-[.D1425])/[.D1425]" office:value-type="float" office:value="-0.135050387998943" calcext:value-type="float">
            <text:p>-0.135050387998943</text:p>
          </table:table-cell>
        </table:table-row>
        <table:table-row table:style-name="ro1">
          <table:table-cell table:number-columns-repeated="3"/>
          <table:table-cell office:value-type="float" office:value="196.2" calcext:value-type="float">
            <text:p>196.2</text:p>
          </table:table-cell>
          <table:table-cell office:value-type="float" office:value="196.199566" calcext:value-type="float">
            <text:p>196.199566</text:p>
          </table:table-cell>
          <table:table-cell table:formula="of:=([.E1426]-[.D1426])/[.D1426]" office:value-type="float" office:value="-0.00000221202854222365" calcext:value-type="float">
            <text:p>-2.21202854222365E-06</text:p>
          </table:table-cell>
        </table:table-row>
        <table:table-row table:style-name="ro1">
          <table:table-cell table:number-columns-repeated="3"/>
          <table:table-cell office:value-type="float" office:value="441.593" calcext:value-type="float">
            <text:p>441.593</text:p>
          </table:table-cell>
          <table:table-cell office:value-type="float" office:value="510.954988" calcext:value-type="float">
            <text:p>510.954988</text:p>
          </table:table-cell>
          <table:table-cell table:formula="of:=([.E1427]-[.D1427])/[.D1427]" office:value-type="float" office:value="0.157072209025052" calcext:value-type="float">
            <text:p>0.157072209025052</text:p>
          </table:table-cell>
        </table:table-row>
        <table:table-row table:style-name="ro1">
          <table:table-cell table:number-columns-repeated="3"/>
          <table:table-cell office:value-type="float" office:value="295.566" calcext:value-type="float">
            <text:p>295.566</text:p>
          </table:table-cell>
          <table:table-cell office:value-type="float" office:value="295.565534" calcext:value-type="float">
            <text:p>295.565534</text:p>
          </table:table-cell>
          <table:table-cell table:formula="of:=([.E1428]-[.D1428])/[.D1428]" office:value-type="float" office:value="-0.00000157663601348034" calcext:value-type="float">
            <text:p>-1.57663601348034E-06</text:p>
          </table:table-cell>
        </table:table-row>
        <table:table-row table:style-name="ro1">
          <table:table-cell table:number-columns-repeated="3"/>
          <table:table-cell office:value-type="float" office:value="280.358" calcext:value-type="float">
            <text:p>280.358</text:p>
          </table:table-cell>
          <table:table-cell office:value-type="float" office:value="280.35775" calcext:value-type="float">
            <text:p>280.35775</text:p>
          </table:table-cell>
          <table:table-cell table:formula="of:=([.E1429]-[.D1429])/[.D1429]" office:value-type="float" office:value="-0.000000891717018933251" calcext:value-type="float">
            <text:p>-8.91717018933251E-07</text:p>
          </table:table-cell>
        </table:table-row>
        <table:table-row table:style-name="ro1">
          <table:table-cell table:number-columns-repeated="3"/>
          <table:table-cell office:value-type="float" office:value="23.0826" calcext:value-type="float">
            <text:p>23.0826</text:p>
          </table:table-cell>
          <table:table-cell office:value-type="float" office:value="23.082595" calcext:value-type="float">
            <text:p>23.082595</text:p>
          </table:table-cell>
          <table:table-cell table:formula="of:=([.E1430]-[.D1430])/[.D1430]" office:value-type="float" office:value="-0.000000216613379690085" calcext:value-type="float">
            <text:p>-2.1661337969008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1.626485" calcext:value-type="float">
            <text:p>481.626485</text:p>
          </table:table-cell>
          <table:table-cell table:formula="of:=([.E1431]-[.D1431])/[.D1431]" office:value-type="float" office:value="-0.0573994089499075" calcext:value-type="float">
            <text:p>-0.057399408949908</text:p>
          </table:table-cell>
        </table:table-row>
        <table:table-row table:style-name="ro1">
          <table:table-cell table:number-columns-repeated="3"/>
          <table:table-cell office:value-type="float" office:value="314.104" calcext:value-type="float">
            <text:p>314.104</text:p>
          </table:table-cell>
          <table:table-cell office:value-type="float" office:value="314.10428" calcext:value-type="float">
            <text:p>314.10428</text:p>
          </table:table-cell>
          <table:table-cell table:formula="of:=([.E1432]-[.D1432])/[.D1432]" office:value-type="float" office:value="0.00000089142449644714" calcext:value-type="float">
            <text:p>8.9142449644714E-07</text:p>
          </table:table-cell>
        </table:table-row>
        <table:table-row table:style-name="ro1">
          <table:table-cell table:number-columns-repeated="3"/>
          <table:table-cell office:value-type="float" office:value="328.736" calcext:value-type="float">
            <text:p>328.736</text:p>
          </table:table-cell>
          <table:table-cell office:value-type="float" office:value="328.735563" calcext:value-type="float">
            <text:p>328.735563</text:p>
          </table:table-cell>
          <table:table-cell table:formula="of:=([.E1433]-[.D1433])/[.D1433]" office:value-type="float" office:value="-0.00000132933417689789" calcext:value-type="float">
            <text:p>-1.32933417689789E-06</text:p>
          </table:table-cell>
        </table:table-row>
        <table:table-row table:style-name="ro1">
          <table:table-cell table:number-columns-repeated="3"/>
          <table:table-cell office:value-type="float" office:value="117.358" calcext:value-type="float">
            <text:p>117.358</text:p>
          </table:table-cell>
          <table:table-cell office:value-type="float" office:value="117.357768" calcext:value-type="float">
            <text:p>117.357768</text:p>
          </table:table-cell>
          <table:table-cell table:formula="of:=([.E1434]-[.D1434])/[.D1434]" office:value-type="float" office:value="-0.00000197685713808272" calcext:value-type="float">
            <text:p>-1.97685713808272E-06</text:p>
          </table:table-cell>
        </table:table-row>
        <table:table-row table:style-name="ro1">
          <table:table-cell table:number-columns-repeated="3"/>
          <table:table-cell office:value-type="float" office:value="63.3594" calcext:value-type="float">
            <text:p>63.3594</text:p>
          </table:table-cell>
          <table:table-cell office:value-type="float" office:value="63.359411" calcext:value-type="float">
            <text:p>63.359411</text:p>
          </table:table-cell>
          <table:table-cell table:formula="of:=([.E1435]-[.D1435])/[.D1435]" office:value-type="float" office:value="0.000000173612755181542" calcext:value-type="float">
            <text:p>1.7361275518154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4.458979" calcext:value-type="float">
            <text:p>504.458979</text:p>
          </table:table-cell>
          <table:table-cell table:formula="of:=([.E1436]-[.D1436])/[.D1436]" office:value-type="float" office:value="-0.012713489446233" calcext:value-type="float">
            <text:p>-0.01271348944623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4.435503" calcext:value-type="float">
            <text:p>434.435503</text:p>
          </table:table-cell>
          <table:table-cell table:formula="of:=([.E1437]-[.D1437])/[.D1437]" office:value-type="float" office:value="-0.149757800589093" calcext:value-type="float">
            <text:p>-0.14975780058909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99.404267" calcext:value-type="float">
            <text:p>399.404267</text:p>
          </table:table-cell>
          <table:table-cell table:formula="of:=([.E1438]-[.D1438])/[.D1438]" office:value-type="float" office:value="-0.218318116076758" calcext:value-type="float">
            <text:p>-0.21831811607675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39]-[.D1439])/[.D143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29.572387" calcext:value-type="float">
            <text:p>329.572387</text:p>
          </table:table-cell>
          <table:table-cell table:formula="of:=([.E1440]-[.D1440])/[.D1440]" office:value-type="float" office:value="-0.354987450949692" calcext:value-type="float">
            <text:p>-0.354987450949692</text:p>
          </table:table-cell>
        </table:table-row>
        <table:table-row table:style-name="ro1">
          <table:table-cell table:number-columns-repeated="3"/>
          <table:table-cell office:value-type="float" office:value="185.333" calcext:value-type="float">
            <text:p>185.333</text:p>
          </table:table-cell>
          <table:table-cell office:value-type="float" office:value="185.333207" calcext:value-type="float">
            <text:p>185.333207</text:p>
          </table:table-cell>
          <table:table-cell table:formula="of:=([.E1441]-[.D1441])/[.D1441]" office:value-type="float" office:value="0.00000111690848358882" calcext:value-type="float">
            <text:p>1.11690848358882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42]-[.D1442])/[.D144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07.145511" calcext:value-type="float">
            <text:p>407.145511</text:p>
          </table:table-cell>
          <table:table-cell table:formula="of:=([.E1443]-[.D1443])/[.D1443]" office:value-type="float" office:value="-0.203167576401053" calcext:value-type="float">
            <text:p>-0.203167576401053</text:p>
          </table:table-cell>
        </table:table-row>
        <table:table-row table:style-name="ro1">
          <table:table-cell table:number-columns-repeated="3"/>
          <table:table-cell office:value-type="float" office:value="127.305" calcext:value-type="float">
            <text:p>127.305</text:p>
          </table:table-cell>
          <table:table-cell office:value-type="float" office:value="127.30471" calcext:value-type="float">
            <text:p>127.30471</text:p>
          </table:table-cell>
          <table:table-cell table:formula="of:=([.E1444]-[.D1444])/[.D1444]" office:value-type="float" office:value="-0.00000227799379448399" calcext:value-type="float">
            <text:p>-2.27799379448399E-0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476082" calcext:value-type="float">
            <text:p>0.476082</text:p>
          </table:table-cell>
          <table:table-cell table:formula="of:=([.E1445]-[.D1445])/[.D144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46]-[.D1446])/[.D144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99.8177" calcext:value-type="float">
            <text:p>99.8177</text:p>
          </table:table-cell>
          <table:table-cell office:value-type="float" office:value="99.817743" calcext:value-type="float">
            <text:p>99.817743</text:p>
          </table:table-cell>
          <table:table-cell table:formula="of:=([.E1447]-[.D1447])/[.D1447]" office:value-type="float" office:value="0.0000004307853215503" calcext:value-type="float">
            <text:p>4.30785321550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97.580325" calcext:value-type="float">
            <text:p>297.580325</text:p>
          </table:table-cell>
          <table:table-cell table:formula="of:=([.E1448]-[.D1448])/[.D1448]" office:value-type="float" office:value="-0.417599739703105" calcext:value-type="float">
            <text:p>-0.417599739703105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49]-[.D1449])/[.D144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89.678" calcext:value-type="float">
            <text:p>289.678</text:p>
          </table:table-cell>
          <table:table-cell office:value-type="float" office:value="289.677555" calcext:value-type="float">
            <text:p>289.677555</text:p>
          </table:table-cell>
          <table:table-cell table:formula="of:=([.E1450]-[.D1450])/[.D1450]" office:value-type="float" office:value="-0.00000153618845757479" calcext:value-type="float">
            <text:p>-1.5361884575747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51]-[.D1451])/[.D145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85.7899" calcext:value-type="float">
            <text:p>85.7899</text:p>
          </table:table-cell>
          <table:table-cell office:value-type="float" office:value="85.789891" calcext:value-type="float">
            <text:p>85.789891</text:p>
          </table:table-cell>
          <table:table-cell table:formula="of:=([.E1452]-[.D1452])/[.D1452]" office:value-type="float" office:value="-0.000000104907454207301" calcext:value-type="float">
            <text:p>-1.0490745420730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9.263824" calcext:value-type="float">
            <text:p>509.263824</text:p>
          </table:table-cell>
          <table:table-cell table:formula="of:=([.E1453]-[.D1453])/[.D1453]" office:value-type="float" office:value="-0.00330983354698552" calcext:value-type="float">
            <text:p>-0.003309833546986</text:p>
          </table:table-cell>
        </table:table-row>
        <table:table-row table:style-name="ro1">
          <table:table-cell table:number-columns-repeated="3"/>
          <table:table-cell office:value-type="float" office:value="221.698" calcext:value-type="float">
            <text:p>221.698</text:p>
          </table:table-cell>
          <table:table-cell office:value-type="float" office:value="221.697538" calcext:value-type="float">
            <text:p>221.697538</text:p>
          </table:table-cell>
          <table:table-cell table:formula="of:=([.E1454]-[.D1454])/[.D1454]" office:value-type="float" office:value="-0.00000208391595773914" calcext:value-type="float">
            <text:p>-2.08391595773914E-06</text:p>
          </table:table-cell>
        </table:table-row>
        <table:table-row table:style-name="ro1">
          <table:table-cell table:number-columns-repeated="3"/>
          <table:table-cell office:value-type="float" office:value="342.319" calcext:value-type="float">
            <text:p>342.319</text:p>
          </table:table-cell>
          <table:table-cell office:value-type="float" office:value="342.319246" calcext:value-type="float">
            <text:p>342.319246</text:p>
          </table:table-cell>
          <table:table-cell table:formula="of:=([.E1455]-[.D1455])/[.D1455]" office:value-type="float" office:value="0.000000718627946459844" calcext:value-type="float">
            <text:p>7.18627946459844E-07</text:p>
          </table:table-cell>
        </table:table-row>
        <table:table-row table:style-name="ro1">
          <table:table-cell table:number-columns-repeated="3"/>
          <table:table-cell office:value-type="float" office:value="333.763" calcext:value-type="float">
            <text:p>333.763</text:p>
          </table:table-cell>
          <table:table-cell office:value-type="float" office:value="333.762899" calcext:value-type="float">
            <text:p>333.762899</text:p>
          </table:table-cell>
          <table:table-cell table:formula="of:=([.E1456]-[.D1456])/[.D1456]" office:value-type="float" office:value="-0.000000302609935709989" calcext:value-type="float">
            <text:p>-3.0260993570998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57]-[.D1457])/[.D145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03.519" calcext:value-type="float">
            <text:p>503.519</text:p>
          </table:table-cell>
          <table:table-cell office:value-type="float" office:value="502.374114" calcext:value-type="float">
            <text:p>502.374114</text:p>
          </table:table-cell>
          <table:table-cell table:formula="of:=([.E1458]-[.D1458])/[.D1458]" office:value-type="float" office:value="-0.00227376921228392" calcext:value-type="float">
            <text:p>-0.002273769212284</text:p>
          </table:table-cell>
        </table:table-row>
        <table:table-row table:style-name="ro1">
          <table:table-cell table:number-columns-repeated="3"/>
          <table:table-cell office:value-type="float" office:value="295.253" calcext:value-type="float">
            <text:p>295.253</text:p>
          </table:table-cell>
          <table:table-cell office:value-type="float" office:value="295.25331" calcext:value-type="float">
            <text:p>295.25331</text:p>
          </table:table-cell>
          <table:table-cell table:formula="of:=([.E1459]-[.D1459])/[.D1459]" office:value-type="float" office:value="0.00000104994699465588" calcext:value-type="float">
            <text:p>1.0499469946558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9.733683" calcext:value-type="float">
            <text:p>429.733683</text:p>
          </table:table-cell>
          <table:table-cell table:formula="of:=([.E1460]-[.D1460])/[.D1460]" office:value-type="float" office:value="-0.158959824250668" calcext:value-type="float">
            <text:p>-0.158959824250668</text:p>
          </table:table-cell>
        </table:table-row>
        <table:table-row table:style-name="ro1">
          <table:table-cell table:number-columns-repeated="3"/>
          <table:table-cell office:value-type="float" office:value="123.657" calcext:value-type="float">
            <text:p>123.657</text:p>
          </table:table-cell>
          <table:table-cell office:value-type="float" office:value="123.656665" calcext:value-type="float">
            <text:p>123.656665</text:p>
          </table:table-cell>
          <table:table-cell table:formula="of:=([.E1461]-[.D1461])/[.D1461]" office:value-type="float" office:value="-0.00000270910664169959" calcext:value-type="float">
            <text:p>-2.7091066416995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62]-[.D1462])/[.D146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63]-[.D1463])/[.D146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62.6653" calcext:value-type="float">
            <text:p>62.6653</text:p>
          </table:table-cell>
          <table:table-cell office:value-type="float" office:value="62.665252" calcext:value-type="float">
            <text:p>62.665252</text:p>
          </table:table-cell>
          <table:table-cell table:formula="of:=([.E1464]-[.D1464])/[.D1464]" office:value-type="float" office:value="-0.000000765974151557623" calcext:value-type="float">
            <text:p>-7.65974151557623E-07</text:p>
          </table:table-cell>
        </table:table-row>
        <table:table-row table:style-name="ro1">
          <table:table-cell table:number-columns-repeated="3"/>
          <table:table-cell office:value-type="float" office:value="65.3121" calcext:value-type="float">
            <text:p>65.3121</text:p>
          </table:table-cell>
          <table:table-cell office:value-type="float" office:value="65.312142" calcext:value-type="float">
            <text:p>65.312142</text:p>
          </table:table-cell>
          <table:table-cell table:formula="of:=([.E1465]-[.D1465])/[.D1465]" office:value-type="float" office:value="0.000000643066139251933" calcext:value-type="float">
            <text:p>6.43066139251933E-07</text:p>
          </table:table-cell>
        </table:table-row>
        <table:table-row table:style-name="ro1">
          <table:table-cell table:number-columns-repeated="3"/>
          <table:table-cell office:value-type="float" office:value="97.9776" calcext:value-type="float">
            <text:p>97.9776</text:p>
          </table:table-cell>
          <table:table-cell office:value-type="float" office:value="97.97762" calcext:value-type="float">
            <text:p>97.97762</text:p>
          </table:table-cell>
          <table:table-cell table:formula="of:=([.E1466]-[.D1466])/[.D1466]" office:value-type="float" office:value="0.000000204128290612837" calcext:value-type="float">
            <text:p>2.04128290612837E-07</text:p>
          </table:table-cell>
        </table:table-row>
        <table:table-row table:style-name="ro1">
          <table:table-cell table:number-columns-repeated="3"/>
          <table:table-cell office:value-type="float" office:value="145.181" calcext:value-type="float">
            <text:p>145.181</text:p>
          </table:table-cell>
          <table:table-cell office:value-type="float" office:value="145.180713" calcext:value-type="float">
            <text:p>145.180713</text:p>
          </table:table-cell>
          <table:table-cell table:formula="of:=([.E1467]-[.D1467])/[.D1467]" office:value-type="float" office:value="-0.00000197684269990122" calcext:value-type="float">
            <text:p>-1.97684269990122E-06</text:p>
          </table:table-cell>
        </table:table-row>
        <table:table-row table:style-name="ro1">
          <table:table-cell table:number-columns-repeated="3"/>
          <table:table-cell office:value-type="float" office:value="480.447" calcext:value-type="float">
            <text:p>480.447</text:p>
          </table:table-cell>
          <table:table-cell office:value-type="float" office:value="510.954988" calcext:value-type="float">
            <text:p>510.954988</text:p>
          </table:table-cell>
          <table:table-cell table:formula="of:=([.E1468]-[.D1468])/[.D1468]" office:value-type="float" office:value="0.063499174726869" calcext:value-type="float">
            <text:p>0.063499174726869</text:p>
          </table:table-cell>
        </table:table-row>
        <table:table-row table:style-name="ro1">
          <table:table-cell table:number-columns-repeated="3"/>
          <table:table-cell office:value-type="float" office:value="325.431" calcext:value-type="float">
            <text:p>325.431</text:p>
          </table:table-cell>
          <table:table-cell office:value-type="float" office:value="325.430584" calcext:value-type="float">
            <text:p>325.430584</text:p>
          </table:table-cell>
          <table:table-cell table:formula="of:=([.E1469]-[.D1469])/[.D1469]" office:value-type="float" office:value="-0.00000127830477112777" calcext:value-type="float">
            <text:p>-1.27830477112777E-06</text:p>
          </table:table-cell>
        </table:table-row>
        <table:table-row table:style-name="ro1">
          <table:table-cell table:number-columns-repeated="3"/>
          <table:table-cell office:value-type="float" office:value="418.12" calcext:value-type="float">
            <text:p>418.12</text:p>
          </table:table-cell>
          <table:table-cell office:value-type="float" office:value="418.120249" calcext:value-type="float">
            <text:p>418.120249</text:p>
          </table:table-cell>
          <table:table-cell table:formula="of:=([.E1470]-[.D1470])/[.D1470]" office:value-type="float" office:value="0.000000595522816408239" calcext:value-type="float">
            <text:p>5.95522816408239E-07</text:p>
          </table:table-cell>
        </table:table-row>
        <table:table-row table:style-name="ro1">
          <table:table-cell table:number-columns-repeated="3"/>
          <table:table-cell office:value-type="float" office:value="156.504" calcext:value-type="float">
            <text:p>156.504</text:p>
          </table:table-cell>
          <table:table-cell office:value-type="float" office:value="156.504197" calcext:value-type="float">
            <text:p>156.504197</text:p>
          </table:table-cell>
          <table:table-cell table:formula="of:=([.E1471]-[.D1471])/[.D1471]" office:value-type="float" office:value="0.00000125875376996252" calcext:value-type="float">
            <text:p>1.25875376996252E-06</text:p>
          </table:table-cell>
        </table:table-row>
        <table:table-row table:style-name="ro1">
          <table:table-cell table:number-columns-repeated="3"/>
          <table:table-cell office:value-type="float" office:value="316.611" calcext:value-type="float">
            <text:p>316.611</text:p>
          </table:table-cell>
          <table:table-cell office:value-type="float" office:value="316.6114" calcext:value-type="float">
            <text:p>316.6114</text:p>
          </table:table-cell>
          <table:table-cell table:formula="of:=([.E1472]-[.D1472])/[.D1472]" office:value-type="float" office:value="0.00000126337998368117" calcext:value-type="float">
            <text:p>1.2633799836811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7.74835" calcext:value-type="float">
            <text:p>507.74835</text:p>
          </table:table-cell>
          <table:table-cell table:formula="of:=([.E1473]-[.D1473])/[.D1473]" office:value-type="float" office:value="-0.00627579728156094" calcext:value-type="float">
            <text:p>-0.00627579728156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74]-[.D1474])/[.D147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47.98" calcext:value-type="float">
            <text:p>247.98</text:p>
          </table:table-cell>
          <table:table-cell office:value-type="float" office:value="247.980147" calcext:value-type="float">
            <text:p>247.980147</text:p>
          </table:table-cell>
          <table:table-cell table:formula="of:=([.E1475]-[.D1475])/[.D1475]" office:value-type="float" office:value="0.000000592789741101472" calcext:value-type="float">
            <text:p>5.92789741101472E-07</text:p>
          </table:table-cell>
        </table:table-row>
        <table:table-row table:style-name="ro1">
          <table:table-cell table:number-columns-repeated="3"/>
          <table:table-cell office:value-type="float" office:value="184.493" calcext:value-type="float">
            <text:p>184.493</text:p>
          </table:table-cell>
          <table:table-cell office:value-type="float" office:value="184.492612" calcext:value-type="float">
            <text:p>184.492612</text:p>
          </table:table-cell>
          <table:table-cell table:formula="of:=([.E1476]-[.D1476])/[.D1476]" office:value-type="float" office:value="-0.00000210306082066383" calcext:value-type="float">
            <text:p>-2.10306082066383E-06</text:p>
          </table:table-cell>
        </table:table-row>
        <table:table-row table:style-name="ro1">
          <table:table-cell table:number-columns-repeated="3"/>
          <table:table-cell office:value-type="float" office:value="156.621" calcext:value-type="float">
            <text:p>156.621</text:p>
          </table:table-cell>
          <table:table-cell office:value-type="float" office:value="156.620954" calcext:value-type="float">
            <text:p>156.620954</text:p>
          </table:table-cell>
          <table:table-cell table:formula="of:=([.E1477]-[.D1477])/[.D1477]" office:value-type="float" office:value="-0.000000293702632453809" calcext:value-type="float">
            <text:p>-2.9370263245380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78]-[.D1478])/[.D1478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1.347624" calcext:value-type="float">
            <text:p>451.347624</text:p>
          </table:table-cell>
          <table:table-cell table:formula="of:=([.E1479]-[.D1479])/[.D1479]" office:value-type="float" office:value="-0.116658758599094" calcext:value-type="float">
            <text:p>-0.116658758599094</text:p>
          </table:table-cell>
        </table:table-row>
        <table:table-row table:style-name="ro1">
          <table:table-cell table:number-columns-repeated="3"/>
          <table:table-cell office:value-type="float" office:value="56.951" calcext:value-type="float">
            <text:p>56.951</text:p>
          </table:table-cell>
          <table:table-cell office:value-type="float" office:value="56.950965" calcext:value-type="float">
            <text:p>56.950965</text:p>
          </table:table-cell>
          <table:table-cell table:formula="of:=([.E1480]-[.D1480])/[.D1480]" office:value-type="float" office:value="-0.000000614563396674405" calcext:value-type="float">
            <text:p>-6.1456339667440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6.979537" calcext:value-type="float">
            <text:p>446.979537</text:p>
          </table:table-cell>
          <table:table-cell table:formula="of:=([.E1481]-[.D1481])/[.D1481]" office:value-type="float" office:value="-0.125207626894736" calcext:value-type="float">
            <text:p>-0.12520762689473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87.352548" calcext:value-type="float">
            <text:p>387.352548</text:p>
          </table:table-cell>
          <table:table-cell table:formula="of:=([.E1482]-[.D1482])/[.D1482]" office:value-type="float" office:value="-0.241904770478809" calcext:value-type="float">
            <text:p>-0.241904770478809</text:p>
          </table:table-cell>
        </table:table-row>
        <table:table-row table:style-name="ro1">
          <table:table-cell table:number-columns-repeated="3"/>
          <table:table-cell office:value-type="float" office:value="4.15564" calcext:value-type="float">
            <text:p>4.15564</text:p>
          </table:table-cell>
          <table:table-cell office:value-type="float" office:value="4.155639" calcext:value-type="float">
            <text:p>4.155639</text:p>
          </table:table-cell>
          <table:table-cell table:formula="of:=([.E1483]-[.D1483])/[.D1483]" office:value-type="float" office:value="-0.000000240636821317481" calcext:value-type="float">
            <text:p>-2.40636821317481E-07</text:p>
          </table:table-cell>
        </table:table-row>
        <table:table-row table:style-name="ro1">
          <table:table-cell table:number-columns-repeated="3"/>
          <table:table-cell office:value-type="float" office:value="307.602" calcext:value-type="float">
            <text:p>307.602</text:p>
          </table:table-cell>
          <table:table-cell office:value-type="float" office:value="307.602291" calcext:value-type="float">
            <text:p>307.602291</text:p>
          </table:table-cell>
          <table:table-cell table:formula="of:=([.E1484]-[.D1484])/[.D1484]" office:value-type="float" office:value="0.000000946027659131801" calcext:value-type="float">
            <text:p>9.4602765913180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5.425965" calcext:value-type="float">
            <text:p>465.425965</text:p>
          </table:table-cell>
          <table:table-cell table:formula="of:=([.E1485]-[.D1485])/[.D1485]" office:value-type="float" office:value="-0.0891057627384016" calcext:value-type="float">
            <text:p>-0.089105762738402</text:p>
          </table:table-cell>
        </table:table-row>
        <table:table-row table:style-name="ro1">
          <table:table-cell table:number-columns-repeated="3"/>
          <table:table-cell office:value-type="float" office:value="202.894" calcext:value-type="float">
            <text:p>202.894</text:p>
          </table:table-cell>
          <table:table-cell office:value-type="float" office:value="202.894014" calcext:value-type="float">
            <text:p>202.894014</text:p>
          </table:table-cell>
          <table:table-cell table:formula="of:=([.E1486]-[.D1486])/[.D1486]" office:value-type="float" office:value="0.0000000690015475720086" calcext:value-type="float">
            <text:p>6.90015475720086E-08</text:p>
          </table:table-cell>
        </table:table-row>
        <table:table-row table:style-name="ro1">
          <table:table-cell table:number-columns-repeated="3"/>
          <table:table-cell office:value-type="float" office:value="119.888" calcext:value-type="float">
            <text:p>119.888</text:p>
          </table:table-cell>
          <table:table-cell office:value-type="float" office:value="119.888321" calcext:value-type="float">
            <text:p>119.888321</text:p>
          </table:table-cell>
          <table:table-cell table:formula="of:=([.E1487]-[.D1487])/[.D1487]" office:value-type="float" office:value="0.00000267749899906222" calcext:value-type="float">
            <text:p>2.67749899906222E-06</text:p>
          </table:table-cell>
        </table:table-row>
        <table:table-row table:style-name="ro1">
          <table:table-cell table:number-columns-repeated="3"/>
          <table:table-cell office:value-type="float" office:value="125.16" calcext:value-type="float">
            <text:p>125.16</text:p>
          </table:table-cell>
          <table:table-cell office:value-type="float" office:value="125.15998" calcext:value-type="float">
            <text:p>125.15998</text:p>
          </table:table-cell>
          <table:table-cell table:formula="of:=([.E1488]-[.D1488])/[.D1488]" office:value-type="float" office:value="-0.000000159795461746064" calcext:value-type="float">
            <text:p>-1.5979546174606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489]-[.D1489])/[.D148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97.045" calcext:value-type="float">
            <text:p>297.045</text:p>
          </table:table-cell>
          <table:table-cell office:value-type="float" office:value="297.045407" calcext:value-type="float">
            <text:p>297.045407</text:p>
          </table:table-cell>
          <table:table-cell table:formula="of:=([.E1490]-[.D1490])/[.D1490]" office:value-type="float" office:value="0.00000137016276993589" calcext:value-type="float">
            <text:p>1.37016276993589E-06</text:p>
          </table:table-cell>
        </table:table-row>
        <table:table-row table:style-name="ro1">
          <table:table-cell table:number-columns-repeated="3"/>
          <table:table-cell office:value-type="float" office:value="350.732" calcext:value-type="float">
            <text:p>350.732</text:p>
          </table:table-cell>
          <table:table-cell office:value-type="float" office:value="350.731662" calcext:value-type="float">
            <text:p>350.731662</text:p>
          </table:table-cell>
          <table:table-cell table:formula="of:=([.E1491]-[.D1491])/[.D1491]" office:value-type="float" office:value="-0.000000963698778714593" calcext:value-type="float">
            <text:p>-9.63698778714593E-07</text:p>
          </table:table-cell>
        </table:table-row>
        <table:table-row table:style-name="ro1">
          <table:table-cell table:number-columns-repeated="3"/>
          <table:table-cell office:value-type="float" office:value="25.2976" calcext:value-type="float">
            <text:p>25.2976</text:p>
          </table:table-cell>
          <table:table-cell office:value-type="float" office:value="25.297588" calcext:value-type="float">
            <text:p>25.297588</text:p>
          </table:table-cell>
          <table:table-cell table:formula="of:=([.E1492]-[.D1492])/[.D1492]" office:value-type="float" office:value="-0.000000474353298262469" calcext:value-type="float">
            <text:p>-4.74353298262469E-07</text:p>
          </table:table-cell>
        </table:table-row>
        <table:table-row table:style-name="ro1">
          <table:table-cell table:number-columns-repeated="3"/>
          <table:table-cell office:value-type="float" office:value="82.9694" calcext:value-type="float">
            <text:p>82.9694</text:p>
          </table:table-cell>
          <table:table-cell office:value-type="float" office:value="82.969449" calcext:value-type="float">
            <text:p>82.969449</text:p>
          </table:table-cell>
          <table:table-cell table:formula="of:=([.E1493]-[.D1493])/[.D1493]" office:value-type="float" office:value="0.000000590579177433905" calcext:value-type="float">
            <text:p>5.9057917743390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8.950601" calcext:value-type="float">
            <text:p>458.950601</text:p>
          </table:table-cell>
          <table:table-cell table:formula="of:=([.E1494]-[.D1494])/[.D1494]" office:value-type="float" office:value="-0.101778823966886" calcext:value-type="float">
            <text:p>-0.101778823966886</text:p>
          </table:table-cell>
        </table:table-row>
        <table:table-row table:style-name="ro1">
          <table:table-cell table:number-columns-repeated="3"/>
          <table:table-cell office:value-type="float" office:value="244.132" calcext:value-type="float">
            <text:p>244.132</text:p>
          </table:table-cell>
          <table:table-cell office:value-type="float" office:value="244.131517" calcext:value-type="float">
            <text:p>244.131517</text:p>
          </table:table-cell>
          <table:table-cell table:formula="of:=([.E1495]-[.D1495])/[.D1495]" office:value-type="float" office:value="-0.00000197843789426489" calcext:value-type="float">
            <text:p>-1.97843789426489E-06</text:p>
          </table:table-cell>
        </table:table-row>
        <table:table-row table:style-name="ro1">
          <table:table-cell table:number-columns-repeated="3"/>
          <table:table-cell office:value-type="float" office:value="426.959" calcext:value-type="float">
            <text:p>426.959</text:p>
          </table:table-cell>
          <table:table-cell office:value-type="float" office:value="510.954988" calcext:value-type="float">
            <text:p>510.954988</text:p>
          </table:table-cell>
          <table:table-cell table:formula="of:=([.E1496]-[.D1496])/[.D1496]" office:value-type="float" office:value="0.196730805534021" calcext:value-type="float">
            <text:p>0.196730805534021</text:p>
          </table:table-cell>
        </table:table-row>
        <table:table-row table:style-name="ro1">
          <table:table-cell table:number-columns-repeated="3"/>
          <table:table-cell office:value-type="float" office:value="291.897" calcext:value-type="float">
            <text:p>291.897</text:p>
          </table:table-cell>
          <table:table-cell office:value-type="float" office:value="291.89682" calcext:value-type="float">
            <text:p>291.89682</text:p>
          </table:table-cell>
          <table:table-cell table:formula="of:=([.E1497]-[.D1497])/[.D1497]" office:value-type="float" office:value="-0.000000616655875189848" calcext:value-type="float">
            <text:p>-6.16655875189848E-07</text:p>
          </table:table-cell>
        </table:table-row>
        <table:table-row table:style-name="ro1">
          <table:table-cell table:number-columns-repeated="3"/>
          <table:table-cell office:value-type="float" office:value="368.541" calcext:value-type="float">
            <text:p>368.541</text:p>
          </table:table-cell>
          <table:table-cell office:value-type="float" office:value="368.540676" calcext:value-type="float">
            <text:p>368.540676</text:p>
          </table:table-cell>
          <table:table-cell table:formula="of:=([.E1498]-[.D1498])/[.D1498]" office:value-type="float" office:value="-0.000000879142347738207" calcext:value-type="float">
            <text:p>-8.79142347738207E-07</text:p>
          </table:table-cell>
        </table:table-row>
        <table:table-row table:style-name="ro1">
          <table:table-cell table:number-columns-repeated="3"/>
          <table:table-cell office:value-type="float" office:value="388.674" calcext:value-type="float">
            <text:p>388.674</text:p>
          </table:table-cell>
          <table:table-cell office:value-type="float" office:value="388.673887" calcext:value-type="float">
            <text:p>388.673887</text:p>
          </table:table-cell>
          <table:table-cell table:formula="of:=([.E1499]-[.D1499])/[.D1499]" office:value-type="float" office:value="-0.000000290732078808769" calcext:value-type="float">
            <text:p>-2.9073207880876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00]-[.D1500])/[.D150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01]-[.D1501])/[.D150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68.346" calcext:value-type="float">
            <text:p>268.346</text:p>
          </table:table-cell>
          <table:table-cell office:value-type="float" office:value="268.345813" calcext:value-type="float">
            <text:p>268.345813</text:p>
          </table:table-cell>
          <table:table-cell table:formula="of:=([.E1502]-[.D1502])/[.D1502]" office:value-type="float" office:value="-0.000000696861514546957" calcext:value-type="float">
            <text:p>-6.96861514546957E-07</text:p>
          </table:table-cell>
        </table:table-row>
        <table:table-row table:style-name="ro1">
          <table:table-cell table:number-columns-repeated="3"/>
          <table:table-cell office:value-type="float" office:value="168.984" calcext:value-type="float">
            <text:p>168.984</text:p>
          </table:table-cell>
          <table:table-cell office:value-type="float" office:value="168.984208" calcext:value-type="float">
            <text:p>168.984208</text:p>
          </table:table-cell>
          <table:table-cell table:formula="of:=([.E1503]-[.D1503])/[.D1503]" office:value-type="float" office:value="0.00000123088576425248" calcext:value-type="float">
            <text:p>1.2308857642524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4.432705" calcext:value-type="float">
            <text:p>454.432705</text:p>
          </table:table-cell>
          <table:table-cell table:formula="of:=([.E1504]-[.D1504])/[.D1504]" office:value-type="float" office:value="-0.110620886379427" calcext:value-type="float">
            <text:p>-0.11062088637942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7.772751" calcext:value-type="float">
            <text:p>497.772751</text:p>
          </table:table-cell>
          <table:table-cell table:formula="of:=([.E1505]-[.D1505])/[.D1505]" office:value-type="float" office:value="-0.0257992367233904" calcext:value-type="float">
            <text:p>-0.025799236723391</text:p>
          </table:table-cell>
        </table:table-row>
        <table:table-row table:style-name="ro1">
          <table:table-cell table:number-columns-repeated="3"/>
          <table:table-cell office:value-type="float" office:value="322.352" calcext:value-type="float">
            <text:p>322.352</text:p>
          </table:table-cell>
          <table:table-cell office:value-type="float" office:value="322.351514" calcext:value-type="float">
            <text:p>322.351514</text:p>
          </table:table-cell>
          <table:table-cell table:formula="of:=([.E1506]-[.D1506])/[.D1506]" office:value-type="float" office:value="-0.0000015076686354255" calcext:value-type="float">
            <text:p>-1.507668635425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44.716193" calcext:value-type="float">
            <text:p>344.716193</text:p>
          </table:table-cell>
          <table:table-cell table:formula="of:=([.E1507]-[.D1507])/[.D1507]" office:value-type="float" office:value="-0.325349212748676" calcext:value-type="float">
            <text:p>-0.32534921274867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1.75649" calcext:value-type="float">
            <text:p>501.75649</text:p>
          </table:table-cell>
          <table:table-cell table:formula="of:=([.E1508]-[.D1508])/[.D1508]" office:value-type="float" office:value="-0.0180025833977552" calcext:value-type="float">
            <text:p>-0.018002583397755</text:p>
          </table:table-cell>
        </table:table-row>
        <table:table-row table:style-name="ro1">
          <table:table-cell table:number-columns-repeated="3"/>
          <table:table-cell office:value-type="float" office:value="297.599" calcext:value-type="float">
            <text:p>297.599</text:p>
          </table:table-cell>
          <table:table-cell office:value-type="float" office:value="297.598996" calcext:value-type="float">
            <text:p>297.598996</text:p>
          </table:table-cell>
          <table:table-cell table:formula="of:=([.E1509]-[.D1509])/[.D1509]" office:value-type="float" office:value="-0.0000000134409053454513" calcext:value-type="float">
            <text:p>-1.34409053454513E-08</text:p>
          </table:table-cell>
        </table:table-row>
        <table:table-row table:style-name="ro1">
          <table:table-cell table:number-columns-repeated="3"/>
          <table:table-cell office:value-type="float" office:value="489.872" calcext:value-type="float">
            <text:p>489.872</text:p>
          </table:table-cell>
          <table:table-cell office:value-type="float" office:value="443.42427" calcext:value-type="float">
            <text:p>443.42427</text:p>
          </table:table-cell>
          <table:table-cell table:formula="of:=([.E1510]-[.D1510])/[.D1510]" office:value-type="float" office:value="-0.0948160539896137" calcext:value-type="float">
            <text:p>-0.09481605398961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2.926142" calcext:value-type="float">
            <text:p>412.926142</text:p>
          </table:table-cell>
          <table:table-cell table:formula="of:=([.E1511]-[.D1511])/[.D1511]" office:value-type="float" office:value="-0.191854190682154" calcext:value-type="float">
            <text:p>-0.191854190682154</text:p>
          </table:table-cell>
        </table:table-row>
        <table:table-row table:style-name="ro1">
          <table:table-cell table:number-columns-repeated="3"/>
          <table:table-cell office:value-type="float" office:value="57.8728" calcext:value-type="float">
            <text:p>57.8728</text:p>
          </table:table-cell>
          <table:table-cell office:value-type="float" office:value="57.872829" calcext:value-type="float">
            <text:p>57.872829</text:p>
          </table:table-cell>
          <table:table-cell table:formula="of:=([.E1512]-[.D1512])/[.D1512]" office:value-type="float" office:value="0.000000501098961946575" calcext:value-type="float">
            <text:p>5.01098961946575E-07</text:p>
          </table:table-cell>
        </table:table-row>
        <table:table-row table:style-name="ro1">
          <table:table-cell table:number-columns-repeated="3"/>
          <table:table-cell office:value-type="float" office:value="213.72" calcext:value-type="float">
            <text:p>213.72</text:p>
          </table:table-cell>
          <table:table-cell office:value-type="float" office:value="213.720317" calcext:value-type="float">
            <text:p>213.720317</text:p>
          </table:table-cell>
          <table:table-cell table:formula="of:=([.E1513]-[.D1513])/[.D1513]" office:value-type="float" office:value="0.00000148324911096509" calcext:value-type="float">
            <text:p>1.48324911096509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8.366347" calcext:value-type="float">
            <text:p>488.366347</text:p>
          </table:table-cell>
          <table:table-cell table:formula="of:=([.E1514]-[.D1514])/[.D1514]" office:value-type="float" office:value="-0.04420869352487" calcext:value-type="float">
            <text:p>-0.04420869352487</text:p>
          </table:table-cell>
        </table:table-row>
        <table:table-row table:style-name="ro1">
          <table:table-cell table:number-columns-repeated="3"/>
          <table:table-cell office:value-type="float" office:value="27.7141" calcext:value-type="float">
            <text:p>27.7141</text:p>
          </table:table-cell>
          <table:table-cell office:value-type="float" office:value="27.714147" calcext:value-type="float">
            <text:p>27.714147</text:p>
          </table:table-cell>
          <table:table-cell table:formula="of:=([.E1515]-[.D1515])/[.D1515]" office:value-type="float" office:value="0.00000169588765293221" calcext:value-type="float">
            <text:p>1.69588765293221E-06</text:p>
          </table:table-cell>
        </table:table-row>
        <table:table-row table:style-name="ro1">
          <table:table-cell table:number-columns-repeated="3"/>
          <table:table-cell office:value-type="float" office:value="227.53" calcext:value-type="float">
            <text:p>227.53</text:p>
          </table:table-cell>
          <table:table-cell office:value-type="float" office:value="227.529867" calcext:value-type="float">
            <text:p>227.529867</text:p>
          </table:table-cell>
          <table:table-cell table:formula="of:=([.E1516]-[.D1516])/[.D1516]" office:value-type="float" office:value="-0.000000584538302664562" calcext:value-type="float">
            <text:p>-5.84538302664562E-07</text:p>
          </table:table-cell>
        </table:table-row>
        <table:table-row table:style-name="ro1">
          <table:table-cell table:number-columns-repeated="3"/>
          <table:table-cell office:value-type="float" office:value="310.849" calcext:value-type="float">
            <text:p>310.849</text:p>
          </table:table-cell>
          <table:table-cell office:value-type="float" office:value="310.848907" calcext:value-type="float">
            <text:p>310.848907</text:p>
          </table:table-cell>
          <table:table-cell table:formula="of:=([.E1517]-[.D1517])/[.D1517]" office:value-type="float" office:value="-0.000000299180631086384" calcext:value-type="float">
            <text:p>-2.99180631086384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1.567628" calcext:value-type="float">
            <text:p>451.567628</text:p>
          </table:table-cell>
          <table:table-cell table:formula="of:=([.E1518]-[.D1518])/[.D1518]" office:value-type="float" office:value="-0.116228184478085" calcext:value-type="float">
            <text:p>-0.116228184478085</text:p>
          </table:table-cell>
        </table:table-row>
        <table:table-row table:style-name="ro1">
          <table:table-cell table:number-columns-repeated="3"/>
          <table:table-cell office:value-type="float" office:value="407.417" calcext:value-type="float">
            <text:p>407.417</text:p>
          </table:table-cell>
          <table:table-cell office:value-type="float" office:value="407.416724" calcext:value-type="float">
            <text:p>407.416724</text:p>
          </table:table-cell>
          <table:table-cell table:formula="of:=([.E1519]-[.D1519])/[.D1519]" office:value-type="float" office:value="-0.000000677438594818793" calcext:value-type="float">
            <text:p>-6.7743859481879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4.621194" calcext:value-type="float">
            <text:p>474.621194</text:p>
          </table:table-cell>
          <table:table-cell table:formula="of:=([.E1520]-[.D1520])/[.D1520]" office:value-type="float" office:value="-0.0711096006497636" calcext:value-type="float">
            <text:p>-0.07110960064976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3.79328" calcext:value-type="float">
            <text:p>493.79328</text:p>
          </table:table-cell>
          <table:table-cell table:formula="of:=([.E1521]-[.D1521])/[.D1521]" office:value-type="float" office:value="-0.0335875370629508" calcext:value-type="float">
            <text:p>-0.03358753706295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30.8824" calcext:value-type="float">
            <text:p>330.8824</text:p>
          </table:table-cell>
          <table:table-cell table:formula="of:=([.E1522]-[.D1522])/[.D1522]" office:value-type="float" office:value="-0.35242359894707" calcext:value-type="float">
            <text:p>-0.352423598947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23]-[.D1523])/[.D152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78.7797" calcext:value-type="float">
            <text:p>78.7797</text:p>
          </table:table-cell>
          <table:table-cell office:value-type="float" office:value="78.77967" calcext:value-type="float">
            <text:p>78.77967</text:p>
          </table:table-cell>
          <table:table-cell table:formula="of:=([.E1524]-[.D1524])/[.D1524]" office:value-type="float" office:value="-0.000000380808761768862" calcext:value-type="float">
            <text:p>-3.80808761768862E-07</text:p>
          </table:table-cell>
        </table:table-row>
        <table:table-row table:style-name="ro1">
          <table:table-cell table:number-columns-repeated="3"/>
          <table:table-cell office:value-type="float" office:value="85.7681" calcext:value-type="float">
            <text:p>85.7681</text:p>
          </table:table-cell>
          <table:table-cell office:value-type="float" office:value="85.768053" calcext:value-type="float">
            <text:p>85.768053</text:p>
          </table:table-cell>
          <table:table-cell table:formula="of:=([.E1525]-[.D1525])/[.D1525]" office:value-type="float" office:value="-0.000000547989287500062" calcext:value-type="float">
            <text:p>-5.47989287500062E-07</text:p>
          </table:table-cell>
        </table:table-row>
        <table:table-row table:style-name="ro1">
          <table:table-cell table:number-columns-repeated="3"/>
          <table:table-cell office:value-type="float" office:value="265.791" calcext:value-type="float">
            <text:p>265.791</text:p>
          </table:table-cell>
          <table:table-cell office:value-type="float" office:value="265.791165" calcext:value-type="float">
            <text:p>265.791165</text:p>
          </table:table-cell>
          <table:table-cell table:formula="of:=([.E1526]-[.D1526])/[.D1526]" office:value-type="float" office:value="0.000000620788514213495" calcext:value-type="float">
            <text:p>6.2078851421349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2.550322" calcext:value-type="float">
            <text:p>492.550322</text:p>
          </table:table-cell>
          <table:table-cell table:formula="of:=([.E1527]-[.D1527])/[.D1527]" office:value-type="float" office:value="-0.0360201544167294" calcext:value-type="float">
            <text:p>-0.0360201544167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0.425168" calcext:value-type="float">
            <text:p>460.425168</text:p>
          </table:table-cell>
          <table:table-cell table:formula="of:=([.E1528]-[.D1528])/[.D1528]" office:value-type="float" office:value="-0.0988929201201671" calcext:value-type="float">
            <text:p>-0.09889292012016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1.096776" calcext:value-type="float">
            <text:p>491.096776</text:p>
          </table:table-cell>
          <table:table-cell table:formula="of:=([.E1529]-[.D1529])/[.D1529]" office:value-type="float" office:value="-0.0388649176541966" calcext:value-type="float">
            <text:p>-0.03886491765419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4.398077" calcext:value-type="float">
            <text:p>504.398077</text:p>
          </table:table-cell>
          <table:table-cell table:formula="of:=([.E1530]-[.D1530])/[.D1530]" office:value-type="float" office:value="-0.0128326819387226" calcext:value-type="float">
            <text:p>-0.012832681938723</text:p>
          </table:table-cell>
        </table:table-row>
        <table:table-row table:style-name="ro1">
          <table:table-cell table:number-columns-repeated="3"/>
          <table:table-cell office:value-type="float" office:value="154.819" calcext:value-type="float">
            <text:p>154.819</text:p>
          </table:table-cell>
          <table:table-cell office:value-type="float" office:value="154.81949" calcext:value-type="float">
            <text:p>154.81949</text:p>
          </table:table-cell>
          <table:table-cell table:formula="of:=([.E1531]-[.D1531])/[.D1531]" office:value-type="float" office:value="0.00000316498620978965" calcext:value-type="float">
            <text:p>3.16498620978965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32]-[.D1532])/[.D153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24.213" calcext:value-type="float">
            <text:p>324.213</text:p>
          </table:table-cell>
          <table:table-cell office:value-type="float" office:value="324.2128" calcext:value-type="float">
            <text:p>324.2128</text:p>
          </table:table-cell>
          <table:table-cell table:formula="of:=([.E1533]-[.D1533])/[.D1533]" office:value-type="float" office:value="-0.00000061687841020144" calcext:value-type="float">
            <text:p>-6.1687841020144E-07</text:p>
          </table:table-cell>
        </table:table-row>
        <table:table-row table:style-name="ro1">
          <table:table-cell table:number-columns-repeated="3"/>
          <table:table-cell office:value-type="float" office:value="509.48" calcext:value-type="float">
            <text:p>509.48</text:p>
          </table:table-cell>
          <table:table-cell office:value-type="float" office:value="406.764719" calcext:value-type="float">
            <text:p>406.764719</text:p>
          </table:table-cell>
          <table:table-cell table:formula="of:=([.E1534]-[.D1534])/[.D1534]" office:value-type="float" office:value="-0.201608072937112" calcext:value-type="float">
            <text:p>-0.20160807293711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35]-[.D1535])/[.D153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72.5426" calcext:value-type="float">
            <text:p>72.5426</text:p>
          </table:table-cell>
          <table:table-cell office:value-type="float" office:value="72.542571" calcext:value-type="float">
            <text:p>72.542571</text:p>
          </table:table-cell>
          <table:table-cell table:formula="of:=([.E1536]-[.D1536])/[.D1536]" office:value-type="float" office:value="-0.000000399765103509335" calcext:value-type="float">
            <text:p>-3.99765103509335E-07</text:p>
          </table:table-cell>
        </table:table-row>
        <table:table-row table:style-name="ro1">
          <table:table-cell table:number-columns-repeated="3"/>
          <table:table-cell office:value-type="float" office:value="437.312" calcext:value-type="float">
            <text:p>437.312</text:p>
          </table:table-cell>
          <table:table-cell office:value-type="float" office:value="510.954988" calcext:value-type="float">
            <text:p>510.954988</text:p>
          </table:table-cell>
          <table:table-cell table:formula="of:=([.E1537]-[.D1537])/[.D1537]" office:value-type="float" office:value="0.168399193253329" calcext:value-type="float">
            <text:p>0.16839919325332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5.202798" calcext:value-type="float">
            <text:p>485.202798</text:p>
          </table:table-cell>
          <table:table-cell table:formula="of:=([.E1538]-[.D1538])/[.D1538]" office:value-type="float" office:value="-0.0504001369983658" calcext:value-type="float">
            <text:p>-0.050400136998366</text:p>
          </table:table-cell>
        </table:table-row>
        <table:table-row table:style-name="ro1">
          <table:table-cell table:number-columns-repeated="3"/>
          <table:table-cell office:value-type="float" office:value="367.456" calcext:value-type="float">
            <text:p>367.456</text:p>
          </table:table-cell>
          <table:table-cell office:value-type="float" office:value="367.456143" calcext:value-type="float">
            <text:p>367.456143</text:p>
          </table:table-cell>
          <table:table-cell table:formula="of:=([.E1539]-[.D1539])/[.D1539]" office:value-type="float" office:value="0.000000389162239778423" calcext:value-type="float">
            <text:p>3.89162239778423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1.207072" calcext:value-type="float">
            <text:p>501.207072</text:p>
          </table:table-cell>
          <table:table-cell table:formula="of:=([.E1540]-[.D1540])/[.D1540]" office:value-type="float" office:value="-0.0190778600855261" calcext:value-type="float">
            <text:p>-0.01907786008552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41]-[.D1541])/[.D154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58.891" calcext:value-type="float">
            <text:p>158.891</text:p>
          </table:table-cell>
          <table:table-cell office:value-type="float" office:value="158.890572" calcext:value-type="float">
            <text:p>158.890572</text:p>
          </table:table-cell>
          <table:table-cell table:formula="of:=([.E1542]-[.D1542])/[.D1542]" office:value-type="float" office:value="-0.00000269367050367503" calcext:value-type="float">
            <text:p>-2.69367050367503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3.082636" calcext:value-type="float">
            <text:p>423.082636</text:p>
          </table:table-cell>
          <table:table-cell table:formula="of:=([.E1543]-[.D1543])/[.D1543]" office:value-type="float" office:value="-0.171976718106291" calcext:value-type="float">
            <text:p>-0.171976718106291</text:p>
          </table:table-cell>
        </table:table-row>
        <table:table-row table:style-name="ro1">
          <table:table-cell table:number-columns-repeated="3"/>
          <table:table-cell office:value-type="float" office:value="443.973" calcext:value-type="float">
            <text:p>443.973</text:p>
          </table:table-cell>
          <table:table-cell office:value-type="float" office:value="443.972925" calcext:value-type="float">
            <text:p>443.972925</text:p>
          </table:table-cell>
          <table:table-cell table:formula="of:=([.E1544]-[.D1544])/[.D1544]" office:value-type="float" office:value="-0.000000168929191725661" calcext:value-type="float">
            <text:p>-1.68929191725661E-07</text:p>
          </table:table-cell>
        </table:table-row>
        <table:table-row table:style-name="ro1">
          <table:table-cell table:number-columns-repeated="3"/>
          <table:table-cell office:value-type="float" office:value="100.628" calcext:value-type="float">
            <text:p>100.628</text:p>
          </table:table-cell>
          <table:table-cell office:value-type="float" office:value="100.627759" calcext:value-type="float">
            <text:p>100.627759</text:p>
          </table:table-cell>
          <table:table-cell table:formula="of:=([.E1545]-[.D1545])/[.D1545]" office:value-type="float" office:value="-0.00000239495965340263" calcext:value-type="float">
            <text:p>-2.39495965340263E-06</text:p>
          </table:table-cell>
        </table:table-row>
        <table:table-row table:style-name="ro1">
          <table:table-cell table:number-columns-repeated="3"/>
          <table:table-cell office:value-type="float" office:value="24.3923" calcext:value-type="float">
            <text:p>24.3923</text:p>
          </table:table-cell>
          <table:table-cell office:value-type="float" office:value="24.392325" calcext:value-type="float">
            <text:p>24.392325</text:p>
          </table:table-cell>
          <table:table-cell table:formula="of:=([.E1546]-[.D1546])/[.D1546]" office:value-type="float" office:value="0.00000102491359981756" calcext:value-type="float">
            <text:p>1.02491359981756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8.274796" calcext:value-type="float">
            <text:p>478.274796</text:p>
          </table:table-cell>
          <table:table-cell table:formula="of:=([.E1547]-[.D1547])/[.D1547]" office:value-type="float" office:value="-0.0639590648882974" calcext:value-type="float">
            <text:p>-0.06395906488829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25.854639" calcext:value-type="float">
            <text:p>325.854639</text:p>
          </table:table-cell>
          <table:table-cell table:formula="of:=([.E1548]-[.D1548])/[.D1548]" office:value-type="float" office:value="-0.362263528099343" calcext:value-type="float">
            <text:p>-0.362263528099343</text:p>
          </table:table-cell>
        </table:table-row>
        <table:table-row table:style-name="ro1">
          <table:table-cell table:number-columns-repeated="3"/>
          <table:table-cell office:value-type="float" office:value="422.967" calcext:value-type="float">
            <text:p>422.967</text:p>
          </table:table-cell>
          <table:table-cell office:value-type="float" office:value="422.966577" calcext:value-type="float">
            <text:p>422.966577</text:p>
          </table:table-cell>
          <table:table-cell table:formula="of:=([.E1549]-[.D1549])/[.D1549]" office:value-type="float" office:value="-0.00000100007802029958" calcext:value-type="float">
            <text:p>-1.0000780202995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1.502658" calcext:value-type="float">
            <text:p>471.502658</text:p>
          </table:table-cell>
          <table:table-cell table:formula="of:=([.E1550]-[.D1550])/[.D1550]" office:value-type="float" office:value="-0.0772129483026881" calcext:value-type="float">
            <text:p>-0.077212948302688</text:p>
          </table:table-cell>
        </table:table-row>
        <table:table-row table:style-name="ro1">
          <table:table-cell table:number-columns-repeated="3"/>
          <table:table-cell office:value-type="float" office:value="381.548" calcext:value-type="float">
            <text:p>381.548</text:p>
          </table:table-cell>
          <table:table-cell office:value-type="float" office:value="381.54772" calcext:value-type="float">
            <text:p>381.54772</text:p>
          </table:table-cell>
          <table:table-cell table:formula="of:=([.E1551]-[.D1551])/[.D1551]" office:value-type="float" office:value="-0.000000733852621361373" calcext:value-type="float">
            <text:p>-7.33852621361373E-07</text:p>
          </table:table-cell>
        </table:table-row>
        <table:table-row table:style-name="ro1">
          <table:table-cell table:number-columns-repeated="3"/>
          <table:table-cell office:value-type="float" office:value="35.1221" calcext:value-type="float">
            <text:p>35.1221</text:p>
          </table:table-cell>
          <table:table-cell office:value-type="float" office:value="35.122085" calcext:value-type="float">
            <text:p>35.122085</text:p>
          </table:table-cell>
          <table:table-cell table:formula="of:=([.E1552]-[.D1552])/[.D1552]" office:value-type="float" office:value="-0.000000427081524304105" calcext:value-type="float">
            <text:p>-4.27081524304105E-07</text:p>
          </table:table-cell>
        </table:table-row>
        <table:table-row table:style-name="ro1">
          <table:table-cell table:number-columns-repeated="3"/>
          <table:table-cell office:value-type="float" office:value="417.999" calcext:value-type="float">
            <text:p>417.999</text:p>
          </table:table-cell>
          <table:table-cell office:value-type="float" office:value="417.999488" calcext:value-type="float">
            <text:p>417.999488</text:p>
          </table:table-cell>
          <table:table-cell table:formula="of:=([.E1553]-[.D1553])/[.D1553]" office:value-type="float" office:value="0.00000116746690772378" calcext:value-type="float">
            <text:p>1.16746690772378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2.95985" calcext:value-type="float">
            <text:p>412.95985</text:p>
          </table:table-cell>
          <table:table-cell table:formula="of:=([.E1554]-[.D1554])/[.D1554]" office:value-type="float" office:value="-0.19178822009766" calcext:value-type="float">
            <text:p>-0.19178822009766</text:p>
          </table:table-cell>
        </table:table-row>
        <table:table-row table:style-name="ro1">
          <table:table-cell table:number-columns-repeated="3"/>
          <table:table-cell office:value-type="float" office:value="357.806" calcext:value-type="float">
            <text:p>357.806</text:p>
          </table:table-cell>
          <table:table-cell office:value-type="float" office:value="357.806276" calcext:value-type="float">
            <text:p>357.806276</text:p>
          </table:table-cell>
          <table:table-cell table:formula="of:=([.E1555]-[.D1555])/[.D1555]" office:value-type="float" office:value="0.000000771367724527066" calcext:value-type="float">
            <text:p>7.71367724527066E-07</text:p>
          </table:table-cell>
        </table:table-row>
        <table:table-row table:style-name="ro1">
          <table:table-cell table:number-columns-repeated="3"/>
          <table:table-cell office:value-type="float" office:value="73.9139" calcext:value-type="float">
            <text:p>73.9139</text:p>
          </table:table-cell>
          <table:table-cell office:value-type="float" office:value="73.913853" calcext:value-type="float">
            <text:p>73.913853</text:p>
          </table:table-cell>
          <table:table-cell table:formula="of:=([.E1556]-[.D1556])/[.D1556]" office:value-type="float" office:value="-0.000000635874984204909" calcext:value-type="float">
            <text:p>-6.35874984204909E-07</text:p>
          </table:table-cell>
        </table:table-row>
        <table:table-row table:style-name="ro1">
          <table:table-cell table:number-columns-repeated="3"/>
          <table:table-cell office:value-type="float" office:value="475.924" calcext:value-type="float">
            <text:p>475.924</text:p>
          </table:table-cell>
          <table:table-cell office:value-type="float" office:value="475.924291" calcext:value-type="float">
            <text:p>475.924291</text:p>
          </table:table-cell>
          <table:table-cell table:formula="of:=([.E1557]-[.D1557])/[.D1557]" office:value-type="float" office:value="0.000000611442163043385" calcext:value-type="float">
            <text:p>6.11442163043385E-07</text:p>
          </table:table-cell>
        </table:table-row>
        <table:table-row table:style-name="ro1">
          <table:table-cell table:number-columns-repeated="3"/>
          <table:table-cell office:value-type="float" office:value="364.445" calcext:value-type="float">
            <text:p>364.445</text:p>
          </table:table-cell>
          <table:table-cell office:value-type="float" office:value="364.445293" calcext:value-type="float">
            <text:p>364.445293</text:p>
          </table:table-cell>
          <table:table-cell table:formula="of:=([.E1558]-[.D1558])/[.D1558]" office:value-type="float" office:value="0.000000803962189079863" calcext:value-type="float">
            <text:p>8.03962189079863E-07</text:p>
          </table:table-cell>
        </table:table-row>
        <table:table-row table:style-name="ro1">
          <table:table-cell table:number-columns-repeated="3"/>
          <table:table-cell office:value-type="float" office:value="507.029" calcext:value-type="float">
            <text:p>507.029</text:p>
          </table:table-cell>
          <table:table-cell office:value-type="float" office:value="277.768286" calcext:value-type="float">
            <text:p>277.768286</text:p>
          </table:table-cell>
          <table:table-cell table:formula="of:=([.E1559]-[.D1559])/[.D1559]" office:value-type="float" office:value="-0.452164893921255" calcext:value-type="float">
            <text:p>-0.452164893921255</text:p>
          </table:table-cell>
        </table:table-row>
        <table:table-row table:style-name="ro1">
          <table:table-cell table:number-columns-repeated="3"/>
          <table:table-cell office:value-type="float" office:value="404.767" calcext:value-type="float">
            <text:p>404.767</text:p>
          </table:table-cell>
          <table:table-cell office:value-type="float" office:value="404.766551" calcext:value-type="float">
            <text:p>404.766551</text:p>
          </table:table-cell>
          <table:table-cell table:formula="of:=([.E1560]-[.D1560])/[.D1560]" office:value-type="float" office:value="-0.00000110928015377551" calcext:value-type="float">
            <text:p>-1.10928015377551E-06</text:p>
          </table:table-cell>
        </table:table-row>
        <table:table-row table:style-name="ro1">
          <table:table-cell table:number-columns-repeated="3"/>
          <table:table-cell office:value-type="float" office:value="2.55458" calcext:value-type="float">
            <text:p>2.55458</text:p>
          </table:table-cell>
          <table:table-cell office:value-type="float" office:value="2.554582" calcext:value-type="float">
            <text:p>2.554582</text:p>
          </table:table-cell>
          <table:table-cell table:formula="of:=([.E1561]-[.D1561])/[.D1561]" office:value-type="float" office:value="0.000000782907562039735" calcext:value-type="float">
            <text:p>7.82907562039735E-07</text:p>
          </table:table-cell>
        </table:table-row>
        <table:table-row table:style-name="ro1">
          <table:table-cell table:number-columns-repeated="3"/>
          <table:table-cell office:value-type="float" office:value="330.946" calcext:value-type="float">
            <text:p>330.946</text:p>
          </table:table-cell>
          <table:table-cell office:value-type="float" office:value="330.946301" calcext:value-type="float">
            <text:p>330.946301</text:p>
          </table:table-cell>
          <table:table-cell table:formula="of:=([.E1562]-[.D1562])/[.D1562]" office:value-type="float" office:value="0.000000909513938766483" calcext:value-type="float">
            <text:p>9.09513938766483E-07</text:p>
          </table:table-cell>
        </table:table-row>
        <table:table-row table:style-name="ro1">
          <table:table-cell table:number-columns-repeated="3"/>
          <table:table-cell office:value-type="float" office:value="380.294" calcext:value-type="float">
            <text:p>380.294</text:p>
          </table:table-cell>
          <table:table-cell office:value-type="float" office:value="380.293508" calcext:value-type="float">
            <text:p>380.293508</text:p>
          </table:table-cell>
          <table:table-cell table:formula="of:=([.E1563]-[.D1563])/[.D1563]" office:value-type="float" office:value="-0.00000129373589908959" calcext:value-type="float">
            <text:p>-1.29373589908959E-06</text:p>
          </table:table-cell>
        </table:table-row>
        <table:table-row table:style-name="ro1">
          <table:table-cell table:number-columns-repeated="3"/>
          <table:table-cell office:value-type="float" office:value="356.16" calcext:value-type="float">
            <text:p>356.16</text:p>
          </table:table-cell>
          <table:table-cell office:value-type="float" office:value="356.159654" calcext:value-type="float">
            <text:p>356.159654</text:p>
          </table:table-cell>
          <table:table-cell table:formula="of:=([.E1564]-[.D1564])/[.D1564]" office:value-type="float" office:value="-0.000000971473495159279" calcext:value-type="float">
            <text:p>-9.71473495159279E-07</text:p>
          </table:table-cell>
        </table:table-row>
        <table:table-row table:style-name="ro1">
          <table:table-cell table:number-columns-repeated="3"/>
          <table:table-cell office:value-type="float" office:value="353.185" calcext:value-type="float">
            <text:p>353.185</text:p>
          </table:table-cell>
          <table:table-cell office:value-type="float" office:value="353.185323" calcext:value-type="float">
            <text:p>353.185323</text:p>
          </table:table-cell>
          <table:table-cell table:formula="of:=([.E1565]-[.D1565])/[.D1565]" office:value-type="float" office:value="0.000000914534875434436" calcext:value-type="float">
            <text:p>9.1453487543443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66]-[.D1566])/[.D156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43.689285" calcext:value-type="float">
            <text:p>443.689285</text:p>
          </table:table-cell>
          <table:table-cell table:formula="of:=([.E1567]-[.D1567])/[.D1567]" office:value-type="float" office:value="-0.131647043281698" calcext:value-type="float">
            <text:p>-0.131647043281698</text:p>
          </table:table-cell>
        </table:table-row>
        <table:table-row table:style-name="ro1">
          <table:table-cell table:number-columns-repeated="3"/>
          <table:table-cell office:value-type="float" office:value="258.902" calcext:value-type="float">
            <text:p>258.902</text:p>
          </table:table-cell>
          <table:table-cell office:value-type="float" office:value="258.902423" calcext:value-type="float">
            <text:p>258.902423</text:p>
          </table:table-cell>
          <table:table-cell table:formula="of:=([.E1568]-[.D1568])/[.D1568]" office:value-type="float" office:value="0.0000016338228364866" calcext:value-type="float">
            <text:p>1.6338228364866E-06</text:p>
          </table:table-cell>
        </table:table-row>
        <table:table-row table:style-name="ro1">
          <table:table-cell table:number-columns-repeated="3"/>
          <table:table-cell office:value-type="float" office:value="145.902" calcext:value-type="float">
            <text:p>145.902</text:p>
          </table:table-cell>
          <table:table-cell office:value-type="float" office:value="145.901543" calcext:value-type="float">
            <text:p>145.901543</text:p>
          </table:table-cell>
          <table:table-cell table:formula="of:=([.E1569]-[.D1569])/[.D1569]" office:value-type="float" office:value="-0.00000313223944828073" calcext:value-type="float">
            <text:p>-3.13223944828073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4.396942" calcext:value-type="float">
            <text:p>504.396942</text:p>
          </table:table-cell>
          <table:table-cell table:formula="of:=([.E1570]-[.D1570])/[.D1570]" office:value-type="float" office:value="-0.0128349032693681" calcext:value-type="float">
            <text:p>-0.01283490326936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18.040118" calcext:value-type="float">
            <text:p>418.040118</text:p>
          </table:table-cell>
          <table:table-cell table:formula="of:=([.E1571]-[.D1571])/[.D1571]" office:value-type="float" office:value="-0.181845528471196" calcext:value-type="float">
            <text:p>-0.181845528471196</text:p>
          </table:table-cell>
        </table:table-row>
        <table:table-row table:style-name="ro1">
          <table:table-cell table:number-columns-repeated="3"/>
          <table:table-cell office:value-type="float" office:value="374.969" calcext:value-type="float">
            <text:p>374.969</text:p>
          </table:table-cell>
          <table:table-cell office:value-type="float" office:value="510.954988" calcext:value-type="float">
            <text:p>510.954988</text:p>
          </table:table-cell>
          <table:table-cell table:formula="of:=([.E1572]-[.D1572])/[.D1572]" office:value-type="float" office:value="0.362659281167243" calcext:value-type="float">
            <text:p>0.362659281167243</text:p>
          </table:table-cell>
        </table:table-row>
        <table:table-row table:style-name="ro1">
          <table:table-cell table:number-columns-repeated="3"/>
          <table:table-cell office:value-type="float" office:value="19.588" calcext:value-type="float">
            <text:p>19.588</text:p>
          </table:table-cell>
          <table:table-cell office:value-type="float" office:value="19.588013" calcext:value-type="float">
            <text:p>19.588013</text:p>
          </table:table-cell>
          <table:table-cell table:formula="of:=([.E1573]-[.D1573])/[.D1573]" office:value-type="float" office:value="0.000000663671635652061" calcext:value-type="float">
            <text:p>6.6367163565206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4.432127" calcext:value-type="float">
            <text:p>474.432127</text:p>
          </table:table-cell>
          <table:table-cell table:formula="of:=([.E1574]-[.D1574])/[.D1574]" office:value-type="float" office:value="-0.071479627364445" calcext:value-type="float">
            <text:p>-0.071479627364445</text:p>
          </table:table-cell>
        </table:table-row>
        <table:table-row table:style-name="ro1">
          <table:table-cell table:number-columns-repeated="3"/>
          <table:table-cell office:value-type="float" office:value="313.08" calcext:value-type="float">
            <text:p>313.08</text:p>
          </table:table-cell>
          <table:table-cell office:value-type="float" office:value="313.079762" calcext:value-type="float">
            <text:p>313.079762</text:p>
          </table:table-cell>
          <table:table-cell table:formula="of:=([.E1575]-[.D1575])/[.D1575]" office:value-type="float" office:value="-0.000000760189088947049" calcext:value-type="float">
            <text:p>-7.60189088947049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0.756363" calcext:value-type="float">
            <text:p>430.756363</text:p>
          </table:table-cell>
          <table:table-cell table:formula="of:=([.E1576]-[.D1576])/[.D1576]" office:value-type="float" office:value="-0.156958317268644" calcext:value-type="float">
            <text:p>-0.15695831726864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892936" calcext:value-type="float">
            <text:p>510.892936</text:p>
          </table:table-cell>
          <table:table-cell table:formula="of:=([.E1577]-[.D1577])/[.D1577]" office:value-type="float" office:value="-0.00012146666536185" calcext:value-type="float">
            <text:p>-0.00012146666536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0.98653" calcext:value-type="float">
            <text:p>480.98653</text:p>
          </table:table-cell>
          <table:table-cell table:formula="of:=([.E1578]-[.D1578])/[.D1578]" office:value-type="float" office:value="-0.0586518773668914" calcext:value-type="float">
            <text:p>-0.05865187736689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57.219117" calcext:value-type="float">
            <text:p>357.219117</text:p>
          </table:table-cell>
          <table:table-cell table:formula="of:=([.E1579]-[.D1579])/[.D1579]" office:value-type="float" office:value="-0.300879496237438" calcext:value-type="float">
            <text:p>-0.300879496237438</text:p>
          </table:table-cell>
        </table:table-row>
        <table:table-row table:style-name="ro1">
          <table:table-cell table:number-columns-repeated="3"/>
          <table:table-cell office:value-type="float" office:value="332.509" calcext:value-type="float">
            <text:p>332.509</text:p>
          </table:table-cell>
          <table:table-cell office:value-type="float" office:value="332.508808" calcext:value-type="float">
            <text:p>332.508808</text:p>
          </table:table-cell>
          <table:table-cell table:formula="of:=([.E1580]-[.D1580])/[.D1580]" office:value-type="float" office:value="-0.000000577427979473751" calcext:value-type="float">
            <text:p>-5.7742797947375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288.992943" calcext:value-type="float">
            <text:p>288.992943</text:p>
          </table:table-cell>
          <table:table-cell table:formula="of:=([.E1581]-[.D1581])/[.D1581]" office:value-type="float" office:value="-0.434406272568034" calcext:value-type="float">
            <text:p>-0.434406272568034</text:p>
          </table:table-cell>
        </table:table-row>
        <table:table-row table:style-name="ro1">
          <table:table-cell table:number-columns-repeated="3"/>
          <table:table-cell office:value-type="float" office:value="126.452" calcext:value-type="float">
            <text:p>126.452</text:p>
          </table:table-cell>
          <table:table-cell office:value-type="float" office:value="126.45152" calcext:value-type="float">
            <text:p>126.45152</text:p>
          </table:table-cell>
          <table:table-cell table:formula="of:=([.E1582]-[.D1582])/[.D1582]" office:value-type="float" office:value="-0.00000379590674719292" calcext:value-type="float">
            <text:p>-3.79590674719292E-06</text:p>
          </table:table-cell>
        </table:table-row>
        <table:table-row table:style-name="ro1">
          <table:table-cell table:number-columns-repeated="3"/>
          <table:table-cell office:value-type="float" office:value="376.275" calcext:value-type="float">
            <text:p>376.275</text:p>
          </table:table-cell>
          <table:table-cell office:value-type="float" office:value="376.27528" calcext:value-type="float">
            <text:p>376.27528</text:p>
          </table:table-cell>
          <table:table-cell table:formula="of:=([.E1583]-[.D1583])/[.D1583]" office:value-type="float" office:value="0.000000744136602304252" calcext:value-type="float">
            <text:p>7.4413660230425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7.833944" calcext:value-type="float">
            <text:p>507.833944</text:p>
          </table:table-cell>
          <table:table-cell table:formula="of:=([.E1584]-[.D1584])/[.D1584]" office:value-type="float" office:value="-0.00610827959409343" calcext:value-type="float">
            <text:p>-0.00610827959409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8.627846" calcext:value-type="float">
            <text:p>458.627846</text:p>
          </table:table-cell>
          <table:table-cell table:formula="of:=([.E1585]-[.D1585])/[.D1585]" office:value-type="float" office:value="-0.102410494074821" calcext:value-type="float">
            <text:p>-0.10241049407482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40.948196" calcext:value-type="float">
            <text:p>340.948196</text:p>
          </table:table-cell>
          <table:table-cell table:formula="of:=([.E1586]-[.D1586])/[.D1586]" office:value-type="float" office:value="-0.332723633196661" calcext:value-type="float">
            <text:p>-0.332723633196661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87]-[.D1587])/[.D1587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4.9347" calcext:value-type="float">
            <text:p>14.9347</text:p>
          </table:table-cell>
          <table:table-cell office:value-type="float" office:value="14.934668" calcext:value-type="float">
            <text:p>14.934668</text:p>
          </table:table-cell>
          <table:table-cell table:formula="of:=([.E1588]-[.D1588])/[.D1588]" office:value-type="float" office:value="-0.00000214266105105183" calcext:value-type="float">
            <text:p>-2.14266105105183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3.911392" calcext:value-type="float">
            <text:p>493.911392</text:p>
          </table:table-cell>
          <table:table-cell table:formula="of:=([.E1589]-[.D1589])/[.D1589]" office:value-type="float" office:value="-0.0333563777632081" calcext:value-type="float">
            <text:p>-0.0333563777632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90]-[.D1590])/[.D159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23.389" calcext:value-type="float">
            <text:p>123.389</text:p>
          </table:table-cell>
          <table:table-cell office:value-type="float" office:value="123.388628" calcext:value-type="float">
            <text:p>123.388628</text:p>
          </table:table-cell>
          <table:table-cell table:formula="of:=([.E1591]-[.D1591])/[.D1591]" office:value-type="float" office:value="-0.00000301485545712103" calcext:value-type="float">
            <text:p>-3.01485545712103E-06</text:p>
          </table:table-cell>
        </table:table-row>
        <table:table-row table:style-name="ro1">
          <table:table-cell table:number-columns-repeated="3"/>
          <table:table-cell office:value-type="float" office:value="401.733" calcext:value-type="float">
            <text:p>401.733</text:p>
          </table:table-cell>
          <table:table-cell office:value-type="float" office:value="401.732603" calcext:value-type="float">
            <text:p>401.732603</text:p>
          </table:table-cell>
          <table:table-cell table:formula="of:=([.E1592]-[.D1592])/[.D1592]" office:value-type="float" office:value="-0.000000988218543213659" calcext:value-type="float">
            <text:p>-9.88218543213659E-07</text:p>
          </table:table-cell>
        </table:table-row>
        <table:table-row table:style-name="ro1">
          <table:table-cell table:number-columns-repeated="3"/>
          <table:table-cell office:value-type="float" office:value="241.678" calcext:value-type="float">
            <text:p>241.678</text:p>
          </table:table-cell>
          <table:table-cell office:value-type="float" office:value="241.678064" calcext:value-type="float">
            <text:p>241.678064</text:p>
          </table:table-cell>
          <table:table-cell table:formula="of:=([.E1593]-[.D1593])/[.D1593]" office:value-type="float" office:value="0.000000264815167325722" calcext:value-type="float">
            <text:p>2.64815167325722E-07</text:p>
          </table:table-cell>
        </table:table-row>
        <table:table-row table:style-name="ro1">
          <table:table-cell table:number-columns-repeated="3"/>
          <table:table-cell office:value-type="float" office:value="275.841" calcext:value-type="float">
            <text:p>275.841</text:p>
          </table:table-cell>
          <table:table-cell office:value-type="float" office:value="275.840709" calcext:value-type="float">
            <text:p>275.840709</text:p>
          </table:table-cell>
          <table:table-cell table:formula="of:=([.E1594]-[.D1594])/[.D1594]" office:value-type="float" office:value="-0.00000105495557224727" calcext:value-type="float">
            <text:p>-1.0549555722472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595]-[.D1595])/[.D159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2.931674" calcext:value-type="float">
            <text:p>492.931674</text:p>
          </table:table-cell>
          <table:table-cell table:formula="of:=([.E1596]-[.D1596])/[.D1596]" office:value-type="float" office:value="-0.0352738029767788" calcext:value-type="float">
            <text:p>-0.03527380297677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8.769202" calcext:value-type="float">
            <text:p>498.769202</text:p>
          </table:table-cell>
          <table:table-cell table:formula="of:=([.E1597]-[.D1597])/[.D1597]" office:value-type="float" office:value="-0.0238490630290338" calcext:value-type="float">
            <text:p>-0.023849063029034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3.5818" calcext:value-type="float">
            <text:p>473.5818</text:p>
          </table:table-cell>
          <table:table-cell table:formula="of:=([.E1598]-[.D1598])/[.D1598]" office:value-type="float" office:value="-0.0731438189273028" calcext:value-type="float">
            <text:p>-0.073143818927303</text:p>
          </table:table-cell>
        </table:table-row>
        <table:table-row table:style-name="ro1">
          <table:table-cell table:number-columns-repeated="3"/>
          <table:table-cell office:value-type="float" office:value="301.053" calcext:value-type="float">
            <text:p>301.053</text:p>
          </table:table-cell>
          <table:table-cell office:value-type="float" office:value="301.053385" calcext:value-type="float">
            <text:p>301.053385</text:p>
          </table:table-cell>
          <table:table-cell table:formula="of:=([.E1599]-[.D1599])/[.D1599]" office:value-type="float" office:value="0.00000127884458880764" calcext:value-type="float">
            <text:p>1.2788445888076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00]-[.D1600])/[.D1600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01]-[.D1601])/[.D1601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02]-[.D1602])/[.D1602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90.073" calcext:value-type="float">
            <text:p>290.073</text:p>
          </table:table-cell>
          <table:table-cell office:value-type="float" office:value="290.073388" calcext:value-type="float">
            <text:p>290.073388</text:p>
          </table:table-cell>
          <table:table-cell table:formula="of:=([.E1603]-[.D1603])/[.D1603]" office:value-type="float" office:value="0.00000133759432985344" calcext:value-type="float">
            <text:p>1.3375943298534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04]-[.D1604])/[.D160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406.035" calcext:value-type="float">
            <text:p>406.035</text:p>
          </table:table-cell>
          <table:table-cell office:value-type="float" office:value="510.954988" calcext:value-type="float">
            <text:p>510.954988</text:p>
          </table:table-cell>
          <table:table-cell table:formula="of:=([.E1605]-[.D1605])/[.D1605]" office:value-type="float" office:value="0.258401339785979" calcext:value-type="float">
            <text:p>0.258401339785979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96.1001" calcext:value-type="float">
            <text:p>496.1001</text:p>
          </table:table-cell>
          <table:table-cell table:formula="of:=([.E1606]-[.D1606])/[.D1606]" office:value-type="float" office:value="-0.0290728146314254" calcext:value-type="float">
            <text:p>-0.029072814631426</text:p>
          </table:table-cell>
        </table:table-row>
        <table:table-row table:style-name="ro1">
          <table:table-cell table:number-columns-repeated="3"/>
          <table:table-cell office:value-type="float" office:value="483.605" calcext:value-type="float">
            <text:p>483.605</text:p>
          </table:table-cell>
          <table:table-cell office:value-type="float" office:value="510.954988" calcext:value-type="float">
            <text:p>510.954988</text:p>
          </table:table-cell>
          <table:table-cell table:formula="of:=([.E1607]-[.D1607])/[.D1607]" office:value-type="float" office:value="0.0565543945988978" calcext:value-type="float">
            <text:p>0.056554394598898</text:p>
          </table:table-cell>
        </table:table-row>
        <table:table-row table:style-name="ro1">
          <table:table-cell table:number-columns-repeated="3"/>
          <table:table-cell office:value-type="float" office:value="302.025" calcext:value-type="float">
            <text:p>302.025</text:p>
          </table:table-cell>
          <table:table-cell office:value-type="float" office:value="302.024813" calcext:value-type="float">
            <text:p>302.024813</text:p>
          </table:table-cell>
          <table:table-cell table:formula="of:=([.E1608]-[.D1608])/[.D1608]" office:value-type="float" office:value="-0.00000061915404348189" calcext:value-type="float">
            <text:p>-6.1915404348189E-07</text:p>
          </table:table-cell>
        </table:table-row>
        <table:table-row table:style-name="ro1">
          <table:table-cell table:number-columns-repeated="3"/>
          <table:table-cell office:value-type="float" office:value="85.2131" calcext:value-type="float">
            <text:p>85.2131</text:p>
          </table:table-cell>
          <table:table-cell office:value-type="float" office:value="85.213111" calcext:value-type="float">
            <text:p>85.213111</text:p>
          </table:table-cell>
          <table:table-cell table:formula="of:=([.E1609]-[.D1609])/[.D1609]" office:value-type="float" office:value="0.000000129088133170245" calcext:value-type="float">
            <text:p>1.29088133170245E-07</text:p>
          </table:table-cell>
        </table:table-row>
        <table:table-row table:style-name="ro1">
          <table:table-cell table:number-columns-repeated="3"/>
          <table:table-cell office:value-type="float" office:value="30.2664" calcext:value-type="float">
            <text:p>30.2664</text:p>
          </table:table-cell>
          <table:table-cell office:value-type="float" office:value="30.266443" calcext:value-type="float">
            <text:p>30.266443</text:p>
          </table:table-cell>
          <table:table-cell table:formula="of:=([.E1610]-[.D1610])/[.D1610]" office:value-type="float" office:value="0.00000142071736308305" calcext:value-type="float">
            <text:p>1.42071736308305E-06</text:p>
          </table:table-cell>
        </table:table-row>
        <table:table-row table:style-name="ro1">
          <table:table-cell table:number-columns-repeated="3"/>
          <table:table-cell office:value-type="float" office:value="362.984" calcext:value-type="float">
            <text:p>362.984</text:p>
          </table:table-cell>
          <table:table-cell office:value-type="float" office:value="362.983963" calcext:value-type="float">
            <text:p>362.983963</text:p>
          </table:table-cell>
          <table:table-cell table:formula="of:=([.E1611]-[.D1611])/[.D1611]" office:value-type="float" office:value="-0.000000101932867463655" calcext:value-type="float">
            <text:p>-1.01932867463655E-07</text:p>
          </table:table-cell>
        </table:table-row>
        <table:table-row table:style-name="ro1">
          <table:table-cell table:number-columns-repeated="3"/>
          <table:table-cell office:value-type="float" office:value="322.067" calcext:value-type="float">
            <text:p>322.067</text:p>
          </table:table-cell>
          <table:table-cell office:value-type="float" office:value="322.066758" calcext:value-type="float">
            <text:p>322.066758</text:p>
          </table:table-cell>
          <table:table-cell table:formula="of:=([.E1612]-[.D1612])/[.D1612]" office:value-type="float" office:value="-0.000000751396448609408" calcext:value-type="float">
            <text:p>-7.5139644860940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57.949456" calcext:value-type="float">
            <text:p>357.949456</text:p>
          </table:table-cell>
          <table:table-cell table:formula="of:=([.E1613]-[.D1613])/[.D1613]" office:value-type="float" office:value="-0.299450135530526" calcext:value-type="float">
            <text:p>-0.299450135530526</text:p>
          </table:table-cell>
        </table:table-row>
        <table:table-row table:style-name="ro1">
          <table:table-cell table:number-columns-repeated="3"/>
          <table:table-cell office:value-type="float" office:value="237.096" calcext:value-type="float">
            <text:p>237.096</text:p>
          </table:table-cell>
          <table:table-cell office:value-type="float" office:value="237.096214" calcext:value-type="float">
            <text:p>237.096214</text:p>
          </table:table-cell>
          <table:table-cell table:formula="of:=([.E1614]-[.D1614])/[.D1614]" office:value-type="float" office:value="0.000000902587981238462" calcext:value-type="float">
            <text:p>9.02587981238462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15]-[.D1615])/[.D161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136.043" calcext:value-type="float">
            <text:p>136.043</text:p>
          </table:table-cell>
          <table:table-cell office:value-type="float" office:value="136.042875" calcext:value-type="float">
            <text:p>136.042875</text:p>
          </table:table-cell>
          <table:table-cell table:formula="of:=([.E1616]-[.D1616])/[.D1616]" office:value-type="float" office:value="-0.000000918827135516301" calcext:value-type="float">
            <text:p>-9.18827135516301E-07</text:p>
          </table:table-cell>
        </table:table-row>
        <table:table-row table:style-name="ro1">
          <table:table-cell table:number-columns-repeated="3"/>
          <table:table-cell office:value-type="float" office:value="285.741" calcext:value-type="float">
            <text:p>285.741</text:p>
          </table:table-cell>
          <table:table-cell office:value-type="float" office:value="285.740983" calcext:value-type="float">
            <text:p>285.740983</text:p>
          </table:table-cell>
          <table:table-cell table:formula="of:=([.E1617]-[.D1617])/[.D1617]" office:value-type="float" office:value="-0.0000000594944371199062" calcext:value-type="float">
            <text:p>-5.94944371199062E-08</text:p>
          </table:table-cell>
        </table:table-row>
        <table:table-row table:style-name="ro1">
          <table:table-cell table:number-columns-repeated="3"/>
          <table:table-cell office:value-type="float" office:value="156.564" calcext:value-type="float">
            <text:p>156.564</text:p>
          </table:table-cell>
          <table:table-cell office:value-type="float" office:value="156.564102" calcext:value-type="float">
            <text:p>156.564102</text:p>
          </table:table-cell>
          <table:table-cell table:formula="of:=([.E1618]-[.D1618])/[.D1618]" office:value-type="float" office:value="0.000000651490764149295" calcext:value-type="float">
            <text:p>6.51490764149295E-07</text:p>
          </table:table-cell>
        </table:table-row>
        <table:table-row table:style-name="ro1">
          <table:table-cell table:number-columns-repeated="3"/>
          <table:table-cell office:value-type="float" office:value="360.469" calcext:value-type="float">
            <text:p>360.469</text:p>
          </table:table-cell>
          <table:table-cell office:value-type="float" office:value="360.469484" calcext:value-type="float">
            <text:p>360.469484</text:p>
          </table:table-cell>
          <table:table-cell table:formula="of:=([.E1619]-[.D1619])/[.D1619]" office:value-type="float" office:value="0.00000134269521104054" calcext:value-type="float">
            <text:p>1.34269521104054E-06</text:p>
          </table:table-cell>
        </table:table-row>
        <table:table-row table:style-name="ro1">
          <table:table-cell table:number-columns-repeated="3"/>
          <table:table-cell office:value-type="float" office:value="75.8541" calcext:value-type="float">
            <text:p>75.8541</text:p>
          </table:table-cell>
          <table:table-cell office:value-type="float" office:value="75.854097" calcext:value-type="float">
            <text:p>75.854097</text:p>
          </table:table-cell>
          <table:table-cell table:formula="of:=([.E1620]-[.D1620])/[.D1620]" office:value-type="float" office:value="-0.0000000395496091396059" calcext:value-type="float">
            <text:p>-3.95496091396059E-08</text:p>
          </table:table-cell>
        </table:table-row>
        <table:table-row table:style-name="ro1">
          <table:table-cell table:number-columns-repeated="3"/>
          <table:table-cell office:value-type="float" office:value="393.165" calcext:value-type="float">
            <text:p>393.165</text:p>
          </table:table-cell>
          <table:table-cell office:value-type="float" office:value="393.164908" calcext:value-type="float">
            <text:p>393.164908</text:p>
          </table:table-cell>
          <table:table-cell table:formula="of:=([.E1621]-[.D1621])/[.D1621]" office:value-type="float" office:value="-0.000000233998448476075" calcext:value-type="float">
            <text:p>-2.33998448476075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56.963402" calcext:value-type="float">
            <text:p>356.963402</text:p>
          </table:table-cell>
          <table:table-cell table:formula="of:=([.E1622]-[.D1622])/[.D1622]" office:value-type="float" office:value="-0.301379961053322" calcext:value-type="float">
            <text:p>-0.301379961053322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39.702469" calcext:value-type="float">
            <text:p>439.702469</text:p>
          </table:table-cell>
          <table:table-cell table:formula="of:=([.E1623]-[.D1623])/[.D1623]" office:value-type="float" office:value="-0.13944971866407" calcext:value-type="float">
            <text:p>-0.13944971866407</text:p>
          </table:table-cell>
        </table:table-row>
        <table:table-row table:style-name="ro1">
          <table:table-cell table:number-columns-repeated="3"/>
          <table:table-cell office:value-type="float" office:value="424.896" calcext:value-type="float">
            <text:p>424.896</text:p>
          </table:table-cell>
          <table:table-cell office:value-type="float" office:value="424.89595" calcext:value-type="float">
            <text:p>424.89595</text:p>
          </table:table-cell>
          <table:table-cell table:formula="of:=([.E1624]-[.D1624])/[.D1624]" office:value-type="float" office:value="-0.00000011767585476787" calcext:value-type="float">
            <text:p>-1.1767585476787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25]-[.D1625])/[.D1625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52.596882" calcext:value-type="float">
            <text:p>452.596882</text:p>
          </table:table-cell>
          <table:table-cell table:formula="of:=([.E1626]-[.D1626])/[.D1626]" office:value-type="float" office:value="-0.114213811392393" calcext:value-type="float">
            <text:p>-0.11421381139239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345.082939" calcext:value-type="float">
            <text:p>345.082939</text:p>
          </table:table-cell>
          <table:table-cell table:formula="of:=([.E1627]-[.D1627])/[.D1627]" office:value-type="float" office:value="-0.324631446996311" calcext:value-type="float">
            <text:p>-0.324631446996311</text:p>
          </table:table-cell>
        </table:table-row>
        <table:table-row table:style-name="ro1">
          <table:table-cell table:number-columns-repeated="3"/>
          <table:table-cell office:value-type="float" office:value="419.531" calcext:value-type="float">
            <text:p>419.531</text:p>
          </table:table-cell>
          <table:table-cell office:value-type="float" office:value="419.531107" calcext:value-type="float">
            <text:p>419.531107</text:p>
          </table:table-cell>
          <table:table-cell table:formula="of:=([.E1628]-[.D1628])/[.D1628]" office:value-type="float" office:value="0.000000255046706951496" calcext:value-type="float">
            <text:p>2.5504670695149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77.834325" calcext:value-type="float">
            <text:p>477.834325</text:p>
          </table:table-cell>
          <table:table-cell table:formula="of:=([.E1629]-[.D1629])/[.D1629]" office:value-type="float" office:value="-0.0648211192766486" calcext:value-type="float">
            <text:p>-0.064821119276649</text:p>
          </table:table-cell>
        </table:table-row>
        <table:table-row table:style-name="ro1">
          <table:table-cell table:number-columns-repeated="3"/>
          <table:table-cell office:value-type="float" office:value="17.9464" calcext:value-type="float">
            <text:p>17.9464</text:p>
          </table:table-cell>
          <table:table-cell office:value-type="float" office:value="17.946442" calcext:value-type="float">
            <text:p>17.946442</text:p>
          </table:table-cell>
          <table:table-cell table:formula="of:=([.E1630]-[.D1630])/[.D1630]" office:value-type="float" office:value="0.00000234030223334717" calcext:value-type="float">
            <text:p>2.34030223334717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22.554786" calcext:value-type="float">
            <text:p>422.554786</text:p>
          </table:table-cell>
          <table:table-cell table:formula="of:=([.E1631]-[.D1631])/[.D1631]" office:value-type="float" office:value="-0.173009783640438" calcext:value-type="float">
            <text:p>-0.173009783640438</text:p>
          </table:table-cell>
        </table:table-row>
        <table:table-row table:style-name="ro1">
          <table:table-cell table:number-columns-repeated="3"/>
          <table:table-cell office:value-type="float" office:value="312.169" calcext:value-type="float">
            <text:p>312.169</text:p>
          </table:table-cell>
          <table:table-cell office:value-type="float" office:value="312.169194" calcext:value-type="float">
            <text:p>312.169194</text:p>
          </table:table-cell>
          <table:table-cell table:formula="of:=([.E1632]-[.D1632])/[.D1632]" office:value-type="float" office:value="0.000000621458248646688" calcext:value-type="float">
            <text:p>6.21458248646688E-07</text:p>
          </table:table-cell>
        </table:table-row>
        <table:table-row table:style-name="ro1">
          <table:table-cell table:number-columns-repeated="3"/>
          <table:table-cell office:value-type="float" office:value="71.6542" calcext:value-type="float">
            <text:p>71.6542</text:p>
          </table:table-cell>
          <table:table-cell office:value-type="float" office:value="71.654156" calcext:value-type="float">
            <text:p>71.654156</text:p>
          </table:table-cell>
          <table:table-cell table:formula="of:=([.E1633]-[.D1633])/[.D1633]" office:value-type="float" office:value="-0.000000614060306340696" calcext:value-type="float">
            <text:p>-6.1406030634069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34]-[.D1634])/[.D163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05.465" calcext:value-type="float">
            <text:p>205.465</text:p>
          </table:table-cell>
          <table:table-cell office:value-type="float" office:value="205.465315" calcext:value-type="float">
            <text:p>205.465315</text:p>
          </table:table-cell>
          <table:table-cell table:formula="of:=([.E1635]-[.D1635])/[.D1635]" office:value-type="float" office:value="0.00000153310782858642" calcext:value-type="float">
            <text:p>1.53310782858642E-06</text:p>
          </table:table-cell>
        </table:table-row>
        <table:table-row table:style-name="ro1">
          <table:table-cell table:number-columns-repeated="3"/>
          <table:table-cell office:value-type="float" office:value="302.881" calcext:value-type="float">
            <text:p>302.881</text:p>
          </table:table-cell>
          <table:table-cell office:value-type="float" office:value="302.880634" calcext:value-type="float">
            <text:p>302.880634</text:p>
          </table:table-cell>
          <table:table-cell table:formula="of:=([.E1636]-[.D1636])/[.D1636]" office:value-type="float" office:value="-0.00000120839537635386" calcext:value-type="float">
            <text:p>-1.20839537635386E-06</text:p>
          </table:table-cell>
        </table:table-row>
        <table:table-row table:style-name="ro1">
          <table:table-cell table:number-columns-repeated="3"/>
          <table:table-cell office:value-type="float" office:value="194.297" calcext:value-type="float">
            <text:p>194.297</text:p>
          </table:table-cell>
          <table:table-cell office:value-type="float" office:value="194.297079" calcext:value-type="float">
            <text:p>194.297079</text:p>
          </table:table-cell>
          <table:table-cell table:formula="of:=([.E1637]-[.D1637])/[.D1637]" office:value-type="float" office:value="0.00000040659402872662" calcext:value-type="float">
            <text:p>4.0659402872662E-07</text:p>
          </table:table-cell>
        </table:table-row>
        <table:table-row table:style-name="ro1">
          <table:table-cell table:number-columns-repeated="3"/>
          <table:table-cell office:value-type="float" office:value="445.307" calcext:value-type="float">
            <text:p>445.307</text:p>
          </table:table-cell>
          <table:table-cell office:value-type="float" office:value="376.112256" calcext:value-type="float">
            <text:p>376.112256</text:p>
          </table:table-cell>
          <table:table-cell table:formula="of:=([.E1638]-[.D1638])/[.D1638]" office:value-type="float" office:value="-0.155386607441608" calcext:value-type="float">
            <text:p>-0.1553866074416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39]-[.D1639])/[.D1639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89.647431" calcext:value-type="float">
            <text:p>489.647431</text:p>
          </table:table-cell>
          <table:table-cell table:formula="of:=([.E1640]-[.D1640])/[.D1640]" office:value-type="float" office:value="-0.0417014590325958" calcext:value-type="float">
            <text:p>-0.041701459032596</text:p>
          </table:table-cell>
        </table:table-row>
        <table:table-row table:style-name="ro1">
          <table:table-cell table:number-columns-repeated="3"/>
          <table:table-cell office:value-type="float" office:value="312.029" calcext:value-type="float">
            <text:p>312.029</text:p>
          </table:table-cell>
          <table:table-cell office:value-type="float" office:value="312.029354" calcext:value-type="float">
            <text:p>312.029354</text:p>
          </table:table-cell>
          <table:table-cell table:formula="of:=([.E1641]-[.D1641])/[.D1641]" office:value-type="float" office:value="0.00000113450993342199" calcext:value-type="float">
            <text:p>1.13450993342199E-06</text:p>
          </table:table-cell>
        </table:table-row>
        <table:table-row table:style-name="ro1">
          <table:table-cell table:number-columns-repeated="3"/>
          <table:table-cell office:value-type="float" office:value="402.589" calcext:value-type="float">
            <text:p>402.589</text:p>
          </table:table-cell>
          <table:table-cell office:value-type="float" office:value="402.588694" calcext:value-type="float">
            <text:p>402.588694</text:p>
          </table:table-cell>
          <table:table-cell table:formula="of:=([.E1642]-[.D1642])/[.D1642]" office:value-type="float" office:value="-0.000000760080379799826" calcext:value-type="float">
            <text:p>-7.60080379799826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01.75565" calcext:value-type="float">
            <text:p>501.75565</text:p>
          </table:table-cell>
          <table:table-cell table:formula="of:=([.E1643]-[.D1643])/[.D1643]" office:value-type="float" office:value="-0.0180042273781448" calcext:value-type="float">
            <text:p>-0.018004227378145</text:p>
          </table:table-cell>
        </table:table-row>
        <table:table-row table:style-name="ro1">
          <table:table-cell table:number-columns-repeated="3"/>
          <table:table-cell office:value-type="float" office:value="199.091" calcext:value-type="float">
            <text:p>199.091</text:p>
          </table:table-cell>
          <table:table-cell office:value-type="float" office:value="199.090952" calcext:value-type="float">
            <text:p>199.090952</text:p>
          </table:table-cell>
          <table:table-cell table:formula="of:=([.E1644]-[.D1644])/[.D1644]" office:value-type="float" office:value="-0.00000024109578042664" calcext:value-type="float">
            <text:p>-2.4109578042664E-07</text:p>
          </table:table-cell>
        </table:table-row>
        <table:table-row table:style-name="ro1">
          <table:table-cell table:number-columns-repeated="3"/>
          <table:table-cell office:value-type="float" office:value="412.086" calcext:value-type="float">
            <text:p>412.086</text:p>
          </table:table-cell>
          <table:table-cell office:value-type="float" office:value="412.085884" calcext:value-type="float">
            <text:p>412.085884</text:p>
          </table:table-cell>
          <table:table-cell table:formula="of:=([.E1645]-[.D1645])/[.D1645]" office:value-type="float" office:value="-0.000000281494639447458" calcext:value-type="float">
            <text:p>-2.81494639447458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46]-[.D1646])/[.D164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351.908" calcext:value-type="float">
            <text:p>351.908</text:p>
          </table:table-cell>
          <table:table-cell office:value-type="float" office:value="351.908259" calcext:value-type="float">
            <text:p>351.908259</text:p>
          </table:table-cell>
          <table:table-cell table:formula="of:=([.E1647]-[.D1647])/[.D1647]" office:value-type="float" office:value="0.000000735987814915732" calcext:value-type="float">
            <text:p>7.35987814915732E-07</text:p>
          </table:table-cell>
        </table:table-row>
        <table:table-row table:style-name="ro1">
          <table:table-cell table:number-columns-repeated="3"/>
          <table:table-cell office:value-type="float" office:value="146.247" calcext:value-type="float">
            <text:p>146.247</text:p>
          </table:table-cell>
          <table:table-cell office:value-type="float" office:value="146.246594" calcext:value-type="float">
            <text:p>146.246594</text:p>
          </table:table-cell>
          <table:table-cell table:formula="of:=([.E1648]-[.D1648])/[.D1648]" office:value-type="float" office:value="-0.00000277612532241039" calcext:value-type="float">
            <text:p>-2.77612532241039E-06</text:p>
          </table:table-cell>
        </table:table-row>
        <table:table-row table:style-name="ro1">
          <table:table-cell table:number-columns-repeated="3"/>
          <table:table-cell office:value-type="float" office:value="115.836" calcext:value-type="float">
            <text:p>115.836</text:p>
          </table:table-cell>
          <table:table-cell office:value-type="float" office:value="115.83569" calcext:value-type="float">
            <text:p>115.83569</text:p>
          </table:table-cell>
          <table:table-cell table:formula="of:=([.E1649]-[.D1649])/[.D1649]" office:value-type="float" office:value="-0.000002676197382497" calcext:value-type="float">
            <text:p>-2.676197382497E-06</text:p>
          </table:table-cell>
        </table:table-row>
        <table:table-row table:style-name="ro1">
          <table:table-cell table:number-columns-repeated="3"/>
          <table:table-cell office:value-type="float" office:value="106.741" calcext:value-type="float">
            <text:p>106.741</text:p>
          </table:table-cell>
          <table:table-cell office:value-type="float" office:value="106.741316" calcext:value-type="float">
            <text:p>106.741316</text:p>
          </table:table-cell>
          <table:table-cell table:formula="of:=([.E1650]-[.D1650])/[.D1650]" office:value-type="float" office:value="0.00000296043694548472" calcext:value-type="float">
            <text:p>2.96043694548472E-06</text:p>
          </table:table-cell>
        </table:table-row>
        <table:table-row table:style-name="ro1">
          <table:table-cell table:number-columns-repeated="3"/>
          <table:table-cell office:value-type="float" office:value="351.911" calcext:value-type="float">
            <text:p>351.911</text:p>
          </table:table-cell>
          <table:table-cell office:value-type="float" office:value="351.911135" calcext:value-type="float">
            <text:p>351.911135</text:p>
          </table:table-cell>
          <table:table-cell table:formula="of:=([.E1651]-[.D1651])/[.D1651]" office:value-type="float" office:value="0.000000383619722032611" calcext:value-type="float">
            <text:p>3.83619722032611E-07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464.684975" calcext:value-type="float">
            <text:p>464.684975</text:p>
          </table:table-cell>
          <table:table-cell table:formula="of:=([.E1652]-[.D1652])/[.D1652]" office:value-type="float" office:value="-0.0905559687252302" calcext:value-type="float">
            <text:p>-0.09055596872523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53]-[.D1653])/[.D1653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54]-[.D1654])/[.D1654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277.145" calcext:value-type="float">
            <text:p>277.145</text:p>
          </table:table-cell>
          <table:table-cell office:value-type="float" office:value="277.145415" calcext:value-type="float">
            <text:p>277.145415</text:p>
          </table:table-cell>
          <table:table-cell table:formula="of:=([.E1655]-[.D1655])/[.D1655]" office:value-type="float" office:value="0.00000149741110260784" calcext:value-type="float">
            <text:p>1.49741110260784E-06</text:p>
          </table:table-cell>
        </table:table-row>
        <table:table-row table:style-name="ro1">
          <table:table-cell table:number-columns-repeated="3"/>
          <table:table-cell office:value-type="float" office:value="510.955" calcext:value-type="float">
            <text:p>510.955</text:p>
          </table:table-cell>
          <table:table-cell office:value-type="float" office:value="510.954988" calcext:value-type="float">
            <text:p>510.954988</text:p>
          </table:table-cell>
          <table:table-cell table:formula="of:=([.E1656]-[.D1656])/[.D1656]" office:value-type="float" office:value="-0.0000000234854340787406" calcext:value-type="float">
            <text:p>-2.34854340787406E-08</text:p>
          </table:table-cell>
        </table:table-row>
        <table:table-row table:style-name="ro1">
          <table:table-cell table:number-columns-repeated="3"/>
          <table:table-cell office:value-type="float" office:value="9.36349" calcext:value-type="float">
            <text:p>9.36349</text:p>
          </table:table-cell>
          <table:table-cell office:value-type="float" office:value="9.363493" calcext:value-type="float">
            <text:p>9.363493</text:p>
          </table:table-cell>
          <table:table-cell table:formula="of:=([.E1657]-[.D1657])/[.D1657]" office:value-type="float" office:value="0.000000320393357554839" calcext:value-type="float">
            <text:p>3.20393357554839E-07</text:p>
          </table:table-cell>
        </table:table-row>
        <table:table-row table:style-name="ro1">
          <table:table-cell table:number-columns-repeated="5"/>
          <table:table-cell table:formula="of:=AVERAGE([.F2:.F1657])" office:value-type="float" office:value="-0.0343460281194607" calcext:value-type="float">
            <text:p>-0.034346028119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14:10:33.561024884</dc:date>
    <meta:editing-duration>PT2M10S</meta:editing-duration>
    <meta:editing-cycles>3</meta:editing-cycles>
    <meta:generator>LibreOffice/5.2.3.3$Linux_X86_64 LibreOffice_project/20$Build-3</meta:generator>
    <meta:document-statistic meta:table-count="1" meta:cell-count="5277" meta:object-count="0"/>
  </office:meta>
</office:document-meta>
</file>